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SaveAsPythonFile.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010000000108093F3507420144.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arlow Condensed" svg:font-family="'Barlow Condensed'" style:font-pitch="variable"/>
    <style:font-face style:name="Barlow Semi Condensed" svg:font-family="'Barlow Semi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4" style:family="table-column">
      <style:table-column-properties fo:break-before="auto" style:column-width="0.5972in"/>
    </style:style>
    <style:style style:name="co15" style:family="table-column">
      <style:table-column-properties fo:break-before="auto" style:column-width="0.7417in"/>
    </style:style>
    <style:style style:name="co16" style:family="table-column">
      <style:table-column-properties fo:break-before="auto" style:column-width="0.4201in"/>
    </style:style>
    <style:style style:name="co17" style:family="table-column">
      <style:table-column-properties fo:break-before="auto" style:column-width="0.4in"/>
    </style:style>
    <style:style style:name="co18" style:family="table-column">
      <style:table-column-properties fo:break-before="auto" style:column-width="0.3661in"/>
    </style:style>
    <style:style style:name="co19" style:family="table-column">
      <style:table-column-properties fo:break-before="auto" style:column-width="0.4063in"/>
    </style:style>
    <style:style style:name="co20" style:family="table-column">
      <style:table-column-properties fo:break-before="auto" style:column-width="0.3598in"/>
    </style:style>
    <style:style style:name="co21" style:family="table-column">
      <style:table-column-properties fo:break-before="auto" style:column-width="0.3264in"/>
    </style:style>
    <style:style style:name="co22" style:family="table-column">
      <style:table-column-properties fo:break-before="auto" style:column-width="0.6354in"/>
    </style:style>
    <style:style style:name="co8" style:family="table-column">
      <style:table-column-properties fo:break-before="auto" style:column-width="0.889in"/>
    </style:style>
    <style:style style:name="co23" style:family="table-column">
      <style:table-column-properties fo:break-before="auto" style:column-width="2.0811in"/>
    </style:style>
    <style:style style:name="co24" style:family="table-column">
      <style:table-column-properties fo:break-before="auto" style:column-width="4.7827in"/>
    </style:style>
    <style:style style:name="co25" style:family="table-column">
      <style:table-column-properties fo:break-before="auto" style:column-width="1.8236in"/>
    </style:style>
    <style:style style:name="co26" style:family="table-column">
      <style:table-column-properties fo:break-before="auto" style:column-width="0.3882in"/>
    </style:style>
    <style:style style:name="co27" style:family="table-column">
      <style:table-column-properties fo:break-before="auto" style:column-width="0.5898in"/>
    </style:style>
    <style:style style:name="co28" style:family="table-column">
      <style:table-column-properties fo:break-before="auto" style:column-width="0.4646in"/>
    </style:style>
    <style:style style:name="co29" style:family="table-column">
      <style:table-column-properties fo:break-before="auto" style:column-width="0.6319in"/>
    </style:style>
    <style:style style:name="co30" style:family="table-column">
      <style:table-column-properties fo:break-before="auto" style:column-width="0.6783in"/>
    </style:style>
    <style:style style:name="co31" style:family="table-column">
      <style:table-column-properties fo:break-before="auto" style:column-width="0.5516in"/>
    </style:style>
    <style:style style:name="co32" style:family="table-column">
      <style:table-column-properties fo:break-before="auto" style:column-width="0.5339in"/>
    </style:style>
    <style:style style:name="co33" style:family="table-column">
      <style:table-column-properties fo:break-before="auto" style:column-width="0.6409in"/>
    </style:style>
    <style:style style:name="co34" style:family="table-column">
      <style:table-column-properties fo:break-before="auto" style:column-width="0.7929in"/>
    </style:style>
    <style:style style:name="co35" style:family="table-column">
      <style:table-column-properties fo:break-before="auto" style:column-width="0.7126in"/>
    </style:style>
    <style:style style:name="co36" style:family="table-column">
      <style:table-column-properties fo:break-before="auto" style:column-width="1.0339in"/>
    </style:style>
    <style:style style:name="co37" style:family="table-column">
      <style:table-column-properties fo:break-before="auto" style:column-width="0.9535in"/>
    </style:style>
    <style:style style:name="co38" style:family="table-column">
      <style:table-column-properties fo:break-before="auto" style:column-width="0.7307in"/>
    </style:style>
    <style:style style:name="ro7" style:family="table-row">
      <style:table-row-properties style:row-height="0.5016in" fo:break-before="auto" style:use-optimal-row-height="false"/>
    </style:style>
    <style:style style:name="ro8" style:family="table-row">
      <style:table-row-properties style:row-height="0.5028in" fo:break-before="auto" style:use-optimal-row-height="false"/>
    </style:style>
    <style:style style:name="ro3" style:family="table-row">
      <style:table-row-properties style:row-height="0.178in" fo:break-before="auto" style:use-optimal-row-height="true"/>
    </style:style>
    <style:style style:name="ro4" style:family="table-row">
      <style:table-row-properties style:row-height="0.5047in" fo:break-before="auto" style:use-optimal-row-height="false"/>
    </style:style>
    <style:style style:name="ro5" style:family="table-row">
      <style:table-row-properties style:row-height="0.1917in" fo:break-before="auto" style:use-optimal-row-height="true"/>
    </style:style>
    <style:style style:name="ro6" style:family="table-row">
      <style:table-row-properties style:row-height="0.2508in" fo:break-before="auto" style:use-optimal-row-height="false"/>
    </style:style>
    <style:style style:name="ro9" style:family="table-row">
      <style:table-row-properties style:row-height="0.178in" fo:break-before="auto" style:use-optimal-row-height="false"/>
    </style:style>
    <style:style style:name="ro10" style:family="table-row">
      <style:table-row-properties style:row-height="0.3035in"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number:text-style style:name="N100">
      <number:text-content/>
    </number:text-style>
    <style:style style:name="ce170" style:family="table-cell" style:parent-style-name="Default">
      <style:table-cell-properties fo:background-color="#ffffff"/>
      <style:text-properties style:font-name="Barlow Condensed"/>
    </style:style>
    <style:style style:name="ce171" style:family="table-cell" style:parent-style-name="Default">
      <style:table-cell-properties fo:background-color="#6638b6" style:text-align-source="fix" style:repeat-content="false" fo:border="0.99pt dotted #ffffff" style:vertical-align="middle"/>
      <style:paragraph-properties fo:text-align="center" fo:margin-left="0in"/>
      <style:text-properties fo:color="#ffffff" style:font-name="Barlow Semi Condensed" fo:font-size="11pt" fo:font-weight="bold" style:font-size-asian="11pt" style:font-weight-asian="bold" style:font-size-complex="11pt" style:font-weight-complex="bold"/>
    </style:style>
    <style:style style:name="ce172" style:family="table-cell" style:parent-style-name="Default">
      <style:table-cell-properties fo:background-color="#000000" style:text-align-source="fix" style:repeat-content="false" fo:border="0.99pt dotted #ffffff" style:vertical-align="middle"/>
      <style:paragraph-properties fo:text-align="center" fo:margin-left="0in"/>
      <style:text-properties fo:color="#ffffff" style:font-name="Barlow Condensed" fo:font-size="11pt" fo:font-weight="bold" style:font-size-asian="11pt" style:font-weight-asian="bold" style:font-size-complex="11pt" style:font-weight-complex="bold"/>
    </style:style>
    <style:style style:name="ce173" style:family="table-cell" style:parent-style-name="Default">
      <style:text-properties style:font-name="Barlow Condensed"/>
    </style:style>
    <style:style style:name="ce174" style:family="table-cell" style:parent-style-name="Default">
      <style:table-cell-properties style:text-align-source="fix" style:repeat-content="false" style:vertical-align="middle"/>
      <style:paragraph-properties fo:text-align="center" fo:margin-left="0in"/>
      <style:text-properties style:font-name="Barlow Condensed" fo:font-size="12pt" fo:font-weight="bold" style:font-size-asian="12pt" style:font-weight-asian="bold" style:font-size-complex="12pt" style:font-weight-complex="bold"/>
    </style:style>
    <style:style style:name="ce175" style:family="table-cell" style:parent-style-name="Default">
      <style:table-cell-properties fo:background-color="#6638b6" style:text-align-source="fix" style:repeat-content="false" fo:border="0.99pt dotted #ffffff" style:vertical-align="middle"/>
      <style:paragraph-properties fo:text-align="center" fo:margin-left="0in"/>
      <style:text-properties fo:color="#ffffff" style:font-name="Barlow Condensed" fo:font-size="11pt" fo:font-weight="bold" style:font-size-asian="11pt" style:font-weight-asian="bold" style:font-size-complex="11pt" style:font-weight-complex="bold"/>
    </style:style>
    <style:style style:name="ce176" style:family="table-cell" style:parent-style-name="Default">
      <style:table-cell-properties fo:background-color="#99ddfd" style:text-align-source="fix" style:repeat-content="false" fo:border="0.99pt dotted #ffffff" style:vertical-align="middle"/>
      <style:paragraph-properties fo:text-align="center" fo:margin-left="0in"/>
      <style:text-properties fo:color="#ffffff" style:font-name="Barlow Condensed" fo:font-size="11pt" fo:font-weight="bold" style:font-size-asian="11pt" style:font-weight-asian="bold" style:font-size-complex="11pt" style:font-weight-complex="bold"/>
    </style:style>
    <style:style style:name="ce177" style:family="table-cell" style:parent-style-name="Default">
      <style:table-cell-properties fo:background-color="#00a9ce" style:text-align-source="fix" style:repeat-content="false" fo:border="0.99pt dotted #ffffff" style:vertical-align="middle"/>
      <style:paragraph-properties fo:text-align="center" fo:margin-left="0in"/>
      <style:text-properties fo:color="#ffffff" style:font-name="Barlow Condensed" fo:font-size="11pt" fo:font-weight="bold" style:font-size-asian="11pt" style:font-weight-asian="bold" style:font-size-complex="11pt" style:font-weight-complex="bold"/>
    </style:style>
    <style:style style:name="ce178" style:family="table-cell" style:parent-style-name="Default">
      <style:table-cell-properties fo:background-color="#eeeeee" style:text-align-source="fix" style:repeat-content="false" fo:border="0.99pt dotted #ffffff" style:vertical-align="middle"/>
      <style:paragraph-properties fo:text-align="center" fo:margin-left="0in"/>
      <style:text-properties fo:color="#000000" style:font-name="Barlow Condensed" fo:font-size="11pt" fo:font-weight="bold" style:font-size-asian="11pt" style:font-weight-asian="bold" style:font-size-complex="11pt" style:font-weight-complex="bold"/>
    </style:style>
    <style:style style:name="ce182" style:family="table-cell" style:parent-style-name="Default" style:data-style-name="N2">
      <style:table-cell-properties style:text-align-source="fix" style:repeat-content="false" fo:border="0.06pt solid #000000" style:vertical-align="middle"/>
      <style:paragraph-properties fo:text-align="center" fo:margin-left="0in"/>
      <style:text-properties style:font-name="Barlow Condensed"/>
    </style:style>
    <style:style style:name="ce183" style:family="table-cell" style:parent-style-name="Default" style:data-style-name="N2">
      <style:table-cell-properties style:text-align-source="fix" style:repeat-content="false" fo:wrap-option="no-wrap" fo:border="0.06pt solid #000000" style:vertical-align="middle"/>
      <style:paragraph-properties fo:text-align="center" fo:margin-left="0in"/>
      <style:text-properties style:font-name="Barlow Condensed" fo:font-size="10pt" style:font-size-asian="10pt" style:font-size-complex="10pt"/>
    </style:style>
    <style:style style:name="ce184" style:family="table-cell" style:parent-style-name="Default" style:data-style-name="N2">
      <style:table-cell-properties style:text-align-source="fix" style:repeat-content="false" style:vertical-align="middle"/>
      <style:paragraph-properties fo:text-align="center" fo:margin-left="0in"/>
      <style:text-properties style:font-name="Barlow Condensed"/>
    </style:style>
    <style:style style:name="ce185" style:family="table-cell" style:parent-style-name="Default" style:data-style-name="N2">
      <style:table-cell-properties style:text-align-source="fix" style:repeat-content="false" fo:border="0.06pt solid #000000" style:vertical-align="middle"/>
      <style:paragraph-properties fo:text-align="center" fo:margin-left="0in"/>
      <style:text-properties style:font-name="Barlow Condensed" fo:font-size="10pt" style:font-size-asian="10pt" style:font-size-complex="10pt"/>
    </style:style>
    <style:style style:name="ce186" style:family="table-cell" style:parent-style-name="Default" style:data-style-name="N2"/>
    <style:style style:name="ce187" style:family="table-cell" style:parent-style-name="Default" style:data-style-name="N124">
      <style:table-cell-properties style:text-align-source="fix" style:repeat-content="false" fo:border="0.06pt solid #000000" style:vertical-align="middle"/>
      <style:paragraph-properties fo:text-align="center" fo:margin-left="0in"/>
      <style:text-properties style:font-name="Barlow Condensed"/>
    </style:style>
    <style:style style:name="ce188" style:family="table-cell" style:parent-style-name="Default" style:data-style-name="N124">
      <style:table-cell-properties style:text-align-source="fix" style:repeat-content="false" fo:border="0.06pt solid #000000" style:vertical-align="middle"/>
      <style:paragraph-properties fo:text-align="center" fo:margin-left="0in"/>
      <style:text-properties style:font-name="Barlow Condensed" fo:font-size="10pt" style:font-size-asian="10pt" style:font-size-complex="10pt"/>
    </style:style>
    <style:style style:name="ce189" style:family="table-cell" style:parent-style-name="Default" style:data-style-name="N124">
      <style:table-cell-properties fo:background-color="#ffffff" style:text-align-source="fix" style:repeat-content="false" fo:border="0.06pt solid #000000" style:vertical-align="middle"/>
      <style:paragraph-properties fo:text-align="center" fo:margin-left="0in"/>
      <style:text-properties style:font-name="Barlow Condensed" fo:font-size="10pt" style:font-size-asian="10pt" style:font-size-complex="10pt"/>
    </style:style>
    <style:style style:name="ce190" style:family="table-cell" style:parent-style-name="Default" style:data-style-name="N1">
      <style:table-cell-properties style:text-align-source="fix" style:repeat-content="false" fo:border="0.06pt solid #000000" style:vertical-align="middle"/>
      <style:paragraph-properties fo:text-align="center" fo:margin-left="0in"/>
      <style:text-properties style:font-name="Barlow Condensed"/>
    </style:style>
    <style:style style:name="ce191" style:family="table-cell" style:parent-style-name="Default" style:data-style-name="N1">
      <style:table-cell-properties style:text-align-source="fix" style:repeat-content="false" fo:border="0.06pt solid #000000" style:vertical-align="middle"/>
      <style:paragraph-properties fo:text-align="center" fo:margin-left="0in"/>
      <style:text-properties style:font-name="Barlow Condensed" fo:font-size="10pt" style:font-size-asian="10pt" style:font-size-complex="10pt"/>
    </style:style>
    <style:style style:name="ce192" style:family="table-cell" style:parent-style-name="Default" style:data-style-name="N123"/>
    <style:style style:name="ce193" style:family="table-cell" style:parent-style-name="Default" style:data-style-name="N122"/>
    <style:style style:name="ce84" style:family="table-cell" style:parent-style-name="Default" style:data-style-name="N11">
      <style:table-cell-properties style:text-align-source="fix" style:repeat-content="false" fo:border="0.06pt solid #000000" style:vertical-align="middle"/>
      <style:paragraph-properties fo:text-align="center" fo:margin-left="0in"/>
      <style:text-properties style:font-name="Barlow Condensed"/>
    </style:style>
    <style:style style:name="ce85" style:family="table-cell" style:parent-style-name="Default" style:data-style-name="N11">
      <style:table-cell-properties style:text-align-source="fix" style:repeat-content="false" fo:border="0.06pt solid #000000" style:vertical-align="middle"/>
      <style:paragraph-properties fo:text-align="center" fo:margin-left="0in"/>
      <style:text-properties style:font-name="Barlow Condensed" fo:font-size="10pt" style:font-size-asian="10pt" style:font-size-complex="10pt"/>
    </style:style>
    <style:style style:name="ce299" style:family="table-cell" style:parent-style-name="Default">
      <style:table-cell-properties fo:background-color="#ffffff" style:text-align-source="fix" style:repeat-content="false" fo:border="none" style:vertical-align="middle"/>
      <style:paragraph-properties fo:text-align="center" fo:margin-left="0in"/>
      <style:text-properties style:font-name="Barlow Semi Condensed"/>
    </style:style>
    <style:style style:name="ce300" style:family="table-cell" style:parent-style-name="Default">
      <style:table-cell-properties fo:border-bottom="none" fo:background-color="#ffffff" style:text-align-source="fix" style:repeat-content="false" fo:border-left="0.06pt solid #000000" fo:border-right="none" fo:border-top="none" style:vertical-align="middle"/>
      <style:paragraph-properties fo:text-align="center" fo:margin-left="0in"/>
      <style:text-properties style:font-name="Barlow Semi Condensed" fo:font-size="12pt" fo:font-weight="bold" style:font-size-asian="12pt" style:font-weight-asian="bold" style:font-size-complex="12pt" style:font-weight-complex="bold"/>
    </style:style>
    <style:style style:name="ce301" style:family="table-cell" style:parent-style-name="Default">
      <style:table-cell-properties fo:border-bottom="none" fo:background-color="#ffffff" style:text-align-source="fix" style:repeat-content="false" fo:border-left="0.06pt solid #000000" fo:border-right="none" fo:border-top="none" style:vertical-align="middle"/>
      <style:paragraph-properties fo:text-align="center" fo:margin-left="0in"/>
      <style:text-properties style:font-name="Barlow Semi Condensed"/>
    </style:style>
    <style:style style:name="ce302" style:family="table-cell" style:parent-style-name="Default">
      <style:table-cell-properties fo:border-bottom="none" fo:background-color="#ffffff" style:text-align-source="fix" style:repeat-content="false" fo:border-left="0.06pt solid #000000" fo:border-right="none" fo:border-top="none" style:vertical-align="middle"/>
      <style:paragraph-properties fo:text-align="start" fo:margin-left="0in"/>
      <style:text-properties fo:color="#000000" style:font-name="Barlow Semi Condensed" fo:font-weight="bold" style:font-weight-asian="bold" style:font-weight-complex="bold"/>
    </style:style>
    <style:style style:name="ce303" style:family="table-cell" style:parent-style-name="Default">
      <style:table-cell-properties fo:border-bottom="none" fo:background-color="#ffffff" style:text-align-source="fix" style:repeat-content="false" fo:border-left="0.06pt solid #000000" fo:border-right="none" fo:border-top="none" style:vertical-align="middle"/>
      <style:paragraph-properties fo:text-align="start" fo:margin-left="0in"/>
      <style:text-properties style:font-name="Barlow Semi Condensed"/>
    </style:style>
    <style:style style:name="ce304" style:family="table-cell" style:parent-style-name="Default">
      <style:table-cell-properties fo:background-color="#ffffff" style:text-align-source="fix" style:repeat-content="false" fo:border="none" style:vertical-align="middle"/>
      <style:paragraph-properties fo:text-align="center" fo:margin-left="0in"/>
      <style:text-properties style:font-name="Barlow Semi Condensed" fo:font-size="10pt" fo:font-weight="bold" style:font-size-asian="10pt" style:font-weight-asian="bold" style:font-size-complex="10pt" style:font-weight-complex="bold"/>
    </style:style>
    <style:style style:name="ce305" style:family="table-cell" style:parent-style-name="Default">
      <style:table-cell-properties fo:background-color="#ffffff" style:text-align-source="fix" style:repeat-content="false" style:vertical-align="middle"/>
      <style:paragraph-properties fo:text-align="center" fo:margin-left="0in"/>
      <style:text-properties style:font-name="Barlow Semi Condensed"/>
    </style:style>
    <style:style style:name="ce306" style:family="table-cell" style:parent-style-name="Default">
      <style:table-cell-properties style:text-align-source="fix" style:repeat-content="false" style:vertical-align="middle"/>
      <style:paragraph-properties fo:text-align="center" fo:margin-left="0in"/>
      <style:text-properties style:font-name="Barlow Semi Condensed"/>
    </style:style>
    <style:style style:name="ce307" style:family="table-cell" style:parent-style-name="Default">
      <style:table-cell-properties fo:border-bottom="none" fo:background-color="#000000" style:text-align-source="fix" style:repeat-content="false" fo:border-left="none" fo:border-right="none" fo:border-top="0.06pt solid #000000" style:vertical-align="middle"/>
      <style:paragraph-properties fo:text-align="center" fo:margin-left="0in"/>
      <style:text-properties style:use-window-font-color="true" style:font-name="Barlow Semi Condensed" fo:font-size="14pt" fo:font-weight="bold" style:font-size-asian="14pt" style:font-weight-asian="bold" style:font-size-complex="14pt" style:font-weight-complex="bold"/>
    </style:style>
    <style:style style:name="ce308" style:family="table-cell" style:parent-style-name="Default">
      <style:table-cell-properties fo:border-bottom="none" fo:background-color="#ffffff" style:text-align-source="fix" style:repeat-content="false" fo:border-left="none" fo:border-right="none" fo:border-top="0.06pt solid #000000" style:vertical-align="middle"/>
      <style:paragraph-properties fo:text-align="center" fo:margin-left="0in"/>
      <style:text-properties style:use-window-font-color="true" style:font-name="Barlow Semi Condensed" fo:font-size="14pt" fo:font-weight="bold" style:font-size-asian="14pt" style:font-weight-asian="bold" style:font-size-complex="14pt" style:font-weight-complex="bold"/>
    </style:style>
    <style:style style:name="ce309" style:family="table-cell" style:parent-style-name="Default">
      <style:table-cell-properties fo:background-color="#6638b6" style:text-align-source="fix" style:repeat-content="false" fo:border="0.99pt dotted #ffffff" style:vertical-align="middle"/>
      <style:paragraph-properties fo:text-align="center" fo:margin-left="0in"/>
      <style:text-properties fo:color="#ffffff" style:font-name="Barlow Semi Condensed" fo:font-size="12pt" fo:font-weight="bold" style:font-size-asian="12pt" style:font-weight-asian="bold" style:font-size-complex="12pt" style:font-weight-complex="bold"/>
    </style:style>
    <style:style style:name="ce310" style:family="table-cell" style:parent-style-name="Default">
      <style:table-cell-properties fo:background-color="#ffffff" style:text-align-source="fix" style:repeat-content="false" fo:border="0.99pt dotted #ffffff" style:vertical-align="middle"/>
      <style:paragraph-properties fo:text-align="center" fo:margin-left="0in"/>
      <style:text-properties fo:color="#ffffff" style:font-name="Barlow Semi Condensed" fo:font-size="11pt" fo:font-weight="bold" style:font-size-asian="11pt" style:font-weight-asian="bold" style:font-size-complex="11pt" style:font-weight-complex="bold"/>
      <style:map style:condition="cell-content()=0" style:apply-style-name="Untitled22" style:base-cell-address="'Testing 4 x 10 x 10'.B4"/>
      <style:map style:condition="cell-content()=1" style:apply-style-name="Untitled16" style:base-cell-address="'Testing 4 x 10 x 10'.B4"/>
      <style:map style:condition="cell-content()=2" style:apply-style-name="Untitled18" style:base-cell-address="'Testing 4 x 10 x 10'.B4"/>
      <style:map style:condition="cell-content()=3" style:apply-style-name="Untitled23" style:base-cell-address="'Testing 4 x 10 x 10'.B4"/>
    </style:style>
    <style:style style:name="ce311" style:family="table-cell" style:parent-style-name="Default">
      <style:table-cell-properties fo:background-color="#ffffff" style:text-align-source="fix" style:repeat-content="false" style:vertical-align="middle"/>
      <style:paragraph-properties fo:text-align="center" fo:margin-left="0in"/>
      <style:text-properties fo:color="#ffffff" style:font-name="Barlow Semi Condensed" fo:font-size="11pt" style:font-size-asian="11pt" style:font-size-complex="11pt"/>
    </style:style>
    <style:style style:name="ce37" style:family="table-cell" style:parent-style-name="Default">
      <style:table-cell-properties fo:background-color="#ffffff" style:text-align-source="fix" style:repeat-content="false" style:vertical-align="middle"/>
      <style:paragraph-properties fo:text-align="start" fo:margin-left="0in"/>
      <style:text-properties fo:color="#ffffff" style:font-name="Barlow Semi Condensed" fo:font-size="11pt" fo:font-weight="bold" style:font-size-asian="11pt" style:font-weight-asian="bold" style:font-size-complex="11pt" style:font-weight-complex="bold"/>
    </style:style>
    <style:style style:name="ce313" style:family="table-cell" style:parent-style-name="Default">
      <style:table-cell-properties fo:background-color="#ffffff" style:text-align-source="fix" style:repeat-content="false" fo:border="0.99pt dotted #ffffff" style:vertical-align="middle"/>
      <style:paragraph-properties fo:text-align="start" fo:margin-left="0in"/>
      <style:text-properties fo:color="#000000" style:font-name="Barlow Semi Condensed" fo:font-size="14pt" fo:font-weight="bold" style:font-size-asian="14pt" style:font-weight-asian="bold" style:font-size-complex="14pt" style:font-weight-complex="bold"/>
    </style:style>
    <style:style style:name="ce314" style:family="table-cell" style:parent-style-name="Default">
      <style:table-cell-properties fo:background-color="#ffffff" style:text-align-source="fix" style:repeat-content="false" fo:border="0.99pt dotted #ffffff" style:vertical-align="middle"/>
      <style:paragraph-properties fo:text-align="center" fo:margin-left="0in"/>
      <style:text-properties fo:color="#ffffff" style:font-name="Barlow Semi Condensed" fo:font-size="11pt" fo:font-weight="bold" style:font-size-asian="11pt" style:font-weight-asian="bold" style:font-size-complex="11pt" style:font-weight-complex="bold"/>
    </style:style>
    <style:style style:name="ce315" style:family="table-cell" style:parent-style-name="Default">
      <style:table-cell-properties fo:background-color="#ffffff" style:text-align-source="fix" style:repeat-content="false" fo:border="0.06pt solid #000000" style:vertical-align="middle"/>
      <style:paragraph-properties fo:text-align="center" fo:margin-left="0in"/>
      <style:text-properties style:font-name="Barlow Semi Condensed" fo:font-size="8pt" fo:font-weight="bold" style:font-size-asian="8pt" style:font-weight-asian="bold" style:font-size-complex="8pt" style:font-weight-complex="bold"/>
    </style:style>
    <style:style style:name="ce41" style:family="table-cell" style:parent-style-name="Default">
      <style:table-cell-properties fo:border-bottom="none" fo:background-color="#ffffff" style:text-align-source="fix" style:repeat-content="false" fo:border-left="none" fo:border-right="none" fo:border-top="0.06pt solid #000000" style:vertical-align="middle"/>
      <style:paragraph-properties fo:text-align="center" fo:margin-left="0in"/>
      <style:text-properties style:font-name="Barlow Semi Condensed"/>
    </style:style>
    <style:style style:name="ce42" style:family="table-cell" style:parent-style-name="Default">
      <style:table-cell-properties style:text-align-source="fix" style:repeat-content="false" style:vertical-align="middle"/>
      <style:paragraph-properties fo:text-align="center" fo:margin-left="0in"/>
      <style:text-properties style:font-name="Barlow Semi Condensed" fo:font-size="12pt" fo:font-weight="bold" style:font-size-asian="12pt" style:font-weight-asian="bold" style:font-size-complex="12pt" style:font-weight-complex="bold"/>
    </style:style>
    <style:style style:name="ce318" style:family="table-cell" style:parent-style-name="Default">
      <style:table-cell-properties fo:background-color="#ffffff" style:text-align-source="fix" style:repeat-content="false" style:vertical-align="middle"/>
      <style:paragraph-properties fo:text-align="center" fo:margin-left="0in"/>
      <style:text-properties fo:color="#ffffff" style:font-name="Barlow Semi Condensed" fo:font-size="14pt" fo:font-weight="bold" style:font-size-asian="14pt" style:font-weight-asian="bold" style:font-size-complex="14pt" style:font-weight-complex="bold"/>
    </style:style>
    <style:style style:name="ce319" style:family="table-cell" style:parent-style-name="Default">
      <style:table-cell-properties fo:background-color="#ffffff" style:text-align-source="fix" style:repeat-content="false" fo:border="0.99pt dotted #ffffff" style:vertical-align="middle"/>
      <style:paragraph-properties fo:text-align="start" fo:margin-left="0in"/>
      <style:text-properties fo:color="#000000" style:font-name="Barlow Semi Condensed" fo:font-size="10pt" fo:font-weight="bold" style:font-size-asian="10pt" style:font-weight-asian="bold" style:font-size-complex="10pt" style:font-weight-complex="bold"/>
    </style:style>
    <style:style style:name="ce320" style:family="table-cell" style:parent-style-name="Default">
      <style:table-cell-properties fo:border-bottom="none" fo:background-color="#ffffff" style:text-align-source="fix" style:repeat-content="false" fo:border-left="0.99pt solid #000000" fo:border-right="none" fo:border-top="0.99pt solid #000000" style:vertical-align="middle"/>
      <style:paragraph-properties fo:text-align="start" fo:margin-left="0in"/>
      <style:text-properties style:font-name="Barlow Semi Condensed" fo:font-size="10pt" fo:font-weight="normal" style:font-size-asian="10pt" style:font-weight-asian="normal" style:font-size-complex="10pt" style:font-weight-complex="normal"/>
    </style:style>
    <style:style style:name="ce321" style:family="table-cell" style:parent-style-name="Default">
      <style:table-cell-properties fo:border-bottom="none" fo:background-color="#ffffff" style:text-align-source="fix" style:repeat-content="false" fo:wrap-option="wrap" fo:border-left="0.99pt solid #000000" fo:border-right="0.99pt solid #000000" fo:border-top="none" style:vertical-align="middle"/>
      <style:paragraph-properties fo:text-align="start" fo:margin-left="0in"/>
      <style:text-properties style:text-outline="false" style:text-line-through-style="none" style:text-line-through-type="none" style:font-name="Barlow Semi Condensed" fo:font-size="5pt" fo:language="en" fo:country="US" fo:font-style="normal" fo:text-shadow="none" style:text-underline-style="none" fo:font-weight="normal" style:text-underline-mode="continuous" style:text-overline-mode="continuous" style:text-line-through-mode="continuous" style:font-name-asian="Noto Sans CJK SC" style:font-size-asian="5pt" style:language-asian="zh" style:country-asian="CN" style:font-style-asian="normal" style:font-weight-asian="normal" style:font-name-complex="Lohit Devanagari" style:font-size-complex="5pt" style:language-complex="hi" style:country-complex="IN" style:font-style-complex="normal" style:font-weight-complex="normal" style:text-emphasize="none" style:font-relief="none" style:text-overline-style="none" style:text-overline-color="font-color"/>
    </style:style>
    <style:style style:name="ce322" style:family="table-cell" style:parent-style-name="Default" style:data-style-name="N0">
      <style:table-cell-properties fo:border-bottom="none" fo:background-color="#ffffff" style:text-align-source="fix" style:repeat-content="false" fo:wrap-option="wrap" fo:border-left="0.99pt solid #000000" fo:border-right="0.99pt solid #000000" fo:border-top="none" style:vertical-align="middle"/>
      <style:paragraph-properties fo:text-align="start" fo:margin-left="0in"/>
      <style:text-properties style:text-outline="false" style:text-line-through-style="none" style:text-line-through-type="none" style:font-name="Barlow Semi Condensed" fo:font-size="5pt" fo:language="en" fo:country="US" fo:font-style="normal" fo:text-shadow="none" style:text-underline-style="none" fo:font-weight="normal" style:text-underline-mode="continuous" style:text-overline-mode="continuous" style:text-line-through-mode="continuous" style:font-name-asian="Noto Sans CJK SC" style:font-size-asian="5pt" style:language-asian="zh" style:country-asian="CN" style:font-style-asian="normal" style:font-weight-asian="normal" style:font-name-complex="Lohit Devanagari" style:font-size-complex="5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table-cell-properties fo:border-bottom="none" fo:background-color="#ffffff" style:text-align-source="fix" style:repeat-content="false" fo:wrap-option="no-wrap" fo:border-left="0.99pt solid #000000" fo:border-right="none" fo:border-top="none" style:vertical-align="middle"/>
      <style:paragraph-properties fo:text-align="start" fo:margin-left="0in"/>
      <style:text-properties style:font-name="Barlow Semi Condensed" fo:font-size="10pt" fo:font-weight="normal" style:font-size-asian="10pt" style:font-weight-asian="normal" style:font-size-complex="10pt" style:font-weight-complex="normal"/>
    </style:style>
    <style:style style:name="ce324" style:family="table-cell" style:parent-style-name="Default">
      <style:table-cell-properties fo:border-bottom="none" fo:background-color="#ffffff" style:text-align-source="fix" style:repeat-content="false" fo:wrap-option="no-wrap" fo:border-left="0.99pt solid #000000" fo:border-right="none" fo:border-top="none" style:vertical-align="middle"/>
      <style:paragraph-properties fo:text-align="start" fo:margin-left="0in"/>
      <style:text-properties style:use-window-font-color="true" style:text-outline="false" style:text-line-through-style="none" style:text-line-through-type="none" style:font-name="Barlow Semi Condensed"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25" style:family="table-cell" style:parent-style-name="Default">
      <style:table-cell-properties fo:border-bottom="0.99pt solid #000000" fo:background-color="#ffffff" style:text-align-source="fix" style:repeat-content="false" fo:wrap-option="no-wrap" fo:border-left="0.99pt solid #000000" fo:border-right="none" fo:border-top="none" style:vertical-align="middle"/>
      <style:paragraph-properties fo:text-align="start" fo:margin-left="0in"/>
      <style:text-properties style:use-window-font-color="true" style:text-outline="false" style:text-line-through-style="none" style:text-line-through-type="none" style:font-name="Barlow Semi Condensed"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26" style:family="table-cell" style:parent-style-name="Default">
      <style:table-cell-properties fo:background-color="#000000" style:text-align-source="fix" style:repeat-content="false" fo:border="0.99pt dotted #ffffff" style:vertical-align="middle"/>
      <style:paragraph-properties fo:text-align="center" fo:margin-left="0in"/>
      <style:text-properties style:font-name="Barlow Semi Condensed"/>
    </style:style>
    <style:style style:name="ce327" style:family="table-cell" style:parent-style-name="Default">
      <style:table-cell-properties fo:background-color="#ffffff"/>
    </style:style>
    <style:style style:name="ce328" style:family="table-cell" style:parent-style-name="Default">
      <style:table-cell-properties fo:background-color="#99ddfd" style:text-align-source="fix" style:repeat-content="false" fo:border="0.99pt dotted #ffffff" style:vertical-align="middle"/>
      <style:paragraph-properties fo:text-align="center" fo:margin-left="0in"/>
      <style:text-properties fo:color="#ffffff" style:font-name="Barlow Semi Condensed"/>
    </style:style>
    <style:style style:name="ce329" style:family="table-cell" style:parent-style-name="Default">
      <style:table-cell-properties fo:background-color="#9b7dd4" style:text-align-source="fix" style:repeat-content="false" fo:border="0.99pt dotted #ffffff" style:vertical-align="middle"/>
      <style:paragraph-properties fo:text-align="center" fo:margin-left="0in"/>
      <style:text-properties fo:color="#ffffff" style:font-name="Barlow Semi Condensed"/>
    </style:style>
    <style:style style:name="ce330" style:family="table-cell" style:parent-style-name="Default">
      <style:table-cell-properties fo:background-color="#ffffff" style:text-align-source="fix" style:repeat-content="false" style:vertical-align="middle"/>
      <style:paragraph-properties fo:text-align="center" fo:margin-left="0in"/>
      <style:text-properties fo:color="#000000" style:font-name="Barlow Semi Condensed" fo:font-size="14pt" fo:font-weight="bold" style:font-size-asian="14pt" style:font-weight-asian="bold" style:font-size-complex="14pt" style:font-weight-complex="bold"/>
    </style:style>
    <style:style style:name="ce331" style:family="table-cell" style:parent-style-name="Default">
      <style:table-cell-properties fo:background-color="#ffffff" style:text-align-source="fix" style:repeat-content="false" fo:border="0.99pt dotted #ffffff" style:vertical-align="middle"/>
      <style:paragraph-properties fo:text-align="center" fo:margin-left="0in"/>
      <style:text-properties fo:color="#000000" style:font-name="Barlow Semi Condensed" fo:font-size="14pt" fo:font-weight="bold" style:font-size-asian="14pt" style:font-weight-asian="bold" style:font-size-complex="14pt" style:font-weight-complex="bold"/>
    </style:style>
    <style:style style:name="ce332" style:family="table-cell" style:parent-style-name="Default">
      <style:table-cell-properties fo:border-bottom="none" fo:background-color="#ffffff" style:text-align-source="fix" style:repeat-content="false" fo:border-left="none" fo:border-right="none" fo:border-top="0.99pt solid #000000" style:vertical-align="middle"/>
      <style:paragraph-properties fo:text-align="start" fo:margin-left="0in"/>
      <style:text-properties style:font-name="Barlow Semi Condensed" fo:font-size="10pt" fo:font-weight="normal" style:font-size-asian="10pt" style:font-weight-asian="normal" style:font-size-complex="10pt" style:font-weight-complex="normal"/>
    </style:style>
    <style:style style:name="ce333" style:family="table-cell" style:parent-style-name="Default">
      <style:table-cell-properties fo:background-color="#ffffff" style:text-align-source="fix" style:repeat-content="false" fo:border="none" style:vertical-align="middle"/>
      <style:paragraph-properties fo:text-align="start" fo:margin-left="0in"/>
      <style:text-properties style:font-name="Barlow Semi Condensed" fo:font-size="5pt" fo:font-weight="normal" style:font-size-asian="5pt" style:font-weight-asian="normal" style:font-size-complex="5pt" style:font-weight-complex="normal"/>
    </style:style>
    <style:style style:name="ce334" style:family="table-cell" style:parent-style-name="Default">
      <style:table-cell-properties fo:background-color="#ffffff" style:text-align-source="fix" style:repeat-content="false" style:vertical-align="middle"/>
      <style:paragraph-properties fo:text-align="start" fo:margin-left="0in"/>
      <style:text-properties style:font-name="Barlow Semi Condensed" fo:font-size="10pt" fo:font-weight="normal" style:font-size-asian="10pt" style:font-weight-asian="normal" style:font-size-complex="10pt" style:font-weight-complex="normal"/>
    </style:style>
    <style:style style:name="ce335" style:family="table-cell" style:parent-style-name="Default">
      <style:table-cell-properties fo:border-bottom="0.99pt solid #000000" fo:background-color="#ffffff" style:text-align-source="fix" style:repeat-content="false" fo:border-left="none" fo:border-right="none" fo:border-top="none" style:vertical-align="middle"/>
      <style:paragraph-properties fo:text-align="start" fo:margin-left="0in"/>
      <style:text-properties style:font-name="Barlow Semi Condensed" fo:font-size="10pt" fo:font-weight="normal" style:font-size-asian="10pt" style:font-weight-asian="normal" style:font-size-complex="10pt" style:font-weight-complex="normal"/>
    </style:style>
    <style:style style:name="ce336" style:family="table-cell" style:parent-style-name="Default">
      <style:table-cell-properties fo:background-color="#00a9ce" style:text-align-source="fix" style:repeat-content="false" fo:border="0.99pt dotted #ffffff" style:vertical-align="middle"/>
      <style:paragraph-properties fo:text-align="center" fo:margin-left="0in"/>
      <style:text-properties style:font-name="Barlow Semi Condensed"/>
    </style:style>
    <style:style style:name="ce337" style:family="table-cell" style:parent-style-name="Default">
      <style:table-cell-properties fo:background-color="#00a9ce" style:text-align-source="fix" style:repeat-content="false" fo:border="0.99pt dotted #ffffff" style:vertical-align="middle"/>
      <style:paragraph-properties fo:text-align="center" fo:margin-left="0in"/>
      <style:text-properties fo:color="#ffffff" style:font-name="Barlow Semi Condensed"/>
    </style:style>
    <style:style style:name="ce338" style:family="table-cell" style:parent-style-name="Default">
      <style:table-cell-properties fo:background-color="#ffffff" style:text-align-source="fix" style:repeat-content="false" style:vertical-align="middle"/>
      <style:paragraph-properties fo:text-align="center" fo:margin-left="0in"/>
      <style:text-properties fo:color="#ffffff" style:font-name="Barlow Semi Condensed" fo:font-size="12pt" fo:font-weight="bold" style:font-size-asian="12pt" style:font-weight-asian="bold" style:font-size-complex="12pt" style:font-weight-complex="bold"/>
    </style:style>
    <style:style style:name="ce339" style:family="table-cell" style:parent-style-name="Default">
      <style:table-cell-properties fo:background-color="#6638b6" style:text-align-source="fix" style:repeat-content="false" fo:border="0.99pt dotted #ffffff" style:vertical-align="middle"/>
      <style:paragraph-properties fo:text-align="center" fo:margin-left="0in"/>
      <style:text-properties fo:color="#ffffff" style:font-name="Barlow Semi Condensed"/>
    </style:style>
    <style:style style:name="ce340" style:family="table-cell" style:parent-style-name="Default">
      <style:table-cell-properties fo:border-bottom="none" fo:background-color="#ffffff" style:text-align-source="fix" style:repeat-content="false" fo:border-left="none" fo:border-right="0.99pt solid #000000" fo:border-top="0.99pt solid #000000" style:vertical-align="middle"/>
      <style:paragraph-properties fo:text-align="center" fo:margin-left="0in"/>
      <style:text-properties style:font-name="Barlow Semi Condensed"/>
    </style:style>
    <style:style style:name="ce341" style:family="table-cell" style:parent-style-name="Default">
      <style:table-cell-properties fo:border-bottom="none" fo:background-color="#ffffff" style:text-align-source="fix" style:repeat-content="false" fo:border-left="none" fo:border-right="0.99pt solid #000000" fo:border-top="none" style:vertical-align="middle"/>
      <style:paragraph-properties fo:text-align="start" fo:margin-left="0in"/>
      <style:text-properties style:font-name="Barlow Semi Condensed" fo:font-size="5pt" style:font-size-asian="5pt" style:font-size-complex="5pt"/>
    </style:style>
    <style:style style:name="ce342" style:family="table-cell" style:parent-style-name="Default">
      <style:table-cell-properties fo:border-bottom="none" fo:background-color="#ffffff" style:text-align-source="fix" style:repeat-content="false" fo:border-left="none" fo:border-right="0.99pt solid #000000" fo:border-top="none" style:vertical-align="middle"/>
      <style:paragraph-properties fo:text-align="center" fo:margin-left="0in"/>
      <style:text-properties style:font-name="Barlow Semi Condensed"/>
    </style:style>
    <style:style style:name="ce343" style:family="table-cell" style:parent-style-name="Default">
      <style:table-cell-properties fo:border-bottom="0.99pt solid #000000" fo:background-color="#ffffff" style:text-align-source="fix" style:repeat-content="false" fo:border-left="none" fo:border-right="0.99pt solid #000000" fo:border-top="none" style:vertical-align="middle"/>
      <style:paragraph-properties fo:text-align="center" fo:margin-left="0in"/>
      <style:text-properties style:font-name="Barlow Semi Condensed"/>
    </style:style>
    <style:style style:name="ce344" style:family="table-cell" style:parent-style-name="Default">
      <style:table-cell-properties fo:background-color="#ffffff" style:text-align-source="fix" style:repeat-content="false" style:vertical-align="middle"/>
      <style:paragraph-properties fo:text-align="center" fo:margin-left="0in"/>
      <style:text-properties style:font-name="Barlow Semi Condensed" fo:font-size="12pt" fo:font-weight="bold" style:font-size-asian="12pt" style:font-weight-asian="bold" style:font-size-complex="12pt" style:font-weight-complex="bold"/>
    </style:style>
    <style:style style:name="ce345" style:family="table-cell" style:parent-style-name="Default">
      <style:table-cell-properties fo:background-color="#6638b6" style:text-align-source="fix" style:repeat-content="false" fo:wrap-option="no-wrap" fo:border="0.99pt dotted #ffffff" style:vertical-align="middle"/>
      <style:paragraph-properties fo:text-align="center" fo:margin-left="0in"/>
      <style:text-properties fo:color="#ffffff" style:font-name="Barlow Semi Condensed" fo:font-size="12pt" fo:font-weight="bold" style:font-size-asian="12pt" style:font-weight-asian="bold" style:font-size-complex="12pt" style:font-weight-complex="bold"/>
    </style:style>
    <style:style style:name="ce346" style:family="table-cell" style:parent-style-name="Default" style:data-style-name="N0">
      <style:table-cell-properties fo:background-color="#b4c7dc" style:text-align-source="fix" style:repeat-content="false" fo:border="0.99pt dotted #ffffff" style:vertical-align="middle"/>
      <style:paragraph-properties fo:text-align="center" fo:margin-left="0in"/>
      <style:text-properties fo:color="#ffffff" style:font-name="Barlow Semi Condensed" fo:font-size="11pt" fo:font-weight="bold" style:font-size-asian="11pt" style:font-weight-asian="bold" style:font-size-complex="11pt" style:font-weight-complex="bold"/>
      <style:map style:condition="cell-content()=0" style:apply-style-name="Untitled52" style:base-cell-address="'Testing 4 x 10 x 10'.H4"/>
      <style:map style:condition="cell-content()=1" style:apply-style-name="Untitled53" style:base-cell-address="'Testing 4 x 10 x 10'.H4"/>
    </style:style>
    <style:style style:name="ce72" style:family="table-cell" style:parent-style-name="Default">
      <style:table-cell-properties fo:background-color="#ffffff" style:text-align-source="fix" style:repeat-content="false" style:vertical-align="middle"/>
      <style:paragraph-properties fo:text-align="center" fo:margin-left="0in"/>
      <style:text-properties fo:color="#ffffff" style:font-name="Barlow Semi Condensed" fo:font-size="11pt" fo:font-weight="bold" style:font-size-asian="11pt" style:font-weight-asian="bold" style:font-size-complex="11pt" style:font-weight-complex="bold"/>
    </style:style>
    <style:style style:name="ce348" style:family="table-cell" style:parent-style-name="Default" style:data-style-name="N0">
      <style:table-cell-properties fo:background-color="#b4c7dc" style:text-align-source="fix" style:repeat-content="false" fo:border="0.99pt dotted #ffffff" style:vertical-align="middle"/>
      <style:paragraph-properties fo:text-align="center" fo:margin-left="0in"/>
      <style:text-properties fo:color="#ffffff" style:font-name="Barlow Semi Condensed" fo:font-size="11pt" fo:font-weight="bold" style:font-size-asian="11pt" style:font-weight-asian="bold" style:font-size-complex="11pt" style:font-weight-complex="bold"/>
      <style:map style:condition="cell-content()&gt;0.5" style:apply-style-name="Untitled44" style:base-cell-address="'Testing 4 x 10 x 10'.H13"/>
      <style:map style:condition="cell-content()&lt;0.5" style:apply-style-name="Untitled45" style:base-cell-address="'Testing 4 x 10 x 10'.H13"/>
    </style:style>
    <style:style style:name="ce349" style:family="table-cell" style:parent-style-name="Default" style:data-style-name="N123">
      <style:table-cell-properties fo:background-color="#b4c7dc" style:text-align-source="fix" style:repeat-content="false" fo:border="0.99pt dotted #ffffff" style:vertical-align="middle"/>
      <style:paragraph-properties fo:text-align="center" fo:margin-left="0in"/>
      <style:text-properties fo:color="#ffffff" style:font-name="Barlow Semi Condensed" fo:font-size="11pt" fo:font-weight="bold" style:font-size-asian="11pt" style:font-weight-asian="bold" style:font-size-complex="11pt" style:font-weight-complex="bold"/>
      <style:map style:condition="cell-content()&gt;0.5" style:apply-style-name="Untitled44" style:base-cell-address="'Testing 4 x 10 x 10'.H13"/>
      <style:map style:condition="cell-content()&lt;0.5" style:apply-style-name="Untitled45" style:base-cell-address="'Testing 4 x 10 x 10'.H13"/>
    </style:style>
    <style:style style:name="ce350" style:family="table-cell" style:parent-style-name="Default">
      <style:table-cell-properties fo:background-color="#ffffff" style:text-align-source="fix" style:repeat-content="false" fo:border="none" style:vertical-align="middle"/>
      <style:paragraph-properties fo:text-align="start" fo:margin-left="0in"/>
      <style:text-properties fo:color="#ffffff" style:font-name="Barlow Semi Condensed" fo:font-size="11pt" fo:font-weight="bold" style:font-size-asian="11pt" style:font-weight-asian="bold" style:font-size-complex="11pt" style:font-weight-complex="bold"/>
    </style:style>
    <style:style style:name="ce351" style:family="table-cell" style:parent-style-name="Default">
      <style:table-cell-properties style:text-align-source="fix" style:repeat-content="false" fo:wrap-option="no-wrap" style:vertical-align="middle"/>
      <style:paragraph-properties fo:text-align="center" fo:margin-left="0in"/>
      <style:text-properties style:font-name="Barlow Semi Condensed" fo:font-size="12pt" fo:font-weight="bold" style:font-size-asian="12pt" style:font-weight-asian="bold" style:font-size-complex="12pt" style:font-weight-complex="bold"/>
    </style:style>
    <style:style style:name="ce352" style:family="table-cell" style:parent-style-name="Default">
      <style:table-cell-properties style:text-align-source="fix" style:repeat-content="false" style:vertical-align="middle"/>
      <style:paragraph-properties fo:text-align="center" fo:margin-left="0in"/>
      <style:text-properties fo:color="#ffffff" style:font-name="Barlow Semi Condensed" fo:font-size="12pt" fo:font-weight="bold" style:font-size-asian="12pt" style:font-weight-asian="bold" style:font-size-complex="12pt" style:font-weight-complex="bold"/>
    </style:style>
    <style:style style:name="ce353" style:family="table-cell" style:parent-style-name="Default" style:data-style-name="N123">
      <style:table-cell-properties style:text-align-source="fix" style:repeat-content="false" fo:border="0.06pt solid #000000" style:vertical-align="middle"/>
      <style:paragraph-properties fo:text-align="center" fo:margin-left="0in"/>
      <style:text-properties style:font-name="Barlow Condensed"/>
    </style:style>
    <style:style style:name="ce354" style:family="table-cell" style:parent-style-name="Default" style:data-style-name="N100">
      <style:table-cell-properties style:text-align-source="fix" style:repeat-content="false" fo:wrap-option="wrap" fo:border="0.06pt solid #000000" style:vertical-align="middle"/>
      <style:paragraph-properties fo:text-align="center" fo:margin-left="0in"/>
      <style:text-properties style:font-name="Barlow Condensed" fo:font-size="10pt" style:font-size-asian="10pt" style:font-size-complex="10pt"/>
    </style:style>
    <style:style style:name="ce355" style:family="table-cell" style:parent-style-name="Default" style:data-style-name="N123">
      <style:table-cell-properties style:text-align-source="fix" style:repeat-content="false" style:vertical-align="middle"/>
      <style:paragraph-properties fo:text-align="center" fo:margin-left="0in"/>
      <style:text-properties style:font-name="Barlow Condensed"/>
    </style:style>
    <style:style style:name="ce356" style:family="table-cell" style:parent-style-name="Default" style:data-style-name="N123">
      <style:table-cell-properties style:text-align-source="fix" style:repeat-content="false" fo:border="0.06pt solid #000000" style:vertical-align="middle"/>
      <style:paragraph-properties fo:text-align="center" fo:margin-left="0in"/>
      <style:text-properties style:font-name="Barlow Condensed" fo:font-size="10pt" style:font-size-asian="10pt" style:font-size-complex="10pt"/>
    </style:style>
    <style:style style:name="ce357" style:family="table-cell" style:parent-style-name="Default" style:data-style-name="N123">
      <style:table-cell-properties style:text-align-source="fix" style:repeat-content="false" style:vertical-align="middle"/>
      <style:paragraph-properties fo:text-align="center" fo:margin-left="0in"/>
      <style:text-properties style:font-name="Barlow Condensed" fo:font-size="10pt" style:font-size-asian="10pt" style:font-size-complex="10pt"/>
    </style:style>
    <style:style style:name="ce358" style:family="table-cell" style:parent-style-name="Default" style:data-style-name="N123">
      <style:table-cell-properties style:text-align-source="fix" style:repeat-content="false" style:vertical-align="middle"/>
      <style:paragraph-properties fo:text-align="center" fo:margin-left="0in"/>
      <style:text-properties style:font-name="Barlow Semi Condensed"/>
    </style:style>
    <style:style style:name="ce86" style:family="table-cell" style:parent-style-name="Default" style:data-style-name="N11">
      <style:table-cell-properties style:text-align-source="fix" style:repeat-content="false" fo:border="0.06pt solid #000000" style:vertical-align="middle"/>
      <style:paragraph-properties fo:text-align="center" fo:margin-left="0in"/>
      <style:text-properties style:font-name="Barlow Condensed"/>
    </style:style>
    <style:style style:name="ce87" style:family="table-cell" style:parent-style-name="Default" style:data-style-name="N11">
      <style:table-cell-properties style:text-align-source="fix" style:repeat-content="false" fo:border="0.06pt solid #000000" style:vertical-align="middle"/>
      <style:paragraph-properties fo:text-align="center" fo:margin-left="0in"/>
      <style:text-properties style:font-name="Barlow Condensed" fo:font-size="10pt" style:font-size-asian="10pt" style:font-size-complex="10pt"/>
    </style:style>
    <style:style style:name="ce88" style:family="table-cell" style:parent-style-name="Default">
      <style:table-cell-properties fo:border-bottom="none" fo:background-color="#ffffff" style:text-align-source="fix" style:repeat-content="false" fo:border-left="none" fo:border-right="none" fo:border-top="0.06pt solid #000000" style:vertical-align="middle"/>
      <style:paragraph-properties fo:text-align="center" fo:margin-left="0in"/>
      <style:text-properties style:font-name="Barlow Semi Condensed" fo:font-weight="bold" style:font-weight-asian="bold" style:font-weight-complex="bold"/>
    </style:style>
    <style:style style:name="ce362" style:family="table-cell" style:parent-style-name="Default" style:data-style-name="N0">
      <style:table-cell-properties fo:background-color="#b4c7dc" style:text-align-source="fix" style:repeat-content="false" fo:border="0.99pt dotted #ffffff" style:vertical-align="middle"/>
      <style:paragraph-properties fo:text-align="center" fo:margin-left="0in"/>
      <style:text-properties fo:color="#ffffff" style:font-name="Barlow Semi Condensed" fo:font-size="11pt" fo:font-weight="bold" style:font-size-asian="11pt" style:font-weight-asian="bold" style:font-size-complex="11pt" style:font-weight-complex="bold"/>
      <style:map style:condition="cell-content()=1" style:apply-style-name="Untitled46" style:base-cell-address="'Testing 4 x 10 x 10'.N4"/>
      <style:map style:condition="cell-content()=0" style:apply-style-name="Untitled47" style:base-cell-address="'Testing 4 x 10 x 10'.N4"/>
    </style:style>
    <style:style style:name="ce363" style:family="table-cell" style:parent-style-name="Default" style:data-style-name="N0">
      <style:table-cell-properties fo:background-color="#ffffff" style:text-align-source="fix" style:repeat-content="false" style:vertical-align="middle"/>
      <style:paragraph-properties fo:text-align="start" fo:margin-left="0in"/>
      <style:text-properties fo:color="#ffffff" style:font-name="Barlow Semi Condensed" fo:font-size="11pt" fo:font-weight="bold" style:font-size-asian="11pt" style:font-weight-asian="bold" style:font-size-complex="11pt" style:font-weight-complex="bold"/>
    </style:style>
    <style:style style:name="ce364" style:family="table-cell" style:parent-style-name="Default" style:data-style-name="N0">
      <style:table-cell-properties fo:background-color="#b4c7dc" style:text-align-source="fix" style:repeat-content="false" fo:border="0.99pt dotted #ffffff" style:vertical-align="middle"/>
      <style:paragraph-properties fo:text-align="center" fo:margin-left="0in"/>
      <style:text-properties fo:color="#ffffff" style:font-name="Barlow Semi Condensed" fo:font-size="11pt" fo:font-weight="bold" style:font-size-asian="11pt" style:font-weight-asian="bold" style:font-size-complex="11pt" style:font-weight-complex="bold"/>
      <style:map style:condition="cell-content()&gt;0.5" style:apply-style-name="Untitled38" style:base-cell-address="'Testing 4 x 10 x 10'.N13"/>
      <style:map style:condition="cell-content()&lt;0.5" style:apply-style-name="Untitled39" style:base-cell-address="'Testing 4 x 10 x 10'.N13"/>
    </style:style>
    <style:style style:name="ce365" style:family="table-cell" style:parent-style-name="Default" style:data-style-name="N123">
      <style:table-cell-properties fo:background-color="#b4c7dc" style:text-align-source="fix" style:repeat-content="false" fo:border="0.99pt dotted #ffffff" style:vertical-align="middle"/>
      <style:paragraph-properties fo:text-align="center" fo:margin-left="0in"/>
      <style:text-properties fo:color="#ffffff" style:font-name="Barlow Semi Condensed" fo:font-size="11pt" fo:font-weight="bold" style:font-size-asian="11pt" style:font-weight-asian="bold" style:font-size-complex="11pt" style:font-weight-complex="bold"/>
      <style:map style:condition="cell-content()&gt;0.5" style:apply-style-name="Untitled38" style:base-cell-address="'Testing 4 x 10 x 10'.N13"/>
      <style:map style:condition="cell-content()&lt;0.5" style:apply-style-name="Untitled39" style:base-cell-address="'Testing 4 x 10 x 10'.N13"/>
    </style:style>
    <style:style style:name="ce366" style:family="table-cell" style:parent-style-name="Default">
      <style:table-cell-properties fo:background-color="#ffffff" style:text-align-source="fix" style:repeat-content="false" fo:border="none" style:vertical-align="middle"/>
      <style:paragraph-properties fo:text-align="center" fo:margin-left="0in"/>
      <style:text-properties fo:color="#ffffff" style:font-name="Barlow Semi Condensed" fo:font-size="11pt" fo:font-weight="bold" style:font-size-asian="11pt" style:font-weight-asian="bold" style:font-size-complex="11pt" style:font-weight-complex="bold"/>
    </style:style>
    <style:style style:name="ce367" style:family="table-cell" style:parent-style-name="Default">
      <style:table-cell-properties fo:background-color="#ffffff" style:text-align-source="fix" style:repeat-content="false" fo:border="none" style:vertical-align="middle"/>
      <style:paragraph-properties fo:text-align="center" fo:margin-left="0in"/>
      <style:text-properties style:font-name="Barlow Semi Condensed" fo:font-weight="normal" style:font-weight-asian="normal" style:font-weight-complex="normal"/>
    </style:style>
    <style:style style:name="ce368" style:family="table-cell" style:parent-style-name="Default" style:data-style-name="N123">
      <style:table-cell-properties fo:border-bottom="none" fo:background-color="#ffffff" style:text-align-source="fix" style:repeat-content="false" fo:border-left="0.06pt solid #000000" fo:border-right="0.06pt solid #000000" fo:border-top="0.06pt solid #000000" style:vertical-align="middle"/>
      <style:paragraph-properties fo:text-align="center" fo:margin-left="0in"/>
      <style:text-properties style:font-name="Barlow Semi Condensed"/>
    </style:style>
    <style:style style:name="ce369" style:family="table-cell" style:parent-style-name="Default" style:data-style-name="N123">
      <style:table-cell-properties fo:background-color="#ffffff" style:text-align-source="fix" style:repeat-content="false" fo:border="0.06pt solid #000000" style:vertical-align="middle"/>
      <style:paragraph-properties fo:text-align="center" fo:margin-left="0in"/>
      <style:text-properties style:font-name="Barlow Semi Condensed"/>
    </style:style>
    <style:style style:name="ce370" style:family="table-cell" style:parent-style-name="Default" style:data-style-name="N123">
      <style:table-cell-properties fo:background-color="#ffffff" style:text-align-source="fix" style:repeat-content="false" fo:border="0.06pt solid #000000" style:vertical-align="middle"/>
      <style:paragraph-properties fo:text-align="center" fo:margin-left="0in"/>
      <style:text-properties style:font-name="Barlow Condensed" fo:font-size="10pt" style:font-size-asian="10pt" style:font-size-complex="10pt"/>
    </style:style>
    <style:style style:name="ce371" style:family="table-cell" style:parent-style-name="Default" style:data-style-name="N123">
      <style:table-cell-properties fo:background-color="#ffffff" style:text-align-source="fix" style:repeat-content="false" style:vertical-align="middle"/>
      <style:paragraph-properties fo:text-align="center" fo:margin-left="0in"/>
      <style:text-properties fo:color="#ffffff" style:font-name="Barlow Semi Condensed" fo:font-size="11pt" style:font-size-asian="11pt" style:font-size-complex="11pt"/>
    </style:style>
    <style:style style:name="ce372" style:family="table-cell" style:parent-style-name="Default" style:data-style-name="N0">
      <style:table-cell-properties fo:background-color="#b4c7dc" style:text-align-source="fix" style:repeat-content="false" fo:border="0.99pt dotted #ffffff" style:vertical-align="middle"/>
      <style:paragraph-properties fo:text-align="center" fo:margin-left="0in"/>
      <style:text-properties fo:color="#ffffff" style:font-name="Barlow Semi Condensed" fo:font-size="11pt" fo:font-weight="bold" style:font-size-asian="11pt" style:font-weight-asian="bold" style:font-size-complex="11pt" style:font-weight-complex="bold"/>
      <style:map style:condition="cell-content()=0" style:apply-style-name="Untitled48" style:base-cell-address="'Testing 4 x 10 x 10'.T4"/>
      <style:map style:condition="cell-content()=1" style:apply-style-name="Untitled49" style:base-cell-address="'Testing 4 x 10 x 10'.T4"/>
    </style:style>
    <style:style style:name="ce373" style:family="table-cell" style:parent-style-name="Default" style:data-style-name="N0">
      <style:table-cell-properties fo:background-color="#b4c7dc" style:text-align-source="fix" style:repeat-content="false" fo:border="0.99pt dotted #ffffff" style:vertical-align="middle"/>
      <style:paragraph-properties fo:text-align="center" fo:margin-left="0in"/>
      <style:text-properties fo:color="#ffffff" style:font-name="Barlow Semi Condensed" fo:font-size="11pt" fo:font-weight="bold" style:font-size-asian="11pt" style:font-weight-asian="bold" style:font-size-complex="11pt" style:font-weight-complex="bold"/>
      <style:map style:condition="cell-content()&gt;0.5" style:apply-style-name="Untitled40" style:base-cell-address="'Testing 4 x 10 x 10'.T13"/>
      <style:map style:condition="cell-content()&lt;0.5" style:apply-style-name="Untitled41" style:base-cell-address="'Testing 4 x 10 x 10'.T13"/>
    </style:style>
    <style:style style:name="ce374" style:family="table-cell" style:parent-style-name="Default" style:data-style-name="N123">
      <style:table-cell-properties fo:background-color="#b4c7dc" style:text-align-source="fix" style:repeat-content="false" fo:border="0.99pt dotted #ffffff" style:vertical-align="middle"/>
      <style:paragraph-properties fo:text-align="center" fo:margin-left="0in"/>
      <style:text-properties fo:color="#ffffff" style:font-name="Barlow Semi Condensed" fo:font-size="11pt" fo:font-weight="bold" style:font-size-asian="11pt" style:font-weight-asian="bold" style:font-size-complex="11pt" style:font-weight-complex="bold"/>
      <style:map style:condition="cell-content()&gt;0.5" style:apply-style-name="Untitled40" style:base-cell-address="'Testing 4 x 10 x 10'.T13"/>
      <style:map style:condition="cell-content()&lt;0.5" style:apply-style-name="Untitled41" style:base-cell-address="'Testing 4 x 10 x 10'.T13"/>
    </style:style>
    <style:style style:name="ce375" style:family="table-cell" style:parent-style-name="Default" style:data-style-name="N0">
      <style:table-cell-properties fo:background-color="#b4c7dc" style:text-align-source="fix" style:repeat-content="false" fo:border="0.99pt dotted #ffffff" style:vertical-align="middle"/>
      <style:paragraph-properties fo:text-align="center" fo:margin-left="0in"/>
      <style:text-properties fo:color="#ffffff" style:font-name="Barlow Semi Condensed" fo:font-size="11pt" fo:font-weight="bold" style:font-size-asian="11pt" style:font-weight-asian="bold" style:font-size-complex="11pt" style:font-weight-complex="bold"/>
      <style:map style:condition="cell-content()=0" style:apply-style-name="Untitled50" style:base-cell-address="'Testing 4 x 10 x 10'.Z4"/>
      <style:map style:condition="cell-content()=1" style:apply-style-name="Untitled51" style:base-cell-address="'Testing 4 x 10 x 10'.Z4"/>
    </style:style>
    <style:style style:name="ce376" style:family="table-cell" style:parent-style-name="Default" style:data-style-name="N0">
      <style:table-cell-properties fo:background-color="#b4c7dc" style:text-align-source="fix" style:repeat-content="false" fo:border="0.99pt dotted #ffffff" style:vertical-align="middle"/>
      <style:paragraph-properties fo:text-align="center" fo:margin-left="0in"/>
      <style:text-properties fo:color="#ffffff" style:font-name="Barlow Semi Condensed" fo:font-size="11pt" fo:font-weight="bold" style:font-size-asian="11pt" style:font-weight-asian="bold" style:font-size-complex="11pt" style:font-weight-complex="bold"/>
      <style:map style:condition="cell-content()&gt;0.5" style:apply-style-name="Untitled42" style:base-cell-address="'Testing 4 x 10 x 10'.Z13"/>
      <style:map style:condition="cell-content()&lt;0.5" style:apply-style-name="Untitled43" style:base-cell-address="'Testing 4 x 10 x 10'.Z13"/>
    </style:style>
    <style:style style:name="ce377" style:family="table-cell" style:parent-style-name="Default" style:data-style-name="N123">
      <style:table-cell-properties fo:background-color="#b4c7dc" style:text-align-source="fix" style:repeat-content="false" fo:border="0.99pt dotted #ffffff" style:vertical-align="middle"/>
      <style:paragraph-properties fo:text-align="center" fo:margin-left="0in"/>
      <style:text-properties fo:color="#ffffff" style:font-name="Barlow Semi Condensed" fo:font-size="11pt" fo:font-weight="bold" style:font-size-asian="11pt" style:font-weight-asian="bold" style:font-size-complex="11pt" style:font-weight-complex="bold"/>
      <style:map style:condition="cell-content()&gt;0.5" style:apply-style-name="Untitled42" style:base-cell-address="'Testing 4 x 10 x 10'.Z13"/>
      <style:map style:condition="cell-content()&lt;0.5" style:apply-style-name="Untitled43" style:base-cell-address="'Testing 4 x 10 x 10'.Z13"/>
    </style:style>
    <style:style style:name="ce378" style:family="table-cell" style:parent-style-name="Default">
      <style:table-cell-properties fo:background-color="#ffffff" style:text-align-source="fix" style:repeat-content="false" style:vertical-align="middle"/>
      <style:paragraph-properties fo:text-align="start" fo:margin-left="0in"/>
      <style:text-properties fo:color="#ffffff" style:font-name="Barlow Semi Condensed" fo:font-weight="bold" style:font-weight-asian="bold" style:font-weight-complex="bold"/>
    </style:style>
    <style:style style:name="ce379" style:family="table-cell" style:parent-style-name="Default">
      <style:table-cell-properties fo:background-color="#ffffff" style:text-align-source="fix" style:repeat-content="false" style:vertical-align="middle"/>
      <style:paragraph-properties fo:text-align="start" fo:margin-left="0in"/>
      <style:text-properties style:font-name="Barlow Semi Condensed"/>
    </style:style>
    <style:style style:name="ce38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8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82" style:family="table-cell" style:parent-style-name="Default">
      <style:table-cell-properties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83" style:family="table-cell" style:parent-style-name="Default" style:data-style-name="N123">
      <style:table-cell-properties style:text-align-source="fix" style:repeat-content="false" fo:border="0.06pt solid #000000" style:vertical-align="middle"/>
      <style:paragraph-properties fo:text-align="center" fo:margin-left="0in"/>
      <style:text-properties style:font-name="Barlow Semi Condensed"/>
    </style:style>
    <style:style style:name="ce384" style:family="table-cell" style:parent-style-name="Default" style:data-style-name="N123">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85" style:family="table-cell" style:parent-style-name="Default" style:data-style-name="N123">
      <style:table-cell-properties style:text-align-source="fix" style:repeat-content="false" fo:border="none" style:vertical-align="middle"/>
      <style:paragraph-properties fo:text-align="center" fo:margin-left="0in"/>
      <style:text-properties style:font-name="Barlow Semi Condensed"/>
    </style:style>
    <style:style style:name="ce386" style:family="table-cell" style:parent-style-name="Default" style:data-style-name="N123">
      <style:table-cell-properties style:text-align-source="fix" style:repeat-content="false" fo:background-color="transparent" style:vertical-align="middle"/>
      <style:paragraph-properties fo:text-align="center" fo:margin-left="0in"/>
      <style:text-properties style:font-name="Barlow Semi Condensed"/>
    </style:style>
    <style:style style:name="ce387" style:family="table-cell" style:parent-style-name="Default" style:data-style-name="N123">
      <style:table-cell-properties style:text-align-source="fix" style:repeat-content="false" fo:background-color="transparent" style:vertical-align="middle"/>
      <style:paragraph-properties fo:text-align="center" fo:margin-left="0in"/>
      <style:text-properties fo:color="#000000" style:font-name="Barlow Semi Condensed" fo:font-weight="bold" style:font-weight-asian="bold" style:font-weight-complex="bold"/>
    </style:style>
    <style:style style:name="ce388" style:family="table-cell" style:parent-style-name="Default" style:data-style-name="N123">
      <style:table-cell-properties fo:background-color="#dddddd" style:text-align-source="fix" style:repeat-content="false" fo:border="0.06pt solid #000000" style:vertical-align="middle"/>
      <style:paragraph-properties fo:text-align="center" fo:margin-left="0in"/>
      <style:text-properties fo:color="#000000" style:font-name="Barlow Semi Condensed" fo:font-weight="bold" style:font-weight-asian="bold" style:font-weight-complex="bold"/>
    </style:style>
    <style:style style:name="ce389" style:family="table-cell" style:parent-style-name="Default" style:data-style-name="N123">
      <style:table-cell-properties fo:background-color="#ffffff" style:text-align-source="fix" style:repeat-content="false" style:vertical-align="middle"/>
      <style:paragraph-properties fo:text-align="center" fo:margin-left="0in"/>
      <style:text-properties style:font-name="Barlow Semi Condensed"/>
    </style:style>
    <style:style style:name="ce390" style:family="table-cell" style:parent-style-name="Default" style:data-style-name="N123">
      <style:table-cell-properties fo:background-color="#ffffff" style:text-align-source="fix" style:repeat-content="false" style:vertical-align="middle"/>
      <style:paragraph-properties fo:text-align="start" fo:margin-left="0in"/>
      <style:text-properties style:font-name="Barlow Semi Condensed" fo:font-size="8pt" style:font-size-asian="8pt" style:font-size-complex="8pt"/>
    </style:style>
    <style:style style:name="ce391" style:family="table-cell" style:parent-style-name="Default" style:data-style-name="N123">
      <style:table-cell-properties fo:background-color="#ffffff" style:text-align-source="fix" style:repeat-content="false" style:vertical-align="middle"/>
      <style:paragraph-properties fo:text-align="center" fo:margin-left="0in"/>
      <style:text-properties style:font-name="Barlow Semi Condensed" fo:font-size="8pt" style:font-size-asian="8pt" style:font-size-complex="8pt"/>
    </style:style>
    <style:style style:name="ce392" style:family="table-cell" style:parent-style-name="Default" style:data-style-name="N123">
      <style:table-cell-properties fo:background-color="#00a9ce" style:text-align-source="fix" style:repeat-content="false" fo:border="0.06pt solid #000000" style:vertical-align="middle"/>
      <style:paragraph-properties fo:text-align="center" fo:margin-left="0in"/>
      <style:text-properties fo:color="#ffffff" style:font-name="Barlow Semi Condensed"/>
    </style:style>
    <style:style style:name="ce393" style:family="table-cell" style:parent-style-name="Default" style:data-style-name="N123">
      <style:table-cell-properties fo:background-color="#6638b6" style:text-align-source="fix" style:repeat-content="false" fo:border="0.06pt solid #000000" style:vertical-align="middle"/>
      <style:paragraph-properties fo:text-align="center" fo:margin-left="0in"/>
      <style:text-properties fo:color="#ffffff" style:font-name="Barlow Semi Condensed"/>
    </style:style>
    <style:style style:name="ce394" style:family="table-cell" style:parent-style-name="Default" style:data-style-name="N123">
      <style:table-cell-properties fo:border-bottom="none" fo:background-color="#ffffff" style:text-align-source="fix" style:repeat-content="false" fo:border-left="0.06pt solid #000000" fo:border-right="0.06pt solid #000000" fo:border-top="none" style:vertical-align="middle"/>
      <style:paragraph-properties fo:text-align="center" fo:margin-left="0in"/>
      <style:text-properties style:font-name="Barlow Semi Condensed"/>
    </style:style>
    <style:style style:name="ce395" style:family="table-cell" style:parent-style-name="Default" style:data-style-name="N123">
      <style:table-cell-properties fo:border-bottom="0.06pt solid #000000" fo:background-color="#ffffff" style:text-align-source="fix" style:repeat-content="false" fo:border-left="0.06pt solid #000000" fo:border-right="0.06pt solid #000000" fo:border-top="none" style:vertical-align="middle"/>
      <style:paragraph-properties fo:text-align="center" fo:margin-left="0in"/>
      <style:text-properties style:font-name="Barlow Semi Condensed"/>
    </style:style>
    <style:style style:name="ce396" style:family="table-cell" style:parent-style-name="Default" style:data-style-name="N123">
      <style:table-cell-properties fo:background-color="#99ddfd" style:text-align-source="fix" style:repeat-content="false" fo:border="0.06pt solid #000000" style:vertical-align="middle"/>
      <style:paragraph-properties fo:text-align="center" fo:margin-left="0in"/>
      <style:text-properties fo:color="#ffffff" style:font-name="Barlow Semi Condensed"/>
    </style:style>
    <style:style style:name="ce397" style:family="table-cell" style:parent-style-name="Default" style:data-style-name="N123">
      <style:table-cell-properties fo:background-color="#9b7dd4" style:text-align-source="fix" style:repeat-content="false" fo:border="0.06pt solid #000000" style:vertical-align="middle"/>
      <style:paragraph-properties fo:text-align="center" fo:margin-left="0in"/>
      <style:text-properties fo:color="#ffffff" style:font-name="Barlow Semi Condensed"/>
    </style:style>
    <style:style style:name="ce398" style:family="table-cell" style:parent-style-name="Default" style:data-style-name="N123">
      <style:table-cell-properties fo:background-color="#ec9ba4" style:text-align-source="fix" style:repeat-content="false" style:vertical-align="middle"/>
      <style:paragraph-properties fo:text-align="center" fo:margin-left="0in"/>
      <style:text-properties style:font-name="Barlow Semi Condensed"/>
    </style:style>
    <style:style style:name="ce399" style:family="table-cell" style:parent-style-name="Default" style:data-style-name="N123">
      <style:table-cell-properties fo:background-color="#81aca6" style:text-align-source="fix" style:repeat-content="false" style:vertical-align="middle"/>
      <style:paragraph-properties fo:text-align="center" fo:margin-left="0in"/>
      <style:text-properties style:font-name="Barlow Semi Condensed"/>
    </style:style>
    <style:style style:name="ce400" style:family="table-cell" style:parent-style-name="Default" style:data-style-name="N123">
      <style:table-cell-properties fo:background-color="#ff0000" style:text-align-source="fix" style:repeat-content="false" style:vertical-align="middle"/>
      <style:paragraph-properties fo:text-align="center" fo:margin-left="0in"/>
      <style:text-properties fo:color="#ffffff" style:font-name="Barlow Semi Condensed"/>
    </style:style>
    <style:style style:name="ce401" style:family="table-cell" style:parent-style-name="Default" style:data-style-name="N123">
      <style:table-cell-properties fo:background-color="#ff860d" style:text-align-source="fix" style:repeat-content="false" fo:border="0.06pt solid #000000" style:vertical-align="middle"/>
      <style:paragraph-properties fo:text-align="center" fo:margin-left="0in"/>
      <style:text-properties style:font-name="Barlow Semi Condensed"/>
    </style:style>
    <style:style style:name="ce402" style:family="table-cell" style:parent-style-name="Default" style:data-style-name="N123">
      <style:table-cell-properties fo:background-color="#ffff00" style:text-align-source="fix" style:repeat-content="false" fo:border="0.06pt solid #000000" style:vertical-align="middle"/>
      <style:paragraph-properties fo:text-align="center" fo:margin-left="0in"/>
      <style:text-properties style:font-name="Barlow Semi Condensed"/>
    </style:style>
    <style:style style:name="ce403" style:family="table-cell" style:parent-style-name="Default" style:data-style-name="N123">
      <style:table-cell-properties fo:background-color="#50938a" style:text-align-source="fix" style:repeat-content="false" fo:border="0.06pt solid #000000" style:vertical-align="middle"/>
      <style:paragraph-properties fo:text-align="center" fo:margin-left="0in"/>
      <style:text-properties style:font-name="Barlow Semi Condensed"/>
    </style:style>
    <style:style style:name="ce404" style:family="table-cell" style:parent-style-name="Default" style:data-style-name="N123">
      <style:table-cell-properties fo:background-color="#c9211e" style:text-align-source="fix" style:repeat-content="false" fo:border="0.06pt solid #000000" style:vertical-align="middle"/>
      <style:paragraph-properties fo:text-align="center" fo:margin-left="0in"/>
      <style:text-properties style:font-name="Barlow Semi Condensed"/>
    </style:style>
    <style:style style:name="ce405" style:family="table-cell" style:parent-style-name="Default" style:data-style-name="N123">
      <style:table-cell-properties fo:border-bottom="0.06pt solid #000000" fo:background-color="#ffffff" style:text-align-source="fix" style:repeat-content="false" fo:border-left="0.06pt solid #000000" fo:border-right="none" fo:border-top="0.06pt solid #000000" style:vertical-align="middle"/>
      <style:paragraph-properties fo:text-align="start" fo:margin-left="0in"/>
      <style:text-properties style:font-name="Barlow Semi Condensed"/>
    </style:style>
    <style:style style:name="ce406" style:family="table-cell" style:parent-style-name="Default" style:data-style-name="N123">
      <style:table-cell-properties fo:border-bottom="0.06pt solid #000000" fo:background-color="#ffffff" style:text-align-source="fix" style:repeat-content="false" fo:border-left="none" fo:border-right="none" fo:border-top="0.06pt solid #000000" style:vertical-align="middle"/>
      <style:paragraph-properties fo:text-align="center" fo:margin-left="0in"/>
      <style:text-properties style:font-name="Barlow Semi Condensed"/>
    </style:style>
    <style:style style:name="ce407" style:family="table-cell" style:parent-style-name="Default" style:data-style-name="N123">
      <style:table-cell-properties style:text-align-source="fix" style:repeat-content="false" style:vertical-align="middle"/>
      <style:paragraph-properties fo:text-align="center" fo:margin-left="0in"/>
      <style:text-properties fo:color="#ffffff" style:font-name="Barlow Semi Condensed" fo:font-weight="bold" style:font-weight-asian="bold" style:font-weight-complex="bold"/>
    </style:style>
    <style:style style:name="ce408" style:family="table-cell" style:parent-style-name="Default" style:data-style-name="N123">
      <style:table-cell-properties style:text-align-source="fix" style:repeat-content="false" style:vertical-align="middle"/>
      <style:paragraph-properties fo:text-align="center" fo:margin-left="0in"/>
      <style:text-properties style:font-name="Barlow Semi Condensed" fo:font-size="12pt" fo:font-weight="bold" style:font-size-asian="12pt" style:font-weight-asian="bold" style:font-size-complex="12pt" style:font-weight-complex="bold"/>
    </style:style>
    <style:style style:name="ce409" style:family="table-cell" style:parent-style-name="Default" style:data-style-name="N123">
      <style:table-cell-properties fo:border-bottom="0.06pt solid #000000" fo:background-color="#ffffff" style:text-align-source="fix" style:repeat-content="false" fo:border-left="none" fo:border-right="0.06pt solid #000000" fo:border-top="0.06pt solid #000000" style:vertical-align="middle"/>
      <style:paragraph-properties fo:text-align="center" fo:margin-left="0in"/>
      <style:text-properties style:font-name="Barlow Semi Condensed"/>
    </style:style>
    <style:style style:name="ce410" style:family="table-cell" style:parent-style-name="Default" style:data-style-name="N123">
      <style:table-cell-properties style:text-align-source="fix" style:repeat-content="false" style:vertical-align="middle"/>
      <style:paragraph-properties fo:text-align="center" fo:margin-left="0in"/>
      <style:text-properties fo:color="#000000" style:font-name="Barlow Semi Condensed" fo:font-weight="bold" style:font-weight-asian="bold" style:font-weight-complex="bold"/>
    </style:style>
    <style:style style:name="ce411" style:family="table-cell" style:parent-style-name="Default">
      <style:table-cell-properties fo:border-bottom="0.06pt solid #000000" fo:background-color="#ffffff" fo:border-left="none" fo:border-right="none" fo:border-top="0.06pt solid #000000"/>
    </style:style>
    <style:style style:name="ce412" style:family="table-cell" style:parent-style-name="Default">
      <style:table-cell-properties fo:border-bottom="0.06pt solid #000000" fo:background-color="#ffffff" fo:border-left="none" fo:border-right="0.06pt solid #000000" fo:border-top="0.06pt solid #000000"/>
    </style:style>
    <style:style style:name="ce413" style:family="table-cell" style:parent-style-name="Default">
      <style:table-cell-properties style:text-align-source="fix" style:repeat-content="false" style:vertical-align="middle"/>
      <style:paragraph-properties fo:text-align="center" fo:margin-left="0in"/>
      <style:text-properties fo:color="#000000" style:font-name="Barlow Semi Condensed" fo:font-weight="bold" style:font-weight-asian="bold" style:font-weight-complex="bold"/>
    </style:style>
    <style:style style:name="ce414" style:family="table-cell" style:parent-style-name="Default">
      <style:table-cell-properties style:text-align-source="fix" style:repeat-content="false" fo:border="0.06pt solid #000000" style:vertical-align="middle"/>
      <style:paragraph-properties fo:text-align="center" fo:margin-left="0in"/>
      <style:text-properties style:font-name="Barlow Semi Condensed"/>
    </style:style>
    <style:style style:name="ce415" style:family="table-cell" style:parent-style-name="Default">
      <style:table-cell-properties fo:background-color="#ffffff" style:text-align-source="fix" style:repeat-content="false" fo:border="0.06pt solid #000000" style:vertical-align="middle"/>
      <style:paragraph-properties fo:text-align="center" fo:margin-left="0in"/>
      <style:text-properties style:font-name="Barlow Semi Condensed"/>
    </style:style>
    <style:style style:name="ce416" style:family="table-cell" style:parent-style-name="Default">
      <style:table-cell-properties fo:background-color="#81d41a" style:text-align-source="fix" style:repeat-content="false" fo:border="0.06pt solid #000000" style:vertical-align="middle"/>
      <style:paragraph-properties fo:text-align="center" fo:margin-left="0in"/>
      <style:text-properties style:font-name="Barlow Semi Condensed"/>
    </style:style>
    <style:style style:name="ce417" style:family="table-cell" style:parent-style-name="Default" style:data-style-name="N123">
      <style:table-cell-properties fo:background-color="#ec9ba4" style:text-align-source="fix" style:repeat-content="false" fo:border="0.06pt solid #000000" style:vertical-align="middle"/>
      <style:paragraph-properties fo:text-align="center" fo:margin-left="0in"/>
      <style:text-properties style:font-name="Barlow Semi Condensed"/>
    </style:style>
    <style:style style:name="ce418" style:family="table-cell" style:parent-style-name="Default" style:data-style-name="N123">
      <style:table-cell-properties fo:background-color="#81aca6" style:text-align-source="fix" style:repeat-content="false" fo:border="0.06pt solid #000000" style:vertical-align="middle"/>
      <style:paragraph-properties fo:text-align="center" fo:margin-left="0in"/>
      <style:text-properties style:font-name="Barlow Semi Condensed"/>
    </style:style>
    <style:style style:name="ce419" style:family="table-cell" style:parent-style-name="Default" style:data-style-name="N123">
      <style:table-cell-properties fo:background-color="#ff0000" style:text-align-source="fix" style:repeat-content="false" fo:border="0.06pt solid #000000" style:vertical-align="middle"/>
      <style:paragraph-properties fo:text-align="center" fo:margin-left="0in"/>
      <style:text-properties fo:color="#ffffff" style:font-name="Barlow Semi Condensed"/>
    </style:style>
    <style:style style:name="ce420" style:family="table-cell" style:parent-style-name="Default" style:data-style-name="N123">
      <style:table-cell-properties fo:background-color="#ff860d" style:text-align-source="fix" style:repeat-content="false" fo:border="0.06pt solid #000000" style:vertical-align="middle"/>
      <style:paragraph-properties fo:text-align="center" fo:margin-left="0in"/>
      <style:text-properties fo:color="#ffffff" style:font-name="Barlow Semi Condensed"/>
    </style:style>
    <style:style style:name="ce421" style:family="table-cell" style:parent-style-name="Default" style:data-style-name="N123">
      <style:table-cell-properties fo:background-color="#ffff00" style:text-align-source="fix" style:repeat-content="false" fo:border="0.06pt solid #000000" style:vertical-align="middle"/>
      <style:paragraph-properties fo:text-align="center" fo:margin-left="0in"/>
      <style:text-properties fo:color="#ffffff" style:font-name="Barlow Semi Condensed"/>
    </style:style>
    <style:style style:name="ce422" style:family="table-cell" style:parent-style-name="Default" style:data-style-name="N123">
      <style:table-cell-properties fo:background-color="#50938a" style:text-align-source="fix" style:repeat-content="false" fo:border="0.06pt solid #000000" style:vertical-align="middle"/>
      <style:paragraph-properties fo:text-align="center" fo:margin-left="0in"/>
      <style:text-properties fo:color="#ffffff" style:font-name="Barlow Semi Condensed"/>
    </style:style>
    <style:style style:name="ce423" style:family="table-cell" style:parent-style-name="Default" style:data-style-name="N123">
      <style:table-cell-properties fo:background-color="#c9211e" style:text-align-source="fix" style:repeat-content="false" fo:border="0.06pt solid #000000" style:vertical-align="middle"/>
      <style:paragraph-properties fo:text-align="center" fo:margin-left="0in"/>
      <style:text-properties fo:color="#ffffff" style:font-name="Barlow Semi Condensed"/>
    </style:style>
    <style:style style:name="ce424" style:family="table-cell" style:parent-style-name="Default">
      <style:table-cell-properties style:text-align-source="fix" style:repeat-content="false" style:vertical-align="middle"/>
      <style:paragraph-properties fo:text-align="start" fo:margin-left="0in"/>
      <style:text-properties fo:color="#000000" style:font-name="Barlow Semi Condensed" fo:font-weight="bold" style:font-weight-asian="bold" style:font-weight-complex="bold"/>
    </style:style>
    <style:style style:name="ce425" style:family="table-cell" style:parent-style-name="Default">
      <style:table-cell-properties style:text-align-source="fix" style:repeat-content="false" style:vertical-align="middle"/>
      <style:paragraph-properties fo:text-align="start" fo:margin-left="0in"/>
      <style:text-properties style:font-name="Barlow Semi Condensed"/>
    </style:style>
    <style:style style:name="ce426" style:family="table-cell" style:parent-style-name="Default">
      <style:text-properties fo:font-size="12pt" style:font-size-asian="12pt" style:font-size-complex="12pt"/>
    </style:style>
    <style:style style:name="ce89" style:family="table-cell" style:parent-style-name="Default" style:data-style-name="N124">
      <style:table-cell-properties style:text-align-source="fix" style:repeat-content="false"/>
      <style:paragraph-properties fo:text-align="center" fo:margin-left="0in"/>
    </style:style>
    <style:style style:name="ce90" style:family="table-cell" style:parent-style-name="Default" style:data-style-name="N124"/>
    <style:style style:name="ce91" style:family="table-cell" style:parent-style-name="Default" style:data-style-name="N125">
      <style:table-cell-properties style:text-align-source="fix" style:repeat-content="false"/>
      <style:paragraph-properties fo:text-align="center" fo:margin-left="0in"/>
    </style:style>
    <style:style style:name="ce92" style:family="table-cell" style:parent-style-name="Default" style:data-style-name="N125">
      <style:table-cell-properties style:text-align-source="fix" style:repeat-content="false" fo:border="0.06pt solid #000000"/>
      <style:paragraph-properties fo:text-align="center" fo:margin-left="0in"/>
      <style:text-properties fo:font-weight="bold" style:font-weight-asian="bold" style:font-weight-complex="bold"/>
    </style:style>
    <style:style style:name="ce93" style:family="table-cell" style:parent-style-name="Default" style:data-style-name="N125">
      <style:table-cell-properties style:text-align-source="fix" style:repeat-content="false" fo:border="0.06pt solid #000000"/>
      <style:paragraph-properties fo:text-align="center" fo:margin-left="0in"/>
    </style:style>
    <style:style style:name="ce167" style:family="table-cell" style:parent-style-name="Default">
      <style:table-cell-properties fo:background-color="#ffffff"/>
      <style:text-properties style:font-name="Barlow Condensed"/>
    </style:style>
    <style:style style:name="ce168" style:family="table-cell" style:parent-style-name="Default">
      <style:table-cell-properties fo:background-color="#6638b6" style:text-align-source="fix" style:repeat-content="false" fo:border="0.99pt dotted #ffffff" style:vertical-align="middle"/>
      <style:paragraph-properties fo:text-align="center" fo:margin-left="0in"/>
      <style:text-properties fo:color="#ffffff" style:font-name="Barlow Semi Condensed" fo:font-size="11pt" fo:font-weight="bold" style:font-size-asian="11pt" style:font-weight-asian="bold" style:font-size-complex="11pt" style:font-weight-complex="bold"/>
    </style:style>
    <style:style style:name="ce169" style:family="table-cell" style:parent-style-name="Default">
      <style:table-cell-properties fo:background-color="#000000" style:text-align-source="fix" style:repeat-content="false" fo:border="0.99pt dotted #ffffff" style:vertical-align="middle"/>
      <style:paragraph-properties fo:text-align="center" fo:margin-left="0in"/>
      <style:text-properties fo:color="#ffffff" style:font-name="Barlow Condensed" fo:font-size="11pt" fo:font-weight="bold" style:font-size-asian="11pt" style:font-weight-asian="bold" style:font-size-complex="11pt" style:font-weight-complex="bold"/>
    </style:style>
    <style:style style:name="ce179" style:family="table-cell" style:parent-style-name="Default">
      <style:text-properties style:font-name="Barlow Condensed"/>
    </style:style>
    <style:style style:name="ce180" style:family="table-cell" style:parent-style-name="Default">
      <style:table-cell-properties style:text-align-source="fix" style:repeat-content="false" style:vertical-align="middle"/>
      <style:paragraph-properties fo:text-align="center" fo:margin-left="0in"/>
      <style:text-properties style:font-name="Barlow Condensed" fo:font-size="12pt" fo:font-weight="bold" style:font-size-asian="12pt" style:font-weight-asian="bold" style:font-size-complex="12pt" style:font-weight-complex="bold"/>
    </style:style>
    <style:style style:name="ce181" style:family="table-cell" style:parent-style-name="Default">
      <style:table-cell-properties fo:background-color="#6638b6" style:text-align-source="fix" style:repeat-content="false" fo:border="0.99pt dotted #ffffff" style:vertical-align="middle"/>
      <style:paragraph-properties fo:text-align="center" fo:margin-left="0in"/>
      <style:text-properties fo:color="#ffffff" style:font-name="Barlow Condensed" fo:font-size="11pt" fo:font-weight="bold" style:font-size-asian="11pt" style:font-weight-asian="bold" style:font-size-complex="11pt" style:font-weight-complex="bold"/>
    </style:style>
    <style:style style:name="ce194" style:family="table-cell" style:parent-style-name="Default">
      <style:table-cell-properties fo:background-color="#99ddfd" style:text-align-source="fix" style:repeat-content="false" fo:border="0.99pt dotted #ffffff" style:vertical-align="middle"/>
      <style:paragraph-properties fo:text-align="center" fo:margin-left="0in"/>
      <style:text-properties fo:color="#ffffff" style:font-name="Barlow Condensed" fo:font-size="11pt" fo:font-weight="bold" style:font-size-asian="11pt" style:font-weight-asian="bold" style:font-size-complex="11pt" style:font-weight-complex="bold"/>
    </style:style>
    <style:style style:name="ce195" style:family="table-cell" style:parent-style-name="Default">
      <style:table-cell-properties fo:background-color="#00a9ce" style:text-align-source="fix" style:repeat-content="false" fo:border="0.99pt dotted #ffffff" style:vertical-align="middle"/>
      <style:paragraph-properties fo:text-align="center" fo:margin-left="0in"/>
      <style:text-properties fo:color="#ffffff" style:font-name="Barlow Condensed" fo:font-size="11pt" fo:font-weight="bold" style:font-size-asian="11pt" style:font-weight-asian="bold" style:font-size-complex="11pt" style:font-weight-complex="bold"/>
    </style:style>
    <style:style style:name="ce196" style:family="table-cell" style:parent-style-name="Default">
      <style:table-cell-properties fo:background-color="#eeeeee" style:text-align-source="fix" style:repeat-content="false" fo:border="0.99pt dotted #ffffff" style:vertical-align="middle"/>
      <style:paragraph-properties fo:text-align="center" fo:margin-left="0in"/>
      <style:text-properties fo:color="#000000" style:font-name="Barlow Condensed" fo:font-size="11pt" fo:font-weight="bold" style:font-size-asian="11pt" style:font-weight-asian="bold" style:font-size-complex="11pt" style:font-weight-complex="bold"/>
    </style:style>
    <style:style style:name="ce152" style:family="table-cell" style:parent-style-name="Default">
      <style:table-cell-properties fo:background-color="#99ddfd" style:text-align-source="fix" style:repeat-content="false" fo:border="0.99pt dotted #ffffff" style:vertical-align="middle"/>
      <style:paragraph-properties fo:text-align="center" fo:margin-left="0in"/>
      <style:text-properties fo:color="#000000" style:font-name="Barlow Condensed" fo:font-size="11pt" fo:font-weight="bold" style:font-size-asian="11pt" style:font-weight-asian="bold" style:font-size-complex="11pt" style:font-weight-complex="bold"/>
    </style:style>
    <style:style style:name="ce153" style:family="table-cell" style:parent-style-name="Default">
      <style:table-cell-properties fo:background-color="#6638b6" style:text-align-source="fix" style:repeat-content="false" fo:border="0.99pt dotted #ffffff" style:vertical-align="middle"/>
      <style:paragraph-properties fo:text-align="center" fo:margin-left="0in"/>
      <style:text-properties fo:color="#000000" style:font-name="Barlow Condensed" fo:font-size="11pt" fo:font-weight="bold" style:font-size-asian="11pt" style:font-weight-asian="bold" style:font-size-complex="11pt" style:font-weight-complex="bold"/>
    </style:style>
    <style:style style:name="ce150" style:family="table-cell" style:parent-style-name="Default">
      <style:table-cell-properties style:text-align-source="fix" style:repeat-content="false" style:vertical-align="middle"/>
      <style:paragraph-properties fo:text-align="center" fo:margin-left="0in"/>
      <style:text-properties fo:color="#000000" style:font-name="Barlow Condensed" fo:font-size="12pt" fo:font-weight="bold" style:font-size-asian="12pt" style:font-weight-asian="bold" style:font-size-complex="12pt" style:font-weight-complex="bold"/>
    </style:style>
    <style:style style:name="ce200" style:family="table-cell" style:parent-style-name="Default" style:data-style-name="N2">
      <style:table-cell-properties style:text-align-source="fix" style:repeat-content="false" fo:border="0.06pt solid #000000" style:vertical-align="middle"/>
      <style:paragraph-properties fo:text-align="center" fo:margin-left="0in"/>
      <style:text-properties style:font-name="Barlow Condensed"/>
    </style:style>
    <style:style style:name="ce201" style:family="table-cell" style:parent-style-name="Default" style:data-style-name="N2">
      <style:table-cell-properties style:text-align-source="fix" style:repeat-content="false" fo:wrap-option="no-wrap" fo:border="0.06pt solid #000000" style:vertical-align="middle"/>
      <style:paragraph-properties fo:text-align="center" fo:margin-left="0in"/>
      <style:text-properties style:font-name="Barlow Condensed" fo:font-size="10pt" style:font-size-asian="10pt" style:font-size-complex="10pt"/>
    </style:style>
    <style:style style:name="ce202" style:family="table-cell" style:parent-style-name="Default" style:data-style-name="N2">
      <style:table-cell-properties style:text-align-source="fix" style:repeat-content="false" style:vertical-align="middle"/>
      <style:paragraph-properties fo:text-align="center" fo:margin-left="0in"/>
      <style:text-properties style:font-name="Barlow Condensed"/>
    </style:style>
    <style:style style:name="ce203" style:family="table-cell" style:parent-style-name="Default" style:data-style-name="N2">
      <style:table-cell-properties style:text-align-source="fix" style:repeat-content="false" fo:border="0.06pt solid #000000" style:vertical-align="middle"/>
      <style:paragraph-properties fo:text-align="center" fo:margin-left="0in"/>
      <style:text-properties style:font-name="Barlow Condensed" fo:font-size="10pt" style:font-size-asian="10pt" style:font-size-complex="10pt"/>
    </style:style>
    <style:style style:name="ce204" style:family="table-cell" style:parent-style-name="Default" style:data-style-name="N2"/>
    <style:style style:name="ce205" style:family="table-cell" style:parent-style-name="Default" style:data-style-name="N124">
      <style:table-cell-properties style:text-align-source="fix" style:repeat-content="false" fo:border="0.06pt solid #000000" style:vertical-align="middle"/>
      <style:paragraph-properties fo:text-align="center" fo:margin-left="0in"/>
      <style:text-properties style:font-name="Barlow Condensed"/>
    </style:style>
    <style:style style:name="ce206" style:family="table-cell" style:parent-style-name="Default" style:data-style-name="N124">
      <style:table-cell-properties style:text-align-source="fix" style:repeat-content="false" fo:border="0.06pt solid #000000" style:vertical-align="middle"/>
      <style:paragraph-properties fo:text-align="center" fo:margin-left="0in"/>
      <style:text-properties style:font-name="Barlow Condensed" fo:font-size="10pt" style:font-size-asian="10pt" style:font-size-complex="10pt"/>
    </style:style>
    <style:style style:name="ce207" style:family="table-cell" style:parent-style-name="Default" style:data-style-name="N124">
      <style:table-cell-properties fo:background-color="#ffffff" style:text-align-source="fix" style:repeat-content="false" fo:border="0.06pt solid #000000" style:vertical-align="middle"/>
      <style:paragraph-properties fo:text-align="center" fo:margin-left="0in"/>
      <style:text-properties style:font-name="Barlow Condensed" fo:font-size="10pt" style:font-size-asian="10pt" style:font-size-complex="10pt"/>
    </style:style>
    <style:style style:name="ce208" style:family="table-cell" style:parent-style-name="Default" style:data-style-name="N1">
      <style:table-cell-properties style:text-align-source="fix" style:repeat-content="false" fo:border="0.06pt solid #000000" style:vertical-align="middle"/>
      <style:paragraph-properties fo:text-align="center" fo:margin-left="0in"/>
      <style:text-properties style:font-name="Barlow Condensed"/>
    </style:style>
    <style:style style:name="ce209" style:family="table-cell" style:parent-style-name="Default" style:data-style-name="N1">
      <style:table-cell-properties style:text-align-source="fix" style:repeat-content="false" fo:border="0.06pt solid #000000" style:vertical-align="middle"/>
      <style:paragraph-properties fo:text-align="center" fo:margin-left="0in"/>
      <style:text-properties style:font-name="Barlow Condensed" fo:font-size="10pt" style:font-size-asian="10pt" style:font-size-complex="10pt"/>
    </style:style>
    <style:style style:name="ce210" style:family="table-cell" style:parent-style-name="Default" style:data-style-name="N123"/>
    <style:style style:name="ce211" style:family="table-cell" style:parent-style-name="Default" style:data-style-name="N122"/>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center"/>
    </style:style>
    <style:style style:name="T21" style:family="text">
      <style:text-properties fo:color="#ffffff" style:text-outline="false" style:text-line-through-style="none" style:text-line-through-type="none" style:font-name="Barlow Semi Condensed" fo:font-size="12pt" fo:language="en" fo:country="US" fo:font-style="normal" fo:text-shadow="none" style:text-underline-style="none" style:text-underline-mode="continuous" style:text-overline-mode="continuous" style:text-line-through-mode="continuous" style:font-name-asian="Barlow Semi Condensed" style:font-size-asian="12pt" style:language-asian="zh" style:country-asian="CN" style:font-style-asian="normal" style:font-weight-asian="bold" style:font-name-complex="Barlow Semi Condensed" style:font-size-complex="12pt" style:language-complex="hi" style:country-complex="IN" style:font-style-complex="normal" style:font-weight-complex="bold" style:text-emphasize="none" style:font-relief="none" style:text-overline-style="none" style:text-overline-color="font-color"/>
    </style:style>
    <style:style style:name="T22" style:family="text">
      <style:text-properties fo:color="#ffffff" style:text-outline="false" style:text-line-through-style="none" style:text-line-through-type="none" style:text-position="-33% 58%" style:font-name="Barlow Semi Condensed" fo:font-size="15pt" fo:language="en" fo:country="US" fo:font-style="normal" fo:text-shadow="none" style:text-underline-style="none" style:text-underline-mode="continuous" style:text-overline-mode="continuous" style:text-line-through-mode="continuous" style:font-name-asian="Barlow Semi Condensed" style:font-size-asian="15pt" style:language-asian="zh" style:country-asian="CN" style:font-style-asian="normal" style:font-weight-asian="bold" style:font-name-complex="Barlow Semi Condensed" style:font-size-complex="15pt" style:language-complex="hi" style:country-complex="IN" style:font-style-complex="normal" style:font-weight-complex="bold" style:text-emphasize="none" style:font-relief="none" style:text-overline-style="none" style:text-overline-color="font-color"/>
    </style:style>
    <style:style style:name="T23" style:family="text">
      <style:text-properties fo:color="#ffffff" style:text-outline="false" style:text-line-through-style="none" style:text-line-through-type="none" style:text-position="0% 100%" style:font-name="Barlow Semi Condensed" fo:font-size="12pt" fo:language="en" fo:country="US" fo:font-style="normal" fo:text-shadow="none" style:text-underline-style="none" style:text-underline-mode="continuous" style:text-overline-mode="continuous" style:text-line-through-mode="continuous" style:font-name-asian="Noto Sans CJK SC"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font-relief="none" style:text-overline-style="none" style:text-overline-color="font-color"/>
    </style:style>
    <style:style style:name="T27" style:family="text">
      <style:text-properties fo:color="#ffffff" style:text-outline="false" style:text-line-through-style="none" style:text-line-through-type="none" style:font-name="Barlow Semi Condensed" fo:language="en" fo:country="US" fo:font-style="normal" fo:text-shadow="none" style:text-underline-style="none" style:text-underline-mode="continuous" style:text-overline-mode="continuous" style:text-line-through-mode="continuous" style:font-name-asian="Noto Sans CJK SC"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font-relief="none" style:text-overline-style="none" style:text-overline-color="font-color"/>
    </style:style>
    <style:style style:name="T28" style:family="text">
      <style:text-properties style:font-size-asian="14pt" style:font-weight-asian="bold" style:font-size-complex="14pt" style:font-weight-complex="bold"/>
    </style:style>
    <style:style style:name="T29" style:family="text">
      <style:text-properties style:font-name="Barlow Semi Condensed" style:font-name-asian="Barlow Semi Condensed" style:font-size-asian="14pt" style:font-weight-asian="bold" style:font-name-complex="Barlow Semi Condensed" style:font-size-complex="14pt" style:font-weight-complex="bold"/>
    </style:style>
    <style:style style:name="T30" style:family="text">
      <style:text-properties style:text-position="-33% 58%" style:font-name="Barlow Semi Condensed" style:font-name-asian="Barlow Semi Condensed" style:font-size-asian="15pt" style:font-weight-asian="bold" style:font-name-complex="Barlow Semi Condensed" style:font-size-complex="15pt" style:font-weight-complex="bold"/>
    </style:style>
    <style:style style:name="T31" style:family="text">
      <style:text-properties style:font-name="Barlow Semi Condensed" style:font-name-asian="Barlow Semi Condensed" style:font-size-asian="14pt" style:font-weight-asian="bold" style:font-name-complex="Barlow Semi Condensed" style:font-size-complex="14pt" style:font-weight-complex="bold"/>
    </style:style>
    <style:style style:name="T24" style:family="text">
      <style:text-properties fo:color="#ffffff" style:text-outline="false" style:text-line-through-style="none" style:text-line-through-type="none" style:font-name="Barlow Semi Condensed" fo:font-size="12pt" fo:language="en" fo:country="US" fo:font-style="normal" fo:text-shadow="none" style:text-underline-style="none" style:text-underline-mode="continuous" style:text-overline-mode="continuous" style:text-line-through-mode="continuous" style:font-name-asian="Barlow Semi Condensed" style:font-size-asian="12pt" style:language-asian="zh" style:country-asian="CN" style:font-style-asian="normal" style:font-weight-asian="bold" style:font-name-complex="Barlow Semi Condensed" style:font-size-complex="12pt" style:language-complex="hi" style:country-complex="IN" style:font-style-complex="normal" style:font-weight-complex="bold" style:text-emphasize="none" style:font-relief="none" style:text-overline-style="none" style:text-overline-color="font-color"/>
    </style:style>
    <style:style style:name="T25" style:family="text">
      <style:text-properties fo:color="#ffffff" style:text-outline="false" style:text-line-through-style="none" style:text-line-through-type="none" style:text-position="-33% 58%" style:font-name="Barlow Semi Condensed" fo:font-size="15pt" fo:language="en" fo:country="US" fo:font-style="normal" fo:text-shadow="none" style:text-underline-style="none" style:text-underline-mode="continuous" style:text-overline-mode="continuous" style:text-line-through-mode="continuous" style:font-name-asian="Noto Sans CJK SC" style:font-size-asian="15pt" style:language-asian="zh" style:country-asian="CN" style:font-style-asian="normal" style:font-weight-asian="bold" style:font-name-complex="Lohit Devanagari" style:font-size-complex="15pt" style:language-complex="hi" style:country-complex="IN" style:font-style-complex="normal" style:font-weight-complex="bold" style:text-emphasize="none" style:font-relief="none" style:text-overline-style="none" style:text-overline-color="font-color"/>
    </style:style>
    <style:style style:name="T26" style:family="text">
      <style:text-properties fo:color="#ffffff" style:text-outline="false" style:text-line-through-style="none" style:text-line-through-type="none" style:text-position="0% 100%" style:font-name="Barlow Semi Condensed" fo:font-size="12pt" fo:language="en" fo:country="US" fo:font-style="normal" fo:text-shadow="none" style:text-underline-style="none" style:text-underline-mode="continuous" style:text-overline-mode="continuous" style:text-line-through-mode="continuous" style:font-name-asian="Noto Sans CJK SC"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font-relief="none" style:text-overline-style="none" style:text-overline-color="font-color"/>
    </style:style>
    <style:style style:name="T32" style:family="text">
      <style:text-properties fo:color="#ffffff" style:text-outline="false" style:text-line-through-style="none" style:text-line-through-type="none" style:font-name="Barlow Semi Condensed" fo:font-size="12pt" fo:language="en" fo:country="US" fo:font-style="normal" fo:text-shadow="none" style:text-underline-style="none" style:text-underline-mode="continuous" style:text-overline-mode="continuous" style:text-line-through-mode="continuous" style:font-name-asian="Noto Sans CJK SC"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font-relief="none" style:text-overline-style="none" style:text-overline-color="font-color"/>
    </style:style>
    <style:style style:name="T33" style:family="text">
      <style:text-properties fo:color="#ffffff" style:text-outline="false" style:text-line-through-style="none" style:text-line-through-type="none" style:font-name="Barlow Semi Condensed" fo:font-size="14pt" fo:language="en" fo:country="US" fo:font-style="normal" fo:text-shadow="none" style:text-underline-style="none" style:text-underline-mode="continuous" style:text-overline-mode="continuous" style:text-line-through-mode="continuous" style:font-name-asian="Noto Sans CJK SC"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font-relief="none" style:text-overline-style="none" style:text-overline-color="font-color"/>
    </style:style>
    <style:style style:name="T34" style:family="text">
      <style:text-properties fo:color="#ffffff" style:text-outline="false" style:text-line-through-style="none" style:text-line-through-type="none" style:font-name="Barlow Semi Condensed" fo:font-size="12pt" fo:language="en" fo:country="US" fo:font-style="normal" fo:text-shadow="none" style:text-underline-style="none" style:text-underline-mode="continuous" style:text-overline-mode="continuous" style:text-line-through-mode="continuous" style:font-name-asian="Barlow Semi Condensed" style:font-size-asian="12pt" style:language-asian="zh" style:country-asian="CN" style:font-style-asian="normal" style:font-weight-asian="bold" style:font-name-complex="Barlow Semi Condensed" style:font-size-complex="12pt" style:language-complex="hi" style:country-complex="IN" style:font-style-complex="normal" style:font-weight-complex="bold" style:text-emphasize="none" style:font-relief="none" style:text-overline-style="none" style:text-overline-color="font-color"/>
    </style:style>
    <style:style style:name="T35" style:family="text">
      <style:text-properties fo:color="#ffffff" style:text-outline="false" style:text-line-through-style="none" style:text-line-through-type="none" style:text-position="-33% 58%" style:font-name="Barlow Semi Condensed" fo:font-size="15pt" fo:language="en" fo:country="US" fo:font-style="normal" fo:text-shadow="none" style:text-underline-style="none" style:text-underline-mode="continuous" style:text-overline-mode="continuous" style:text-line-through-mode="continuous" style:font-name-asian="Noto Sans CJK SC" style:font-size-asian="15pt" style:language-asian="zh" style:country-asian="CN" style:font-style-asian="normal" style:font-weight-asian="bold" style:font-name-complex="Lohit Devanagari" style:font-size-complex="15pt" style:language-complex="hi" style:country-complex="IN" style:font-style-complex="normal" style:font-weight-complex="bold" style:text-emphasize="none" style:font-relief="none" style:text-overline-style="none" style:text-overline-color="font-color"/>
    </style:style>
    <style:style style:name="T36" style:family="text">
      <style:text-properties fo:color="#ffffff" style:text-outline="false" style:text-line-through-style="none" style:text-line-through-type="none" style:text-position="0% 100%" style:font-name="Barlow Semi Condensed" fo:font-size="12pt" fo:language="en" fo:country="US" fo:font-style="normal" fo:text-shadow="none" style:text-underline-style="none" style:text-underline-mode="continuous" style:text-overline-mode="continuous" style:text-line-through-mode="continuous" style:font-name-asian="Noto Sans CJK SC"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font-relief="none" style:text-overline-style="none" style:text-overline-color="font-color"/>
    </style:style>
    <style:style style:name="T17" style:family="text">
      <style:text-properties fo:font-size="14pt" style:text-position="-33% 58%" style:font-size-asian="14pt" style:font-size-complex="14pt"/>
    </style:style>
    <style:style style:name="T18" style:family="text">
      <style:text-properties fo:color="#ffffff" style:text-overline-style="none" style:text-overline-color="font-color" style:font-size-asian="12pt" style:font-size-complex="12pt" style:font-weight-asian="bold" style:font-weight-complex="bold" style:font-style-asian="normal" style:font-style-complex="normal" style:text-emphasize="none" style:font-relief="none" style:font-name-complex="Barlow Semi Condensed" style:language-complex="hi" style:country-complex="IN" style:language-asian="zh" style:country-asian="CN" style:font-name="Barlow Semi Condensed" fo:language="en" fo:country="US" style:text-line-through-mode="continuous" fo:text-shadow="none" style:text-outline="false" fo:font-style="normal" style:text-line-through-type="none" style:text-underline-style="none" style:text-underline-color="font-color" fo:font-size="12pt" style:font-name-asian="Barlow Semi Condensed"/>
    </style:style>
    <style:style style:name="T19" style:family="text">
      <style:text-properties fo:color="#ffffff" style:text-overline-style="none" style:text-overline-color="font-color" style:font-weight-asian="bold" style:font-weight-complex="bold" style:font-style-asian="normal" style:font-style-complex="normal" style:text-emphasize="none" style:font-relief="none" style:font-name-complex="Barlow Semi Condensed" style:language-complex="hi" style:country-complex="IN" style:language-asian="zh" style:country-asian="CN" style:font-name="Barlow Semi Condensed" fo:language="en" fo:country="US" style:text-line-through-mode="continuous" fo:text-shadow="none" style:text-outline="false" fo:font-style="normal" style:text-line-through-type="none" style:text-underline-style="none" style:text-underline-color="font-color" style:font-name-asian="Barlow Semi Condensed" fo:font-size="15pt" style:text-position="-33% 58%" style:font-size-asian="15pt" style:font-size-complex="15pt"/>
    </style:style>
    <style:style style:name="T20" style:family="text">
      <style:text-properties fo:color="#ffffff" style:text-overline-style="none" style:text-overline-color="font-color" style:font-weight-asian="bold" style:font-weight-complex="bold" style:font-style-asian="normal" style:font-style-complex="normal" style:text-emphasize="none" style:font-relief="none" style:language-complex="hi" style:country-complex="IN" style:language-asian="zh" style:country-asian="CN" style:font-name="Barlow Semi Condensed" fo:language="en" fo:country="US" style:text-line-through-mode="continuous" fo:text-shadow="none" style:text-outline="false" fo:font-style="normal" style:text-line-through-type="none" style:text-underline-style="none" style:text-underline-color="font-color" fo:font-size="12pt" style:text-position="0% 100%" style:font-name-asian="Noto Sans CJK SC" style:font-name-complex="Lohit Devanagari" style:font-size-asian="12pt" style:font-size-complex="12pt"/>
    </style:style>
    <style:style style:name="T37" style:family="text">
      <style:text-properties style:font-name-asian="Barlow Semi Condensed" style:language-complex="hi" style:country-complex="IN" style:font-size-asian="12pt" style:font-size-complex="12pt" style:font-weight-asian="bold" style:font-weight-complex="bold" style:font-style-asian="normal" style:font-style-complex="normal" style:text-emphasize="none" style:font-relief="none" style:font-name="Barlow Semi Condensed" style:font-name-complex="Barlow Semi Condensed" style:text-overline-style="none" style:text-overline-color="font-color" fo:color="#ffffff" fo:language="en" fo:country="US" style:text-line-through-mode="continuous" fo:text-shadow="none" style:text-outline="false" fo:font-style="normal" style:text-line-through-type="none" style:text-underline-style="none" style:text-underline-color="font-color" fo:font-size="12pt" style:language-asian="zh" style:country-asian="CN"/>
    </style:style>
    <style:style style:name="T38" style:family="text">
      <style:text-properties style:language-complex="hi" style:country-complex="IN" style:font-weight-asian="bold" style:font-weight-complex="bold" style:font-style-asian="normal" style:font-style-complex="normal" style:text-emphasize="none" style:font-relief="none" style:font-name="Barlow Semi Condensed" style:text-overline-style="none" style:text-overline-color="font-color" fo:color="#ffffff" fo:language="en" fo:country="US" style:text-line-through-mode="continuous" fo:text-shadow="none" style:text-outline="false" fo:font-style="normal" style:text-line-through-type="none" style:text-underline-style="none" style:text-underline-color="font-color" style:language-asian="zh" style:country-asian="CN" fo:font-size="15pt" style:text-position="-33% 58%" style:font-name-asian="Noto Sans CJK SC" style:font-name-complex="Lohit Devanagari" style:font-size-asian="15pt" style:font-size-complex="15pt"/>
    </style:style>
    <style:style style:name="T39" style:family="text">
      <style:text-properties style:language-complex="hi" style:country-complex="IN" style:font-weight-asian="bold" style:font-weight-complex="bold" style:font-style-asian="normal" style:font-style-complex="normal" style:text-emphasize="none" style:font-relief="none" style:font-name="Barlow Semi Condensed" style:text-overline-style="none" style:text-overline-color="font-color" fo:color="#ffffff" fo:language="en" fo:country="US" style:text-line-through-mode="continuous" fo:text-shadow="none" style:text-outline="false" fo:font-style="normal" style:text-line-through-type="none" style:text-underline-style="none" style:text-underline-color="font-color" style:language-asian="zh" style:country-asian="CN" style:font-name-asian="Noto Sans CJK SC" style:font-name-complex="Lohit Devanagari" fo:font-size="12pt" style:text-position="0% 100%" style:font-size-asian="12pt" style:font-size-complex="12pt"/>
    </style:style>
    <style:style style:name="T40" style:family="text">
      <style:text-properties style:font-name-asian="Noto Sans CJK SC" style:text-overline-style="none" style:text-overline-color="font-color"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Lohit Devanagari" style:font-name="Barlow Semi Condensed" style:font-relief="none" style:text-emphasize="none" style:font-style-complex="normal" style:font-style-asian="normal" style:font-weight-complex="bold" style:font-weight-asian="bold" style:font-size-complex="12pt" style:font-size-asian="12pt" fo:color="#ffffff"/>
    </style:style>
    <style:style style:name="T41" style:family="text">
      <style:text-properties style:font-weight-complex="bold" style:font-weight-asian="bold" style:font-size-asian="14pt" style:font-size-complex="14pt"/>
    </style:style>
    <style:style style:name="T42" style:family="text">
      <style:text-properties style:font-weight-complex="bold" style:font-weight-asian="bold" style:font-size-asian="14pt" style:font-size-complex="14pt" style:font-name="Barlow Semi Condensed" style:font-name-asian="Barlow Semi Condensed" style:font-name-complex="Barlow Semi Condensed"/>
    </style:style>
    <style:style style:name="T43" style:family="text">
      <style:text-properties style:font-weight-complex="bold" style:font-weight-asian="bold" style:font-name="Barlow Semi Condensed" style:font-name-asian="Barlow Semi Condensed" style:font-name-complex="Barlow Semi Condensed" style:text-position="-33% 58%" style:font-size-asian="15pt" style:font-size-complex="15pt"/>
    </style:style>
    <style:style style:name="T44" style:family="text">
      <style:text-properties style:font-weight-complex="bold" style:font-weight-asian="bold" style:font-name="Barlow Semi Condensed" style:font-name-asian="Barlow Semi Condensed" style:font-name-complex="Barlow Semi Condensed" style:font-size-asian="14pt" style:font-size-complex="14pt"/>
    </style:style>
    <style:style style:name="T45" style:family="text">
      <style:text-properties style:text-underline-style="none" style:text-underline-color="font-color" style:font-style-complex="normal" fo:color="#ffffff" fo:language="en" fo:country="US" style:text-line-through-mode="continuous" fo:text-shadow="none" style:text-outline="false" fo:font-style="normal" style:text-line-through-type="none" style:font-name-complex="Lohit Devanagari" fo:font-size="12pt" style:text-overline-style="none" style:text-overline-color="font-color" style:font-relief="none" style:text-emphasize="none" style:language-asian="zh" style:country-asian="CN" style:font-style-asian="normal" style:font-weight-complex="bold" style:font-weight-asian="bold" style:font-size-complex="12pt" style:font-size-asian="12pt" style:font-name="Barlow Semi Condensed" style:language-complex="hi" style:country-complex="IN" style:font-name-asian="Noto Sans CJK SC"/>
    </style:style>
    <style:style style:name="T46" style:family="text">
      <style:text-properties style:text-underline-style="none" style:text-underline-color="font-color" style:font-style-complex="normal" fo:color="#ffffff" fo:language="en" fo:country="US" style:text-line-through-mode="continuous" fo:text-shadow="none" style:text-outline="false" fo:font-style="normal" style:text-line-through-type="none" style:font-name-complex="Lohit Devanagari" style:text-overline-style="none" style:text-overline-color="font-color" style:font-relief="none" style:text-emphasize="none" style:language-asian="zh" style:country-asian="CN" style:font-style-asian="normal" style:font-weight-complex="bold" style:font-weight-asian="bold" style:font-name="Barlow Semi Condensed" style:language-complex="hi" style:country-complex="IN" style:font-name-asian="Noto Sans CJK SC" style:font-size-asian="14pt" fo:font-size="14pt" style:font-size-complex="14pt"/>
    </style:style>
    <style:style style:name="T47" style:family="text">
      <style:text-properties style:text-underline-style="none" style:text-underline-color="font-color" style:font-style-complex="normal" fo:color="#ffffff" fo:language="en" fo:country="US" style:text-line-through-mode="continuous" fo:text-shadow="none" style:text-outline="false" fo:font-style="normal" style:text-line-through-type="none" style:text-overline-style="none" style:text-overline-color="font-color" style:font-relief="none" style:text-emphasize="none" style:language-asian="zh" style:country-asian="CN" style:font-style-asian="normal" style:font-weight-complex="bold" style:font-weight-asian="bold" style:font-name="Barlow Semi Condensed" style:language-complex="hi" style:country-complex="IN" fo:font-size="12pt" style:font-name-asian="Barlow Semi Condensed" style:font-name-complex="Barlow Semi Condensed" style:font-size-asian="12pt" style:font-size-complex="12pt"/>
    </style:style>
    <style:style style:name="T48" style:family="text">
      <style:text-properties style:text-underline-style="none" style:text-underline-color="font-color" style:font-style-complex="normal" fo:color="#ffffff" fo:language="en" fo:country="US" style:text-line-through-mode="continuous" fo:text-shadow="none" style:text-outline="false" fo:font-style="normal" style:text-line-through-type="none" style:text-overline-style="none" style:text-overline-color="font-color" style:font-relief="none" style:text-emphasize="none" style:language-asian="zh" style:country-asian="CN" style:font-style-asian="normal" style:font-weight-complex="bold" style:font-weight-asian="bold" style:font-name="Barlow Semi Condensed" style:language-complex="hi" style:country-complex="IN" fo:font-size="15pt" style:text-position="-33% 58%" style:font-name-asian="Noto Sans CJK SC" style:font-name-complex="Lohit Devanagari" style:font-size-asian="15pt" style:font-size-complex="15pt"/>
    </style:style>
    <style:style style:name="T49" style:family="text">
      <style:text-properties style:text-underline-style="none" style:text-underline-color="font-color" style:font-style-complex="normal" fo:color="#ffffff" fo:language="en" fo:country="US" style:text-line-through-mode="continuous" fo:text-shadow="none" style:text-outline="false" fo:font-style="normal" style:text-line-through-type="none" style:text-overline-style="none" style:text-overline-color="font-color" style:font-relief="none" style:text-emphasize="none" style:language-asian="zh" style:country-asian="CN" style:font-style-asian="normal" style:font-weight-complex="bold" style:font-weight-asian="bold" style:font-name="Barlow Semi Condensed" style:language-complex="hi" style:country-complex="IN" style:font-name-asian="Noto Sans CJK SC" style:font-name-complex="Lohit Devanagari" fo:font-size="12pt" style:text-position="0% 100%" style:font-size-asian="12pt" style:font-size-complex="12pt"/>
    </style:style>
    <style:style style:name="T50" style:family="text">
      <style:text-properties style:language-complex="hi" style:country-complex="IN" style:font-name="Barlow Semi Condensed" style:font-name-complex="Lohit Devanagari" style:font-weight-asian="bold" style:font-weight-complex="bold" style:font-style-asian="normal" style:font-style-complex="normal" style:text-emphasize="none" style:font-relief="none" fo:language="en" fo:country="US" fo:color="#ffffff" style:language-asian="zh" style:country-asian="CN" style:font-name-asian="Noto Sans CJK SC" style:text-line-through-mode="continuous" fo:text-shadow="none" style:text-outline="false" fo:font-style="normal" style:text-line-through-type="none" style:text-underline-style="none" style:text-underline-color="font-color" fo:font-weight="bold" style:text-overline-style="none" style:text-overline-color="font-color"/>
    </style:style>
    <style:style style:name="T51" style:family="text">
      <style:text-properties style:language-complex="hi" style:country-complex="IN" style:font-name="Barlow Semi Condensed" style:font-name-complex="Lohit Devanagari" style:font-weight-asian="bold" style:font-weight-complex="bold" style:font-style-asian="normal" style:font-style-complex="normal" style:text-emphasize="none" style:font-relief="none" fo:language="en" fo:country="US" fo:color="#ffffff" style:language-asian="zh" style:country-asian="CN" style:font-name-asian="Noto Sans CJK SC" style:text-line-through-mode="continuous" fo:text-shadow="none" style:text-outline="false" fo:font-style="normal" style:text-line-through-type="none" style:text-underline-style="none" style:text-underline-color="font-color" fo:font-weight="bold" style:text-overline-style="none" style:text-overline-color="font-color" fo:font-size="15pt" style:text-position="-33% 58%" style:font-size-asian="15pt" style:font-size-complex="15pt"/>
    </style:style>
    <style:style style:name="T52" style:family="text">
      <style:text-properties style:language-complex="hi" style:country-complex="IN" style:font-name="Barlow Semi Condensed" style:font-name-complex="Lohit Devanagari" style:font-weight-asian="bold" style:font-weight-complex="bold" style:font-style-asian="normal" style:font-style-complex="normal" style:text-emphasize="none" style:font-relief="none" fo:language="en" fo:country="US" fo:color="#ffffff" style:language-asian="zh" style:country-asian="CN" style:font-name-asian="Noto Sans CJK SC" style:text-line-through-mode="continuous" fo:text-shadow="none" style:text-outline="false" fo:font-style="normal" style:text-line-through-type="none" style:text-underline-style="none" style:text-underline-color="font-color" fo:font-weight="bold" style:text-overline-style="none" style:text-overline-color="font-color" fo:font-size="11pt" style:font-size-asian="11pt" style:font-size-complex="11pt"/>
    </style:style>
    <style:style style:name="T53" style:family="text">
      <style:text-properties fo:font-size="15pt" style:text-position="-33% 58%" style:font-size-asian="15pt" style:font-size-complex="15pt"/>
    </style:style>
    <style:style style:name="T54" style:family="text">
      <style:text-properties style:font-style-complex="normal" style:text-outline="false" style:text-emphasize="none" style:font-relief="none" style:language-complex="hi" style:country-complex="IN" fo:language="en" fo:country="US" fo:color="#ffffff" fo:font-weight="bold" style:text-underline-style="none" style:text-underline-color="font-color" style:text-line-through-type="none" fo:font-style="normal" style:font-weight-complex="bold" style:font-weight-asian="bold" style:font-name-complex="Lohit Devanagari" style:text-overline-style="none" style:text-overline-color="font-color" style:language-asian="zh" style:country-asian="CN" style:font-name-asian="Noto Sans CJK SC" style:font-name="Barlow Semi Condensed" style:text-line-through-mode="continuous" fo:text-shadow="none" style:font-style-asian="normal"/>
    </style:style>
    <style:style style:name="T55" style:family="text">
      <style:text-properties style:font-style-complex="normal" style:text-outline="false" style:text-emphasize="none" style:font-relief="none" style:language-complex="hi" style:country-complex="IN" fo:language="en" fo:country="US" fo:color="#ffffff" fo:font-weight="bold" style:text-underline-style="none" style:text-underline-color="font-color" style:text-line-through-type="none" fo:font-style="normal" style:font-weight-complex="bold" style:font-weight-asian="bold" style:font-name-complex="Lohit Devanagari" style:text-overline-style="none" style:text-overline-color="font-color" style:language-asian="zh" style:country-asian="CN" style:font-name-asian="Noto Sans CJK SC" style:font-name="Barlow Semi Condensed" style:text-line-through-mode="continuous" fo:text-shadow="none" style:font-style-asian="normal" style:font-size-complex="15pt" style:font-size-asian="15pt" style:text-position="-33% 58%" fo:font-size="15pt"/>
    </style:style>
    <style:style style:name="T56" style:family="text">
      <style:text-properties style:font-style-complex="normal" style:text-outline="false" style:text-emphasize="none" style:font-relief="none" style:language-complex="hi" style:country-complex="IN" fo:language="en" fo:country="US" fo:color="#ffffff" fo:font-weight="bold" style:text-underline-style="none" style:text-underline-color="font-color" style:text-line-through-type="none" fo:font-style="normal" style:font-weight-complex="bold" style:font-weight-asian="bold" style:font-name-complex="Lohit Devanagari" style:text-overline-style="none" style:text-overline-color="font-color" style:language-asian="zh" style:country-asian="CN" style:font-name-asian="Noto Sans CJK SC" style:font-name="Barlow Semi Condensed" style:text-line-through-mode="continuous" fo:text-shadow="none" style:font-style-asian="normal" fo:font-size="11pt" style:font-size-asian="11pt" style:font-size-complex="11pt"/>
    </style:style>
    <style:style style:name="T57" style:family="text">
      <style:text-properties style:font-style-complex="normal" style:text-outline="false" style:text-emphasize="none" style:font-relief="none" style:language-complex="hi" style:country-complex="IN" fo:language="en" fo:country="US" fo:color="#ffffff" fo:font-weight="bold" style:text-underline-style="none" style:text-underline-color="font-color" style:text-line-through-type="none" fo:font-style="normal" style:font-weight-complex="bold" style:font-weight-asian="bold" style:font-name-complex="Lohit Devanagari" style:text-overline-style="none" style:text-overline-color="font-color" style:language-asian="zh" style:country-asian="CN" style:font-name-asian="Noto Sans CJK SC" style:font-name="Barlow Semi Condensed" style:text-line-through-mode="continuous" fo:text-shadow="none" style:font-style-asian="normal" fo:font-size="15pt" style:text-position="-33% 58%" style:font-size-asian="15pt" style:font-size-complex="15pt"/>
    </style:style>
  </office:automatic-styles>
  <office:body>
    <office:spreadsheet>
      <table:calculation-settings table:automatic-find-labels="false" table:use-regular-expressions="false" table:use-wildcards="true"/>
      <table:table table:name="Testing 4 x 10 x 10"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27" table:number-columns-repeated="31" table:default-cell-style-name="ce306"/>
        <table:table-column table:style-name="co28" table:default-cell-style-name="ce306"/>
        <table:table-column table:style-name="co27" table:default-cell-style-name="ce306"/>
        <table:table-column table:style-name="co29" table:number-columns-repeated="2" table:default-cell-style-name="ce306"/>
        <table:table-column table:style-name="co27" table:number-columns-repeated="21" table:default-cell-style-name="ce306"/>
        <table:table-column table:style-name="co30" table:default-cell-style-name="ce306"/>
        <table:table-column table:style-name="co27" table:number-columns-repeated="925" table:default-cell-style-name="ce306"/>
        <table:table-column table:style-name="co27" table:number-columns-repeated="32" table:default-cell-style-name="Default"/>
        <table:table-row table:style-name="ro4">
          <table:table-cell table:style-name="ce299"/>
          <table:table-cell table:style-name="ce307" office:value-type="string" calcext:value-type="string" table:number-columns-spanned="29" table:number-rows-spanned="1">
            <text:p>Ground truth</text:p>
          </table:table-cell>
          <table:covered-table-cell table:number-columns-repeated="11" table:style-name="ce41"/>
          <table:covered-table-cell table:style-name="ce88"/>
          <table:covered-table-cell table:number-columns-repeated="16" table:style-name="ce41"/>
          <table:table-cell table:style-name="ce305" table:number-columns-repeated="2"/>
          <table:table-cell table:number-columns-repeated="982"/>
        </table:table-row>
        <table:table-row table:style-name="ro4">
          <table:table-cell table:style-name="ce299"/>
          <table:table-cell table:style-name="ce308"/>
          <table:table-cell table:style-name="ce41" table:number-columns-repeated="11"/>
          <table:table-cell table:style-name="ce88"/>
          <table:table-cell table:style-name="ce41" table:number-columns-repeated="16"/>
          <table:table-cell table:style-name="ce305" table:number-columns-repeated="2"/>
          <table:table-cell table:number-columns-repeated="982"/>
        </table:table-row>
        <table:table-row table:style-name="ro4">
          <table:table-cell table:style-name="ce300"/>
          <table:table-cell table:style-name="ce309" office:value-type="string" calcext:value-type="string" table:number-columns-spanned="5" table:number-rows-spanned="1">
            <text:p>Ground truth y</text:p>
          </table:table-cell>
          <table:covered-table-cell table:number-columns-repeated="4" table:style-name="ce42"/>
          <table:table-cell table:style-name="ce344"/>
          <table:table-cell table:style-name="ce345" office:value-type="string" calcext:value-type="string" table:number-columns-spanned="5" table:number-rows-spanned="1">
            <text:p>Class 0 (Background)</text:p>
          </table:table-cell>
          <table:covered-table-cell table:number-columns-repeated="4" table:style-name="ce351"/>
          <table:table-cell table:style-name="ce344"/>
          <table:table-cell table:style-name="ce309" office:value-type="string" calcext:value-type="string" table:number-columns-spanned="5" table:number-rows-spanned="1">
            <text:p>Class 1</text:p>
          </table:table-cell>
          <table:covered-table-cell table:number-columns-repeated="4" table:style-name="ce42"/>
          <table:table-cell table:style-name="ce344"/>
          <table:table-cell table:style-name="ce309" office:value-type="string" calcext:value-type="string" table:number-columns-spanned="5" table:number-rows-spanned="1">
            <text:p>Class 2</text:p>
          </table:table-cell>
          <table:covered-table-cell table:number-columns-repeated="4" table:style-name="ce42"/>
          <table:table-cell table:style-name="ce344"/>
          <table:table-cell table:style-name="ce309" office:value-type="string" calcext:value-type="string" table:number-columns-spanned="5" table:number-rows-spanned="1">
            <text:p>Class 3</text:p>
          </table:table-cell>
          <table:covered-table-cell table:number-columns-repeated="4" table:style-name="ce42"/>
          <table:table-cell table:style-name="ce344" table:number-columns-repeated="2"/>
          <table:table-cell table:style-name="ce42" table:number-columns-repeated="950"/>
          <table:table-cell table:style-name="ce426" table:number-columns-repeated="32"/>
        </table:table-row>
        <table:table-row table:style-name="ro4">
          <table:table-cell table:style-name="ce301"/>
          <table:table-cell table:number-columns-repeated="5" table:style-name="ce310" office:value-type="float" office:value="0" calcext:value-type="float">
            <text:p>0</text:p>
          </table:table-cell>
          <table:table-cell table:style-name="ce311"/>
          <table:table-cell table:style-name="ce346" table:formula="of:=COM.MICROSOFT.SWITCH([.B4];0;1;1;0;2;0;3;0)" office:value-type="float" office:value="1" calcext:value-type="float">
            <text:p>1</text:p>
          </table:table-cell>
          <table:table-cell table:style-name="ce346" table:formula="of:=COM.MICROSOFT.SWITCH([.C4];0;1;1;0;2;0;3;0)" office:value-type="float" office:value="1" calcext:value-type="float">
            <text:p>1</text:p>
          </table:table-cell>
          <table:table-cell table:style-name="ce346" table:formula="of:=COM.MICROSOFT.SWITCH([.D4];0;1;1;0;2;0;3;0)" office:value-type="float" office:value="1" calcext:value-type="float">
            <text:p>1</text:p>
          </table:table-cell>
          <table:table-cell table:style-name="ce346" table:formula="of:=COM.MICROSOFT.SWITCH([.E4];0;1;1;0;2;0;3;0)" office:value-type="float" office:value="1" calcext:value-type="float">
            <text:p>1</text:p>
          </table:table-cell>
          <table:table-cell table:style-name="ce346" table:formula="of:=COM.MICROSOFT.SWITCH([.F4];0;1;1;0;2;0;3;0)" office:value-type="float" office:value="1" calcext:value-type="float">
            <text:p>1</text:p>
          </table:table-cell>
          <table:table-cell table:style-name="ce311"/>
          <table:table-cell table:style-name="ce362" table:formula="of:=COM.MICROSOFT.SWITCH([.B4];0;0;1;1;2;0;3;0)" office:value-type="float" office:value="0" calcext:value-type="float">
            <text:p>0</text:p>
          </table:table-cell>
          <table:table-cell table:style-name="ce362" table:formula="of:=COM.MICROSOFT.SWITCH([.C4];0;0;1;1;2;0;3;0)" office:value-type="float" office:value="0" calcext:value-type="float">
            <text:p>0</text:p>
          </table:table-cell>
          <table:table-cell table:style-name="ce362" table:formula="of:=COM.MICROSOFT.SWITCH([.D4];0;0;1;1;2;0;3;0)" office:value-type="float" office:value="0" calcext:value-type="float">
            <text:p>0</text:p>
          </table:table-cell>
          <table:table-cell table:style-name="ce362" table:formula="of:=COM.MICROSOFT.SWITCH([.E4];0;0;1;1;2;0;3;0)" office:value-type="float" office:value="0" calcext:value-type="float">
            <text:p>0</text:p>
          </table:table-cell>
          <table:table-cell table:style-name="ce362" table:formula="of:=COM.MICROSOFT.SWITCH([.F4];0;0;1;1;2;0;3;0)" office:value-type="float" office:value="0" calcext:value-type="float">
            <text:p>0</text:p>
          </table:table-cell>
          <table:table-cell table:style-name="ce311"/>
          <table:table-cell table:style-name="ce372" table:formula="of:=COM.MICROSOFT.SWITCH([.B4];0;0;1;0;2;1;3;0)" office:value-type="float" office:value="0" calcext:value-type="float">
            <text:p>0</text:p>
          </table:table-cell>
          <table:table-cell table:style-name="ce372" table:formula="of:=COM.MICROSOFT.SWITCH([.C4];0;0;1;0;2;1;3;0)" office:value-type="float" office:value="0" calcext:value-type="float">
            <text:p>0</text:p>
          </table:table-cell>
          <table:table-cell table:style-name="ce372" table:formula="of:=COM.MICROSOFT.SWITCH([.D4];0;0;1;0;2;1;3;0)" office:value-type="float" office:value="0" calcext:value-type="float">
            <text:p>0</text:p>
          </table:table-cell>
          <table:table-cell table:style-name="ce372" table:formula="of:=COM.MICROSOFT.SWITCH([.E4];0;0;1;0;2;1;3;0)" office:value-type="float" office:value="0" calcext:value-type="float">
            <text:p>0</text:p>
          </table:table-cell>
          <table:table-cell table:style-name="ce372" table:formula="of:=COM.MICROSOFT.SWITCH([.F4];0;0;1;0;2;1;3;0)" office:value-type="float" office:value="0" calcext:value-type="float">
            <text:p>0</text:p>
          </table:table-cell>
          <table:table-cell table:style-name="ce311"/>
          <table:table-cell table:style-name="ce375" table:formula="of:=COM.MICROSOFT.SWITCH([.B4];0;0;1;0;2;0;3;1)" office:value-type="float" office:value="0" calcext:value-type="float">
            <text:p>0</text:p>
          </table:table-cell>
          <table:table-cell table:style-name="ce375" table:formula="of:=COM.MICROSOFT.SWITCH([.C4];0;0;1;0;2;0;3;1)" office:value-type="float" office:value="0" calcext:value-type="float">
            <text:p>0</text:p>
          </table:table-cell>
          <table:table-cell table:style-name="ce375" table:formula="of:=COM.MICROSOFT.SWITCH([.D4];0;0;1;0;2;0;3;1)" office:value-type="float" office:value="0" calcext:value-type="float">
            <text:p>0</text:p>
          </table:table-cell>
          <table:table-cell table:style-name="ce375" table:formula="of:=COM.MICROSOFT.SWITCH([.E4];0;0;1;0;2;0;3;1)" office:value-type="float" office:value="0" calcext:value-type="float">
            <text:p>0</text:p>
          </table:table-cell>
          <table:table-cell table:style-name="ce375" table:formula="of:=COM.MICROSOFT.SWITCH([.F4];0;0;1;0;2;0;3;1)" office:value-type="float" office:value="0" calcext:value-type="float">
            <text:p>0</text:p>
          </table:table-cell>
          <table:table-cell table:style-name="ce305" table:number-columns-repeated="2"/>
          <table:table-cell table:style-name="ce383" table:formula="of:=[.AG13]*[.H4]" office:value-type="float" office:value="0" calcext:value-type="float">
            <text:p>0.0000</text:p>
          </table:table-cell>
          <table:table-cell table:style-name="ce383" table:formula="of:=[.AH13]*[.I4]" office:value-type="float" office:value="0.00034160264318861" calcext:value-type="float">
            <text:p>0.0003</text:p>
          </table:table-cell>
          <table:table-cell table:style-name="ce383" table:formula="of:=[.AI13]*[.J4]" office:value-type="float" office:value="0" calcext:value-type="float">
            <text:p>0.0000</text:p>
          </table:table-cell>
          <table:table-cell table:style-name="ce383" table:formula="of:=[.AJ13]*[.K4]" office:value-type="float" office:value="0.0000457093454396818" calcext:value-type="float">
            <text:p>0.0000</text:p>
          </table:table-cell>
          <table:table-cell table:style-name="ce383" table:formula="of:=[.AK13]*[.L4]" office:value-type="float" office:value="0" calcext:value-type="float">
            <text:p>0.0000</text:p>
          </table:table-cell>
          <table:table-cell table:style-name="ce358"/>
          <table:table-cell table:style-name="ce383" table:formula="of:=[.AM13]*[.N4]" office:value-type="float" office:value="0" calcext:value-type="float">
            <text:p>0.0000</text:p>
          </table:table-cell>
          <table:table-cell table:style-name="ce383" table:formula="of:=[.AN13]*[.O4]" office:value-type="float" office:value="0" calcext:value-type="float">
            <text:p>0.0000</text:p>
          </table:table-cell>
          <table:table-cell table:style-name="ce383" table:formula="of:=[.AO13]*[.P4]" office:value-type="float" office:value="0" calcext:value-type="float">
            <text:p>0.0000</text:p>
          </table:table-cell>
          <table:table-cell table:style-name="ce383" table:formula="of:=[.AP13]*[.Q4]" office:value-type="float" office:value="0" calcext:value-type="float">
            <text:p>0.0000</text:p>
          </table:table-cell>
          <table:table-cell table:style-name="ce383" table:formula="of:=[.AQ13]*[.R4]" office:value-type="float" office:value="0" calcext:value-type="float">
            <text:p>0.0000</text:p>
          </table:table-cell>
          <table:table-cell table:style-name="ce358"/>
          <table:table-cell table:style-name="ce383" table:formula="of:=[.AS13]*[.T4]" office:value-type="float" office:value="0" calcext:value-type="float">
            <text:p>0.0000</text:p>
          </table:table-cell>
          <table:table-cell table:style-name="ce383" table:formula="of:=[.AT13]*[.U4]" office:value-type="float" office:value="0" calcext:value-type="float">
            <text:p>0.0000</text:p>
          </table:table-cell>
          <table:table-cell table:style-name="ce383" table:formula="of:=[.AU13]*[.V4]" office:value-type="float" office:value="0" calcext:value-type="float">
            <text:p>0.0000</text:p>
          </table:table-cell>
          <table:table-cell table:style-name="ce383" table:formula="of:=[.AV13]*[.W4]" office:value-type="float" office:value="0" calcext:value-type="float">
            <text:p>0.0000</text:p>
          </table:table-cell>
          <table:table-cell table:style-name="ce383" table:formula="of:=[.AW13]*[.X4]" office:value-type="float" office:value="0" calcext:value-type="float">
            <text:p>0.0000</text:p>
          </table:table-cell>
          <table:table-cell table:style-name="ce358"/>
          <table:table-cell table:style-name="ce383" table:formula="of:=[.AY13]*[.Z4]" office:value-type="float" office:value="0" calcext:value-type="float">
            <text:p>0.0000</text:p>
          </table:table-cell>
          <table:table-cell table:style-name="ce383" table:formula="of:=[.AZ13]*[.AA4]" office:value-type="float" office:value="0" calcext:value-type="float">
            <text:p>0.0000</text:p>
          </table:table-cell>
          <table:table-cell table:style-name="ce383" table:formula="of:=[.BA13]*[.AB4]" office:value-type="float" office:value="0" calcext:value-type="float">
            <text:p>0.0000</text:p>
          </table:table-cell>
          <table:table-cell table:style-name="ce383" table:formula="of:=[.BB13]*[.AC4]" office:value-type="float" office:value="0" calcext:value-type="float">
            <text:p>0.0000</text:p>
          </table:table-cell>
          <table:table-cell table:style-name="ce383" table:formula="of:=[.BC13]*[.AD4]" office:value-type="float" office:value="0" calcext:value-type="float">
            <text:p>0.0000</text:p>
          </table:table-cell>
          <table:table-cell table:number-columns-repeated="959"/>
        </table:table-row>
        <table:table-row table:style-name="ro4">
          <table:table-cell table:style-name="ce301"/>
          <table:table-cell table:number-columns-repeated="5" table:style-name="ce310" office:value-type="float" office:value="0" calcext:value-type="float">
            <text:p>0</text:p>
          </table:table-cell>
          <table:table-cell table:style-name="ce311"/>
          <table:table-cell table:style-name="ce346" table:formula="of:=COM.MICROSOFT.SWITCH([.B5];0;1;1;0;2;0;3;0)" office:value-type="float" office:value="1" calcext:value-type="float">
            <text:p>1</text:p>
          </table:table-cell>
          <table:table-cell table:style-name="ce346" table:formula="of:=COM.MICROSOFT.SWITCH([.C5];0;1;1;0;2;0;3;0)" office:value-type="float" office:value="1" calcext:value-type="float">
            <text:p>1</text:p>
          </table:table-cell>
          <table:table-cell table:style-name="ce346" table:formula="of:=COM.MICROSOFT.SWITCH([.D5];0;1;1;0;2;0;3;0)" office:value-type="float" office:value="1" calcext:value-type="float">
            <text:p>1</text:p>
          </table:table-cell>
          <table:table-cell table:style-name="ce346" table:formula="of:=COM.MICROSOFT.SWITCH([.E5];0;1;1;0;2;0;3;0)" office:value-type="float" office:value="1" calcext:value-type="float">
            <text:p>1</text:p>
          </table:table-cell>
          <table:table-cell table:style-name="ce346" table:formula="of:=COM.MICROSOFT.SWITCH([.F5];0;1;1;0;2;0;3;0)" office:value-type="float" office:value="1" calcext:value-type="float">
            <text:p>1</text:p>
          </table:table-cell>
          <table:table-cell table:style-name="ce311"/>
          <table:table-cell table:style-name="ce362" table:formula="of:=COM.MICROSOFT.SWITCH([.B5];0;0;1;1;2;0;3;0)" office:value-type="float" office:value="0" calcext:value-type="float">
            <text:p>0</text:p>
          </table:table-cell>
          <table:table-cell table:style-name="ce362" table:formula="of:=COM.MICROSOFT.SWITCH([.C5];0;0;1;1;2;0;3;0)" office:value-type="float" office:value="0" calcext:value-type="float">
            <text:p>0</text:p>
          </table:table-cell>
          <table:table-cell table:style-name="ce362" table:formula="of:=COM.MICROSOFT.SWITCH([.D5];0;0;1;1;2;0;3;0)" office:value-type="float" office:value="0" calcext:value-type="float">
            <text:p>0</text:p>
          </table:table-cell>
          <table:table-cell table:style-name="ce362" table:formula="of:=COM.MICROSOFT.SWITCH([.E5];0;0;1;1;2;0;3;0)" office:value-type="float" office:value="0" calcext:value-type="float">
            <text:p>0</text:p>
          </table:table-cell>
          <table:table-cell table:style-name="ce362" table:formula="of:=COM.MICROSOFT.SWITCH([.F5];0;0;1;1;2;0;3;0)" office:value-type="float" office:value="0" calcext:value-type="float">
            <text:p>0</text:p>
          </table:table-cell>
          <table:table-cell table:style-name="ce311"/>
          <table:table-cell table:style-name="ce372" table:formula="of:=COM.MICROSOFT.SWITCH([.B5];0;0;1;0;2;1;3;0)" office:value-type="float" office:value="0" calcext:value-type="float">
            <text:p>0</text:p>
          </table:table-cell>
          <table:table-cell table:style-name="ce372" table:formula="of:=COM.MICROSOFT.SWITCH([.C5];0;0;1;0;2;1;3;0)" office:value-type="float" office:value="0" calcext:value-type="float">
            <text:p>0</text:p>
          </table:table-cell>
          <table:table-cell table:style-name="ce372" table:formula="of:=COM.MICROSOFT.SWITCH([.D5];0;0;1;0;2;1;3;0)" office:value-type="float" office:value="0" calcext:value-type="float">
            <text:p>0</text:p>
          </table:table-cell>
          <table:table-cell table:style-name="ce372" table:formula="of:=COM.MICROSOFT.SWITCH([.E5];0;0;1;0;2;1;3;0)" office:value-type="float" office:value="0" calcext:value-type="float">
            <text:p>0</text:p>
          </table:table-cell>
          <table:table-cell table:style-name="ce372" table:formula="of:=COM.MICROSOFT.SWITCH([.F5];0;0;1;0;2;1;3;0)" office:value-type="float" office:value="0" calcext:value-type="float">
            <text:p>0</text:p>
          </table:table-cell>
          <table:table-cell table:style-name="ce311"/>
          <table:table-cell table:style-name="ce375" table:formula="of:=COM.MICROSOFT.SWITCH([.B5];0;0;1;0;2;0;3;1)" office:value-type="float" office:value="0" calcext:value-type="float">
            <text:p>0</text:p>
          </table:table-cell>
          <table:table-cell table:style-name="ce375" table:formula="of:=COM.MICROSOFT.SWITCH([.C5];0;0;1;0;2;0;3;1)" office:value-type="float" office:value="0" calcext:value-type="float">
            <text:p>0</text:p>
          </table:table-cell>
          <table:table-cell table:style-name="ce375" table:formula="of:=COM.MICROSOFT.SWITCH([.D5];0;0;1;0;2;0;3;1)" office:value-type="float" office:value="0" calcext:value-type="float">
            <text:p>0</text:p>
          </table:table-cell>
          <table:table-cell table:style-name="ce375" table:formula="of:=COM.MICROSOFT.SWITCH([.E5];0;0;1;0;2;0;3;1)" office:value-type="float" office:value="0" calcext:value-type="float">
            <text:p>0</text:p>
          </table:table-cell>
          <table:table-cell table:style-name="ce375" table:formula="of:=COM.MICROSOFT.SWITCH([.F5];0;0;1;0;2;0;3;1)" office:value-type="float" office:value="0" calcext:value-type="float">
            <text:p>0</text:p>
          </table:table-cell>
          <table:table-cell table:style-name="ce305" table:number-columns-repeated="2"/>
          <table:table-cell table:style-name="ce383" table:formula="of:=[.AG14]*[.H5]" office:value-type="float" office:value="0" calcext:value-type="float">
            <text:p>0.0000</text:p>
          </table:table-cell>
          <table:table-cell table:style-name="ce383" table:formula="of:=[.AH14]*[.I5]" office:value-type="float" office:value="0" calcext:value-type="float">
            <text:p>0.0000</text:p>
          </table:table-cell>
          <table:table-cell table:style-name="ce383" table:formula="of:=[.AI14]*[.J5]" office:value-type="float" office:value="0" calcext:value-type="float">
            <text:p>0.0000</text:p>
          </table:table-cell>
          <table:table-cell table:style-name="ce383" table:formula="of:=[.AJ14]*[.K5]" office:value-type="float" office:value="0" calcext:value-type="float">
            <text:p>0.0000</text:p>
          </table:table-cell>
          <table:table-cell table:style-name="ce383" table:formula="of:=[.AK14]*[.L5]" office:value-type="float" office:value="0" calcext:value-type="float">
            <text:p>0.0000</text:p>
          </table:table-cell>
          <table:table-cell table:style-name="ce358"/>
          <table:table-cell table:style-name="ce383" table:formula="of:=[.AM14]*[.N5]" office:value-type="float" office:value="0" calcext:value-type="float">
            <text:p>0.0000</text:p>
          </table:table-cell>
          <table:table-cell table:style-name="ce383" table:formula="of:=[.AN14]*[.O5]" office:value-type="float" office:value="0" calcext:value-type="float">
            <text:p>0.0000</text:p>
          </table:table-cell>
          <table:table-cell table:style-name="ce383" table:formula="of:=[.AO14]*[.P5]" office:value-type="float" office:value="0" calcext:value-type="float">
            <text:p>0.0000</text:p>
          </table:table-cell>
          <table:table-cell table:style-name="ce383" table:formula="of:=[.AP14]*[.Q5]" office:value-type="float" office:value="0" calcext:value-type="float">
            <text:p>0.0000</text:p>
          </table:table-cell>
          <table:table-cell table:style-name="ce383" table:formula="of:=[.AQ14]*[.R5]" office:value-type="float" office:value="0" calcext:value-type="float">
            <text:p>0.0000</text:p>
          </table:table-cell>
          <table:table-cell table:style-name="ce358"/>
          <table:table-cell table:style-name="ce383" table:formula="of:=[.AS14]*[.T5]" office:value-type="float" office:value="0" calcext:value-type="float">
            <text:p>0.0000</text:p>
          </table:table-cell>
          <table:table-cell table:style-name="ce383" table:formula="of:=[.AT14]*[.U5]" office:value-type="float" office:value="0" calcext:value-type="float">
            <text:p>0.0000</text:p>
          </table:table-cell>
          <table:table-cell table:style-name="ce383" table:formula="of:=[.AU14]*[.V5]" office:value-type="float" office:value="0" calcext:value-type="float">
            <text:p>0.0000</text:p>
          </table:table-cell>
          <table:table-cell table:style-name="ce383" table:formula="of:=[.AV14]*[.W5]" office:value-type="float" office:value="0" calcext:value-type="float">
            <text:p>0.0000</text:p>
          </table:table-cell>
          <table:table-cell table:style-name="ce383" table:formula="of:=[.AW14]*[.X5]" office:value-type="float" office:value="0" calcext:value-type="float">
            <text:p>0.0000</text:p>
          </table:table-cell>
          <table:table-cell table:style-name="ce358"/>
          <table:table-cell table:style-name="ce383" table:formula="of:=[.AY14]*[.Z5]" office:value-type="float" office:value="0" calcext:value-type="float">
            <text:p>0.0000</text:p>
          </table:table-cell>
          <table:table-cell table:style-name="ce383" table:formula="of:=[.AZ14]*[.AA5]" office:value-type="float" office:value="0" calcext:value-type="float">
            <text:p>0.0000</text:p>
          </table:table-cell>
          <table:table-cell table:style-name="ce383" table:formula="of:=[.BA14]*[.AB5]" office:value-type="float" office:value="0" calcext:value-type="float">
            <text:p>0.0000</text:p>
          </table:table-cell>
          <table:table-cell table:style-name="ce383" table:formula="of:=[.BB14]*[.AC5]" office:value-type="float" office:value="0" calcext:value-type="float">
            <text:p>0.0000</text:p>
          </table:table-cell>
          <table:table-cell table:style-name="ce383" table:formula="of:=[.BC14]*[.AD5]" office:value-type="float" office:value="0" calcext:value-type="float">
            <text:p>0.0000</text:p>
          </table:table-cell>
          <table:table-cell table:number-columns-repeated="959"/>
        </table:table-row>
        <table:table-row table:style-name="ro4">
          <table:table-cell table:style-name="ce301"/>
          <table:table-cell table:number-columns-repeated="5" table:style-name="ce310" office:value-type="float" office:value="0" calcext:value-type="float">
            <text:p>0</text:p>
          </table:table-cell>
          <table:table-cell table:style-name="ce311"/>
          <table:table-cell table:style-name="ce346" table:formula="of:=COM.MICROSOFT.SWITCH([.B6];0;1;1;0;2;0;3;0)" office:value-type="float" office:value="1" calcext:value-type="float">
            <text:p>1</text:p>
          </table:table-cell>
          <table:table-cell table:style-name="ce346" table:formula="of:=COM.MICROSOFT.SWITCH([.C6];0;1;1;0;2;0;3;0)" office:value-type="float" office:value="1" calcext:value-type="float">
            <text:p>1</text:p>
          </table:table-cell>
          <table:table-cell table:style-name="ce346" table:formula="of:=COM.MICROSOFT.SWITCH([.D6];0;1;1;0;2;0;3;0)" office:value-type="float" office:value="1" calcext:value-type="float">
            <text:p>1</text:p>
          </table:table-cell>
          <table:table-cell table:style-name="ce346" table:formula="of:=COM.MICROSOFT.SWITCH([.E6];0;1;1;0;2;0;3;0)" office:value-type="float" office:value="1" calcext:value-type="float">
            <text:p>1</text:p>
          </table:table-cell>
          <table:table-cell table:style-name="ce346" table:formula="of:=COM.MICROSOFT.SWITCH([.F6];0;1;1;0;2;0;3;0)" office:value-type="float" office:value="1" calcext:value-type="float">
            <text:p>1</text:p>
          </table:table-cell>
          <table:table-cell table:style-name="ce311"/>
          <table:table-cell table:style-name="ce362" table:formula="of:=COM.MICROSOFT.SWITCH([.B6];0;0;1;1;2;0;3;0)" office:value-type="float" office:value="0" calcext:value-type="float">
            <text:p>0</text:p>
          </table:table-cell>
          <table:table-cell table:style-name="ce362" table:formula="of:=COM.MICROSOFT.SWITCH([.C6];0;0;1;1;2;0;3;0)" office:value-type="float" office:value="0" calcext:value-type="float">
            <text:p>0</text:p>
          </table:table-cell>
          <table:table-cell table:style-name="ce362" table:formula="of:=COM.MICROSOFT.SWITCH([.D6];0;0;1;1;2;0;3;0)" office:value-type="float" office:value="0" calcext:value-type="float">
            <text:p>0</text:p>
          </table:table-cell>
          <table:table-cell table:style-name="ce362" table:formula="of:=COM.MICROSOFT.SWITCH([.E6];0;0;1;1;2;0;3;0)" office:value-type="float" office:value="0" calcext:value-type="float">
            <text:p>0</text:p>
          </table:table-cell>
          <table:table-cell table:style-name="ce362" table:formula="of:=COM.MICROSOFT.SWITCH([.F6];0;0;1;1;2;0;3;0)" office:value-type="float" office:value="0" calcext:value-type="float">
            <text:p>0</text:p>
          </table:table-cell>
          <table:table-cell table:style-name="ce311"/>
          <table:table-cell table:style-name="ce372" table:formula="of:=COM.MICROSOFT.SWITCH([.B6];0;0;1;0;2;1;3;0)" office:value-type="float" office:value="0" calcext:value-type="float">
            <text:p>0</text:p>
          </table:table-cell>
          <table:table-cell table:style-name="ce372" table:formula="of:=COM.MICROSOFT.SWITCH([.C6];0;0;1;0;2;1;3;0)" office:value-type="float" office:value="0" calcext:value-type="float">
            <text:p>0</text:p>
          </table:table-cell>
          <table:table-cell table:style-name="ce372" table:formula="of:=COM.MICROSOFT.SWITCH([.D6];0;0;1;0;2;1;3;0)" office:value-type="float" office:value="0" calcext:value-type="float">
            <text:p>0</text:p>
          </table:table-cell>
          <table:table-cell table:style-name="ce372" table:formula="of:=COM.MICROSOFT.SWITCH([.E6];0;0;1;0;2;1;3;0)" office:value-type="float" office:value="0" calcext:value-type="float">
            <text:p>0</text:p>
          </table:table-cell>
          <table:table-cell table:style-name="ce372" table:formula="of:=COM.MICROSOFT.SWITCH([.F6];0;0;1;0;2;1;3;0)" office:value-type="float" office:value="0" calcext:value-type="float">
            <text:p>0</text:p>
          </table:table-cell>
          <table:table-cell table:style-name="ce311"/>
          <table:table-cell table:style-name="ce375" table:formula="of:=COM.MICROSOFT.SWITCH([.B6];0;0;1;0;2;0;3;1)" office:value-type="float" office:value="0" calcext:value-type="float">
            <text:p>0</text:p>
          </table:table-cell>
          <table:table-cell table:style-name="ce375" table:formula="of:=COM.MICROSOFT.SWITCH([.C6];0;0;1;0;2;0;3;1)" office:value-type="float" office:value="0" calcext:value-type="float">
            <text:p>0</text:p>
          </table:table-cell>
          <table:table-cell table:style-name="ce375" table:formula="of:=COM.MICROSOFT.SWITCH([.D6];0;0;1;0;2;0;3;1)" office:value-type="float" office:value="0" calcext:value-type="float">
            <text:p>0</text:p>
          </table:table-cell>
          <table:table-cell table:style-name="ce375" table:formula="of:=COM.MICROSOFT.SWITCH([.E6];0;0;1;0;2;0;3;1)" office:value-type="float" office:value="0" calcext:value-type="float">
            <text:p>0</text:p>
          </table:table-cell>
          <table:table-cell table:style-name="ce375" table:formula="of:=COM.MICROSOFT.SWITCH([.F6];0;0;1;0;2;0;3;1)" office:value-type="float" office:value="0" calcext:value-type="float">
            <text:p>0</text:p>
          </table:table-cell>
          <table:table-cell table:style-name="ce305" table:number-columns-repeated="2"/>
          <table:table-cell table:style-name="ce383" table:formula="of:=[.AG15]*[.H6]" office:value-type="float" office:value="0.00000000209915917981363" calcext:value-type="float">
            <text:p>0.0000</text:p>
          </table:table-cell>
          <table:table-cell table:style-name="ce383" table:formula="of:=[.AH15]*[.I6]" office:value-type="float" office:value="0" calcext:value-type="float">
            <text:p>0.0000</text:p>
          </table:table-cell>
          <table:table-cell table:style-name="ce383" table:formula="of:=[.AI15]*[.J6]" office:value-type="float" office:value="0.999999999897381" calcext:value-type="float">
            <text:p>1.0000</text:p>
          </table:table-cell>
          <table:table-cell table:style-name="ce383" table:formula="of:=[.AJ15]*[.K6]" office:value-type="float" office:value="1" calcext:value-type="float">
            <text:p>1.0000</text:p>
          </table:table-cell>
          <table:table-cell table:style-name="ce383" table:formula="of:=[.AK15]*[.L6]" office:value-type="float" office:value="0.00000000000520439247253535" calcext:value-type="float">
            <text:p>0.0000</text:p>
          </table:table-cell>
          <table:table-cell table:style-name="ce358"/>
          <table:table-cell table:style-name="ce383" table:formula="of:=[.AM15]*[.N6]" office:value-type="float" office:value="0" calcext:value-type="float">
            <text:p>0.0000</text:p>
          </table:table-cell>
          <table:table-cell table:style-name="ce383" table:formula="of:=[.AN15]*[.O6]" office:value-type="float" office:value="0" calcext:value-type="float">
            <text:p>0.0000</text:p>
          </table:table-cell>
          <table:table-cell table:style-name="ce383" table:formula="of:=[.AO15]*[.P6]" office:value-type="float" office:value="0" calcext:value-type="float">
            <text:p>0.0000</text:p>
          </table:table-cell>
          <table:table-cell table:style-name="ce383" table:formula="of:=[.AP15]*[.Q6]" office:value-type="float" office:value="0" calcext:value-type="float">
            <text:p>0.0000</text:p>
          </table:table-cell>
          <table:table-cell table:style-name="ce383" table:formula="of:=[.AQ15]*[.R6]" office:value-type="float" office:value="0" calcext:value-type="float">
            <text:p>0.0000</text:p>
          </table:table-cell>
          <table:table-cell table:style-name="ce358"/>
          <table:table-cell table:style-name="ce383" table:formula="of:=[.AS15]*[.T6]" office:value-type="float" office:value="0" calcext:value-type="float">
            <text:p>0.0000</text:p>
          </table:table-cell>
          <table:table-cell table:style-name="ce383" table:formula="of:=[.AT15]*[.U6]" office:value-type="float" office:value="0" calcext:value-type="float">
            <text:p>0.0000</text:p>
          </table:table-cell>
          <table:table-cell table:style-name="ce383" table:formula="of:=[.AU15]*[.V6]" office:value-type="float" office:value="0" calcext:value-type="float">
            <text:p>0.0000</text:p>
          </table:table-cell>
          <table:table-cell table:style-name="ce383" table:formula="of:=[.AV15]*[.W6]" office:value-type="float" office:value="0" calcext:value-type="float">
            <text:p>0.0000</text:p>
          </table:table-cell>
          <table:table-cell table:style-name="ce383" table:formula="of:=[.AW15]*[.X6]" office:value-type="float" office:value="0" calcext:value-type="float">
            <text:p>0.0000</text:p>
          </table:table-cell>
          <table:table-cell table:style-name="ce358"/>
          <table:table-cell table:style-name="ce383" table:formula="of:=[.AY15]*[.Z6]" office:value-type="float" office:value="0" calcext:value-type="float">
            <text:p>0.0000</text:p>
          </table:table-cell>
          <table:table-cell table:style-name="ce383" table:formula="of:=[.AZ15]*[.AA6]" office:value-type="float" office:value="0" calcext:value-type="float">
            <text:p>0.0000</text:p>
          </table:table-cell>
          <table:table-cell table:style-name="ce383" table:formula="of:=[.BA15]*[.AB6]" office:value-type="float" office:value="0" calcext:value-type="float">
            <text:p>0.0000</text:p>
          </table:table-cell>
          <table:table-cell table:style-name="ce383" table:formula="of:=[.BB15]*[.AC6]" office:value-type="float" office:value="0" calcext:value-type="float">
            <text:p>0.0000</text:p>
          </table:table-cell>
          <table:table-cell table:style-name="ce383" table:formula="of:=[.BC15]*[.AD6]" office:value-type="float" office:value="0" calcext:value-type="float">
            <text:p>0.0000</text:p>
          </table:table-cell>
          <table:table-cell table:number-columns-repeated="959"/>
        </table:table-row>
        <table:table-row table:style-name="ro4">
          <table:table-cell table:style-name="ce301"/>
          <table:table-cell table:number-columns-repeated="5" table:style-name="ce310" office:value-type="float" office:value="0" calcext:value-type="float">
            <text:p>0</text:p>
          </table:table-cell>
          <table:table-cell table:style-name="ce311"/>
          <table:table-cell table:style-name="ce346" table:formula="of:=COM.MICROSOFT.SWITCH([.B7];0;1;1;0;2;0;3;0)" office:value-type="float" office:value="1" calcext:value-type="float">
            <text:p>1</text:p>
          </table:table-cell>
          <table:table-cell table:style-name="ce346" table:formula="of:=COM.MICROSOFT.SWITCH([.C7];0;1;1;0;2;0;3;0)" office:value-type="float" office:value="1" calcext:value-type="float">
            <text:p>1</text:p>
          </table:table-cell>
          <table:table-cell table:style-name="ce346" table:formula="of:=COM.MICROSOFT.SWITCH([.D7];0;1;1;0;2;0;3;0)" office:value-type="float" office:value="1" calcext:value-type="float">
            <text:p>1</text:p>
          </table:table-cell>
          <table:table-cell table:style-name="ce346" table:formula="of:=COM.MICROSOFT.SWITCH([.E7];0;1;1;0;2;0;3;0)" office:value-type="float" office:value="1" calcext:value-type="float">
            <text:p>1</text:p>
          </table:table-cell>
          <table:table-cell table:style-name="ce346" table:formula="of:=COM.MICROSOFT.SWITCH([.F7];0;1;1;0;2;0;3;0)" office:value-type="float" office:value="1" calcext:value-type="float">
            <text:p>1</text:p>
          </table:table-cell>
          <table:table-cell table:style-name="ce311"/>
          <table:table-cell table:style-name="ce362" table:formula="of:=COM.MICROSOFT.SWITCH([.B7];0;0;1;1;2;0;3;0)" office:value-type="float" office:value="0" calcext:value-type="float">
            <text:p>0</text:p>
          </table:table-cell>
          <table:table-cell table:style-name="ce362" table:formula="of:=COM.MICROSOFT.SWITCH([.C7];0;0;1;1;2;0;3;0)" office:value-type="float" office:value="0" calcext:value-type="float">
            <text:p>0</text:p>
          </table:table-cell>
          <table:table-cell table:style-name="ce362" table:formula="of:=COM.MICROSOFT.SWITCH([.D7];0;0;1;1;2;0;3;0)" office:value-type="float" office:value="0" calcext:value-type="float">
            <text:p>0</text:p>
          </table:table-cell>
          <table:table-cell table:style-name="ce362" table:formula="of:=COM.MICROSOFT.SWITCH([.E7];0;0;1;1;2;0;3;0)" office:value-type="float" office:value="0" calcext:value-type="float">
            <text:p>0</text:p>
          </table:table-cell>
          <table:table-cell table:style-name="ce362" table:formula="of:=COM.MICROSOFT.SWITCH([.F7];0;0;1;1;2;0;3;0)" office:value-type="float" office:value="0" calcext:value-type="float">
            <text:p>0</text:p>
          </table:table-cell>
          <table:table-cell table:style-name="ce311"/>
          <table:table-cell table:style-name="ce372" table:formula="of:=COM.MICROSOFT.SWITCH([.B7];0;0;1;0;2;1;3;0)" office:value-type="float" office:value="0" calcext:value-type="float">
            <text:p>0</text:p>
          </table:table-cell>
          <table:table-cell table:style-name="ce372" table:formula="of:=COM.MICROSOFT.SWITCH([.C7];0;0;1;0;2;1;3;0)" office:value-type="float" office:value="0" calcext:value-type="float">
            <text:p>0</text:p>
          </table:table-cell>
          <table:table-cell table:style-name="ce372" table:formula="of:=COM.MICROSOFT.SWITCH([.D7];0;0;1;0;2;1;3;0)" office:value-type="float" office:value="0" calcext:value-type="float">
            <text:p>0</text:p>
          </table:table-cell>
          <table:table-cell table:style-name="ce372" table:formula="of:=COM.MICROSOFT.SWITCH([.E7];0;0;1;0;2;1;3;0)" office:value-type="float" office:value="0" calcext:value-type="float">
            <text:p>0</text:p>
          </table:table-cell>
          <table:table-cell table:style-name="ce372" table:formula="of:=COM.MICROSOFT.SWITCH([.F7];0;0;1;0;2;1;3;0)" office:value-type="float" office:value="0" calcext:value-type="float">
            <text:p>0</text:p>
          </table:table-cell>
          <table:table-cell table:style-name="ce311"/>
          <table:table-cell table:style-name="ce375" table:formula="of:=COM.MICROSOFT.SWITCH([.B7];0;0;1;0;2;0;3;1)" office:value-type="float" office:value="0" calcext:value-type="float">
            <text:p>0</text:p>
          </table:table-cell>
          <table:table-cell table:style-name="ce375" table:formula="of:=COM.MICROSOFT.SWITCH([.C7];0;0;1;0;2;0;3;1)" office:value-type="float" office:value="0" calcext:value-type="float">
            <text:p>0</text:p>
          </table:table-cell>
          <table:table-cell table:style-name="ce375" table:formula="of:=COM.MICROSOFT.SWITCH([.D7];0;0;1;0;2;0;3;1)" office:value-type="float" office:value="0" calcext:value-type="float">
            <text:p>0</text:p>
          </table:table-cell>
          <table:table-cell table:style-name="ce375" table:formula="of:=COM.MICROSOFT.SWITCH([.E7];0;0;1;0;2;0;3;1)" office:value-type="float" office:value="0" calcext:value-type="float">
            <text:p>0</text:p>
          </table:table-cell>
          <table:table-cell table:style-name="ce375" table:formula="of:=COM.MICROSOFT.SWITCH([.F7];0;0;1;0;2;0;3;1)" office:value-type="float" office:value="0" calcext:value-type="float">
            <text:p>0</text:p>
          </table:table-cell>
          <table:table-cell table:style-name="ce305" table:number-columns-repeated="2"/>
          <table:table-cell table:style-name="ce383" table:formula="of:=[.AG16]*[.H7]" office:value-type="float" office:value="0" calcext:value-type="float">
            <text:p>0.0000</text:p>
          </table:table-cell>
          <table:table-cell table:style-name="ce383" table:formula="of:=[.AH16]*[.I7]" office:value-type="float" office:value="0" calcext:value-type="float">
            <text:p>0.0000</text:p>
          </table:table-cell>
          <table:table-cell table:style-name="ce383" table:formula="of:=[.AI16]*[.J7]" office:value-type="float" office:value="0" calcext:value-type="float">
            <text:p>0.0000</text:p>
          </table:table-cell>
          <table:table-cell table:style-name="ce383" table:formula="of:=[.AJ16]*[.K7]" office:value-type="float" office:value="0" calcext:value-type="float">
            <text:p>0.0000</text:p>
          </table:table-cell>
          <table:table-cell table:style-name="ce383" table:formula="of:=[.AK16]*[.L7]" office:value-type="float" office:value="0.00034160264318861" calcext:value-type="float">
            <text:p>0.0003</text:p>
          </table:table-cell>
          <table:table-cell table:style-name="ce358"/>
          <table:table-cell table:style-name="ce383" table:formula="of:=[.AM16]*[.N7]" office:value-type="float" office:value="0" calcext:value-type="float">
            <text:p>0.0000</text:p>
          </table:table-cell>
          <table:table-cell table:style-name="ce383" table:formula="of:=[.AN16]*[.O7]" office:value-type="float" office:value="0" calcext:value-type="float">
            <text:p>0.0000</text:p>
          </table:table-cell>
          <table:table-cell table:style-name="ce383" table:formula="of:=[.AO16]*[.P7]" office:value-type="float" office:value="0" calcext:value-type="float">
            <text:p>0.0000</text:p>
          </table:table-cell>
          <table:table-cell table:style-name="ce383" table:formula="of:=[.AP16]*[.Q7]" office:value-type="float" office:value="0" calcext:value-type="float">
            <text:p>0.0000</text:p>
          </table:table-cell>
          <table:table-cell table:style-name="ce383" table:formula="of:=[.AQ16]*[.R7]" office:value-type="float" office:value="0" calcext:value-type="float">
            <text:p>0.0000</text:p>
          </table:table-cell>
          <table:table-cell table:style-name="ce358"/>
          <table:table-cell table:style-name="ce383" table:formula="of:=[.AS16]*[.T7]" office:value-type="float" office:value="0" calcext:value-type="float">
            <text:p>0.0000</text:p>
          </table:table-cell>
          <table:table-cell table:style-name="ce383" table:formula="of:=[.AT16]*[.U7]" office:value-type="float" office:value="0" calcext:value-type="float">
            <text:p>0.0000</text:p>
          </table:table-cell>
          <table:table-cell table:style-name="ce383" table:formula="of:=[.AU16]*[.V7]" office:value-type="float" office:value="0" calcext:value-type="float">
            <text:p>0.0000</text:p>
          </table:table-cell>
          <table:table-cell table:style-name="ce383" table:formula="of:=[.AV16]*[.W7]" office:value-type="float" office:value="0" calcext:value-type="float">
            <text:p>0.0000</text:p>
          </table:table-cell>
          <table:table-cell table:style-name="ce383" table:formula="of:=[.AW16]*[.X7]" office:value-type="float" office:value="0" calcext:value-type="float">
            <text:p>0.0000</text:p>
          </table:table-cell>
          <table:table-cell table:style-name="ce358"/>
          <table:table-cell table:style-name="ce383" table:formula="of:=[.AY16]*[.Z7]" office:value-type="float" office:value="0" calcext:value-type="float">
            <text:p>0.0000</text:p>
          </table:table-cell>
          <table:table-cell table:style-name="ce383" table:formula="of:=[.AZ16]*[.AA7]" office:value-type="float" office:value="0" calcext:value-type="float">
            <text:p>0.0000</text:p>
          </table:table-cell>
          <table:table-cell table:style-name="ce383" table:formula="of:=[.BA16]*[.AB7]" office:value-type="float" office:value="0" calcext:value-type="float">
            <text:p>0.0000</text:p>
          </table:table-cell>
          <table:table-cell table:style-name="ce383" table:formula="of:=[.BB16]*[.AC7]" office:value-type="float" office:value="0" calcext:value-type="float">
            <text:p>0.0000</text:p>
          </table:table-cell>
          <table:table-cell table:style-name="ce383" table:formula="of:=[.BC16]*[.AD7]" office:value-type="float" office:value="0" calcext:value-type="float">
            <text:p>0.0000</text:p>
          </table:table-cell>
          <table:table-cell table:number-columns-repeated="959"/>
        </table:table-row>
        <table:table-row table:style-name="ro4">
          <table:table-cell table:style-name="ce301"/>
          <table:table-cell table:number-columns-repeated="5" table:style-name="ce310" office:value-type="float" office:value="0" calcext:value-type="float">
            <text:p>0</text:p>
          </table:table-cell>
          <table:table-cell table:style-name="ce311"/>
          <table:table-cell table:style-name="ce346" table:formula="of:=COM.MICROSOFT.SWITCH([.B8];0;1;1;0;2;0;3;0)" office:value-type="float" office:value="1" calcext:value-type="float">
            <text:p>1</text:p>
          </table:table-cell>
          <table:table-cell table:style-name="ce346" table:formula="of:=COM.MICROSOFT.SWITCH([.C8];0;1;1;0;2;0;3;0)" office:value-type="float" office:value="1" calcext:value-type="float">
            <text:p>1</text:p>
          </table:table-cell>
          <table:table-cell table:style-name="ce346" table:formula="of:=COM.MICROSOFT.SWITCH([.D8];0;1;1;0;2;0;3;0)" office:value-type="float" office:value="1" calcext:value-type="float">
            <text:p>1</text:p>
          </table:table-cell>
          <table:table-cell table:style-name="ce346" table:formula="of:=COM.MICROSOFT.SWITCH([.E8];0;1;1;0;2;0;3;0)" office:value-type="float" office:value="1" calcext:value-type="float">
            <text:p>1</text:p>
          </table:table-cell>
          <table:table-cell table:style-name="ce346" table:formula="of:=COM.MICROSOFT.SWITCH([.F8];0;1;1;0;2;0;3;0)" office:value-type="float" office:value="1" calcext:value-type="float">
            <text:p>1</text:p>
          </table:table-cell>
          <table:table-cell table:style-name="ce311"/>
          <table:table-cell table:style-name="ce362" table:formula="of:=COM.MICROSOFT.SWITCH([.B8];0;0;1;1;2;0;3;0)" office:value-type="float" office:value="0" calcext:value-type="float">
            <text:p>0</text:p>
          </table:table-cell>
          <table:table-cell table:style-name="ce362" table:formula="of:=COM.MICROSOFT.SWITCH([.C8];0;0;1;1;2;0;3;0)" office:value-type="float" office:value="0" calcext:value-type="float">
            <text:p>0</text:p>
          </table:table-cell>
          <table:table-cell table:style-name="ce362" table:formula="of:=COM.MICROSOFT.SWITCH([.D8];0;0;1;1;2;0;3;0)" office:value-type="float" office:value="0" calcext:value-type="float">
            <text:p>0</text:p>
          </table:table-cell>
          <table:table-cell table:style-name="ce362" table:formula="of:=COM.MICROSOFT.SWITCH([.E8];0;0;1;1;2;0;3;0)" office:value-type="float" office:value="0" calcext:value-type="float">
            <text:p>0</text:p>
          </table:table-cell>
          <table:table-cell table:style-name="ce362" table:formula="of:=COM.MICROSOFT.SWITCH([.F8];0;0;1;1;2;0;3;0)" office:value-type="float" office:value="0" calcext:value-type="float">
            <text:p>0</text:p>
          </table:table-cell>
          <table:table-cell table:style-name="ce311"/>
          <table:table-cell table:style-name="ce372" table:formula="of:=COM.MICROSOFT.SWITCH([.B8];0;0;1;0;2;1;3;0)" office:value-type="float" office:value="0" calcext:value-type="float">
            <text:p>0</text:p>
          </table:table-cell>
          <table:table-cell table:style-name="ce372" table:formula="of:=COM.MICROSOFT.SWITCH([.C8];0;0;1;0;2;1;3;0)" office:value-type="float" office:value="0" calcext:value-type="float">
            <text:p>0</text:p>
          </table:table-cell>
          <table:table-cell table:style-name="ce372" table:formula="of:=COM.MICROSOFT.SWITCH([.D8];0;0;1;0;2;1;3;0)" office:value-type="float" office:value="0" calcext:value-type="float">
            <text:p>0</text:p>
          </table:table-cell>
          <table:table-cell table:style-name="ce372" table:formula="of:=COM.MICROSOFT.SWITCH([.E8];0;0;1;0;2;1;3;0)" office:value-type="float" office:value="0" calcext:value-type="float">
            <text:p>0</text:p>
          </table:table-cell>
          <table:table-cell table:style-name="ce372" table:formula="of:=COM.MICROSOFT.SWITCH([.F8];0;0;1;0;2;1;3;0)" office:value-type="float" office:value="0" calcext:value-type="float">
            <text:p>0</text:p>
          </table:table-cell>
          <table:table-cell table:style-name="ce311"/>
          <table:table-cell table:style-name="ce375" table:formula="of:=COM.MICROSOFT.SWITCH([.B8];0;0;1;0;2;0;3;1)" office:value-type="float" office:value="0" calcext:value-type="float">
            <text:p>0</text:p>
          </table:table-cell>
          <table:table-cell table:style-name="ce375" table:formula="of:=COM.MICROSOFT.SWITCH([.C8];0;0;1;0;2;0;3;1)" office:value-type="float" office:value="0" calcext:value-type="float">
            <text:p>0</text:p>
          </table:table-cell>
          <table:table-cell table:style-name="ce375" table:formula="of:=COM.MICROSOFT.SWITCH([.D8];0;0;1;0;2;0;3;1)" office:value-type="float" office:value="0" calcext:value-type="float">
            <text:p>0</text:p>
          </table:table-cell>
          <table:table-cell table:style-name="ce375" table:formula="of:=COM.MICROSOFT.SWITCH([.E8];0;0;1;0;2;0;3;1)" office:value-type="float" office:value="0" calcext:value-type="float">
            <text:p>0</text:p>
          </table:table-cell>
          <table:table-cell table:style-name="ce375" table:formula="of:=COM.MICROSOFT.SWITCH([.F8];0;0;1;0;2;0;3;1)" office:value-type="float" office:value="0" calcext:value-type="float">
            <text:p>0</text:p>
          </table:table-cell>
          <table:table-cell table:style-name="ce305" table:number-columns-repeated="2"/>
          <table:table-cell table:style-name="ce383" table:formula="of:=[.AG17]*[.H8]" office:value-type="float" office:value="0" calcext:value-type="float">
            <text:p>0.0000</text:p>
          </table:table-cell>
          <table:table-cell table:style-name="ce383" table:formula="of:=[.AH17]*[.I8]" office:value-type="float" office:value="0" calcext:value-type="float">
            <text:p>0.0000</text:p>
          </table:table-cell>
          <table:table-cell table:style-name="ce383" table:formula="of:=[.AI17]*[.J8]" office:value-type="float" office:value="0" calcext:value-type="float">
            <text:p>0.0000</text:p>
          </table:table-cell>
          <table:table-cell table:style-name="ce383" table:formula="of:=[.AJ17]*[.K8]" office:value-type="float" office:value="0" calcext:value-type="float">
            <text:p>0.0000</text:p>
          </table:table-cell>
          <table:table-cell table:style-name="ce383" table:formula="of:=[.AK17]*[.L8]" office:value-type="float" office:value="0" calcext:value-type="float">
            <text:p>0.0000</text:p>
          </table:table-cell>
          <table:table-cell table:style-name="ce358"/>
          <table:table-cell table:style-name="ce383" table:formula="of:=[.AM17]*[.N8]" office:value-type="float" office:value="0" calcext:value-type="float">
            <text:p>0.0000</text:p>
          </table:table-cell>
          <table:table-cell table:style-name="ce383" table:formula="of:=[.AN17]*[.O8]" office:value-type="float" office:value="0" calcext:value-type="float">
            <text:p>0.0000</text:p>
          </table:table-cell>
          <table:table-cell table:style-name="ce383" table:formula="of:=[.AO17]*[.P8]" office:value-type="float" office:value="0" calcext:value-type="float">
            <text:p>0.0000</text:p>
          </table:table-cell>
          <table:table-cell table:style-name="ce383" table:formula="of:=[.AP17]*[.Q8]" office:value-type="float" office:value="0" calcext:value-type="float">
            <text:p>0.0000</text:p>
          </table:table-cell>
          <table:table-cell table:style-name="ce383" table:formula="of:=[.AQ17]*[.R8]" office:value-type="float" office:value="0" calcext:value-type="float">
            <text:p>0.0000</text:p>
          </table:table-cell>
          <table:table-cell table:style-name="ce358"/>
          <table:table-cell table:style-name="ce383" table:formula="of:=[.AS17]*[.T8]" office:value-type="float" office:value="0" calcext:value-type="float">
            <text:p>0.0000</text:p>
          </table:table-cell>
          <table:table-cell table:style-name="ce383" table:formula="of:=[.AT17]*[.U8]" office:value-type="float" office:value="0" calcext:value-type="float">
            <text:p>0.0000</text:p>
          </table:table-cell>
          <table:table-cell table:style-name="ce383" table:formula="of:=[.AU17]*[.V8]" office:value-type="float" office:value="0" calcext:value-type="float">
            <text:p>0.0000</text:p>
          </table:table-cell>
          <table:table-cell table:style-name="ce383" table:formula="of:=[.AV17]*[.W8]" office:value-type="float" office:value="0" calcext:value-type="float">
            <text:p>0.0000</text:p>
          </table:table-cell>
          <table:table-cell table:style-name="ce383" table:formula="of:=[.AW17]*[.X8]" office:value-type="float" office:value="0" calcext:value-type="float">
            <text:p>0.0000</text:p>
          </table:table-cell>
          <table:table-cell table:style-name="ce358"/>
          <table:table-cell table:style-name="ce383" table:formula="of:=[.AY17]*[.Z8]" office:value-type="float" office:value="0" calcext:value-type="float">
            <text:p>0.0000</text:p>
          </table:table-cell>
          <table:table-cell table:style-name="ce383" table:formula="of:=[.AZ17]*[.AA8]" office:value-type="float" office:value="0" calcext:value-type="float">
            <text:p>0.0000</text:p>
          </table:table-cell>
          <table:table-cell table:style-name="ce383" table:formula="of:=[.BA17]*[.AB8]" office:value-type="float" office:value="0" calcext:value-type="float">
            <text:p>0.0000</text:p>
          </table:table-cell>
          <table:table-cell table:style-name="ce383" table:formula="of:=[.BB17]*[.AC8]" office:value-type="float" office:value="0" calcext:value-type="float">
            <text:p>0.0000</text:p>
          </table:table-cell>
          <table:table-cell table:style-name="ce383" table:formula="of:=[.BC17]*[.AD8]" office:value-type="float" office:value="0" calcext:value-type="float">
            <text:p>0.0000</text:p>
          </table:table-cell>
          <table:table-cell table:number-columns-repeated="959"/>
        </table:table-row>
        <table:table-row table:style-name="ro4">
          <table:table-cell table:style-name="ce301"/>
          <table:table-cell table:style-name="ce311" table:number-columns-repeated="6"/>
          <table:table-cell table:style-name="ce72" table:formula="of:=&quot;[[&quot;&amp;[.H4]&amp;&quot;, &quot;&amp;[.I4]&amp;&quot;, &quot;&amp;[.J4]&amp;&quot;, &quot;&amp;[.K4]&amp;&quot;, &quot;&amp;[.L4]&amp;&quot;],[&quot;&amp;[.H5]&amp;&quot;, &quot;&amp;[.I5]&amp;&quot;, &quot;&amp;[.J5]&amp;&quot;, &quot;&amp;[.K5]&amp;&quot;, &quot;&amp;[.L5]&amp;&quot;], [&quot;&amp;[.H6]&amp;&quot;, &quot;&amp;[.I6]&amp;&quot;, &quot;&amp;[.J6]&amp;&quot;, &quot;&amp;[.K6]&amp;&quot;, &quot;&amp;[.L6]&amp;&quot;], [&quot;&amp;[.H7]&amp;&quot;, &quot;&amp;[.I7]&amp;&quot;, &quot;&amp;[.J7]&amp;&quot;, &quot;&amp;[.K7]&amp;&quot;, &quot;&amp;[.L7]&amp;&quot;], [&quot;&amp;[.H8]&amp;&quot;,&quot;&amp;[.I8]&amp;&quot;, &quot;&amp;[.J8]&amp;&quot;, &quot;&amp;[.K8]&amp;&quot;,&quot;&amp;[.L8]&amp;&quot;]]&quot;" office:value-type="string" office:string-value="[[1, 1, 1, 1, 1],[1, 1, 1, 1, 1], [1, 1, 1, 1, 1], [1, 1, 1, 1, 1], [1,1, 1, 1,1]]" calcext:value-type="string">
            <text:p>[[1, 1, 1, 1, 1],[1, 1, 1, 1, 1], [1, 1, 1, 1, 1], [1, 1, 1, 1, 1], [1,1, 1, 1,1]]</text:p>
          </table:table-cell>
          <table:table-cell table:style-name="ce311" table:number-columns-repeated="5"/>
          <table:table-cell table:style-name="ce72" table:formula="of:=&quot;[[&quot;&amp;[.N4]&amp;&quot;, &quot;&amp;[.O4]&amp;&quot;, &quot;&amp;[.P4]&amp;&quot;, &quot;&amp;[.Q4]&amp;&quot;, &quot;&amp;[.R4]&amp;&quot;],[&quot;&amp;[.N5]&amp;&quot;, &quot;&amp;[.O5]&amp;&quot;, &quot;&amp;[.P5]&amp;&quot;, &quot;&amp;[.Q5]&amp;&quot;, &quot;&amp;[.R5]&amp;&quot;], [&quot;&amp;[.N6]&amp;&quot;, &quot;&amp;[.O6]&amp;&quot;, &quot;&amp;[.P6]&amp;&quot;, &quot;&amp;[.Q6]&amp;&quot;, &quot;&amp;[.R6]&amp;&quot;], [&quot;&amp;[.N7]&amp;&quot;, &quot;&amp;[.O7]&amp;&quot;, &quot;&amp;[.P7]&amp;&quot;, &quot;&amp;[.Q7]&amp;&quot;, &quot;&amp;[.R7]&amp;&quot;], [&quot;&amp;[.N8]&amp;&quot;,&quot;&amp;[.O8]&amp;&quot;, &quot;&amp;[.P8]&amp;&quot;, &quot;&amp;[.Q8]&amp;&quot;,&quot;&amp;[.R8]&amp;&quot;]]&quot;" office:value-type="string" office:string-value="[[0, 0, 0, 0, 0],[0, 0, 0, 0, 0], [0, 0, 0, 0, 0], [0, 0, 0, 0, 0], [0,0, 0, 0,0]]" calcext:value-type="string">
            <text:p>[[0, 0, 0, 0, 0],[0, 0, 0, 0, 0], [0, 0, 0, 0, 0], [0, 0, 0, 0, 0], [0,0, 0, 0,0]]</text:p>
          </table:table-cell>
          <table:table-cell table:style-name="ce311" table:number-columns-repeated="5"/>
          <table:table-cell table:style-name="ce72" table:formula="of:=&quot;[[&quot;&amp;[.T4]&amp;&quot;, &quot;&amp;[.U4]&amp;&quot;, &quot;&amp;[.V4]&amp;&quot;, &quot;&amp;[.W4]&amp;&quot;, &quot;&amp;[.X4]&amp;&quot;],[&quot;&amp;[.T5]&amp;&quot;, &quot;&amp;[.U5]&amp;&quot;, &quot;&amp;[.V5]&amp;&quot;, &quot;&amp;[.W5]&amp;&quot;, &quot;&amp;[.X5]&amp;&quot;], [&quot;&amp;[.T6]&amp;&quot;, &quot;&amp;[.U6]&amp;&quot;, &quot;&amp;[.V6]&amp;&quot;, &quot;&amp;[.W6]&amp;&quot;, &quot;&amp;[.X6]&amp;&quot;], [&quot;&amp;[.T7]&amp;&quot;, &quot;&amp;[.U7]&amp;&quot;, &quot;&amp;[.V7]&amp;&quot;, &quot;&amp;[.W7]&amp;&quot;, &quot;&amp;[.X7]&amp;&quot;], [&quot;&amp;[.T8]&amp;&quot;,&quot;&amp;[.U8]&amp;&quot;, &quot;&amp;[.V8]&amp;&quot;, &quot;&amp;[.W8]&amp;&quot;,&quot;&amp;[.X8]&amp;&quot;]]&quot;" office:value-type="string" office:string-value="[[0, 0, 0, 0, 0],[0, 0, 0, 0, 0], [0, 0, 0, 0, 0], [0, 0, 0, 0, 0], [0,0, 0, 0,0]]" calcext:value-type="string">
            <text:p>[[0, 0, 0, 0, 0],[0, 0, 0, 0, 0], [0, 0, 0, 0, 0], [0, 0, 0, 0, 0], [0,0, 0, 0,0]]</text:p>
          </table:table-cell>
          <table:table-cell table:style-name="ce311" table:number-columns-repeated="5"/>
          <table:table-cell table:style-name="ce72" table:formula="of:=&quot;[[&quot;&amp;[.Z4]&amp;&quot;, &quot;&amp;[.AA4]&amp;&quot;, &quot;&amp;[.AB4]&amp;&quot;, &quot;&amp;[.AC4]&amp;&quot;, &quot;&amp;[.AD4]&amp;&quot;],[&quot;&amp;[.Z5]&amp;&quot;, &quot;&amp;[.AA5]&amp;&quot;, &quot;&amp;[.AB5]&amp;&quot;, &quot;&amp;[.AC5]&amp;&quot;, &quot;&amp;[.AD5]&amp;&quot;], [&quot;&amp;[.Z6]&amp;&quot;, &quot;&amp;[.AA6]&amp;&quot;, &quot;&amp;[.AB6]&amp;&quot;, &quot;&amp;[.AC6]&amp;&quot;, &quot;&amp;[.AD6]&amp;&quot;], [&quot;&amp;[.Z7]&amp;&quot;, &quot;&amp;[.AA7]&amp;&quot;, &quot;&amp;[.AB7]&amp;&quot;, &quot;&amp;[.AC7]&amp;&quot;, &quot;&amp;[.AD7]&amp;&quot;], [&quot;&amp;[.Z8]&amp;&quot;,&quot;&amp;[.AA8]&amp;&quot;, &quot;&amp;[.AB8]&amp;&quot;, &quot;&amp;[.AC8]&amp;&quot;,&quot;&amp;[.AD8]&amp;&quot;]]&quot;" office:value-type="string" office:string-value="[[0, 0, 0, 0, 0],[0, 0, 0, 0, 0], [0, 0, 0, 0, 0], [0, 0, 0, 0, 0], [0,0, 0, 0,0]]" calcext:value-type="string">
            <text:p>[[0, 0, 0, 0, 0],[0, 0, 0, 0, 0], [0, 0, 0, 0, 0], [0, 0, 0, 0, 0], [0,0, 0, 0,0]]</text:p>
          </table:table-cell>
          <table:table-cell table:style-name="ce311" table:number-columns-repeated="4"/>
          <table:table-cell table:style-name="ce305"/>
          <table:table-cell table:style-name="ce380"/>
          <table:table-cell table:style-name="ce384" table:number-columns-repeated="5"/>
          <table:table-cell table:style-name="ce358" table:number-columns-repeated="18"/>
          <table:table-cell table:number-columns-repeated="959"/>
        </table:table-row>
        <table:table-row table:style-name="ro4">
          <table:table-cell table:style-name="ce302"/>
          <table:table-cell table:style-name="ce307" office:value-type="string" calcext:value-type="string" table:number-columns-spanned="29" table:number-rows-spanned="1">
            <text:p>Prediction</text:p>
          </table:table-cell>
          <table:covered-table-cell table:number-columns-repeated="11" table:style-name="ce37"/>
          <table:covered-table-cell table:style-name="ce363"/>
          <table:covered-table-cell table:number-columns-repeated="5" table:style-name="ce37"/>
          <table:covered-table-cell table:style-name="ce363"/>
          <table:covered-table-cell table:number-columns-repeated="5" table:style-name="ce37"/>
          <table:covered-table-cell table:style-name="ce363"/>
          <table:covered-table-cell table:number-columns-repeated="4" table:style-name="ce37"/>
          <table:table-cell table:style-name="ce378"/>
          <table:table-cell table:style-name="ce380"/>
          <table:table-cell table:style-name="ce384" table:number-columns-repeated="5"/>
          <table:table-cell table:style-name="ce407" table:number-columns-repeated="3"/>
          <table:table-cell table:style-name="ce410" table:number-columns-repeated="15"/>
          <table:table-cell table:style-name="ce413" table:number-columns-repeated="4"/>
          <table:table-cell table:style-name="ce424" table:number-columns-repeated="923"/>
          <table:table-cell table:number-columns-repeated="32"/>
        </table:table-row>
        <table:table-row table:style-name="ro4">
          <table:table-cell table:style-name="ce302"/>
          <table:table-cell table:style-name="ce37" table:number-columns-repeated="29"/>
          <table:table-cell table:style-name="ce378"/>
          <table:table-cell table:style-name="ce380"/>
          <table:table-cell table:style-name="ce384" table:number-columns-repeated="5"/>
          <table:table-cell table:style-name="ce407" table:number-columns-repeated="3"/>
          <table:table-cell table:style-name="ce410" table:number-columns-repeated="15"/>
          <table:table-cell table:style-name="ce413" table:number-columns-repeated="4"/>
          <table:table-cell table:style-name="ce424" table:number-columns-repeated="923"/>
          <table:table-cell table:number-columns-repeated="32"/>
        </table:table-row>
        <table:table-row table:style-name="ro4">
          <table:table-cell table:style-name="ce300"/>
          <table:table-cell table:style-name="ce309" office:value-type="string" calcext:value-type="string" table:number-columns-spanned="5" table:number-rows-spanned="1">
            <text:p>Prediction ŷ<text:span text:style-name="T17">2</text:span></text:p>
          </table:table-cell>
          <table:covered-table-cell table:number-columns-repeated="4" table:style-name="ce42"/>
          <table:table-cell table:style-name="ce344"/>
          <table:table-cell table:style-name="ce345" office:value-type="string" calcext:value-type="string" table:number-columns-spanned="5" table:number-rows-spanned="1">
            <text:p>Class 0 (Background)</text:p>
          </table:table-cell>
          <table:covered-table-cell table:number-columns-repeated="4" table:style-name="ce42"/>
          <table:table-cell table:style-name="ce344"/>
          <table:table-cell table:style-name="ce309" office:value-type="string" calcext:value-type="string" table:number-columns-spanned="5" table:number-rows-spanned="1">
            <text:p>Class 1</text:p>
          </table:table-cell>
          <table:covered-table-cell table:number-columns-repeated="4" table:style-name="ce42"/>
          <table:table-cell table:style-name="ce344"/>
          <table:table-cell table:style-name="ce309" office:value-type="string" calcext:value-type="string" table:number-columns-spanned="5" table:number-rows-spanned="1">
            <text:p>Class 2</text:p>
          </table:table-cell>
          <table:covered-table-cell table:number-columns-repeated="4" table:style-name="ce42"/>
          <table:table-cell table:style-name="ce344"/>
          <table:table-cell table:style-name="ce309" office:value-type="string" calcext:value-type="string" table:number-columns-spanned="5" table:number-rows-spanned="1">
            <text:p>Class 3</text:p>
          </table:table-cell>
          <table:covered-table-cell table:number-columns-repeated="4" table:style-name="ce42"/>
          <table:table-cell table:style-name="ce344"/>
          <table:table-cell table:style-name="ce380"/>
          <table:table-cell table:style-name="ce384" table:number-columns-repeated="5"/>
          <table:table-cell table:style-name="ce408" table:number-columns-repeated="18"/>
          <table:table-cell table:style-name="ce42" table:number-columns-repeated="927"/>
          <table:table-cell table:style-name="ce426" table:number-columns-repeated="32"/>
        </table:table-row>
        <table:table-row table:style-name="ro4">
          <table:table-cell table:style-name="ce301"/>
          <table:table-cell table:number-columns-repeated="5" table:style-name="ce310" office:value-type="float" office:value="0" calcext:value-type="float">
            <text:p>0</text:p>
          </table:table-cell>
          <table:table-cell table:style-name="ce311"/>
          <table:table-cell table:style-name="ce348" table:formula="of:=COM.MICROSOFT.SWITCH([.B13];0;ROUNDUP((0 + (1 - 0) * (MOD((1103515245 * [.H28] + 12345); 2^31) / 2^31))*[.$D$22]);1;-ROUNDUP((0 + (1 - 0) * (MOD((1103515245 * [.H28] + 12345); 2^31) / 2^31))*[.$D$22]);2;-ROUNDUP((0 + (1 - 0) * (MOD((1103515245 * [.H28] + 12345); 2^31) / 2^31))*[.$D$22]);3;-ROUNDUP((0 + (1 - 0) * (MOD((1103515245 * [.H28] + 12345); 2^31) / 2^31))*[.$D$22]))" office:value-type="float" office:value="26" calcext:value-type="float">
            <text:p>26</text:p>
          </table:table-cell>
          <table:table-cell table:style-name="ce348" table:formula="of:=COM.MICROSOFT.SWITCH([.C13];0;ROUNDUP((0 + (1 - 0) * (MOD((1103515245 * [.I28] + 12345); 2^31) / 2^31))*[.$D$22]);1;-ROUNDUP((0 + (1 - 0) * (MOD((1103515245 * [.I28] + 12345); 2^31) / 2^31))*[.$D$22]);2;-ROUNDUP((0 + (1 - 0) * (MOD((1103515245 * [.I28] + 12345); 2^31) / 2^31))*[.$D$22]);3;-ROUNDUP((0 + (1 - 0) * (MOD((1103515245 * [.I28] + 12345); 2^31) / 2^31))*[.$D$22]))" office:value-type="float" office:value="2" calcext:value-type="float">
            <text:p>2</text:p>
          </table:table-cell>
          <table:table-cell table:style-name="ce348" table:formula="of:=COM.MICROSOFT.SWITCH([.D13];0;ROUNDUP((0 + (1 - 0) * (MOD((1103515245 * [.J28] + 12345); 2^31) / 2^31))*[.$D$22]);1;-ROUNDUP((0 + (1 - 0) * (MOD((1103515245 * [.J28] + 12345); 2^31) / 2^31))*[.$D$22]);2;-ROUNDUP((0 + (1 - 0) * (MOD((1103515245 * [.J28] + 12345); 2^31) / 2^31))*[.$D$22]);3;-ROUNDUP((0 + (1 - 0) * (MOD((1103515245 * [.J28] + 12345); 2^31) / 2^31))*[.$D$22]))" office:value-type="float" office:value="28" calcext:value-type="float">
            <text:p>28</text:p>
          </table:table-cell>
          <table:table-cell table:style-name="ce348" table:formula="of:=COM.MICROSOFT.SWITCH([.E13];0;ROUNDUP((0 + (1 - 0) * (MOD((1103515245 * [.K28] + 12345); 2^31) / 2^31))*[.$D$22]);1;-ROUNDUP((0 + (1 - 0) * (MOD((1103515245 * [.K28] + 12345); 2^31) / 2^31))*[.$D$22]);2;-ROUNDUP((0 + (1 - 0) * (MOD((1103515245 * [.K28] + 12345); 2^31) / 2^31))*[.$D$22]);3;-ROUNDUP((0 + (1 - 0) * (MOD((1103515245 * [.K28] + 12345); 2^31) / 2^31))*[.$D$22]))" office:value-type="float" office:value="3" calcext:value-type="float">
            <text:p>3</text:p>
          </table:table-cell>
          <table:table-cell table:style-name="ce348" table:formula="of:=COM.MICROSOFT.SWITCH([.F13];0;ROUNDUP((0 + (1 - 0) * (MOD((1103515245 * [.L28] + 12345); 2^31) / 2^31))*[.$D$22]);1;-ROUNDUP((0 + (1 - 0) * (MOD((1103515245 * [.L28] + 12345); 2^31) / 2^31))*[.$D$22]);2;-ROUNDUP((0 + (1 - 0) * (MOD((1103515245 * [.L28] + 12345); 2^31) / 2^31))*[.$D$22]);3;-ROUNDUP((0 + (1 - 0) * (MOD((1103515245 * [.L28] + 12345); 2^31) / 2^31))*[.$D$22]))" office:value-type="float" office:value="29" calcext:value-type="float">
            <text:p>29</text:p>
          </table:table-cell>
          <table:table-cell table:style-name="ce311"/>
          <table:table-cell table:style-name="ce364" table:formula="of:=COM.MICROSOFT.SWITCH([.B13];0;-ROUNDUP((0 + (1 - 0) * (MOD((1103515245 * [.N28] + 12345); 2^31) / 2^31))*[.$D$22]);1;ROUNDUP((0 + (1 - 0) * (MOD((1103515245 * [.N28] + 12345); 2^31) / 2^31))*[.$D$22]);2;-ROUNDUP((0 + (1 - 0) * (MOD((1103515245 * [.N28] + 12345); 2^31) / 2^31))*[.$D$22]);3;-ROUNDUP((0 + (1 - 0) * (MOD((1103515245 * [.N28] + 12345); 2^31) / 2^31))*[.$D$22]))" office:value-type="float" office:value="-30" calcext:value-type="float">
            <text:p>-30</text:p>
          </table:table-cell>
          <table:table-cell table:style-name="ce364" table:formula="of:=COM.MICROSOFT.SWITCH([.C13];0;-ROUNDUP((0 + (1 - 0) * (MOD((1103515245 * [.O28] + 12345); 2^31) / 2^31))*[.$D$22]);1;ROUNDUP((0 + (1 - 0) * (MOD((1103515245 * [.O28] + 12345); 2^31) / 2^31))*[.$D$22]);2;-ROUNDUP((0 + (1 - 0) * (MOD((1103515245 * [.O28] + 12345); 2^31) / 2^31))*[.$D$22]);3;-ROUNDUP((0 + (1 - 0) * (MOD((1103515245 * [.O28] + 12345); 2^31) / 2^31))*[.$D$22]))" office:value-type="float" office:value="-6" calcext:value-type="float">
            <text:p>-6</text:p>
          </table:table-cell>
          <table:table-cell table:style-name="ce364" table:formula="of:=COM.MICROSOFT.SWITCH([.D13];0;-ROUNDUP((0 + (1 - 0) * (MOD((1103515245 * [.P28] + 12345); 2^31) / 2^31))*[.$D$22]);1;ROUNDUP((0 + (1 - 0) * (MOD((1103515245 * [.P28] + 12345); 2^31) / 2^31))*[.$D$22]);2;-ROUNDUP((0 + (1 - 0) * (MOD((1103515245 * [.P28] + 12345); 2^31) / 2^31))*[.$D$22]);3;-ROUNDUP((0 + (1 - 0) * (MOD((1103515245 * [.P28] + 12345); 2^31) / 2^31))*[.$D$22]))" office:value-type="float" office:value="-32" calcext:value-type="float">
            <text:p>-32</text:p>
          </table:table-cell>
          <table:table-cell table:style-name="ce364" table:formula="of:=COM.MICROSOFT.SWITCH([.E13];0;-ROUNDUP((0 + (1 - 0) * (MOD((1103515245 * [.Q28] + 12345); 2^31) / 2^31))*[.$D$22]);1;ROUNDUP((0 + (1 - 0) * (MOD((1103515245 * [.Q28] + 12345); 2^31) / 2^31))*[.$D$22]);2;-ROUNDUP((0 + (1 - 0) * (MOD((1103515245 * [.Q28] + 12345); 2^31) / 2^31))*[.$D$22]);3;-ROUNDUP((0 + (1 - 0) * (MOD((1103515245 * [.Q28] + 12345); 2^31) / 2^31))*[.$D$22]))" office:value-type="float" office:value="-7" calcext:value-type="float">
            <text:p>-7</text:p>
          </table:table-cell>
          <table:table-cell table:style-name="ce364" table:formula="of:=COM.MICROSOFT.SWITCH([.F13];0;-ROUNDUP((0 + (1 - 0) * (MOD((1103515245 * [.R28] + 12345); 2^31) / 2^31))*[.$D$22]);1;ROUNDUP((0 + (1 - 0) * (MOD((1103515245 * [.R28] + 12345); 2^31) / 2^31))*[.$D$22]);2;-ROUNDUP((0 + (1 - 0) * (MOD((1103515245 * [.R28] + 12345); 2^31) / 2^31))*[.$D$22]);3;-ROUNDUP((0 + (1 - 0) * (MOD((1103515245 * [.R28] + 12345); 2^31) / 2^31))*[.$D$22]))" office:value-type="float" office:value="-33" calcext:value-type="float">
            <text:p>-33</text:p>
          </table:table-cell>
          <table:table-cell table:style-name="ce311"/>
          <table:table-cell table:style-name="ce373" table:formula="of:=COM.MICROSOFT.SWITCH([.B13];0;-ROUNDUP((0 + (1 - 0) * (MOD((1103515245 * [.T28] + 12345); 2^31) / 2^31))*[.$D$22]);1;-ROUNDUP((0 + (1 - 0) * (MOD((1103515245 * [.T28] + 12345); 2^31) / 2^31))*[.$D$22]);2;ROUNDUP((0 + (1 - 0) * (MOD((1103515245 * [.T28] + 12345); 2^31) / 2^31))*[.$D$22]);3;-ROUNDUP((0 + (1 - 0) * (MOD((1103515245 * [.T28] + 12345); 2^31) / 2^31))*[.$D$22]))" office:value-type="float" office:value="-35" calcext:value-type="float">
            <text:p>-35</text:p>
          </table:table-cell>
          <table:table-cell table:style-name="ce373" table:formula="of:=COM.MICROSOFT.SWITCH([.C13];0;-ROUNDUP((0 + (1 - 0) * (MOD((1103515245 * [.U28] + 12345); 2^31) / 2^31))*[.$D$22]);1;-ROUNDUP((0 + (1 - 0) * (MOD((1103515245 * [.U28] + 12345); 2^31) / 2^31))*[.$D$22]);2;ROUNDUP((0 + (1 - 0) * (MOD((1103515245 * [.U28] + 12345); 2^31) / 2^31))*[.$D$22]);3;-ROUNDUP((0 + (1 - 0) * (MOD((1103515245 * [.U28] + 12345); 2^31) / 2^31))*[.$D$22]))" office:value-type="float" office:value="-10" calcext:value-type="float">
            <text:p>-10</text:p>
          </table:table-cell>
          <table:table-cell table:style-name="ce373" table:formula="of:=COM.MICROSOFT.SWITCH([.D13];0;-ROUNDUP((0 + (1 - 0) * (MOD((1103515245 * [.V28] + 12345); 2^31) / 2^31))*[.$D$22]);1;-ROUNDUP((0 + (1 - 0) * (MOD((1103515245 * [.V28] + 12345); 2^31) / 2^31))*[.$D$22]);2;ROUNDUP((0 + (1 - 0) * (MOD((1103515245 * [.V28] + 12345); 2^31) / 2^31))*[.$D$22]);3;-ROUNDUP((0 + (1 - 0) * (MOD((1103515245 * [.V28] + 12345); 2^31) / 2^31))*[.$D$22]))" office:value-type="float" office:value="-36" calcext:value-type="float">
            <text:p>-36</text:p>
          </table:table-cell>
          <table:table-cell table:style-name="ce373" table:formula="of:=COM.MICROSOFT.SWITCH([.E13];0;-ROUNDUP((0 + (1 - 0) * (MOD((1103515245 * [.W28] + 12345); 2^31) / 2^31))*[.$D$22]);1;-ROUNDUP((0 + (1 - 0) * (MOD((1103515245 * [.W28] + 12345); 2^31) / 2^31))*[.$D$22]);2;ROUNDUP((0 + (1 - 0) * (MOD((1103515245 * [.W28] + 12345); 2^31) / 2^31))*[.$D$22]);3;-ROUNDUP((0 + (1 - 0) * (MOD((1103515245 * [.W28] + 12345); 2^31) / 2^31))*[.$D$22]))" office:value-type="float" office:value="-12" calcext:value-type="float">
            <text:p>-12</text:p>
          </table:table-cell>
          <table:table-cell table:style-name="ce373" table:formula="of:=COM.MICROSOFT.SWITCH([.F13];0;-ROUNDUP((0 + (1 - 0) * (MOD((1103515245 * [.X28] + 12345); 2^31) / 2^31))*[.$D$22]);1;-ROUNDUP((0 + (1 - 0) * (MOD((1103515245 * [.X28] + 12345); 2^31) / 2^31))*[.$D$22]);2;ROUNDUP((0 + (1 - 0) * (MOD((1103515245 * [.X28] + 12345); 2^31) / 2^31))*[.$D$22]);3;-ROUNDUP((0 + (1 - 0) * (MOD((1103515245 * [.X28] + 12345); 2^31) / 2^31))*[.$D$22]))" office:value-type="float" office:value="-37" calcext:value-type="float">
            <text:p>-37</text:p>
          </table:table-cell>
          <table:table-cell table:style-name="ce311"/>
          <table:table-cell table:style-name="ce376" table:formula="of:=COM.MICROSOFT.SWITCH([.B13];0;-ROUNDUP((0 + (1 - 0) * (MOD((1103515245 * [.Z28] + 12345); 2^31) / 2^31))*[.$D$22]);1;-ROUNDUP((0 + (1 - 0) * (MOD((1103515245 * [.Z28] + 12345); 2^31) / 2^31))*[.$D$22]);2;-ROUNDUP((0 + (1 - 0) * (MOD((1103515245 * [.Z28] + 12345); 2^31) / 2^31))*[.$D$22]);3;ROUNDUP((0 + (1 - 0) * (MOD((1103515245 * [.Z28] + 12345); 2^31) / 2^31))*[.$D$22]))" office:value-type="float" office:value="-39" calcext:value-type="float">
            <text:p>-39</text:p>
          </table:table-cell>
          <table:table-cell table:style-name="ce376" table:formula="of:=COM.MICROSOFT.SWITCH([.C13];0;-ROUNDUP((0 + (1 - 0) * (MOD((1103515245 * [.AA28] + 12345); 2^31) / 2^31))*[.$D$22]);1;-ROUNDUP((0 + (1 - 0) * (MOD((1103515245 * [.AA28] + 12345); 2^31) / 2^31))*[.$D$22]);2;-ROUNDUP((0 + (1 - 0) * (MOD((1103515245 * [.AA28] + 12345); 2^31) / 2^31))*[.$D$22]);3;ROUNDUP((0 + (1 - 0) * (MOD((1103515245 * [.AA28] + 12345); 2^31) / 2^31))*[.$D$22]))" office:value-type="float" office:value="-14" calcext:value-type="float">
            <text:p>-14</text:p>
          </table:table-cell>
          <table:table-cell table:style-name="ce376" table:formula="of:=COM.MICROSOFT.SWITCH([.D13];0;-ROUNDUP((0 + (1 - 0) * (MOD((1103515245 * [.AB28] + 12345); 2^31) / 2^31))*[.$D$22]);1;-ROUNDUP((0 + (1 - 0) * (MOD((1103515245 * [.AB28] + 12345); 2^31) / 2^31))*[.$D$22]);2;-ROUNDUP((0 + (1 - 0) * (MOD((1103515245 * [.AB28] + 12345); 2^31) / 2^31))*[.$D$22]);3;ROUNDUP((0 + (1 - 0) * (MOD((1103515245 * [.AB28] + 12345); 2^31) / 2^31))*[.$D$22]))" office:value-type="float" office:value="-40" calcext:value-type="float">
            <text:p>-40</text:p>
          </table:table-cell>
          <table:table-cell table:style-name="ce376" table:formula="of:=COM.MICROSOFT.SWITCH([.E13];0;-ROUNDUP((0 + (1 - 0) * (MOD((1103515245 * [.AC28] + 12345); 2^31) / 2^31))*[.$D$22]);1;-ROUNDUP((0 + (1 - 0) * (MOD((1103515245 * [.AC28] + 12345); 2^31) / 2^31))*[.$D$22]);2;-ROUNDUP((0 + (1 - 0) * (MOD((1103515245 * [.AC28] + 12345); 2^31) / 2^31))*[.$D$22]);3;ROUNDUP((0 + (1 - 0) * (MOD((1103515245 * [.AC28] + 12345); 2^31) / 2^31))*[.$D$22]))" office:value-type="float" office:value="-16" calcext:value-type="float">
            <text:p>-16</text:p>
          </table:table-cell>
          <table:table-cell table:style-name="ce376" table:formula="of:=COM.MICROSOFT.SWITCH([.F13];0;-ROUNDUP((0 + (1 - 0) * (MOD((1103515245 * [.AD28] + 12345); 2^31) / 2^31))*[.$D$22]);1;-ROUNDUP((0 + (1 - 0) * (MOD((1103515245 * [.AD28] + 12345); 2^31) / 2^31))*[.$D$22]);2;-ROUNDUP((0 + (1 - 0) * (MOD((1103515245 * [.AD28] + 12345); 2^31) / 2^31))*[.$D$22]);3;ROUNDUP((0 + (1 - 0) * (MOD((1103515245 * [.AD28] + 12345); 2^31) / 2^31))*[.$D$22]))" office:value-type="float" office:value="-41" calcext:value-type="float">
            <text:p>-41</text:p>
          </table:table-cell>
          <table:table-cell table:style-name="ce305"/>
          <table:table-cell table:style-name="ce380"/>
          <table:table-cell table:style-name="ce383" table:formula="of:=ABS(-1+[.AG22])" office:value-type="float" office:value="0" calcext:value-type="float">
            <text:p>0.0000</text:p>
          </table:table-cell>
          <table:table-cell table:style-name="ce383" table:formula="of:=ABS(-1+[.AH22])" office:value-type="float" office:value="0.00034160264318861" calcext:value-type="float">
            <text:p>0.0003</text:p>
          </table:table-cell>
          <table:table-cell table:style-name="ce383" table:formula="of:=ABS(-1+[.AI22])" office:value-type="float" office:value="0" calcext:value-type="float">
            <text:p>0.0000</text:p>
          </table:table-cell>
          <table:table-cell table:style-name="ce383" table:formula="of:=ABS(-1+[.AJ22])" office:value-type="float" office:value="0.0000457093454396818" calcext:value-type="float">
            <text:p>0.0000</text:p>
          </table:table-cell>
          <table:table-cell table:style-name="ce383" table:formula="of:=ABS(-1+[.AK22])" office:value-type="float" office:value="0" calcext:value-type="float">
            <text:p>0.0000</text:p>
          </table:table-cell>
          <table:table-cell table:style-name="ce358"/>
          <table:table-cell table:style-name="ce383" table:formula="of:=ABS(-1+[.AM22])" office:value-type="float" office:value="1" calcext:value-type="float">
            <text:p>1.0000</text:p>
          </table:table-cell>
          <table:table-cell table:style-name="ce383" table:formula="of:=ABS(-1+[.AN22])" office:value-type="float" office:value="1" calcext:value-type="float">
            <text:p>1.0000</text:p>
          </table:table-cell>
          <table:table-cell table:style-name="ce383" table:formula="of:=ABS(-1+[.AO22])" office:value-type="float" office:value="1" calcext:value-type="float">
            <text:p>1.0000</text:p>
          </table:table-cell>
          <table:table-cell table:style-name="ce383" table:formula="of:=ABS(-1+[.AP22])" office:value-type="float" office:value="1" calcext:value-type="float">
            <text:p>1.0000</text:p>
          </table:table-cell>
          <table:table-cell table:style-name="ce383" table:formula="of:=ABS(-1+[.AQ22])" office:value-type="float" office:value="1" calcext:value-type="float">
            <text:p>1.0000</text:p>
          </table:table-cell>
          <table:table-cell table:style-name="ce358"/>
          <table:table-cell table:style-name="ce383" table:formula="of:=ABS(-1+[.AS22])" office:value-type="float" office:value="1" calcext:value-type="float">
            <text:p>1.0000</text:p>
          </table:table-cell>
          <table:table-cell table:style-name="ce383" table:formula="of:=ABS(-1+[.AT22])" office:value-type="float" office:value="1" calcext:value-type="float">
            <text:p>1.0000</text:p>
          </table:table-cell>
          <table:table-cell table:style-name="ce383" table:formula="of:=ABS(-1+[.AU22])" office:value-type="float" office:value="1" calcext:value-type="float">
            <text:p>1.0000</text:p>
          </table:table-cell>
          <table:table-cell table:style-name="ce383" table:formula="of:=ABS(-1+[.AV22])" office:value-type="float" office:value="1" calcext:value-type="float">
            <text:p>1.0000</text:p>
          </table:table-cell>
          <table:table-cell table:style-name="ce383" table:formula="of:=ABS(-1+[.AW22])" office:value-type="float" office:value="1" calcext:value-type="float">
            <text:p>1.0000</text:p>
          </table:table-cell>
          <table:table-cell table:style-name="ce358"/>
          <table:table-cell table:style-name="ce383" table:formula="of:=ABS(-1+[.AY22])" office:value-type="float" office:value="1" calcext:value-type="float">
            <text:p>1.0000</text:p>
          </table:table-cell>
          <table:table-cell table:style-name="ce383" table:formula="of:=ABS(-1+[.AZ22])" office:value-type="float" office:value="1" calcext:value-type="float">
            <text:p>1.0000</text:p>
          </table:table-cell>
          <table:table-cell table:style-name="ce383" table:formula="of:=ABS(-1+[.BA22])" office:value-type="float" office:value="1" calcext:value-type="float">
            <text:p>1.0000</text:p>
          </table:table-cell>
          <table:table-cell table:style-name="ce383" table:formula="of:=ABS(-1+[.BB22])" office:value-type="float" office:value="1" calcext:value-type="float">
            <text:p>1.0000</text:p>
          </table:table-cell>
          <table:table-cell table:style-name="ce383" table:formula="of:=ABS(-1+[.BC22])" office:value-type="float" office:value="1" calcext:value-type="float">
            <text:p>1.0000</text:p>
          </table:table-cell>
          <table:table-cell table:number-columns-repeated="959"/>
        </table:table-row>
        <table:table-row table:style-name="ro4">
          <table:table-cell table:style-name="ce301"/>
          <table:table-cell table:number-columns-repeated="5" table:style-name="ce310" office:value-type="float" office:value="0" calcext:value-type="float">
            <text:p>0</text:p>
          </table:table-cell>
          <table:table-cell table:style-name="ce311"/>
          <table:table-cell table:style-name="ce348" table:formula="of:=COM.MICROSOFT.SWITCH([.B14];0;ROUNDUP((0 + (1 - 0) * (MOD((1103515245 * [.H29] + 12345); 2^31) / 2^31))*[.$D$22]);1;-ROUNDUP((0 + (1 - 0) * (MOD((1103515245 * [.H29] + 12345); 2^31) / 2^31))*[.$D$22]);2;-ROUNDUP((0 + (1 - 0) * (MOD((1103515245 * [.H29] + 12345); 2^31) / 2^31))*[.$D$22]);3;-ROUNDUP((0 + (1 - 0) * (MOD((1103515245 * [.H29] + 12345); 2^31) / 2^31))*[.$D$22]))" office:value-type="float" office:value="17" calcext:value-type="float">
            <text:p>17</text:p>
          </table:table-cell>
          <table:table-cell table:style-name="ce348" table:formula="of:=COM.MICROSOFT.SWITCH([.C14];0;ROUNDUP((0 + (1 - 0) * (MOD((1103515245 * [.I29] + 12345); 2^31) / 2^31))*[.$D$22]);1;-ROUNDUP((0 + (1 - 0) * (MOD((1103515245 * [.I29] + 12345); 2^31) / 2^31))*[.$D$22]);2;-ROUNDUP((0 + (1 - 0) * (MOD((1103515245 * [.I29] + 12345); 2^31) / 2^31))*[.$D$22]);3;-ROUNDUP((0 + (1 - 0) * (MOD((1103515245 * [.I29] + 12345); 2^31) / 2^31))*[.$D$22]))" office:value-type="float" office:value="43" calcext:value-type="float">
            <text:p>43</text:p>
          </table:table-cell>
          <table:table-cell table:style-name="ce348" table:formula="of:=COM.MICROSOFT.SWITCH([.D14];0;ROUNDUP((0 + (1 - 0) * (MOD((1103515245 * [.J29] + 12345); 2^31) / 2^31))*[.$D$22]);1;-ROUNDUP((0 + (1 - 0) * (MOD((1103515245 * [.J29] + 12345); 2^31) / 2^31))*[.$D$22]);2;-ROUNDUP((0 + (1 - 0) * (MOD((1103515245 * [.J29] + 12345); 2^31) / 2^31))*[.$D$22]);3;-ROUNDUP((0 + (1 - 0) * (MOD((1103515245 * [.J29] + 12345); 2^31) / 2^31))*[.$D$22]))" office:value-type="float" office:value="19" calcext:value-type="float">
            <text:p>19</text:p>
          </table:table-cell>
          <table:table-cell table:style-name="ce348" table:formula="of:=COM.MICROSOFT.SWITCH([.E14];0;ROUNDUP((0 + (1 - 0) * (MOD((1103515245 * [.K29] + 12345); 2^31) / 2^31))*[.$D$22]);1;-ROUNDUP((0 + (1 - 0) * (MOD((1103515245 * [.K29] + 12345); 2^31) / 2^31))*[.$D$22]);2;-ROUNDUP((0 + (1 - 0) * (MOD((1103515245 * [.K29] + 12345); 2^31) / 2^31))*[.$D$22]);3;-ROUNDUP((0 + (1 - 0) * (MOD((1103515245 * [.K29] + 12345); 2^31) / 2^31))*[.$D$22]))" office:value-type="float" office:value="44" calcext:value-type="float">
            <text:p>44</text:p>
          </table:table-cell>
          <table:table-cell table:style-name="ce348" table:formula="of:=COM.MICROSOFT.SWITCH([.F14];0;ROUNDUP((0 + (1 - 0) * (MOD((1103515245 * [.L29] + 12345); 2^31) / 2^31))*[.$D$22]);1;-ROUNDUP((0 + (1 - 0) * (MOD((1103515245 * [.L29] + 12345); 2^31) / 2^31))*[.$D$22]);2;-ROUNDUP((0 + (1 - 0) * (MOD((1103515245 * [.L29] + 12345); 2^31) / 2^31))*[.$D$22]);3;-ROUNDUP((0 + (1 - 0) * (MOD((1103515245 * [.L29] + 12345); 2^31) / 2^31))*[.$D$22]))" office:value-type="float" office:value="20" calcext:value-type="float">
            <text:p>20</text:p>
          </table:table-cell>
          <table:table-cell table:style-name="ce311"/>
          <table:table-cell table:style-name="ce364" table:formula="of:=COM.MICROSOFT.SWITCH([.B14];0;-ROUNDUP((0 + (1 - 0) * (MOD((1103515245 * [.N29] + 12345); 2^31) / 2^31))*[.$D$22]);1;ROUNDUP((0 + (1 - 0) * (MOD((1103515245 * [.N29] + 12345); 2^31) / 2^31))*[.$D$22]);2;-ROUNDUP((0 + (1 - 0) * (MOD((1103515245 * [.N29] + 12345); 2^31) / 2^31))*[.$D$22]);3;-ROUNDUP((0 + (1 - 0) * (MOD((1103515245 * [.N29] + 12345); 2^31) / 2^31))*[.$D$22]))" office:value-type="float" office:value="-21" calcext:value-type="float">
            <text:p>-21</text:p>
          </table:table-cell>
          <table:table-cell table:style-name="ce364" table:formula="of:=COM.MICROSOFT.SWITCH([.C14];0;-ROUNDUP((0 + (1 - 0) * (MOD((1103515245 * [.O29] + 12345); 2^31) / 2^31))*[.$D$22]);1;ROUNDUP((0 + (1 - 0) * (MOD((1103515245 * [.O29] + 12345); 2^31) / 2^31))*[.$D$22]);2;-ROUNDUP((0 + (1 - 0) * (MOD((1103515245 * [.O29] + 12345); 2^31) / 2^31))*[.$D$22]);3;-ROUNDUP((0 + (1 - 0) * (MOD((1103515245 * [.O29] + 12345); 2^31) / 2^31))*[.$D$22]))" office:value-type="float" office:value="-47" calcext:value-type="float">
            <text:p>-47</text:p>
          </table:table-cell>
          <table:table-cell table:style-name="ce364" table:formula="of:=COM.MICROSOFT.SWITCH([.D14];0;-ROUNDUP((0 + (1 - 0) * (MOD((1103515245 * [.P29] + 12345); 2^31) / 2^31))*[.$D$22]);1;ROUNDUP((0 + (1 - 0) * (MOD((1103515245 * [.P29] + 12345); 2^31) / 2^31))*[.$D$22]);2;-ROUNDUP((0 + (1 - 0) * (MOD((1103515245 * [.P29] + 12345); 2^31) / 2^31))*[.$D$22]);3;-ROUNDUP((0 + (1 - 0) * (MOD((1103515245 * [.P29] + 12345); 2^31) / 2^31))*[.$D$22]))" office:value-type="float" office:value="-23" calcext:value-type="float">
            <text:p>-23</text:p>
          </table:table-cell>
          <table:table-cell table:style-name="ce364" table:formula="of:=COM.MICROSOFT.SWITCH([.E14];0;-ROUNDUP((0 + (1 - 0) * (MOD((1103515245 * [.Q29] + 12345); 2^31) / 2^31))*[.$D$22]);1;ROUNDUP((0 + (1 - 0) * (MOD((1103515245 * [.Q29] + 12345); 2^31) / 2^31))*[.$D$22]);2;-ROUNDUP((0 + (1 - 0) * (MOD((1103515245 * [.Q29] + 12345); 2^31) / 2^31))*[.$D$22]);3;-ROUNDUP((0 + (1 - 0) * (MOD((1103515245 * [.Q29] + 12345); 2^31) / 2^31))*[.$D$22]))" office:value-type="float" office:value="-48" calcext:value-type="float">
            <text:p>-48</text:p>
          </table:table-cell>
          <table:table-cell table:style-name="ce364" table:formula="of:=COM.MICROSOFT.SWITCH([.F14];0;-ROUNDUP((0 + (1 - 0) * (MOD((1103515245 * [.R29] + 12345); 2^31) / 2^31))*[.$D$22]);1;ROUNDUP((0 + (1 - 0) * (MOD((1103515245 * [.R29] + 12345); 2^31) / 2^31))*[.$D$22]);2;-ROUNDUP((0 + (1 - 0) * (MOD((1103515245 * [.R29] + 12345); 2^31) / 2^31))*[.$D$22]);3;-ROUNDUP((0 + (1 - 0) * (MOD((1103515245 * [.R29] + 12345); 2^31) / 2^31))*[.$D$22]))" office:value-type="float" office:value="-24" calcext:value-type="float">
            <text:p>-24</text:p>
          </table:table-cell>
          <table:table-cell table:style-name="ce311"/>
          <table:table-cell table:style-name="ce373" table:formula="of:=COM.MICROSOFT.SWITCH([.B14];0;-ROUNDUP((0 + (1 - 0) * (MOD((1103515245 * [.T29] + 12345); 2^31) / 2^31))*[.$D$22]);1;-ROUNDUP((0 + (1 - 0) * (MOD((1103515245 * [.T29] + 12345); 2^31) / 2^31))*[.$D$22]);2;ROUNDUP((0 + (1 - 0) * (MOD((1103515245 * [.T29] + 12345); 2^31) / 2^31))*[.$D$22]);3;-ROUNDUP((0 + (1 - 0) * (MOD((1103515245 * [.T29] + 12345); 2^31) / 2^31))*[.$D$22]))" office:value-type="float" office:value="-25" calcext:value-type="float">
            <text:p>-25</text:p>
          </table:table-cell>
          <table:table-cell table:style-name="ce373" table:formula="of:=COM.MICROSOFT.SWITCH([.C14];0;-ROUNDUP((0 + (1 - 0) * (MOD((1103515245 * [.U29] + 12345); 2^31) / 2^31))*[.$D$22]);1;-ROUNDUP((0 + (1 - 0) * (MOD((1103515245 * [.U29] + 12345); 2^31) / 2^31))*[.$D$22]);2;ROUNDUP((0 + (1 - 0) * (MOD((1103515245 * [.U29] + 12345); 2^31) / 2^31))*[.$D$22]);3;-ROUNDUP((0 + (1 - 0) * (MOD((1103515245 * [.U29] + 12345); 2^31) / 2^31))*[.$D$22]))" office:value-type="float" office:value="-1" calcext:value-type="float">
            <text:p>-1</text:p>
          </table:table-cell>
          <table:table-cell table:style-name="ce373" table:formula="of:=COM.MICROSOFT.SWITCH([.D14];0;-ROUNDUP((0 + (1 - 0) * (MOD((1103515245 * [.V29] + 12345); 2^31) / 2^31))*[.$D$22]);1;-ROUNDUP((0 + (1 - 0) * (MOD((1103515245 * [.V29] + 12345); 2^31) / 2^31))*[.$D$22]);2;ROUNDUP((0 + (1 - 0) * (MOD((1103515245 * [.V29] + 12345); 2^31) / 2^31))*[.$D$22]);3;-ROUNDUP((0 + (1 - 0) * (MOD((1103515245 * [.V29] + 12345); 2^31) / 2^31))*[.$D$22]))" office:value-type="float" office:value="-27" calcext:value-type="float">
            <text:p>-27</text:p>
          </table:table-cell>
          <table:table-cell table:style-name="ce373" table:formula="of:=COM.MICROSOFT.SWITCH([.E14];0;-ROUNDUP((0 + (1 - 0) * (MOD((1103515245 * [.W29] + 12345); 2^31) / 2^31))*[.$D$22]);1;-ROUNDUP((0 + (1 - 0) * (MOD((1103515245 * [.W29] + 12345); 2^31) / 2^31))*[.$D$22]);2;ROUNDUP((0 + (1 - 0) * (MOD((1103515245 * [.W29] + 12345); 2^31) / 2^31))*[.$D$22]);3;-ROUNDUP((0 + (1 - 0) * (MOD((1103515245 * [.W29] + 12345); 2^31) / 2^31))*[.$D$22]))" office:value-type="float" office:value="-3" calcext:value-type="float">
            <text:p>-3</text:p>
          </table:table-cell>
          <table:table-cell table:style-name="ce373" table:formula="of:=COM.MICROSOFT.SWITCH([.F14];0;-ROUNDUP((0 + (1 - 0) * (MOD((1103515245 * [.X29] + 12345); 2^31) / 2^31))*[.$D$22]);1;-ROUNDUP((0 + (1 - 0) * (MOD((1103515245 * [.X29] + 12345); 2^31) / 2^31))*[.$D$22]);2;ROUNDUP((0 + (1 - 0) * (MOD((1103515245 * [.X29] + 12345); 2^31) / 2^31))*[.$D$22]);3;-ROUNDUP((0 + (1 - 0) * (MOD((1103515245 * [.X29] + 12345); 2^31) / 2^31))*[.$D$22]))" office:value-type="float" office:value="-28" calcext:value-type="float">
            <text:p>-28</text:p>
          </table:table-cell>
          <table:table-cell table:style-name="ce311"/>
          <table:table-cell table:style-name="ce376" table:formula="of:=COM.MICROSOFT.SWITCH([.B14];0;-ROUNDUP((0 + (1 - 0) * (MOD((1103515245 * [.Z29] + 12345); 2^31) / 2^31))*[.$D$22]);1;-ROUNDUP((0 + (1 - 0) * (MOD((1103515245 * [.Z29] + 12345); 2^31) / 2^31))*[.$D$22]);2;-ROUNDUP((0 + (1 - 0) * (MOD((1103515245 * [.Z29] + 12345); 2^31) / 2^31))*[.$D$22]);3;ROUNDUP((0 + (1 - 0) * (MOD((1103515245 * [.Z29] + 12345); 2^31) / 2^31))*[.$D$22]))" office:value-type="float" office:value="-30" calcext:value-type="float">
            <text:p>-30</text:p>
          </table:table-cell>
          <table:table-cell table:style-name="ce376" table:formula="of:=COM.MICROSOFT.SWITCH([.C14];0;-ROUNDUP((0 + (1 - 0) * (MOD((1103515245 * [.AA29] + 12345); 2^31) / 2^31))*[.$D$22]);1;-ROUNDUP((0 + (1 - 0) * (MOD((1103515245 * [.AA29] + 12345); 2^31) / 2^31))*[.$D$22]);2;-ROUNDUP((0 + (1 - 0) * (MOD((1103515245 * [.AA29] + 12345); 2^31) / 2^31))*[.$D$22]);3;ROUNDUP((0 + (1 - 0) * (MOD((1103515245 * [.AA29] + 12345); 2^31) / 2^31))*[.$D$22]))" office:value-type="float" office:value="-5" calcext:value-type="float">
            <text:p>-5</text:p>
          </table:table-cell>
          <table:table-cell table:style-name="ce376" table:formula="of:=COM.MICROSOFT.SWITCH([.D14];0;-ROUNDUP((0 + (1 - 0) * (MOD((1103515245 * [.AB29] + 12345); 2^31) / 2^31))*[.$D$22]);1;-ROUNDUP((0 + (1 - 0) * (MOD((1103515245 * [.AB29] + 12345); 2^31) / 2^31))*[.$D$22]);2;-ROUNDUP((0 + (1 - 0) * (MOD((1103515245 * [.AB29] + 12345); 2^31) / 2^31))*[.$D$22]);3;ROUNDUP((0 + (1 - 0) * (MOD((1103515245 * [.AB29] + 12345); 2^31) / 2^31))*[.$D$22]))" office:value-type="float" office:value="-31" calcext:value-type="float">
            <text:p>-31</text:p>
          </table:table-cell>
          <table:table-cell table:style-name="ce376" table:formula="of:=COM.MICROSOFT.SWITCH([.E14];0;-ROUNDUP((0 + (1 - 0) * (MOD((1103515245 * [.AC29] + 12345); 2^31) / 2^31))*[.$D$22]);1;-ROUNDUP((0 + (1 - 0) * (MOD((1103515245 * [.AC29] + 12345); 2^31) / 2^31))*[.$D$22]);2;-ROUNDUP((0 + (1 - 0) * (MOD((1103515245 * [.AC29] + 12345); 2^31) / 2^31))*[.$D$22]);3;ROUNDUP((0 + (1 - 0) * (MOD((1103515245 * [.AC29] + 12345); 2^31) / 2^31))*[.$D$22]))" office:value-type="float" office:value="-7" calcext:value-type="float">
            <text:p>-7</text:p>
          </table:table-cell>
          <table:table-cell table:style-name="ce376" table:formula="of:=COM.MICROSOFT.SWITCH([.F14];0;-ROUNDUP((0 + (1 - 0) * (MOD((1103515245 * [.AD29] + 12345); 2^31) / 2^31))*[.$D$22]);1;-ROUNDUP((0 + (1 - 0) * (MOD((1103515245 * [.AD29] + 12345); 2^31) / 2^31))*[.$D$22]);2;-ROUNDUP((0 + (1 - 0) * (MOD((1103515245 * [.AD29] + 12345); 2^31) / 2^31))*[.$D$22]);3;ROUNDUP((0 + (1 - 0) * (MOD((1103515245 * [.AD29] + 12345); 2^31) / 2^31))*[.$D$22]))" office:value-type="float" office:value="-32" calcext:value-type="float">
            <text:p>-32</text:p>
          </table:table-cell>
          <table:table-cell table:style-name="ce305"/>
          <table:table-cell table:style-name="ce380"/>
          <table:table-cell table:style-name="ce383" table:formula="of:=ABS(-1+[.AG23])" office:value-type="float" office:value="0" calcext:value-type="float">
            <text:p>0.0000</text:p>
          </table:table-cell>
          <table:table-cell table:style-name="ce383" table:formula="of:=ABS(-1+[.AH23])" office:value-type="float" office:value="0" calcext:value-type="float">
            <text:p>0.0000</text:p>
          </table:table-cell>
          <table:table-cell table:style-name="ce383" table:formula="of:=ABS(-1+[.AI23])" office:value-type="float" office:value="0" calcext:value-type="float">
            <text:p>0.0000</text:p>
          </table:table-cell>
          <table:table-cell table:style-name="ce383" table:formula="of:=ABS(-1+[.AJ23])" office:value-type="float" office:value="0" calcext:value-type="float">
            <text:p>0.0000</text:p>
          </table:table-cell>
          <table:table-cell table:style-name="ce383" table:formula="of:=ABS(-1+[.AK23])" office:value-type="float" office:value="0" calcext:value-type="float">
            <text:p>0.0000</text:p>
          </table:table-cell>
          <table:table-cell table:style-name="ce358"/>
          <table:table-cell table:style-name="ce383" table:formula="of:=ABS(-1+[.AM23])" office:value-type="float" office:value="1" calcext:value-type="float">
            <text:p>1.0000</text:p>
          </table:table-cell>
          <table:table-cell table:style-name="ce383" table:formula="of:=ABS(-1+[.AN23])" office:value-type="float" office:value="1" calcext:value-type="float">
            <text:p>1.0000</text:p>
          </table:table-cell>
          <table:table-cell table:style-name="ce383" table:formula="of:=ABS(-1+[.AO23])" office:value-type="float" office:value="1" calcext:value-type="float">
            <text:p>1.0000</text:p>
          </table:table-cell>
          <table:table-cell table:style-name="ce383" table:formula="of:=ABS(-1+[.AP23])" office:value-type="float" office:value="1" calcext:value-type="float">
            <text:p>1.0000</text:p>
          </table:table-cell>
          <table:table-cell table:style-name="ce383" table:formula="of:=ABS(-1+[.AQ23])" office:value-type="float" office:value="1" calcext:value-type="float">
            <text:p>1.0000</text:p>
          </table:table-cell>
          <table:table-cell table:style-name="ce358"/>
          <table:table-cell table:style-name="ce383" table:formula="of:=ABS(-1+[.AS23])" office:value-type="float" office:value="1" calcext:value-type="float">
            <text:p>1.0000</text:p>
          </table:table-cell>
          <table:table-cell table:style-name="ce383" table:formula="of:=ABS(-1+[.AT23])" office:value-type="float" office:value="1" calcext:value-type="float">
            <text:p>1.0000</text:p>
          </table:table-cell>
          <table:table-cell table:style-name="ce383" table:formula="of:=ABS(-1+[.AU23])" office:value-type="float" office:value="1" calcext:value-type="float">
            <text:p>1.0000</text:p>
          </table:table-cell>
          <table:table-cell table:style-name="ce383" table:formula="of:=ABS(-1+[.AV23])" office:value-type="float" office:value="1" calcext:value-type="float">
            <text:p>1.0000</text:p>
          </table:table-cell>
          <table:table-cell table:style-name="ce383" table:formula="of:=ABS(-1+[.AW23])" office:value-type="float" office:value="1" calcext:value-type="float">
            <text:p>1.0000</text:p>
          </table:table-cell>
          <table:table-cell table:style-name="ce358"/>
          <table:table-cell table:style-name="ce383" table:formula="of:=ABS(-1+[.AY23])" office:value-type="float" office:value="1" calcext:value-type="float">
            <text:p>1.0000</text:p>
          </table:table-cell>
          <table:table-cell table:style-name="ce383" table:formula="of:=ABS(-1+[.AZ23])" office:value-type="float" office:value="1" calcext:value-type="float">
            <text:p>1.0000</text:p>
          </table:table-cell>
          <table:table-cell table:style-name="ce383" table:formula="of:=ABS(-1+[.BA23])" office:value-type="float" office:value="1" calcext:value-type="float">
            <text:p>1.0000</text:p>
          </table:table-cell>
          <table:table-cell table:style-name="ce383" table:formula="of:=ABS(-1+[.BB23])" office:value-type="float" office:value="1" calcext:value-type="float">
            <text:p>1.0000</text:p>
          </table:table-cell>
          <table:table-cell table:style-name="ce383" table:formula="of:=ABS(-1+[.BC23])" office:value-type="float" office:value="1" calcext:value-type="float">
            <text:p>1.0000</text:p>
          </table:table-cell>
          <table:table-cell table:number-columns-repeated="959"/>
        </table:table-row>
        <table:table-row table:style-name="ro4">
          <table:table-cell table:style-name="ce301"/>
          <table:table-cell table:number-columns-repeated="2" table:style-name="ce310" office:value-type="float" office:value="0" calcext:value-type="float">
            <text:p>0</text:p>
          </table:table-cell>
          <table:table-cell table:number-columns-repeated="2" table:style-name="ce310" office:value-type="float" office:value="1" calcext:value-type="float">
            <text:p>1</text:p>
          </table:table-cell>
          <table:table-cell table:style-name="ce310" office:value-type="float" office:value="0" calcext:value-type="float">
            <text:p>0</text:p>
          </table:table-cell>
          <table:table-cell table:style-name="ce311"/>
          <table:table-cell table:style-name="ce348" table:formula="of:=COM.MICROSOFT.SWITCH([.B15];0;ROUNDUP((0 + (1 - 0) * (MOD((1103515245 * [.H30] + 12345); 2^31) / 2^31))*[.$D$22]);1;-ROUNDUP((0 + (1 - 0) * (MOD((1103515245 * [.H30] + 12345); 2^31) / 2^31))*[.$D$22]);2;-ROUNDUP((0 + (1 - 0) * (MOD((1103515245 * [.H30] + 12345); 2^31) / 2^31))*[.$D$22]);3;-ROUNDUP((0 + (1 - 0) * (MOD((1103515245 * [.H30] + 12345); 2^31) / 2^31))*[.$D$22]))" office:value-type="float" office:value="8" calcext:value-type="float">
            <text:p>8</text:p>
          </table:table-cell>
          <table:table-cell table:style-name="ce348" table:formula="of:=COM.MICROSOFT.SWITCH([.C15];0;ROUNDUP((0 + (1 - 0) * (MOD((1103515245 * [.I30] + 12345); 2^31) / 2^31))*[.$D$22]);1;-ROUNDUP((0 + (1 - 0) * (MOD((1103515245 * [.I30] + 12345); 2^31) / 2^31))*[.$D$22]);2;-ROUNDUP((0 + (1 - 0) * (MOD((1103515245 * [.I30] + 12345); 2^31) / 2^31))*[.$D$22]);3;-ROUNDUP((0 + (1 - 0) * (MOD((1103515245 * [.I30] + 12345); 2^31) / 2^31))*[.$D$22]))" office:value-type="float" office:value="34" calcext:value-type="float">
            <text:p>34</text:p>
          </table:table-cell>
          <table:table-cell table:style-name="ce348" table:formula="of:=COM.MICROSOFT.SWITCH([.D15];0;ROUNDUP((0 + (1 - 0) * (MOD((1103515245 * [.J30] + 12345); 2^31) / 2^31))*[.$D$22]);1;-ROUNDUP((0 + (1 - 0) * (MOD((1103515245 * [.J30] + 12345); 2^31) / 2^31))*[.$D$22]);2;-ROUNDUP((0 + (1 - 0) * (MOD((1103515245 * [.J30] + 12345); 2^31) / 2^31))*[.$D$22]);3;-ROUNDUP((0 + (1 - 0) * (MOD((1103515245 * [.J30] + 12345); 2^31) / 2^31))*[.$D$22]))" office:value-type="float" office:value="-9" calcext:value-type="float">
            <text:p>-9</text:p>
          </table:table-cell>
          <table:table-cell table:style-name="ce348" table:formula="of:=COM.MICROSOFT.SWITCH([.E15];0;ROUNDUP((0 + (1 - 0) * (MOD((1103515245 * [.K30] + 12345); 2^31) / 2^31))*[.$D$22]);1;-ROUNDUP((0 + (1 - 0) * (MOD((1103515245 * [.K30] + 12345); 2^31) / 2^31))*[.$D$22]);2;-ROUNDUP((0 + (1 - 0) * (MOD((1103515245 * [.K30] + 12345); 2^31) / 2^31))*[.$D$22]);3;-ROUNDUP((0 + (1 - 0) * (MOD((1103515245 * [.K30] + 12345); 2^31) / 2^31))*[.$D$22]))" office:value-type="float" office:value="-35" calcext:value-type="float">
            <text:p>-35</text:p>
          </table:table-cell>
          <table:table-cell table:style-name="ce348" table:formula="of:=COM.MICROSOFT.SWITCH([.F15];0;ROUNDUP((0 + (1 - 0) * (MOD((1103515245 * [.L30] + 12345); 2^31) / 2^31))*[.$D$22]);1;-ROUNDUP((0 + (1 - 0) * (MOD((1103515245 * [.L30] + 12345); 2^31) / 2^31))*[.$D$22]);2;-ROUNDUP((0 + (1 - 0) * (MOD((1103515245 * [.L30] + 12345); 2^31) / 2^31))*[.$D$22]);3;-ROUNDUP((0 + (1 - 0) * (MOD((1103515245 * [.L30] + 12345); 2^31) / 2^31))*[.$D$22]))" office:value-type="float" office:value="11" calcext:value-type="float">
            <text:p>11</text:p>
          </table:table-cell>
          <table:table-cell table:style-name="ce311"/>
          <table:table-cell table:style-name="ce364" table:formula="of:=COM.MICROSOFT.SWITCH([.B15];0;-ROUNDUP((0 + (1 - 0) * (MOD((1103515245 * [.N30] + 12345); 2^31) / 2^31))*[.$D$22]);1;ROUNDUP((0 + (1 - 0) * (MOD((1103515245 * [.N30] + 12345); 2^31) / 2^31))*[.$D$22]);2;-ROUNDUP((0 + (1 - 0) * (MOD((1103515245 * [.N30] + 12345); 2^31) / 2^31))*[.$D$22]);3;-ROUNDUP((0 + (1 - 0) * (MOD((1103515245 * [.N30] + 12345); 2^31) / 2^31))*[.$D$22]))" office:value-type="float" office:value="-12" calcext:value-type="float">
            <text:p>-12</text:p>
          </table:table-cell>
          <table:table-cell table:style-name="ce364" table:formula="of:=COM.MICROSOFT.SWITCH([.C15];0;-ROUNDUP((0 + (1 - 0) * (MOD((1103515245 * [.O30] + 12345); 2^31) / 2^31))*[.$D$22]);1;ROUNDUP((0 + (1 - 0) * (MOD((1103515245 * [.O30] + 12345); 2^31) / 2^31))*[.$D$22]);2;-ROUNDUP((0 + (1 - 0) * (MOD((1103515245 * [.O30] + 12345); 2^31) / 2^31))*[.$D$22]);3;-ROUNDUP((0 + (1 - 0) * (MOD((1103515245 * [.O30] + 12345); 2^31) / 2^31))*[.$D$22]))" office:value-type="float" office:value="-38" calcext:value-type="float">
            <text:p>-38</text:p>
          </table:table-cell>
          <table:table-cell table:style-name="ce364" table:formula="of:=COM.MICROSOFT.SWITCH([.D15];0;-ROUNDUP((0 + (1 - 0) * (MOD((1103515245 * [.P30] + 12345); 2^31) / 2^31))*[.$D$22]);1;ROUNDUP((0 + (1 - 0) * (MOD((1103515245 * [.P30] + 12345); 2^31) / 2^31))*[.$D$22]);2;-ROUNDUP((0 + (1 - 0) * (MOD((1103515245 * [.P30] + 12345); 2^31) / 2^31))*[.$D$22]);3;-ROUNDUP((0 + (1 - 0) * (MOD((1103515245 * [.P30] + 12345); 2^31) / 2^31))*[.$D$22]))" office:value-type="float" office:value="14" calcext:value-type="float">
            <text:p>14</text:p>
          </table:table-cell>
          <table:table-cell table:style-name="ce364" table:formula="of:=COM.MICROSOFT.SWITCH([.E15];0;-ROUNDUP((0 + (1 - 0) * (MOD((1103515245 * [.Q30] + 12345); 2^31) / 2^31))*[.$D$22]);1;ROUNDUP((0 + (1 - 0) * (MOD((1103515245 * [.Q30] + 12345); 2^31) / 2^31))*[.$D$22]);2;-ROUNDUP((0 + (1 - 0) * (MOD((1103515245 * [.Q30] + 12345); 2^31) / 2^31))*[.$D$22]);3;-ROUNDUP((0 + (1 - 0) * (MOD((1103515245 * [.Q30] + 12345); 2^31) / 2^31))*[.$D$22]))" office:value-type="float" office:value="39" calcext:value-type="float">
            <text:p>39</text:p>
          </table:table-cell>
          <table:table-cell table:style-name="ce364" table:formula="of:=COM.MICROSOFT.SWITCH([.F15];0;-ROUNDUP((0 + (1 - 0) * (MOD((1103515245 * [.R30] + 12345); 2^31) / 2^31))*[.$D$22]);1;ROUNDUP((0 + (1 - 0) * (MOD((1103515245 * [.R30] + 12345); 2^31) / 2^31))*[.$D$22]);2;-ROUNDUP((0 + (1 - 0) * (MOD((1103515245 * [.R30] + 12345); 2^31) / 2^31))*[.$D$22]);3;-ROUNDUP((0 + (1 - 0) * (MOD((1103515245 * [.R30] + 12345); 2^31) / 2^31))*[.$D$22]))" office:value-type="float" office:value="-15" calcext:value-type="float">
            <text:p>-15</text:p>
          </table:table-cell>
          <table:table-cell table:style-name="ce311"/>
          <table:table-cell table:style-name="ce373" table:formula="of:=COM.MICROSOFT.SWITCH([.B15];0;-ROUNDUP((0 + (1 - 0) * (MOD((1103515245 * [.T30] + 12345); 2^31) / 2^31))*[.$D$22]);1;-ROUNDUP((0 + (1 - 0) * (MOD((1103515245 * [.T30] + 12345); 2^31) / 2^31))*[.$D$22]);2;ROUNDUP((0 + (1 - 0) * (MOD((1103515245 * [.T30] + 12345); 2^31) / 2^31))*[.$D$22]);3;-ROUNDUP((0 + (1 - 0) * (MOD((1103515245 * [.T30] + 12345); 2^31) / 2^31))*[.$D$22]))" office:value-type="float" office:value="-16" calcext:value-type="float">
            <text:p>-16</text:p>
          </table:table-cell>
          <table:table-cell table:style-name="ce373" table:formula="of:=COM.MICROSOFT.SWITCH([.C15];0;-ROUNDUP((0 + (1 - 0) * (MOD((1103515245 * [.U30] + 12345); 2^31) / 2^31))*[.$D$22]);1;-ROUNDUP((0 + (1 - 0) * (MOD((1103515245 * [.U30] + 12345); 2^31) / 2^31))*[.$D$22]);2;ROUNDUP((0 + (1 - 0) * (MOD((1103515245 * [.U30] + 12345); 2^31) / 2^31))*[.$D$22]);3;-ROUNDUP((0 + (1 - 0) * (MOD((1103515245 * [.U30] + 12345); 2^31) / 2^31))*[.$D$22]))" office:value-type="float" office:value="-42" calcext:value-type="float">
            <text:p>-42</text:p>
          </table:table-cell>
          <table:table-cell table:style-name="ce373" table:formula="of:=COM.MICROSOFT.SWITCH([.D15];0;-ROUNDUP((0 + (1 - 0) * (MOD((1103515245 * [.V30] + 12345); 2^31) / 2^31))*[.$D$22]);1;-ROUNDUP((0 + (1 - 0) * (MOD((1103515245 * [.V30] + 12345); 2^31) / 2^31))*[.$D$22]);2;ROUNDUP((0 + (1 - 0) * (MOD((1103515245 * [.V30] + 12345); 2^31) / 2^31))*[.$D$22]);3;-ROUNDUP((0 + (1 - 0) * (MOD((1103515245 * [.V30] + 12345); 2^31) / 2^31))*[.$D$22]))" office:value-type="float" office:value="-18" calcext:value-type="float">
            <text:p>-18</text:p>
          </table:table-cell>
          <table:table-cell table:style-name="ce373" table:formula="of:=COM.MICROSOFT.SWITCH([.E15];0;-ROUNDUP((0 + (1 - 0) * (MOD((1103515245 * [.W30] + 12345); 2^31) / 2^31))*[.$D$22]);1;-ROUNDUP((0 + (1 - 0) * (MOD((1103515245 * [.W30] + 12345); 2^31) / 2^31))*[.$D$22]);2;ROUNDUP((0 + (1 - 0) * (MOD((1103515245 * [.W30] + 12345); 2^31) / 2^31))*[.$D$22]);3;-ROUNDUP((0 + (1 - 0) * (MOD((1103515245 * [.W30] + 12345); 2^31) / 2^31))*[.$D$22]))" office:value-type="float" office:value="-43" calcext:value-type="float">
            <text:p>-43</text:p>
          </table:table-cell>
          <table:table-cell table:style-name="ce373" table:formula="of:=COM.MICROSOFT.SWITCH([.F15];0;-ROUNDUP((0 + (1 - 0) * (MOD((1103515245 * [.X30] + 12345); 2^31) / 2^31))*[.$D$22]);1;-ROUNDUP((0 + (1 - 0) * (MOD((1103515245 * [.X30] + 12345); 2^31) / 2^31))*[.$D$22]);2;ROUNDUP((0 + (1 - 0) * (MOD((1103515245 * [.X30] + 12345); 2^31) / 2^31))*[.$D$22]);3;-ROUNDUP((0 + (1 - 0) * (MOD((1103515245 * [.X30] + 12345); 2^31) / 2^31))*[.$D$22]))" office:value-type="float" office:value="-19" calcext:value-type="float">
            <text:p>-19</text:p>
          </table:table-cell>
          <table:table-cell table:style-name="ce311"/>
          <table:table-cell table:style-name="ce376" table:formula="of:=COM.MICROSOFT.SWITCH([.B15];0;-ROUNDUP((0 + (1 - 0) * (MOD((1103515245 * [.Z30] + 12345); 2^31) / 2^31))*[.$D$22]);1;-ROUNDUP((0 + (1 - 0) * (MOD((1103515245 * [.Z30] + 12345); 2^31) / 2^31))*[.$D$22]);2;-ROUNDUP((0 + (1 - 0) * (MOD((1103515245 * [.Z30] + 12345); 2^31) / 2^31))*[.$D$22]);3;ROUNDUP((0 + (1 - 0) * (MOD((1103515245 * [.Z30] + 12345); 2^31) / 2^31))*[.$D$22]))" office:value-type="float" office:value="-21" calcext:value-type="float">
            <text:p>-21</text:p>
          </table:table-cell>
          <table:table-cell table:style-name="ce376" table:formula="of:=COM.MICROSOFT.SWITCH([.C15];0;-ROUNDUP((0 + (1 - 0) * (MOD((1103515245 * [.AA30] + 12345); 2^31) / 2^31))*[.$D$22]);1;-ROUNDUP((0 + (1 - 0) * (MOD((1103515245 * [.AA30] + 12345); 2^31) / 2^31))*[.$D$22]);2;-ROUNDUP((0 + (1 - 0) * (MOD((1103515245 * [.AA30] + 12345); 2^31) / 2^31))*[.$D$22]);3;ROUNDUP((0 + (1 - 0) * (MOD((1103515245 * [.AA30] + 12345); 2^31) / 2^31))*[.$D$22]))" office:value-type="float" office:value="-46" calcext:value-type="float">
            <text:p>-46</text:p>
          </table:table-cell>
          <table:table-cell table:style-name="ce376" table:formula="of:=COM.MICROSOFT.SWITCH([.D15];0;-ROUNDUP((0 + (1 - 0) * (MOD((1103515245 * [.AB30] + 12345); 2^31) / 2^31))*[.$D$22]);1;-ROUNDUP((0 + (1 - 0) * (MOD((1103515245 * [.AB30] + 12345); 2^31) / 2^31))*[.$D$22]);2;-ROUNDUP((0 + (1 - 0) * (MOD((1103515245 * [.AB30] + 12345); 2^31) / 2^31))*[.$D$22]);3;ROUNDUP((0 + (1 - 0) * (MOD((1103515245 * [.AB30] + 12345); 2^31) / 2^31))*[.$D$22]))" office:value-type="float" office:value="-22" calcext:value-type="float">
            <text:p>-22</text:p>
          </table:table-cell>
          <table:table-cell table:style-name="ce376" table:formula="of:=COM.MICROSOFT.SWITCH([.E15];0;-ROUNDUP((0 + (1 - 0) * (MOD((1103515245 * [.AC30] + 12345); 2^31) / 2^31))*[.$D$22]);1;-ROUNDUP((0 + (1 - 0) * (MOD((1103515245 * [.AC30] + 12345); 2^31) / 2^31))*[.$D$22]);2;-ROUNDUP((0 + (1 - 0) * (MOD((1103515245 * [.AC30] + 12345); 2^31) / 2^31))*[.$D$22]);3;ROUNDUP((0 + (1 - 0) * (MOD((1103515245 * [.AC30] + 12345); 2^31) / 2^31))*[.$D$22]))" office:value-type="float" office:value="-48" calcext:value-type="float">
            <text:p>-48</text:p>
          </table:table-cell>
          <table:table-cell table:style-name="ce376" table:formula="of:=COM.MICROSOFT.SWITCH([.F15];0;-ROUNDUP((0 + (1 - 0) * (MOD((1103515245 * [.AD30] + 12345); 2^31) / 2^31))*[.$D$22]);1;-ROUNDUP((0 + (1 - 0) * (MOD((1103515245 * [.AD30] + 12345); 2^31) / 2^31))*[.$D$22]);2;-ROUNDUP((0 + (1 - 0) * (MOD((1103515245 * [.AD30] + 12345); 2^31) / 2^31))*[.$D$22]);3;ROUNDUP((0 + (1 - 0) * (MOD((1103515245 * [.AD30] + 12345); 2^31) / 2^31))*[.$D$22]))" office:value-type="float" office:value="-23" calcext:value-type="float">
            <text:p>-23</text:p>
          </table:table-cell>
          <table:table-cell table:style-name="ce305"/>
          <table:table-cell table:style-name="ce380"/>
          <table:table-cell table:style-name="ce383" table:formula="of:=ABS(-1+[.AG24])" office:value-type="float" office:value="0.00000000209915917981363" calcext:value-type="float">
            <text:p>0.0000</text:p>
          </table:table-cell>
          <table:table-cell table:style-name="ce383" table:formula="of:=ABS(-1+[.AH24])" office:value-type="float" office:value="0" calcext:value-type="float">
            <text:p>0.0000</text:p>
          </table:table-cell>
          <table:table-cell table:style-name="ce383" table:formula="of:=ABS(-1+[.AI24])" office:value-type="float" office:value="0.999999999897381" calcext:value-type="float">
            <text:p>1.0000</text:p>
          </table:table-cell>
          <table:table-cell table:style-name="ce383" table:formula="of:=ABS(-1+[.AJ24])" office:value-type="float" office:value="1" calcext:value-type="float">
            <text:p>1.0000</text:p>
          </table:table-cell>
          <table:table-cell table:style-name="ce383" table:formula="of:=ABS(-1+[.AK24])" office:value-type="float" office:value="0.00000000000520439247253535" calcext:value-type="float">
            <text:p>0.0000</text:p>
          </table:table-cell>
          <table:table-cell table:style-name="ce358"/>
          <table:table-cell table:style-name="ce383" table:formula="of:=ABS(-1+[.AM24])" office:value-type="float" office:value="1" calcext:value-type="float">
            <text:p>1.0000</text:p>
          </table:table-cell>
          <table:table-cell table:style-name="ce383" table:formula="of:=ABS(-1+[.AN24])" office:value-type="float" office:value="1" calcext:value-type="float">
            <text:p>1.0000</text:p>
          </table:table-cell>
          <table:table-cell table:style-name="ce383" table:formula="of:=ABS(-1+[.AO24])" office:value-type="float" office:value="1" calcext:value-type="float">
            <text:p>1.0000</text:p>
          </table:table-cell>
          <table:table-cell table:style-name="ce383" table:formula="of:=ABS(-1+[.AP24])" office:value-type="float" office:value="1" calcext:value-type="float">
            <text:p>1.0000</text:p>
          </table:table-cell>
          <table:table-cell table:style-name="ce383" table:formula="of:=ABS(-1+[.AQ24])" office:value-type="float" office:value="1" calcext:value-type="float">
            <text:p>1.0000</text:p>
          </table:table-cell>
          <table:table-cell table:style-name="ce358"/>
          <table:table-cell table:style-name="ce383" table:formula="of:=ABS(-1+[.AS24])" office:value-type="float" office:value="1" calcext:value-type="float">
            <text:p>1.0000</text:p>
          </table:table-cell>
          <table:table-cell table:style-name="ce383" table:formula="of:=ABS(-1+[.AT24])" office:value-type="float" office:value="1" calcext:value-type="float">
            <text:p>1.0000</text:p>
          </table:table-cell>
          <table:table-cell table:style-name="ce383" table:formula="of:=ABS(-1+[.AU24])" office:value-type="float" office:value="1" calcext:value-type="float">
            <text:p>1.0000</text:p>
          </table:table-cell>
          <table:table-cell table:style-name="ce383" table:formula="of:=ABS(-1+[.AV24])" office:value-type="float" office:value="1" calcext:value-type="float">
            <text:p>1.0000</text:p>
          </table:table-cell>
          <table:table-cell table:style-name="ce383" table:formula="of:=ABS(-1+[.AW24])" office:value-type="float" office:value="1" calcext:value-type="float">
            <text:p>1.0000</text:p>
          </table:table-cell>
          <table:table-cell table:style-name="ce358"/>
          <table:table-cell table:style-name="ce383" table:formula="of:=ABS(-1+[.AY24])" office:value-type="float" office:value="1" calcext:value-type="float">
            <text:p>1.0000</text:p>
          </table:table-cell>
          <table:table-cell table:style-name="ce383" table:formula="of:=ABS(-1+[.AZ24])" office:value-type="float" office:value="1" calcext:value-type="float">
            <text:p>1.0000</text:p>
          </table:table-cell>
          <table:table-cell table:style-name="ce383" table:formula="of:=ABS(-1+[.BA24])" office:value-type="float" office:value="1" calcext:value-type="float">
            <text:p>1.0000</text:p>
          </table:table-cell>
          <table:table-cell table:style-name="ce383" table:formula="of:=ABS(-1+[.BB24])" office:value-type="float" office:value="1" calcext:value-type="float">
            <text:p>1.0000</text:p>
          </table:table-cell>
          <table:table-cell table:style-name="ce383" table:formula="of:=ABS(-1+[.BC24])" office:value-type="float" office:value="1" calcext:value-type="float">
            <text:p>1.0000</text:p>
          </table:table-cell>
          <table:table-cell table:number-columns-repeated="959"/>
        </table:table-row>
        <table:table-row table:style-name="ro4">
          <table:table-cell table:style-name="ce301"/>
          <table:table-cell table:number-columns-repeated="5" table:style-name="ce310" office:value-type="float" office:value="0" calcext:value-type="float">
            <text:p>0</text:p>
          </table:table-cell>
          <table:table-cell table:style-name="ce311"/>
          <table:table-cell table:style-name="ce348" table:formula="of:=COM.MICROSOFT.SWITCH([.B16];0;ROUNDUP((0 + (1 - 0) * (MOD((1103515245 * [.H31] + 12345); 2^31) / 2^31))*[.$D$22]);1;-ROUNDUP((0 + (1 - 0) * (MOD((1103515245 * [.H31] + 12345); 2^31) / 2^31))*[.$D$22]);2;-ROUNDUP((0 + (1 - 0) * (MOD((1103515245 * [.H31] + 12345); 2^31) / 2^31))*[.$D$22]);3;-ROUNDUP((0 + (1 - 0) * (MOD((1103515245 * [.H31] + 12345); 2^31) / 2^31))*[.$D$22]))" office:value-type="float" office:value="49" calcext:value-type="float">
            <text:p>49</text:p>
          </table:table-cell>
          <table:table-cell table:style-name="ce348" table:formula="of:=COM.MICROSOFT.SWITCH([.C16];0;ROUNDUP((0 + (1 - 0) * (MOD((1103515245 * [.I31] + 12345); 2^31) / 2^31))*[.$D$22]);1;-ROUNDUP((0 + (1 - 0) * (MOD((1103515245 * [.I31] + 12345); 2^31) / 2^31))*[.$D$22]);2;-ROUNDUP((0 + (1 - 0) * (MOD((1103515245 * [.I31] + 12345); 2^31) / 2^31))*[.$D$22]);3;-ROUNDUP((0 + (1 - 0) * (MOD((1103515245 * [.I31] + 12345); 2^31) / 2^31))*[.$D$22]))" office:value-type="float" office:value="25" calcext:value-type="float">
            <text:p>25</text:p>
          </table:table-cell>
          <table:table-cell table:style-name="ce348" table:formula="of:=COM.MICROSOFT.SWITCH([.D16];0;ROUNDUP((0 + (1 - 0) * (MOD((1103515245 * [.J31] + 12345); 2^31) / 2^31))*[.$D$22]);1;-ROUNDUP((0 + (1 - 0) * (MOD((1103515245 * [.J31] + 12345); 2^31) / 2^31))*[.$D$22]);2;-ROUNDUP((0 + (1 - 0) * (MOD((1103515245 * [.J31] + 12345); 2^31) / 2^31))*[.$D$22]);3;-ROUNDUP((0 + (1 - 0) * (MOD((1103515245 * [.J31] + 12345); 2^31) / 2^31))*[.$D$22]))" office:value-type="float" office:value="50" calcext:value-type="float">
            <text:p>50</text:p>
          </table:table-cell>
          <table:table-cell table:style-name="ce348" table:formula="of:=COM.MICROSOFT.SWITCH([.E16];0;ROUNDUP((0 + (1 - 0) * (MOD((1103515245 * [.K31] + 12345); 2^31) / 2^31))*[.$D$22]);1;-ROUNDUP((0 + (1 - 0) * (MOD((1103515245 * [.K31] + 12345); 2^31) / 2^31))*[.$D$22]);2;-ROUNDUP((0 + (1 - 0) * (MOD((1103515245 * [.K31] + 12345); 2^31) / 2^31))*[.$D$22]);3;-ROUNDUP((0 + (1 - 0) * (MOD((1103515245 * [.K31] + 12345); 2^31) / 2^31))*[.$D$22]))" office:value-type="float" office:value="26" calcext:value-type="float">
            <text:p>26</text:p>
          </table:table-cell>
          <table:table-cell table:style-name="ce348" table:formula="of:=COM.MICROSOFT.SWITCH([.F16];0;ROUNDUP((0 + (1 - 0) * (MOD((1103515245 * [.L31] + 12345); 2^31) / 2^31))*[.$D$22]);1;-ROUNDUP((0 + (1 - 0) * (MOD((1103515245 * [.L31] + 12345); 2^31) / 2^31))*[.$D$22]);2;-ROUNDUP((0 + (1 - 0) * (MOD((1103515245 * [.L31] + 12345); 2^31) / 2^31))*[.$D$22]);3;-ROUNDUP((0 + (1 - 0) * (MOD((1103515245 * [.L31] + 12345); 2^31) / 2^31))*[.$D$22]))" office:value-type="float" office:value="2" calcext:value-type="float">
            <text:p>2</text:p>
          </table:table-cell>
          <table:table-cell table:style-name="ce311"/>
          <table:table-cell table:style-name="ce364" table:formula="of:=COM.MICROSOFT.SWITCH([.B16];0;-ROUNDUP((0 + (1 - 0) * (MOD((1103515245 * [.N31] + 12345); 2^31) / 2^31))*[.$D$22]);1;ROUNDUP((0 + (1 - 0) * (MOD((1103515245 * [.N31] + 12345); 2^31) / 2^31))*[.$D$22]);2;-ROUNDUP((0 + (1 - 0) * (MOD((1103515245 * [.N31] + 12345); 2^31) / 2^31))*[.$D$22]);3;-ROUNDUP((0 + (1 - 0) * (MOD((1103515245 * [.N31] + 12345); 2^31) / 2^31))*[.$D$22]))" office:value-type="float" office:value="-3" calcext:value-type="float">
            <text:p>-3</text:p>
          </table:table-cell>
          <table:table-cell table:style-name="ce364" table:formula="of:=COM.MICROSOFT.SWITCH([.C16];0;-ROUNDUP((0 + (1 - 0) * (MOD((1103515245 * [.O31] + 12345); 2^31) / 2^31))*[.$D$22]);1;ROUNDUP((0 + (1 - 0) * (MOD((1103515245 * [.O31] + 12345); 2^31) / 2^31))*[.$D$22]);2;-ROUNDUP((0 + (1 - 0) * (MOD((1103515245 * [.O31] + 12345); 2^31) / 2^31))*[.$D$22]);3;-ROUNDUP((0 + (1 - 0) * (MOD((1103515245 * [.O31] + 12345); 2^31) / 2^31))*[.$D$22]))" office:value-type="float" office:value="-29" calcext:value-type="float">
            <text:p>-29</text:p>
          </table:table-cell>
          <table:table-cell table:style-name="ce364" table:formula="of:=COM.MICROSOFT.SWITCH([.D16];0;-ROUNDUP((0 + (1 - 0) * (MOD((1103515245 * [.P31] + 12345); 2^31) / 2^31))*[.$D$22]);1;ROUNDUP((0 + (1 - 0) * (MOD((1103515245 * [.P31] + 12345); 2^31) / 2^31))*[.$D$22]);2;-ROUNDUP((0 + (1 - 0) * (MOD((1103515245 * [.P31] + 12345); 2^31) / 2^31))*[.$D$22]);3;-ROUNDUP((0 + (1 - 0) * (MOD((1103515245 * [.P31] + 12345); 2^31) / 2^31))*[.$D$22]))" office:value-type="float" office:value="-5" calcext:value-type="float">
            <text:p>-5</text:p>
          </table:table-cell>
          <table:table-cell table:style-name="ce364" table:formula="of:=COM.MICROSOFT.SWITCH([.E16];0;-ROUNDUP((0 + (1 - 0) * (MOD((1103515245 * [.Q31] + 12345); 2^31) / 2^31))*[.$D$22]);1;ROUNDUP((0 + (1 - 0) * (MOD((1103515245 * [.Q31] + 12345); 2^31) / 2^31))*[.$D$22]);2;-ROUNDUP((0 + (1 - 0) * (MOD((1103515245 * [.Q31] + 12345); 2^31) / 2^31))*[.$D$22]);3;-ROUNDUP((0 + (1 - 0) * (MOD((1103515245 * [.Q31] + 12345); 2^31) / 2^31))*[.$D$22]))" office:value-type="float" office:value="-30" calcext:value-type="float">
            <text:p>-30</text:p>
          </table:table-cell>
          <table:table-cell table:style-name="ce364" table:formula="of:=COM.MICROSOFT.SWITCH([.F16];0;-ROUNDUP((0 + (1 - 0) * (MOD((1103515245 * [.R31] + 12345); 2^31) / 2^31))*[.$D$22]);1;ROUNDUP((0 + (1 - 0) * (MOD((1103515245 * [.R31] + 12345); 2^31) / 2^31))*[.$D$22]);2;-ROUNDUP((0 + (1 - 0) * (MOD((1103515245 * [.R31] + 12345); 2^31) / 2^31))*[.$D$22]);3;-ROUNDUP((0 + (1 - 0) * (MOD((1103515245 * [.R31] + 12345); 2^31) / 2^31))*[.$D$22]))" office:value-type="float" office:value="-6" calcext:value-type="float">
            <text:p>-6</text:p>
          </table:table-cell>
          <table:table-cell table:style-name="ce311"/>
          <table:table-cell table:style-name="ce373" table:formula="of:=COM.MICROSOFT.SWITCH([.B16];0;-ROUNDUP((0 + (1 - 0) * (MOD((1103515245 * [.T31] + 12345); 2^31) / 2^31))*[.$D$22]);1;-ROUNDUP((0 + (1 - 0) * (MOD((1103515245 * [.T31] + 12345); 2^31) / 2^31))*[.$D$22]);2;ROUNDUP((0 + (1 - 0) * (MOD((1103515245 * [.T31] + 12345); 2^31) / 2^31))*[.$D$22]);3;-ROUNDUP((0 + (1 - 0) * (MOD((1103515245 * [.T31] + 12345); 2^31) / 2^31))*[.$D$22]))" office:value-type="float" office:value="-7" calcext:value-type="float">
            <text:p>-7</text:p>
          </table:table-cell>
          <table:table-cell table:style-name="ce373" table:formula="of:=COM.MICROSOFT.SWITCH([.C16];0;-ROUNDUP((0 + (1 - 0) * (MOD((1103515245 * [.U31] + 12345); 2^31) / 2^31))*[.$D$22]);1;-ROUNDUP((0 + (1 - 0) * (MOD((1103515245 * [.U31] + 12345); 2^31) / 2^31))*[.$D$22]);2;ROUNDUP((0 + (1 - 0) * (MOD((1103515245 * [.U31] + 12345); 2^31) / 2^31))*[.$D$22]);3;-ROUNDUP((0 + (1 - 0) * (MOD((1103515245 * [.U31] + 12345); 2^31) / 2^31))*[.$D$22]))" office:value-type="float" office:value="-33" calcext:value-type="float">
            <text:p>-33</text:p>
          </table:table-cell>
          <table:table-cell table:style-name="ce373" table:formula="of:=COM.MICROSOFT.SWITCH([.D16];0;-ROUNDUP((0 + (1 - 0) * (MOD((1103515245 * [.V31] + 12345); 2^31) / 2^31))*[.$D$22]);1;-ROUNDUP((0 + (1 - 0) * (MOD((1103515245 * [.V31] + 12345); 2^31) / 2^31))*[.$D$22]);2;ROUNDUP((0 + (1 - 0) * (MOD((1103515245 * [.V31] + 12345); 2^31) / 2^31))*[.$D$22]);3;-ROUNDUP((0 + (1 - 0) * (MOD((1103515245 * [.V31] + 12345); 2^31) / 2^31))*[.$D$22]))" office:value-type="float" office:value="-9" calcext:value-type="float">
            <text:p>-9</text:p>
          </table:table-cell>
          <table:table-cell table:style-name="ce373" table:formula="of:=COM.MICROSOFT.SWITCH([.E16];0;-ROUNDUP((0 + (1 - 0) * (MOD((1103515245 * [.W31] + 12345); 2^31) / 2^31))*[.$D$22]);1;-ROUNDUP((0 + (1 - 0) * (MOD((1103515245 * [.W31] + 12345); 2^31) / 2^31))*[.$D$22]);2;ROUNDUP((0 + (1 - 0) * (MOD((1103515245 * [.W31] + 12345); 2^31) / 2^31))*[.$D$22]);3;-ROUNDUP((0 + (1 - 0) * (MOD((1103515245 * [.W31] + 12345); 2^31) / 2^31))*[.$D$22]))" office:value-type="float" office:value="-34" calcext:value-type="float">
            <text:p>-34</text:p>
          </table:table-cell>
          <table:table-cell table:style-name="ce373" table:formula="of:=COM.MICROSOFT.SWITCH([.F16];0;-ROUNDUP((0 + (1 - 0) * (MOD((1103515245 * [.X31] + 12345); 2^31) / 2^31))*[.$D$22]);1;-ROUNDUP((0 + (1 - 0) * (MOD((1103515245 * [.X31] + 12345); 2^31) / 2^31))*[.$D$22]);2;ROUNDUP((0 + (1 - 0) * (MOD((1103515245 * [.X31] + 12345); 2^31) / 2^31))*[.$D$22]);3;-ROUNDUP((0 + (1 - 0) * (MOD((1103515245 * [.X31] + 12345); 2^31) / 2^31))*[.$D$22]))" office:value-type="float" office:value="-10" calcext:value-type="float">
            <text:p>-10</text:p>
          </table:table-cell>
          <table:table-cell table:style-name="ce311"/>
          <table:table-cell table:style-name="ce376" table:formula="of:=COM.MICROSOFT.SWITCH([.B16];0;-ROUNDUP((0 + (1 - 0) * (MOD((1103515245 * [.Z31] + 12345); 2^31) / 2^31))*[.$D$22]);1;-ROUNDUP((0 + (1 - 0) * (MOD((1103515245 * [.Z31] + 12345); 2^31) / 2^31))*[.$D$22]);2;-ROUNDUP((0 + (1 - 0) * (MOD((1103515245 * [.Z31] + 12345); 2^31) / 2^31))*[.$D$22]);3;ROUNDUP((0 + (1 - 0) * (MOD((1103515245 * [.Z31] + 12345); 2^31) / 2^31))*[.$D$22]))" office:value-type="float" office:value="-12" calcext:value-type="float">
            <text:p>-12</text:p>
          </table:table-cell>
          <table:table-cell table:style-name="ce376" table:formula="of:=COM.MICROSOFT.SWITCH([.C16];0;-ROUNDUP((0 + (1 - 0) * (MOD((1103515245 * [.AA31] + 12345); 2^31) / 2^31))*[.$D$22]);1;-ROUNDUP((0 + (1 - 0) * (MOD((1103515245 * [.AA31] + 12345); 2^31) / 2^31))*[.$D$22]);2;-ROUNDUP((0 + (1 - 0) * (MOD((1103515245 * [.AA31] + 12345); 2^31) / 2^31))*[.$D$22]);3;ROUNDUP((0 + (1 - 0) * (MOD((1103515245 * [.AA31] + 12345); 2^31) / 2^31))*[.$D$22]))" office:value-type="float" office:value="-37" calcext:value-type="float">
            <text:p>-37</text:p>
          </table:table-cell>
          <table:table-cell table:style-name="ce376" table:formula="of:=COM.MICROSOFT.SWITCH([.D16];0;-ROUNDUP((0 + (1 - 0) * (MOD((1103515245 * [.AB31] + 12345); 2^31) / 2^31))*[.$D$22]);1;-ROUNDUP((0 + (1 - 0) * (MOD((1103515245 * [.AB31] + 12345); 2^31) / 2^31))*[.$D$22]);2;-ROUNDUP((0 + (1 - 0) * (MOD((1103515245 * [.AB31] + 12345); 2^31) / 2^31))*[.$D$22]);3;ROUNDUP((0 + (1 - 0) * (MOD((1103515245 * [.AB31] + 12345); 2^31) / 2^31))*[.$D$22]))" office:value-type="float" office:value="-13" calcext:value-type="float">
            <text:p>-13</text:p>
          </table:table-cell>
          <table:table-cell table:style-name="ce376" table:formula="of:=COM.MICROSOFT.SWITCH([.E16];0;-ROUNDUP((0 + (1 - 0) * (MOD((1103515245 * [.AC31] + 12345); 2^31) / 2^31))*[.$D$22]);1;-ROUNDUP((0 + (1 - 0) * (MOD((1103515245 * [.AC31] + 12345); 2^31) / 2^31))*[.$D$22]);2;-ROUNDUP((0 + (1 - 0) * (MOD((1103515245 * [.AC31] + 12345); 2^31) / 2^31))*[.$D$22]);3;ROUNDUP((0 + (1 - 0) * (MOD((1103515245 * [.AC31] + 12345); 2^31) / 2^31))*[.$D$22]))" office:value-type="float" office:value="-39" calcext:value-type="float">
            <text:p>-39</text:p>
          </table:table-cell>
          <table:table-cell table:style-name="ce376" table:formula="of:=COM.MICROSOFT.SWITCH([.F16];0;-ROUNDUP((0 + (1 - 0) * (MOD((1103515245 * [.AD31] + 12345); 2^31) / 2^31))*[.$D$22]);1;-ROUNDUP((0 + (1 - 0) * (MOD((1103515245 * [.AD31] + 12345); 2^31) / 2^31))*[.$D$22]);2;-ROUNDUP((0 + (1 - 0) * (MOD((1103515245 * [.AD31] + 12345); 2^31) / 2^31))*[.$D$22]);3;ROUNDUP((0 + (1 - 0) * (MOD((1103515245 * [.AD31] + 12345); 2^31) / 2^31))*[.$D$22]))" office:value-type="float" office:value="-14" calcext:value-type="float">
            <text:p>-14</text:p>
          </table:table-cell>
          <table:table-cell table:style-name="ce305"/>
          <table:table-cell table:style-name="ce380"/>
          <table:table-cell table:style-name="ce383" table:formula="of:=ABS(-1+[.AG25])" office:value-type="float" office:value="0" calcext:value-type="float">
            <text:p>0.0000</text:p>
          </table:table-cell>
          <table:table-cell table:style-name="ce383" table:formula="of:=ABS(-1+[.AH25])" office:value-type="float" office:value="0" calcext:value-type="float">
            <text:p>0.0000</text:p>
          </table:table-cell>
          <table:table-cell table:style-name="ce383" table:formula="of:=ABS(-1+[.AI25])" office:value-type="float" office:value="0" calcext:value-type="float">
            <text:p>0.0000</text:p>
          </table:table-cell>
          <table:table-cell table:style-name="ce383" table:formula="of:=ABS(-1+[.AJ25])" office:value-type="float" office:value="0" calcext:value-type="float">
            <text:p>0.0000</text:p>
          </table:table-cell>
          <table:table-cell table:style-name="ce383" table:formula="of:=ABS(-1+[.AK25])" office:value-type="float" office:value="0.00034160264318861" calcext:value-type="float">
            <text:p>0.0003</text:p>
          </table:table-cell>
          <table:table-cell table:style-name="ce358"/>
          <table:table-cell table:style-name="ce383" table:formula="of:=ABS(-1+[.AM25])" office:value-type="float" office:value="1" calcext:value-type="float">
            <text:p>1.0000</text:p>
          </table:table-cell>
          <table:table-cell table:style-name="ce383" table:formula="of:=ABS(-1+[.AN25])" office:value-type="float" office:value="1" calcext:value-type="float">
            <text:p>1.0000</text:p>
          </table:table-cell>
          <table:table-cell table:style-name="ce383" table:formula="of:=ABS(-1+[.AO25])" office:value-type="float" office:value="1" calcext:value-type="float">
            <text:p>1.0000</text:p>
          </table:table-cell>
          <table:table-cell table:style-name="ce383" table:formula="of:=ABS(-1+[.AP25])" office:value-type="float" office:value="1" calcext:value-type="float">
            <text:p>1.0000</text:p>
          </table:table-cell>
          <table:table-cell table:style-name="ce383" table:formula="of:=ABS(-1+[.AQ25])" office:value-type="float" office:value="1" calcext:value-type="float">
            <text:p>1.0000</text:p>
          </table:table-cell>
          <table:table-cell table:style-name="ce358"/>
          <table:table-cell table:style-name="ce383" table:formula="of:=ABS(-1+[.AS25])" office:value-type="float" office:value="1" calcext:value-type="float">
            <text:p>1.0000</text:p>
          </table:table-cell>
          <table:table-cell table:style-name="ce383" table:formula="of:=ABS(-1+[.AT25])" office:value-type="float" office:value="1" calcext:value-type="float">
            <text:p>1.0000</text:p>
          </table:table-cell>
          <table:table-cell table:style-name="ce383" table:formula="of:=ABS(-1+[.AU25])" office:value-type="float" office:value="1" calcext:value-type="float">
            <text:p>1.0000</text:p>
          </table:table-cell>
          <table:table-cell table:style-name="ce383" table:formula="of:=ABS(-1+[.AV25])" office:value-type="float" office:value="1" calcext:value-type="float">
            <text:p>1.0000</text:p>
          </table:table-cell>
          <table:table-cell table:style-name="ce383" table:formula="of:=ABS(-1+[.AW25])" office:value-type="float" office:value="1" calcext:value-type="float">
            <text:p>1.0000</text:p>
          </table:table-cell>
          <table:table-cell table:style-name="ce358"/>
          <table:table-cell table:style-name="ce383" table:formula="of:=ABS(-1+[.AY25])" office:value-type="float" office:value="1" calcext:value-type="float">
            <text:p>1.0000</text:p>
          </table:table-cell>
          <table:table-cell table:style-name="ce383" table:formula="of:=ABS(-1+[.AZ25])" office:value-type="float" office:value="1" calcext:value-type="float">
            <text:p>1.0000</text:p>
          </table:table-cell>
          <table:table-cell table:style-name="ce383" table:formula="of:=ABS(-1+[.BA25])" office:value-type="float" office:value="1" calcext:value-type="float">
            <text:p>1.0000</text:p>
          </table:table-cell>
          <table:table-cell table:style-name="ce383" table:formula="of:=ABS(-1+[.BB25])" office:value-type="float" office:value="1" calcext:value-type="float">
            <text:p>1.0000</text:p>
          </table:table-cell>
          <table:table-cell table:style-name="ce383" table:formula="of:=ABS(-1+[.BC25])" office:value-type="float" office:value="1" calcext:value-type="float">
            <text:p>1.0000</text:p>
          </table:table-cell>
          <table:table-cell table:number-columns-repeated="959"/>
        </table:table-row>
        <table:table-row table:style-name="ro4">
          <table:table-cell table:style-name="ce301"/>
          <table:table-cell table:number-columns-repeated="5" table:style-name="ce310" office:value-type="float" office:value="0" calcext:value-type="float">
            <text:p>0</text:p>
          </table:table-cell>
          <table:table-cell table:style-name="ce311"/>
          <table:table-cell table:style-name="ce348" table:formula="of:=COM.MICROSOFT.SWITCH([.B17];0;ROUNDUP((0 + (1 - 0) * (MOD((1103515245 * [.H32] + 12345); 2^31) / 2^31))*[.$D$22]);1;-ROUNDUP((0 + (1 - 0) * (MOD((1103515245 * [.H32] + 12345); 2^31) / 2^31))*[.$D$22]);2;-ROUNDUP((0 + (1 - 0) * (MOD((1103515245 * [.H32] + 12345); 2^31) / 2^31))*[.$D$22]);3;-ROUNDUP((0 + (1 - 0) * (MOD((1103515245 * [.H32] + 12345); 2^31) / 2^31))*[.$D$22]))" office:value-type="float" office:value="40" calcext:value-type="float">
            <text:p>40</text:p>
          </table:table-cell>
          <table:table-cell table:style-name="ce348" table:formula="of:=COM.MICROSOFT.SWITCH([.C17];0;ROUNDUP((0 + (1 - 0) * (MOD((1103515245 * [.I32] + 12345); 2^31) / 2^31))*[.$D$22]);1;-ROUNDUP((0 + (1 - 0) * (MOD((1103515245 * [.I32] + 12345); 2^31) / 2^31))*[.$D$22]);2;-ROUNDUP((0 + (1 - 0) * (MOD((1103515245 * [.I32] + 12345); 2^31) / 2^31))*[.$D$22]);3;-ROUNDUP((0 + (1 - 0) * (MOD((1103515245 * [.I32] + 12345); 2^31) / 2^31))*[.$D$22]))" office:value-type="float" office:value="16" calcext:value-type="float">
            <text:p>16</text:p>
          </table:table-cell>
          <table:table-cell table:style-name="ce348" table:formula="of:=COM.MICROSOFT.SWITCH([.D17];0;ROUNDUP((0 + (1 - 0) * (MOD((1103515245 * [.J32] + 12345); 2^31) / 2^31))*[.$D$22]);1;-ROUNDUP((0 + (1 - 0) * (MOD((1103515245 * [.J32] + 12345); 2^31) / 2^31))*[.$D$22]);2;-ROUNDUP((0 + (1 - 0) * (MOD((1103515245 * [.J32] + 12345); 2^31) / 2^31))*[.$D$22]);3;-ROUNDUP((0 + (1 - 0) * (MOD((1103515245 * [.J32] + 12345); 2^31) / 2^31))*[.$D$22]))" office:value-type="float" office:value="41" calcext:value-type="float">
            <text:p>41</text:p>
          </table:table-cell>
          <table:table-cell table:style-name="ce348" table:formula="of:=COM.MICROSOFT.SWITCH([.E17];0;ROUNDUP((0 + (1 - 0) * (MOD((1103515245 * [.K32] + 12345); 2^31) / 2^31))*[.$D$22]);1;-ROUNDUP((0 + (1 - 0) * (MOD((1103515245 * [.K32] + 12345); 2^31) / 2^31))*[.$D$22]);2;-ROUNDUP((0 + (1 - 0) * (MOD((1103515245 * [.K32] + 12345); 2^31) / 2^31))*[.$D$22]);3;-ROUNDUP((0 + (1 - 0) * (MOD((1103515245 * [.K32] + 12345); 2^31) / 2^31))*[.$D$22]))" office:value-type="float" office:value="17" calcext:value-type="float">
            <text:p>17</text:p>
          </table:table-cell>
          <table:table-cell table:style-name="ce348" table:formula="of:=COM.MICROSOFT.SWITCH([.F17];0;ROUNDUP((0 + (1 - 0) * (MOD((1103515245 * [.L32] + 12345); 2^31) / 2^31))*[.$D$22]);1;-ROUNDUP((0 + (1 - 0) * (MOD((1103515245 * [.L32] + 12345); 2^31) / 2^31))*[.$D$22]);2;-ROUNDUP((0 + (1 - 0) * (MOD((1103515245 * [.L32] + 12345); 2^31) / 2^31))*[.$D$22]);3;-ROUNDUP((0 + (1 - 0) * (MOD((1103515245 * [.L32] + 12345); 2^31) / 2^31))*[.$D$22]))" office:value-type="float" office:value="43" calcext:value-type="float">
            <text:p>43</text:p>
          </table:table-cell>
          <table:table-cell table:style-name="ce311"/>
          <table:table-cell table:style-name="ce364" table:formula="of:=COM.MICROSOFT.SWITCH([.B17];0;-ROUNDUP((0 + (1 - 0) * (MOD((1103515245 * [.N32] + 12345); 2^31) / 2^31))*[.$D$22]);1;ROUNDUP((0 + (1 - 0) * (MOD((1103515245 * [.N32] + 12345); 2^31) / 2^31))*[.$D$22]);2;-ROUNDUP((0 + (1 - 0) * (MOD((1103515245 * [.N32] + 12345); 2^31) / 2^31))*[.$D$22]);3;-ROUNDUP((0 + (1 - 0) * (MOD((1103515245 * [.N32] + 12345); 2^31) / 2^31))*[.$D$22]))" office:value-type="float" office:value="-44" calcext:value-type="float">
            <text:p>-44</text:p>
          </table:table-cell>
          <table:table-cell table:style-name="ce364" table:formula="of:=COM.MICROSOFT.SWITCH([.C17];0;-ROUNDUP((0 + (1 - 0) * (MOD((1103515245 * [.O32] + 12345); 2^31) / 2^31))*[.$D$22]);1;ROUNDUP((0 + (1 - 0) * (MOD((1103515245 * [.O32] + 12345); 2^31) / 2^31))*[.$D$22]);2;-ROUNDUP((0 + (1 - 0) * (MOD((1103515245 * [.O32] + 12345); 2^31) / 2^31))*[.$D$22]);3;-ROUNDUP((0 + (1 - 0) * (MOD((1103515245 * [.O32] + 12345); 2^31) / 2^31))*[.$D$22]))" office:value-type="float" office:value="-20" calcext:value-type="float">
            <text:p>-20</text:p>
          </table:table-cell>
          <table:table-cell table:style-name="ce364" table:formula="of:=COM.MICROSOFT.SWITCH([.D17];0;-ROUNDUP((0 + (1 - 0) * (MOD((1103515245 * [.P32] + 12345); 2^31) / 2^31))*[.$D$22]);1;ROUNDUP((0 + (1 - 0) * (MOD((1103515245 * [.P32] + 12345); 2^31) / 2^31))*[.$D$22]);2;-ROUNDUP((0 + (1 - 0) * (MOD((1103515245 * [.P32] + 12345); 2^31) / 2^31))*[.$D$22]);3;-ROUNDUP((0 + (1 - 0) * (MOD((1103515245 * [.P32] + 12345); 2^31) / 2^31))*[.$D$22]))" office:value-type="float" office:value="-46" calcext:value-type="float">
            <text:p>-46</text:p>
          </table:table-cell>
          <table:table-cell table:style-name="ce364" table:formula="of:=COM.MICROSOFT.SWITCH([.E17];0;-ROUNDUP((0 + (1 - 0) * (MOD((1103515245 * [.Q32] + 12345); 2^31) / 2^31))*[.$D$22]);1;ROUNDUP((0 + (1 - 0) * (MOD((1103515245 * [.Q32] + 12345); 2^31) / 2^31))*[.$D$22]);2;-ROUNDUP((0 + (1 - 0) * (MOD((1103515245 * [.Q32] + 12345); 2^31) / 2^31))*[.$D$22]);3;-ROUNDUP((0 + (1 - 0) * (MOD((1103515245 * [.Q32] + 12345); 2^31) / 2^31))*[.$D$22]))" office:value-type="float" office:value="-21" calcext:value-type="float">
            <text:p>-21</text:p>
          </table:table-cell>
          <table:table-cell table:style-name="ce364" table:formula="of:=COM.MICROSOFT.SWITCH([.F17];0;-ROUNDUP((0 + (1 - 0) * (MOD((1103515245 * [.R32] + 12345); 2^31) / 2^31))*[.$D$22]);1;ROUNDUP((0 + (1 - 0) * (MOD((1103515245 * [.R32] + 12345); 2^31) / 2^31))*[.$D$22]);2;-ROUNDUP((0 + (1 - 0) * (MOD((1103515245 * [.R32] + 12345); 2^31) / 2^31))*[.$D$22]);3;-ROUNDUP((0 + (1 - 0) * (MOD((1103515245 * [.R32] + 12345); 2^31) / 2^31))*[.$D$22]))" office:value-type="float" office:value="-47" calcext:value-type="float">
            <text:p>-47</text:p>
          </table:table-cell>
          <table:table-cell table:style-name="ce311"/>
          <table:table-cell table:style-name="ce373" table:formula="of:=COM.MICROSOFT.SWITCH([.B17];0;-ROUNDUP((0 + (1 - 0) * (MOD((1103515245 * [.T32] + 12345); 2^31) / 2^31))*[.$D$22]);1;-ROUNDUP((0 + (1 - 0) * (MOD((1103515245 * [.T32] + 12345); 2^31) / 2^31))*[.$D$22]);2;ROUNDUP((0 + (1 - 0) * (MOD((1103515245 * [.T32] + 12345); 2^31) / 2^31))*[.$D$22]);3;-ROUNDUP((0 + (1 - 0) * (MOD((1103515245 * [.T32] + 12345); 2^31) / 2^31))*[.$D$22]))" office:value-type="float" office:value="-48" calcext:value-type="float">
            <text:p>-48</text:p>
          </table:table-cell>
          <table:table-cell table:style-name="ce373" table:formula="of:=COM.MICROSOFT.SWITCH([.C17];0;-ROUNDUP((0 + (1 - 0) * (MOD((1103515245 * [.U32] + 12345); 2^31) / 2^31))*[.$D$22]);1;-ROUNDUP((0 + (1 - 0) * (MOD((1103515245 * [.U32] + 12345); 2^31) / 2^31))*[.$D$22]);2;ROUNDUP((0 + (1 - 0) * (MOD((1103515245 * [.U32] + 12345); 2^31) / 2^31))*[.$D$22]);3;-ROUNDUP((0 + (1 - 0) * (MOD((1103515245 * [.U32] + 12345); 2^31) / 2^31))*[.$D$22]))" office:value-type="float" office:value="-24" calcext:value-type="float">
            <text:p>-24</text:p>
          </table:table-cell>
          <table:table-cell table:style-name="ce373" table:formula="of:=COM.MICROSOFT.SWITCH([.D17];0;-ROUNDUP((0 + (1 - 0) * (MOD((1103515245 * [.V32] + 12345); 2^31) / 2^31))*[.$D$22]);1;-ROUNDUP((0 + (1 - 0) * (MOD((1103515245 * [.V32] + 12345); 2^31) / 2^31))*[.$D$22]);2;ROUNDUP((0 + (1 - 0) * (MOD((1103515245 * [.V32] + 12345); 2^31) / 2^31))*[.$D$22]);3;-ROUNDUP((0 + (1 - 0) * (MOD((1103515245 * [.V32] + 12345); 2^31) / 2^31))*[.$D$22]))" office:value-type="float" office:value="-50" calcext:value-type="float">
            <text:p>-50</text:p>
          </table:table-cell>
          <table:table-cell table:style-name="ce373" table:formula="of:=COM.MICROSOFT.SWITCH([.E17];0;-ROUNDUP((0 + (1 - 0) * (MOD((1103515245 * [.W32] + 12345); 2^31) / 2^31))*[.$D$22]);1;-ROUNDUP((0 + (1 - 0) * (MOD((1103515245 * [.W32] + 12345); 2^31) / 2^31))*[.$D$22]);2;ROUNDUP((0 + (1 - 0) * (MOD((1103515245 * [.W32] + 12345); 2^31) / 2^31))*[.$D$22]);3;-ROUNDUP((0 + (1 - 0) * (MOD((1103515245 * [.W32] + 12345); 2^31) / 2^31))*[.$D$22]))" office:value-type="float" office:value="-25" calcext:value-type="float">
            <text:p>-25</text:p>
          </table:table-cell>
          <table:table-cell table:style-name="ce373" table:formula="of:=COM.MICROSOFT.SWITCH([.F17];0;-ROUNDUP((0 + (1 - 0) * (MOD((1103515245 * [.X32] + 12345); 2^31) / 2^31))*[.$D$22]);1;-ROUNDUP((0 + (1 - 0) * (MOD((1103515245 * [.X32] + 12345); 2^31) / 2^31))*[.$D$22]);2;ROUNDUP((0 + (1 - 0) * (MOD((1103515245 * [.X32] + 12345); 2^31) / 2^31))*[.$D$22]);3;-ROUNDUP((0 + (1 - 0) * (MOD((1103515245 * [.X32] + 12345); 2^31) / 2^31))*[.$D$22]))" office:value-type="float" office:value="-1" calcext:value-type="float">
            <text:p>-1</text:p>
          </table:table-cell>
          <table:table-cell table:style-name="ce311"/>
          <table:table-cell table:style-name="ce376" table:formula="of:=COM.MICROSOFT.SWITCH([.B17];0;-ROUNDUP((0 + (1 - 0) * (MOD((1103515245 * [.Z32] + 12345); 2^31) / 2^31))*[.$D$22]);1;-ROUNDUP((0 + (1 - 0) * (MOD((1103515245 * [.Z32] + 12345); 2^31) / 2^31))*[.$D$22]);2;-ROUNDUP((0 + (1 - 0) * (MOD((1103515245 * [.Z32] + 12345); 2^31) / 2^31))*[.$D$22]);3;ROUNDUP((0 + (1 - 0) * (MOD((1103515245 * [.Z32] + 12345); 2^31) / 2^31))*[.$D$22]))" office:value-type="float" office:value="-2" calcext:value-type="float">
            <text:p>-2</text:p>
          </table:table-cell>
          <table:table-cell table:style-name="ce376" table:formula="of:=COM.MICROSOFT.SWITCH([.C17];0;-ROUNDUP((0 + (1 - 0) * (MOD((1103515245 * [.AA32] + 12345); 2^31) / 2^31))*[.$D$22]);1;-ROUNDUP((0 + (1 - 0) * (MOD((1103515245 * [.AA32] + 12345); 2^31) / 2^31))*[.$D$22]);2;-ROUNDUP((0 + (1 - 0) * (MOD((1103515245 * [.AA32] + 12345); 2^31) / 2^31))*[.$D$22]);3;ROUNDUP((0 + (1 - 0) * (MOD((1103515245 * [.AA32] + 12345); 2^31) / 2^31))*[.$D$22]))" office:value-type="float" office:value="-28" calcext:value-type="float">
            <text:p>-28</text:p>
          </table:table-cell>
          <table:table-cell table:style-name="ce376" table:formula="of:=COM.MICROSOFT.SWITCH([.D17];0;-ROUNDUP((0 + (1 - 0) * (MOD((1103515245 * [.AB32] + 12345); 2^31) / 2^31))*[.$D$22]);1;-ROUNDUP((0 + (1 - 0) * (MOD((1103515245 * [.AB32] + 12345); 2^31) / 2^31))*[.$D$22]);2;-ROUNDUP((0 + (1 - 0) * (MOD((1103515245 * [.AB32] + 12345); 2^31) / 2^31))*[.$D$22]);3;ROUNDUP((0 + (1 - 0) * (MOD((1103515245 * [.AB32] + 12345); 2^31) / 2^31))*[.$D$22]))" office:value-type="float" office:value="-4" calcext:value-type="float">
            <text:p>-4</text:p>
          </table:table-cell>
          <table:table-cell table:style-name="ce376" table:formula="of:=COM.MICROSOFT.SWITCH([.E17];0;-ROUNDUP((0 + (1 - 0) * (MOD((1103515245 * [.AC32] + 12345); 2^31) / 2^31))*[.$D$22]);1;-ROUNDUP((0 + (1 - 0) * (MOD((1103515245 * [.AC32] + 12345); 2^31) / 2^31))*[.$D$22]);2;-ROUNDUP((0 + (1 - 0) * (MOD((1103515245 * [.AC32] + 12345); 2^31) / 2^31))*[.$D$22]);3;ROUNDUP((0 + (1 - 0) * (MOD((1103515245 * [.AC32] + 12345); 2^31) / 2^31))*[.$D$22]))" office:value-type="float" office:value="-30" calcext:value-type="float">
            <text:p>-30</text:p>
          </table:table-cell>
          <table:table-cell table:style-name="ce376" table:formula="of:=COM.MICROSOFT.SWITCH([.F17];0;-ROUNDUP((0 + (1 - 0) * (MOD((1103515245 * [.AD32] + 12345); 2^31) / 2^31))*[.$D$22]);1;-ROUNDUP((0 + (1 - 0) * (MOD((1103515245 * [.AD32] + 12345); 2^31) / 2^31))*[.$D$22]);2;-ROUNDUP((0 + (1 - 0) * (MOD((1103515245 * [.AD32] + 12345); 2^31) / 2^31))*[.$D$22]);3;ROUNDUP((0 + (1 - 0) * (MOD((1103515245 * [.AD32] + 12345); 2^31) / 2^31))*[.$D$22]))" office:value-type="float" office:value="-5" calcext:value-type="float">
            <text:p>-5</text:p>
          </table:table-cell>
          <table:table-cell table:style-name="ce305"/>
          <table:table-cell table:style-name="ce380"/>
          <table:table-cell table:style-name="ce383" table:formula="of:=ABS(-1+[.AG26])" office:value-type="float" office:value="0" calcext:value-type="float">
            <text:p>0.0000</text:p>
          </table:table-cell>
          <table:table-cell table:style-name="ce383" table:formula="of:=ABS(-1+[.AH26])" office:value-type="float" office:value="0" calcext:value-type="float">
            <text:p>0.0000</text:p>
          </table:table-cell>
          <table:table-cell table:style-name="ce383" table:formula="of:=ABS(-1+[.AI26])" office:value-type="float" office:value="0" calcext:value-type="float">
            <text:p>0.0000</text:p>
          </table:table-cell>
          <table:table-cell table:style-name="ce383" table:formula="of:=ABS(-1+[.AJ26])" office:value-type="float" office:value="0" calcext:value-type="float">
            <text:p>0.0000</text:p>
          </table:table-cell>
          <table:table-cell table:style-name="ce383" table:formula="of:=ABS(-1+[.AK26])" office:value-type="float" office:value="0" calcext:value-type="float">
            <text:p>0.0000</text:p>
          </table:table-cell>
          <table:table-cell table:style-name="ce358"/>
          <table:table-cell table:style-name="ce383" table:formula="of:=ABS(-1+[.AM26])" office:value-type="float" office:value="1" calcext:value-type="float">
            <text:p>1.0000</text:p>
          </table:table-cell>
          <table:table-cell table:style-name="ce383" table:formula="of:=ABS(-1+[.AN26])" office:value-type="float" office:value="1" calcext:value-type="float">
            <text:p>1.0000</text:p>
          </table:table-cell>
          <table:table-cell table:style-name="ce383" table:formula="of:=ABS(-1+[.AO26])" office:value-type="float" office:value="1" calcext:value-type="float">
            <text:p>1.0000</text:p>
          </table:table-cell>
          <table:table-cell table:style-name="ce383" table:formula="of:=ABS(-1+[.AP26])" office:value-type="float" office:value="1" calcext:value-type="float">
            <text:p>1.0000</text:p>
          </table:table-cell>
          <table:table-cell table:style-name="ce383" table:formula="of:=ABS(-1+[.AQ26])" office:value-type="float" office:value="1" calcext:value-type="float">
            <text:p>1.0000</text:p>
          </table:table-cell>
          <table:table-cell table:style-name="ce358"/>
          <table:table-cell table:style-name="ce383" table:formula="of:=ABS(-1+[.AS26])" office:value-type="float" office:value="1" calcext:value-type="float">
            <text:p>1.0000</text:p>
          </table:table-cell>
          <table:table-cell table:style-name="ce383" table:formula="of:=ABS(-1+[.AT26])" office:value-type="float" office:value="1" calcext:value-type="float">
            <text:p>1.0000</text:p>
          </table:table-cell>
          <table:table-cell table:style-name="ce383" table:formula="of:=ABS(-1+[.AU26])" office:value-type="float" office:value="1" calcext:value-type="float">
            <text:p>1.0000</text:p>
          </table:table-cell>
          <table:table-cell table:style-name="ce383" table:formula="of:=ABS(-1+[.AV26])" office:value-type="float" office:value="1" calcext:value-type="float">
            <text:p>1.0000</text:p>
          </table:table-cell>
          <table:table-cell table:style-name="ce383" table:formula="of:=ABS(-1+[.AW26])" office:value-type="float" office:value="1" calcext:value-type="float">
            <text:p>1.0000</text:p>
          </table:table-cell>
          <table:table-cell table:style-name="ce358"/>
          <table:table-cell table:style-name="ce383" table:formula="of:=ABS(-1+[.AY26])" office:value-type="float" office:value="1" calcext:value-type="float">
            <text:p>1.0000</text:p>
          </table:table-cell>
          <table:table-cell table:style-name="ce383" table:formula="of:=ABS(-1+[.AZ26])" office:value-type="float" office:value="1" calcext:value-type="float">
            <text:p>1.0000</text:p>
          </table:table-cell>
          <table:table-cell table:style-name="ce383" table:formula="of:=ABS(-1+[.BA26])" office:value-type="float" office:value="1" calcext:value-type="float">
            <text:p>1.0000</text:p>
          </table:table-cell>
          <table:table-cell table:style-name="ce383" table:formula="of:=ABS(-1+[.BB26])" office:value-type="float" office:value="1" calcext:value-type="float">
            <text:p>1.0000</text:p>
          </table:table-cell>
          <table:table-cell table:style-name="ce383" table:formula="of:=ABS(-1+[.BC26])" office:value-type="float" office:value="1" calcext:value-type="float">
            <text:p>1.0000</text:p>
          </table:table-cell>
          <table:table-cell table:number-columns-repeated="959"/>
        </table:table-row>
        <table:table-row table:style-name="ro4">
          <table:table-cell table:style-name="ce301"/>
          <table:table-cell table:style-name="ce305" table:number-columns-repeated="6"/>
          <table:table-cell table:style-name="ce72" table:formula="of:=&quot;[[&quot;&amp;[.H13]&amp;&quot;, &quot;&amp;[.I13]&amp;&quot;, &quot;&amp;[.J13]&amp;&quot;, &quot;&amp;[.K13]&amp;&quot;, &quot;&amp;[.L13]&amp;&quot;],[&quot;&amp;[.H14]&amp;&quot;, &quot;&amp;[.I14]&amp;&quot;, &quot;&amp;[.J14]&amp;&quot;, &quot;&amp;[.K14]&amp;&quot;, &quot;&amp;[.L14]&amp;&quot;], [&quot;&amp;[.H15]&amp;&quot;, &quot;&amp;[.I15]&amp;&quot;, &quot;&amp;[.J15]&amp;&quot;, &quot;&amp;[.K15]&amp;&quot;, &quot;&amp;[.L15]&amp;&quot;], [&quot;&amp;[.H16]&amp;&quot;, &quot;&amp;[.I16]&amp;&quot;, &quot;&amp;[.J16]&amp;&quot;, &quot;&amp;[.K16]&amp;&quot;, &quot;&amp;[.L16]&amp;&quot;], [&quot;&amp;[.H17]&amp;&quot;,&quot;&amp;[.I17]&amp;&quot;, &quot;&amp;[.J17]&amp;&quot;, &quot;&amp;[.K17]&amp;&quot;,&quot;&amp;[.L17]&amp;&quot;]]&quot;" office:value-type="string" office:string-value="[[26, 2, 28, 3, 29],[17, 43, 19, 44, 20], [8, 34, -9, -35, 11], [49, 25, 50, 26, 2], [40,16, 41, 17,43]]" calcext:value-type="string">
            <text:p>[[26, 2, 28, 3, 29],[17, 43, 19, 44, 20], [8, 34, -9, -35, 11], [49, 25, 50, 26, 2], [40,16, 41, 17,43]]</text:p>
          </table:table-cell>
          <table:table-cell table:style-name="ce305" table:number-columns-repeated="5"/>
          <table:table-cell table:style-name="ce72" table:formula="of:=&quot;[[&quot;&amp;[.N13]&amp;&quot;, &quot;&amp;[.O13]&amp;&quot;, &quot;&amp;[.P13]&amp;&quot;, &quot;&amp;[.Q13]&amp;&quot;, &quot;&amp;[.R13]&amp;&quot;],[&quot;&amp;[.N14]&amp;&quot;, &quot;&amp;[.O14]&amp;&quot;, &quot;&amp;[.P14]&amp;&quot;, &quot;&amp;[.Q14]&amp;&quot;, &quot;&amp;[.R14]&amp;&quot;], [&quot;&amp;[.N15]&amp;&quot;, &quot;&amp;[.O15]&amp;&quot;, &quot;&amp;[.P15]&amp;&quot;, &quot;&amp;[.Q15]&amp;&quot;, &quot;&amp;[.R15]&amp;&quot;], [&quot;&amp;[.N16]&amp;&quot;, &quot;&amp;[.O16]&amp;&quot;, &quot;&amp;[.P16]&amp;&quot;, &quot;&amp;[.Q16]&amp;&quot;, &quot;&amp;[.R16]&amp;&quot;], [&quot;&amp;[.N17]&amp;&quot;,&quot;&amp;[.O17]&amp;&quot;, &quot;&amp;[.P17]&amp;&quot;, &quot;&amp;[.Q17]&amp;&quot;,&quot;&amp;[.R17]&amp;&quot;]]&quot;" office:value-type="string" office:string-value="[[-30, -6, -32, -7, -33],[-21, -47, -23, -48, -24], [-12, -38, 14, 39, -15], [-3, -29, -5, -30, -6], [-44,-20, -46, -21,-47]]" calcext:value-type="string">
            <text:p>[[-30, -6, -32, -7, -33],[-21, -47, -23, -48, -24], [-12, -38, 14, 39, -15], [-3, -29, -5, -30, -6], [-44,-20, -46, -21,-47]]</text:p>
          </table:table-cell>
          <table:table-cell table:style-name="ce305" table:number-columns-repeated="5"/>
          <table:table-cell table:style-name="ce72" table:formula="of:=&quot;[[&quot;&amp;[.T13]&amp;&quot;, &quot;&amp;[.U13]&amp;&quot;, &quot;&amp;[.V13]&amp;&quot;, &quot;&amp;[.W13]&amp;&quot;, &quot;&amp;[.X13]&amp;&quot;],[&quot;&amp;[.T14]&amp;&quot;, &quot;&amp;[.U14]&amp;&quot;, &quot;&amp;[.V14]&amp;&quot;, &quot;&amp;[.W14]&amp;&quot;, &quot;&amp;[.X14]&amp;&quot;], [&quot;&amp;[.T15]&amp;&quot;, &quot;&amp;[.U15]&amp;&quot;, &quot;&amp;[.V15]&amp;&quot;, &quot;&amp;[.W15]&amp;&quot;, &quot;&amp;[.X15]&amp;&quot;], [&quot;&amp;[.T16]&amp;&quot;, &quot;&amp;[.U16]&amp;&quot;, &quot;&amp;[.V16]&amp;&quot;, &quot;&amp;[.W16]&amp;&quot;, &quot;&amp;[.X16]&amp;&quot;], [&quot;&amp;[.T17]&amp;&quot;,&quot;&amp;[.U17]&amp;&quot;, &quot;&amp;[.V17]&amp;&quot;, &quot;&amp;[.W17]&amp;&quot;,&quot;&amp;[.X17]&amp;&quot;]]&quot;" office:value-type="string" office:string-value="[[-35, -10, -36, -12, -37],[-25, -1, -27, -3, -28], [-16, -42, -18, -43, -19], [-7, -33, -9, -34, -10], [-48,-24, -50, -25,-1]]" calcext:value-type="string">
            <text:p>[[-35, -10, -36, -12, -37],[-25, -1, -27, -3, -28], [-16, -42, -18, -43, -19], [-7, -33, -9, -34, -10], [-48,-24, -50, -25,-1]]</text:p>
          </table:table-cell>
          <table:table-cell table:style-name="ce305" table:number-columns-repeated="5"/>
          <table:table-cell table:style-name="ce72" table:formula="of:=&quot;[[&quot;&amp;[.Z13]&amp;&quot;, &quot;&amp;[.AA13]&amp;&quot;, &quot;&amp;[.AB13]&amp;&quot;, &quot;&amp;[.AC13]&amp;&quot;, &quot;&amp;[.AD13]&amp;&quot;],[&quot;&amp;[.Z14]&amp;&quot;, &quot;&amp;[.AA14]&amp;&quot;, &quot;&amp;[.AB14]&amp;&quot;, &quot;&amp;[.AC14]&amp;&quot;, &quot;&amp;[.AD14]&amp;&quot;], [&quot;&amp;[.Z15]&amp;&quot;, &quot;&amp;[.AA15]&amp;&quot;, &quot;&amp;[.AB15]&amp;&quot;, &quot;&amp;[.AC15]&amp;&quot;, &quot;&amp;[.AD15]&amp;&quot;], [&quot;&amp;[.Z16]&amp;&quot;, &quot;&amp;[.AA16]&amp;&quot;, &quot;&amp;[.AB16]&amp;&quot;, &quot;&amp;[.AC16]&amp;&quot;, &quot;&amp;[.AD16]&amp;&quot;], [&quot;&amp;[.Z17]&amp;&quot;,&quot;&amp;[.AA17]&amp;&quot;, &quot;&amp;[.AB17]&amp;&quot;, &quot;&amp;[.AC17]&amp;&quot;,&quot;&amp;[.AD17]&amp;&quot;]]&quot;" office:value-type="string" office:string-value="[[-39, -14, -40, -16, -41],[-30, -5, -31, -7, -32], [-21, -46, -22, -48, -23], [-12, -37, -13, -39, -14], [-2,-28, -4, -30,-5]]" calcext:value-type="string">
            <text:p>[[-39, -14, -40, -16, -41],[-30, -5, -31, -7, -32], [-21, -46, -22, -48, -23], [-12, -37, -13, -39, -14], [-2,-28, -4, -30,-5]]</text:p>
          </table:table-cell>
          <table:table-cell table:style-name="ce305" table:number-columns-repeated="5"/>
          <table:table-cell table:style-name="ce380"/>
          <table:table-cell table:style-name="ce385" table:number-columns-repeated="5"/>
          <table:table-cell table:style-name="ce358" table:number-columns-repeated="18"/>
          <table:table-cell table:number-columns-repeated="959"/>
        </table:table-row>
        <table:table-row table:style-name="ro4">
          <table:table-cell table:style-name="ce301"/>
          <table:table-cell table:style-name="ce307" office:value-type="string" calcext:value-type="string" table:number-columns-spanned="29" table:number-rows-spanned="1">
            <text:p>Prediction – Softmax</text:p>
          </table:table-cell>
          <table:covered-table-cell table:number-columns-repeated="11" table:style-name="ce305"/>
          <table:covered-table-cell table:style-name="ce72"/>
          <table:covered-table-cell table:number-columns-repeated="5" table:style-name="ce305"/>
          <table:covered-table-cell table:style-name="ce72"/>
          <table:covered-table-cell table:number-columns-repeated="5" table:style-name="ce305"/>
          <table:covered-table-cell table:style-name="ce72"/>
          <table:covered-table-cell table:number-columns-repeated="4" table:style-name="ce305"/>
          <table:table-cell table:style-name="ce305" table:number-columns-repeated="2"/>
          <table:table-cell table:style-name="ce386"/>
          <table:table-cell table:style-name="ce358" table:number-columns-repeated="22"/>
          <table:table-cell table:number-columns-repeated="959"/>
        </table:table-row>
        <table:table-row table:style-name="ro4">
          <table:table-cell table:style-name="ce301"/>
          <table:table-cell table:style-name="ce308"/>
          <table:table-cell table:style-name="ce305" table:number-columns-repeated="11"/>
          <table:table-cell table:style-name="ce72"/>
          <table:table-cell table:style-name="ce305" table:number-columns-repeated="5"/>
          <table:table-cell table:style-name="ce72"/>
          <table:table-cell table:style-name="ce305" table:number-columns-repeated="5"/>
          <table:table-cell table:style-name="ce72"/>
          <table:table-cell table:style-name="ce305" table:number-columns-repeated="5"/>
          <table:table-cell table:style-name="ce381"/>
          <table:table-cell table:style-name="ce386"/>
          <table:table-cell table:style-name="ce358" table:number-columns-repeated="22"/>
          <table:table-cell table:number-columns-repeated="959"/>
        </table:table-row>
        <table:table-row table:style-name="ro4">
          <table:table-cell table:style-name="ce302"/>
          <table:table-cell table:style-name="ce313" office:value-type="string" calcext:value-type="string">
            <text:p>Threshold:</text:p>
          </table:table-cell>
          <table:table-cell table:style-name="ce318"/>
          <table:table-cell table:style-name="ce330" office:value-type="float" office:value="0.5" calcext:value-type="float">
            <text:p>0.5</text:p>
          </table:table-cell>
          <table:table-cell table:style-name="ce338" table:number-columns-repeated="3"/>
          <table:table-cell table:style-name="ce345" office:value-type="string" calcext:value-type="string" table:number-columns-spanned="5" table:number-rows-spanned="1">
            <text:p>Class 0 (Background)</text:p>
          </table:table-cell>
          <table:covered-table-cell table:number-columns-repeated="4" table:style-name="ce352"/>
          <table:table-cell table:style-name="ce338"/>
          <table:table-cell table:style-name="ce309" office:value-type="string" calcext:value-type="string" table:number-columns-spanned="5" table:number-rows-spanned="1">
            <text:p>Class 1</text:p>
          </table:table-cell>
          <table:covered-table-cell table:number-columns-repeated="4" table:style-name="ce352"/>
          <table:table-cell table:style-name="ce338"/>
          <table:table-cell table:style-name="ce309" office:value-type="string" calcext:value-type="string" table:number-columns-spanned="5" table:number-rows-spanned="1">
            <text:p>Class 2</text:p>
          </table:table-cell>
          <table:covered-table-cell table:number-columns-repeated="4" table:style-name="ce352"/>
          <table:table-cell table:style-name="ce338"/>
          <table:table-cell table:style-name="ce309" office:value-type="string" calcext:value-type="string" table:number-columns-spanned="5" table:number-rows-spanned="1">
            <text:p>Class 3</text:p>
          </table:table-cell>
          <table:covered-table-cell table:number-columns-repeated="4" table:style-name="ce352"/>
          <table:table-cell table:style-name="ce378"/>
          <table:table-cell table:style-name="ce382"/>
          <table:table-cell table:style-name="ce387" table:number-columns-repeated="5"/>
          <table:table-cell table:style-name="ce407"/>
          <table:table-cell table:style-name="ce387" table:number-columns-repeated="5"/>
          <table:table-cell table:style-name="ce410" table:number-columns-repeated="12"/>
          <table:table-cell table:style-name="ce413" table:number-columns-repeated="4"/>
          <table:table-cell table:style-name="ce424" table:number-columns-repeated="923"/>
          <table:table-cell table:number-columns-repeated="32"/>
        </table:table-row>
        <table:table-row table:style-name="ro4">
          <table:table-cell table:style-name="ce301"/>
          <table:table-cell table:style-name="ce313" office:value-type="string" calcext:value-type="string">
            <text:p>Rand Factor:</text:p>
          </table:table-cell>
          <table:table-cell table:style-name="ce313"/>
          <table:table-cell table:style-name="ce331" office:value-type="float" office:value="50" calcext:value-type="float">
            <text:p>50</text:p>
          </table:table-cell>
          <table:table-cell table:style-name="ce314" table:number-columns-repeated="2"/>
          <table:table-cell table:style-name="ce311"/>
          <table:table-cell table:style-name="ce349" table:formula="of:=(EXP([.H13])/(EXP([.H13])+EXP([.N13])+EXP([.T13])+EXP([.Z13])))" office:value-type="float" office:value="1" calcext:value-type="float">
            <text:p>1.0000</text:p>
          </table:table-cell>
          <table:table-cell table:style-name="ce349" table:formula="of:=(EXP([.I13])/(EXP([.I13])+EXP([.O13])+EXP([.U13])+EXP([.AA13])))" office:value-type="float" office:value="0.999658397356811" calcext:value-type="float">
            <text:p>0.9997</text:p>
          </table:table-cell>
          <table:table-cell table:style-name="ce349" table:formula="of:=(EXP([.J13])/(EXP([.J13])+EXP([.P13])+EXP([.V13])+EXP([.AB13])))" office:value-type="float" office:value="1" calcext:value-type="float">
            <text:p>1.0000</text:p>
          </table:table-cell>
          <table:table-cell table:style-name="ce349" table:formula="of:=(EXP([.K13])/(EXP([.K13])+EXP([.Q13])+EXP([.W13])+EXP([.AC13])))" office:value-type="float" office:value="0.99995429065456" calcext:value-type="float">
            <text:p>1.0000</text:p>
          </table:table-cell>
          <table:table-cell table:style-name="ce349" table:formula="of:=(EXP([.L13])/(EXP([.L13])+EXP([.R13])+EXP([.X13])+EXP([.AD13])))" office:value-type="float" office:value="1" calcext:value-type="float">
            <text:p>1.0000</text:p>
          </table:table-cell>
          <table:table-cell table:style-name="ce311"/>
          <table:table-cell table:style-name="ce365" table:formula="of:=(EXP([.N13])/(EXP([.N13])+EXP([.T13])+EXP([.Z13])+EXP([.H13])))" office:value-type="float" office:value="4.78089288388547E-025" calcext:value-type="float">
            <text:p>0.0000</text:p>
          </table:table-cell>
          <table:table-cell table:style-name="ce365" table:formula="of:=(EXP([.O13])/(EXP([.O13])+EXP([.U13])+EXP([.AA13])+EXP([.I13])))" office:value-type="float" office:value="0.000335348032982129" calcext:value-type="float">
            <text:p>0.0003</text:p>
          </table:table-cell>
          <table:table-cell table:style-name="ce365" table:formula="of:=(EXP([.P13])/(EXP([.P13])+EXP([.V13])+EXP([.AB13])+EXP([.J13])))" office:value-type="float" office:value="8.75651076269652E-027" calcext:value-type="float">
            <text:p>0.0000</text:p>
          </table:table-cell>
          <table:table-cell table:style-name="ce365" table:formula="of:=(EXP([.Q13])/(EXP([.Q13])+EXP([.W13])+EXP([.AC13])+EXP([.K13])))" office:value-type="float" office:value="0.0000453978545614124" calcext:value-type="float">
            <text:p>0.0000</text:p>
          </table:table-cell>
          <table:table-cell table:style-name="ce365" table:formula="of:=(EXP([.R13])/(EXP([.R13])+EXP([.X13])+EXP([.AD13])+EXP([.L13])))" office:value-type="float" office:value="1.18506486423398E-027" calcext:value-type="float">
            <text:p>0.0000</text:p>
          </table:table-cell>
          <table:table-cell table:style-name="ce371"/>
          <table:table-cell table:style-name="ce374" table:formula="of:=(EXP([.T13])/(EXP([.T13])+EXP([.Z13])+EXP([.H13])+EXP([.N13])))" office:value-type="float" office:value="3.22134028599252E-027" calcext:value-type="float">
            <text:p>0.0000</text:p>
          </table:table-cell>
          <table:table-cell table:style-name="ce374" table:formula="of:=(EXP([.U13])/(EXP([.U13])+EXP([.AA13])+EXP([.I13])+EXP([.O13])))" office:value-type="float" office:value="0.000006142113474148" calcext:value-type="float">
            <text:p>0.0000</text:p>
          </table:table-cell>
          <table:table-cell table:style-name="ce374" table:formula="of:=(EXP([.V13])/(EXP([.V13])+EXP([.AB13])+EXP([.J13])+EXP([.P13])))" office:value-type="float" office:value="1.60381089054864E-028" calcext:value-type="float">
            <text:p>0.0000</text:p>
          </table:table-cell>
          <table:table-cell table:style-name="ce374" table:formula="of:=(EXP([.W13])/(EXP([.W13])+EXP([.AC13])+EXP([.K13])+EXP([.Q13])))" office:value-type="float" office:value="0.000000305888337906987" calcext:value-type="float">
            <text:p>0.0000</text:p>
          </table:table-cell>
          <table:table-cell table:style-name="ce374" table:formula="of:=(EXP([.X13])/(EXP([.X13])+EXP([.AD13])+EXP([.L13])+EXP([.R13])))" office:value-type="float" office:value="2.17052201130364E-029" calcext:value-type="float">
            <text:p>0.0000</text:p>
          </table:table-cell>
          <table:table-cell table:style-name="ce371"/>
          <table:table-cell table:style-name="ce377" table:formula="of:=(EXP([.Z13])/(EXP([.Z13])+EXP([.H13])+EXP([.N13])+EXP([.T13])))" office:value-type="float" office:value="5.90009054159706E-029" calcext:value-type="float">
            <text:p>0.0000</text:p>
          </table:table-cell>
          <table:table-cell table:style-name="ce377" table:formula="of:=(EXP([.AA13])/(EXP([.AA13])+EXP([.I13])+EXP([.O13])+EXP([.U13])))" office:value-type="float" office:value="0.000000112496732406123" calcext:value-type="float">
            <text:p>0.0000</text:p>
          </table:table-cell>
          <table:table-cell table:style-name="ce377" table:formula="of:=(EXP([.AB13])/(EXP([.AB13])+EXP([.J13])+EXP([.P13])+EXP([.V13])))" office:value-type="float" office:value="2.9374821117108E-030" calcext:value-type="float">
            <text:p>0.0000</text:p>
          </table:table-cell>
          <table:table-cell table:style-name="ce377" table:formula="of:=(EXP([.AC13])/(EXP([.AC13])+EXP([.K13])+EXP([.Q13])+EXP([.W13])))" office:value-type="float" office:value="0.00000000560254033737948" calcext:value-type="float">
            <text:p>0.0000</text:p>
          </table:table-cell>
          <table:table-cell table:style-name="ce377" table:formula="of:=(EXP([.AD13])/(EXP([.AD13])+EXP([.L13])+EXP([.R13])+EXP([.X13])))" office:value-type="float" office:value="3.97544973590865E-031" calcext:value-type="float">
            <text:p>0.0000</text:p>
          </table:table-cell>
          <table:table-cell table:style-name="ce305" table:number-columns-repeated="2"/>
          <table:table-cell table:style-name="ce388" table:formula="of:=[.H4]*[.H22]" office:value-type="float" office:value="1" calcext:value-type="float">
            <text:p>1.0000</text:p>
          </table:table-cell>
          <table:table-cell table:style-name="ce388" table:formula="of:=[.I4]*[.I22]" office:value-type="float" office:value="0.999658397356811" calcext:value-type="float">
            <text:p>0.9997</text:p>
          </table:table-cell>
          <table:table-cell table:style-name="ce388" table:formula="of:=[.J4]*[.J22]" office:value-type="float" office:value="1" calcext:value-type="float">
            <text:p>1.0000</text:p>
          </table:table-cell>
          <table:table-cell table:style-name="ce388" table:formula="of:=[.K4]*[.K22]" office:value-type="float" office:value="0.99995429065456" calcext:value-type="float">
            <text:p>1.0000</text:p>
          </table:table-cell>
          <table:table-cell table:style-name="ce388" table:formula="of:=[.L4]*[.L22]" office:value-type="float" office:value="1" calcext:value-type="float">
            <text:p>1.0000</text:p>
          </table:table-cell>
          <table:table-cell table:style-name="ce358"/>
          <table:table-cell table:style-name="ce388" table:formula="of:=[.N4]*[.N22]" office:value-type="float" office:value="0" calcext:value-type="float">
            <text:p>0.0000</text:p>
          </table:table-cell>
          <table:table-cell table:style-name="ce388" table:formula="of:=[.O4]*[.O22]" office:value-type="float" office:value="0" calcext:value-type="float">
            <text:p>0.0000</text:p>
          </table:table-cell>
          <table:table-cell table:style-name="ce388" table:formula="of:=[.P4]*[.P22]" office:value-type="float" office:value="0" calcext:value-type="float">
            <text:p>0.0000</text:p>
          </table:table-cell>
          <table:table-cell table:style-name="ce388" table:formula="of:=[.Q4]*[.Q22]" office:value-type="float" office:value="0" calcext:value-type="float">
            <text:p>0.0000</text:p>
          </table:table-cell>
          <table:table-cell table:style-name="ce388" table:formula="of:=[.R4]*[.R22]" office:value-type="float" office:value="0" calcext:value-type="float">
            <text:p>0.0000</text:p>
          </table:table-cell>
          <table:table-cell table:style-name="ce358"/>
          <table:table-cell table:style-name="ce388" table:formula="of:=[.T4]*[.T22]" office:value-type="float" office:value="0" calcext:value-type="float">
            <text:p>0.0000</text:p>
          </table:table-cell>
          <table:table-cell table:style-name="ce388" table:formula="of:=[.U4]*[.U22]" office:value-type="float" office:value="0" calcext:value-type="float">
            <text:p>0.0000</text:p>
          </table:table-cell>
          <table:table-cell table:style-name="ce388" table:formula="of:=[.V4]*[.V22]" office:value-type="float" office:value="0" calcext:value-type="float">
            <text:p>0.0000</text:p>
          </table:table-cell>
          <table:table-cell table:style-name="ce388" table:formula="of:=[.W4]*[.W22]" office:value-type="float" office:value="0" calcext:value-type="float">
            <text:p>0.0000</text:p>
          </table:table-cell>
          <table:table-cell table:style-name="ce388" table:formula="of:=[.X4]*[.X22]" office:value-type="float" office:value="0" calcext:value-type="float">
            <text:p>0.0000</text:p>
          </table:table-cell>
          <table:table-cell table:style-name="ce358"/>
          <table:table-cell table:style-name="ce388" table:formula="of:=[.Z4]*[.Z22]" office:value-type="float" office:value="0" calcext:value-type="float">
            <text:p>0.0000</text:p>
          </table:table-cell>
          <table:table-cell table:style-name="ce388" table:formula="of:=[.AA4]*[.AA22]" office:value-type="float" office:value="0" calcext:value-type="float">
            <text:p>0.0000</text:p>
          </table:table-cell>
          <table:table-cell table:style-name="ce388" table:formula="of:=[.AB4]*[.AB22]" office:value-type="float" office:value="0" calcext:value-type="float">
            <text:p>0.0000</text:p>
          </table:table-cell>
          <table:table-cell table:style-name="ce388" table:formula="of:=[.AC4]*[.AC22]" office:value-type="float" office:value="0" calcext:value-type="float">
            <text:p>0.0000</text:p>
          </table:table-cell>
          <table:table-cell table:style-name="ce388" table:formula="of:=[.AD4]*[.AD22]" office:value-type="float" office:value="0" calcext:value-type="float">
            <text:p>0.0000</text:p>
          </table:table-cell>
          <table:table-cell table:formula="of:=SUM([.AG22:.BC22])" office:value-type="float" office:value="4.99961268801137" calcext:value-type="float">
            <text:p>4.99961268801137</text:p>
          </table:table-cell>
          <table:table-cell table:number-columns-repeated="958"/>
        </table:table-row>
        <table:table-row table:style-name="ro4">
          <table:table-cell table:style-name="ce303"/>
          <table:table-cell table:style-name="ce314" table:number-columns-repeated="5"/>
          <table:table-cell table:style-name="ce311"/>
          <table:table-cell table:style-name="ce349" table:formula="of:=(EXP([.H14])/(EXP([.H14])+EXP([.N14])+EXP([.T14])+EXP([.Z14])))" office:value-type="float" office:value="1" calcext:value-type="float">
            <text:p>1.0000</text:p>
          </table:table-cell>
          <table:table-cell table:style-name="ce349" table:formula="of:=(EXP([.I14])/(EXP([.I14])+EXP([.O14])+EXP([.U14])+EXP([.AA14])))" office:value-type="float" office:value="1" calcext:value-type="float">
            <text:p>1.0000</text:p>
          </table:table-cell>
          <table:table-cell table:style-name="ce349" table:formula="of:=(EXP([.J14])/(EXP([.J14])+EXP([.P14])+EXP([.V14])+EXP([.AB14])))" office:value-type="float" office:value="1" calcext:value-type="float">
            <text:p>1.0000</text:p>
          </table:table-cell>
          <table:table-cell table:style-name="ce349" table:formula="of:=(EXP([.K14])/(EXP([.K14])+EXP([.Q14])+EXP([.W14])+EXP([.AC14])))" office:value-type="float" office:value="1" calcext:value-type="float">
            <text:p>1.0000</text:p>
          </table:table-cell>
          <table:table-cell table:style-name="ce349" table:formula="of:=(EXP([.L14])/(EXP([.L14])+EXP([.R14])+EXP([.X14])+EXP([.AD14])))" office:value-type="float" office:value="1" calcext:value-type="float">
            <text:p>1.0000</text:p>
          </table:table-cell>
          <table:table-cell table:style-name="ce311"/>
          <table:table-cell table:style-name="ce365" table:formula="of:=(EXP([.N14])/(EXP([.N14])+EXP([.T14])+EXP([.Z14])+EXP([.H14])))" office:value-type="float" office:value="3.13913279204803E-017" calcext:value-type="float">
            <text:p>0.0000</text:p>
          </table:table-cell>
          <table:table-cell table:style-name="ce365" table:formula="of:=(EXP([.O14])/(EXP([.O14])+EXP([.U14])+EXP([.AA14])+EXP([.I14])))" office:value-type="float" office:value="8.19401262399052E-040" calcext:value-type="float">
            <text:p>0.0000</text:p>
          </table:table-cell>
          <table:table-cell table:style-name="ce365" table:formula="of:=(EXP([.P14])/(EXP([.P14])+EXP([.V14])+EXP([.AB14])+EXP([.J14])))" office:value-type="float" office:value="5.74952226429356E-019" calcext:value-type="float">
            <text:p>0.0000</text:p>
          </table:table-cell>
          <table:table-cell table:style-name="ce365" table:formula="of:=(EXP([.Q14])/(EXP([.Q14])+EXP([.W14])+EXP([.AC14])+EXP([.K14])))" office:value-type="float" office:value="1.10893901931214E-040" calcext:value-type="float">
            <text:p>0.0000</text:p>
          </table:table-cell>
          <table:table-cell table:style-name="ce365" table:formula="of:=(EXP([.R14])/(EXP([.R14])+EXP([.X14])+EXP([.AD14])+EXP([.L14])))" office:value-type="float" office:value="7.7811322411338E-020" calcext:value-type="float">
            <text:p>0.0000</text:p>
          </table:table-cell>
          <table:table-cell table:style-name="ce371"/>
          <table:table-cell table:style-name="ce374" table:formula="of:=(EXP([.T14])/(EXP([.T14])+EXP([.Z14])+EXP([.H14])+EXP([.N14])))" office:value-type="float" office:value="5.74952226429356E-019" calcext:value-type="float">
            <text:p>0.0000</text:p>
          </table:table-cell>
          <table:table-cell table:style-name="ce374" table:formula="of:=(EXP([.U14])/(EXP([.U14])+EXP([.AA14])+EXP([.I14])+EXP([.O14])))" office:value-type="float" office:value="7.7811322411338E-020" calcext:value-type="float">
            <text:p>0.0000</text:p>
          </table:table-cell>
          <table:table-cell table:style-name="ce374" table:formula="of:=(EXP([.V14])/(EXP([.V14])+EXP([.AB14])+EXP([.J14])+EXP([.P14])))" office:value-type="float" office:value="1.05306173575538E-020" calcext:value-type="float">
            <text:p>0.0000</text:p>
          </table:table-cell>
          <table:table-cell table:style-name="ce374" table:formula="of:=(EXP([.W14])/(EXP([.W14])+EXP([.AC14])+EXP([.K14])+EXP([.Q14])))" office:value-type="float" office:value="3.87399762868719E-021" calcext:value-type="float">
            <text:p>0.0000</text:p>
          </table:table-cell>
          <table:table-cell table:style-name="ce374" table:formula="of:=(EXP([.X14])/(EXP([.X14])+EXP([.AD14])+EXP([.L14])+EXP([.R14])))" office:value-type="float" office:value="1.42516408274094E-021" calcext:value-type="float">
            <text:p>0.0000</text:p>
          </table:table-cell>
          <table:table-cell table:style-name="ce371"/>
          <table:table-cell table:style-name="ce377" table:formula="of:=(EXP([.Z14])/(EXP([.Z14])+EXP([.H14])+EXP([.N14])+EXP([.T14])))" office:value-type="float" office:value="3.87399762868719E-021" calcext:value-type="float">
            <text:p>0.0000</text:p>
          </table:table-cell>
          <table:table-cell table:style-name="ce377" table:formula="of:=(EXP([.AA14])/(EXP([.AA14])+EXP([.I14])+EXP([.O14])+EXP([.U14])))" office:value-type="float" office:value="1.42516408274094E-021" calcext:value-type="float">
            <text:p>0.0000</text:p>
          </table:table-cell>
          <table:table-cell table:style-name="ce377" table:formula="of:=(EXP([.AB14])/(EXP([.AB14])+EXP([.J14])+EXP([.P14])+EXP([.V14])))" office:value-type="float" office:value="1.92874984796392E-022" calcext:value-type="float">
            <text:p>0.0000</text:p>
          </table:table-cell>
          <table:table-cell table:style-name="ce377" table:formula="of:=(EXP([.AC14])/(EXP([.AC14])+EXP([.K14])+EXP([.Q14])+EXP([.W14])))" office:value-type="float" office:value="7.09547416228471E-023" calcext:value-type="float">
            <text:p>0.0000</text:p>
          </table:table-cell>
          <table:table-cell table:style-name="ce377" table:formula="of:=(EXP([.AD14])/(EXP([.AD14])+EXP([.L14])+EXP([.R14])+EXP([.X14])))" office:value-type="float" office:value="2.6102790696677E-023" calcext:value-type="float">
            <text:p>0.0000</text:p>
          </table:table-cell>
          <table:table-cell table:style-name="ce379" table:number-columns-repeated="2"/>
          <table:table-cell table:style-name="ce388" table:formula="of:=[.H5]*[.H23]" office:value-type="float" office:value="1" calcext:value-type="float">
            <text:p>1.0000</text:p>
          </table:table-cell>
          <table:table-cell table:style-name="ce388" table:formula="of:=[.I5]*[.I23]" office:value-type="float" office:value="1" calcext:value-type="float">
            <text:p>1.0000</text:p>
          </table:table-cell>
          <table:table-cell table:style-name="ce388" table:formula="of:=[.J5]*[.J23]" office:value-type="float" office:value="1" calcext:value-type="float">
            <text:p>1.0000</text:p>
          </table:table-cell>
          <table:table-cell table:style-name="ce388" table:formula="of:=[.K5]*[.K23]" office:value-type="float" office:value="1" calcext:value-type="float">
            <text:p>1.0000</text:p>
          </table:table-cell>
          <table:table-cell table:style-name="ce388" table:formula="of:=[.L5]*[.L23]" office:value-type="float" office:value="1" calcext:value-type="float">
            <text:p>1.0000</text:p>
          </table:table-cell>
          <table:table-cell table:style-name="ce358"/>
          <table:table-cell table:style-name="ce388" table:formula="of:=[.N5]*[.N23]" office:value-type="float" office:value="0" calcext:value-type="float">
            <text:p>0.0000</text:p>
          </table:table-cell>
          <table:table-cell table:style-name="ce388" table:formula="of:=[.O5]*[.O23]" office:value-type="float" office:value="0" calcext:value-type="float">
            <text:p>0.0000</text:p>
          </table:table-cell>
          <table:table-cell table:style-name="ce388" table:formula="of:=[.P5]*[.P23]" office:value-type="float" office:value="0" calcext:value-type="float">
            <text:p>0.0000</text:p>
          </table:table-cell>
          <table:table-cell table:style-name="ce388" table:formula="of:=[.Q5]*[.Q23]" office:value-type="float" office:value="0" calcext:value-type="float">
            <text:p>0.0000</text:p>
          </table:table-cell>
          <table:table-cell table:style-name="ce388" table:formula="of:=[.R5]*[.R23]" office:value-type="float" office:value="0" calcext:value-type="float">
            <text:p>0.0000</text:p>
          </table:table-cell>
          <table:table-cell table:style-name="ce358"/>
          <table:table-cell table:style-name="ce388" table:formula="of:=[.T5]*[.T23]" office:value-type="float" office:value="0" calcext:value-type="float">
            <text:p>0.0000</text:p>
          </table:table-cell>
          <table:table-cell table:style-name="ce388" table:formula="of:=[.U5]*[.U23]" office:value-type="float" office:value="0" calcext:value-type="float">
            <text:p>0.0000</text:p>
          </table:table-cell>
          <table:table-cell table:style-name="ce388" table:formula="of:=[.V5]*[.V23]" office:value-type="float" office:value="0" calcext:value-type="float">
            <text:p>0.0000</text:p>
          </table:table-cell>
          <table:table-cell table:style-name="ce388" table:formula="of:=[.W5]*[.W23]" office:value-type="float" office:value="0" calcext:value-type="float">
            <text:p>0.0000</text:p>
          </table:table-cell>
          <table:table-cell table:style-name="ce388" table:formula="of:=[.X5]*[.X23]" office:value-type="float" office:value="0" calcext:value-type="float">
            <text:p>0.0000</text:p>
          </table:table-cell>
          <table:table-cell table:style-name="ce358"/>
          <table:table-cell table:style-name="ce388" table:formula="of:=[.Z5]*[.Z23]" office:value-type="float" office:value="0" calcext:value-type="float">
            <text:p>0.0000</text:p>
          </table:table-cell>
          <table:table-cell table:style-name="ce388" table:formula="of:=[.AA5]*[.AA23]" office:value-type="float" office:value="0" calcext:value-type="float">
            <text:p>0.0000</text:p>
          </table:table-cell>
          <table:table-cell table:style-name="ce388" table:formula="of:=[.AB5]*[.AB23]" office:value-type="float" office:value="0" calcext:value-type="float">
            <text:p>0.0000</text:p>
          </table:table-cell>
          <table:table-cell table:style-name="ce388" table:formula="of:=[.AC5]*[.AC23]" office:value-type="float" office:value="0" calcext:value-type="float">
            <text:p>0.0000</text:p>
          </table:table-cell>
          <table:table-cell table:style-name="ce388" table:formula="of:=[.AD5]*[.AD23]" office:value-type="float" office:value="0" calcext:value-type="float">
            <text:p>0.0000</text:p>
          </table:table-cell>
          <table:table-cell table:formula="of:=SUM([.AG23:.BC23])" office:value-type="float" office:value="5" calcext:value-type="float">
            <text:p>5</text:p>
          </table:table-cell>
          <table:table-cell table:number-columns-repeated="3"/>
          <table:table-cell table:style-name="ce425" table:number-columns-repeated="923"/>
          <table:table-cell table:number-columns-repeated="32"/>
        </table:table-row>
        <table:table-row table:style-name="ro4">
          <table:table-cell table:style-name="ce301"/>
          <table:table-cell table:style-name="ce314" table:number-columns-repeated="5"/>
          <table:table-cell table:style-name="ce311"/>
          <table:table-cell table:style-name="ce349" table:formula="of:=(EXP([.H15])/(EXP([.H15])+EXP([.N15])+EXP([.T15])+EXP([.Z15])))" office:value-type="float" office:value="0.999999997900841" calcext:value-type="float">
            <text:p>1.0000</text:p>
          </table:table-cell>
          <table:table-cell table:style-name="ce349" table:formula="of:=(EXP([.I15])/(EXP([.I15])+EXP([.O15])+EXP([.U15])+EXP([.AA15])))" office:value-type="float" office:value="1" calcext:value-type="float">
            <text:p>1.0000</text:p>
          </table:table-cell>
          <table:table-cell table:style-name="ce349" table:formula="of:=(EXP([.J15])/(EXP([.J15])+EXP([.P15])+EXP([.V15])+EXP([.AB15])))" office:value-type="float" office:value="0.000000000102618796306487" calcext:value-type="float">
            <text:p>0.0000</text:p>
          </table:table-cell>
          <table:table-cell table:style-name="ce349" table:formula="of:=(EXP([.K15])/(EXP([.K15])+EXP([.Q15])+EXP([.W15])+EXP([.AC15])))" office:value-type="float" office:value="7.28129017832164E-033" calcext:value-type="float">
            <text:p>0.0000</text:p>
          </table:table-cell>
          <table:table-cell table:style-name="ce349" table:formula="of:=(EXP([.L15])/(EXP([.L15])+EXP([.R15])+EXP([.X15])+EXP([.AD15])))" office:value-type="float" office:value="0.999999999994796" calcext:value-type="float">
            <text:p>1.0000</text:p>
          </table:table-cell>
          <table:table-cell table:style-name="ce311"/>
          <table:table-cell table:style-name="ce365" table:formula="of:=(EXP([.N15])/(EXP([.N15])+EXP([.T15])+EXP([.Z15])+EXP([.H15])))" office:value-type="float" office:value="0.00000000206115361811187" calcext:value-type="float">
            <text:p>0.0000</text:p>
          </table:table-cell>
          <table:table-cell table:style-name="ce365" table:formula="of:=(EXP([.O15])/(EXP([.O15])+EXP([.U15])+EXP([.AA15])+EXP([.I15])))" office:value-type="float" office:value="5.38018616002114E-032" calcext:value-type="float">
            <text:p>0.0000</text:p>
          </table:table-cell>
          <table:table-cell table:style-name="ce365" table:formula="of:=(EXP([.P15])/(EXP([.P15])+EXP([.V15])+EXP([.AB15])+EXP([.J15])))" office:value-type="float" office:value="0.999999999897368" calcext:value-type="float">
            <text:p>1.0000</text:p>
          </table:table-cell>
          <table:table-cell table:style-name="ce365" table:formula="of:=(EXP([.Q15])/(EXP([.Q15])+EXP([.W15])+EXP([.AC15])+EXP([.K15])))" office:value-type="float" office:value="1" calcext:value-type="float">
            <text:p>1.0000</text:p>
          </table:table-cell>
          <table:table-cell table:style-name="ce365" table:formula="of:=(EXP([.R15])/(EXP([.R15])+EXP([.X15])+EXP([.AD15])+EXP([.L15])))" office:value-type="float" office:value="0.00000000000510908902803674" calcext:value-type="float">
            <text:p>0.0000</text:p>
          </table:table-cell>
          <table:table-cell table:style-name="ce371"/>
          <table:table-cell table:style-name="ce374" table:formula="of:=(EXP([.T15])/(EXP([.T15])+EXP([.Z15])+EXP([.H15])+EXP([.N15])))" office:value-type="float" office:value="0.0000000000377513453635449" calcext:value-type="float">
            <text:p>0.0000</text:p>
          </table:table-cell>
          <table:table-cell table:style-name="ce374" table:formula="of:=(EXP([.U15])/(EXP([.U15])+EXP([.AA15])+EXP([.I15])+EXP([.O15])))" office:value-type="float" office:value="9.85415468611126E-034" calcext:value-type="float">
            <text:p>0.0000</text:p>
          </table:table-cell>
          <table:table-cell table:style-name="ce374" table:formula="of:=(EXP([.V15])/(EXP([.V15])+EXP([.AB15])+EXP([.J15])+EXP([.P15])))" office:value-type="float" office:value="0.0000000000000126641655477944" calcext:value-type="float">
            <text:p>0.0000</text:p>
          </table:table-cell>
          <table:table-cell table:style-name="ce374" table:formula="of:=(EXP([.W15])/(EXP([.W15])+EXP([.AC15])+EXP([.K15])+EXP([.Q15])))" office:value-type="float" office:value="2.44260073774053E-036" calcext:value-type="float">
            <text:p>0.0000</text:p>
          </table:table-cell>
          <table:table-cell table:style-name="ce374" table:formula="of:=(EXP([.X15])/(EXP([.X15])+EXP([.AD15])+EXP([.L15])+EXP([.R15])))" office:value-type="float" office:value="0.0000000000000935762296879148" calcext:value-type="float">
            <text:p>0.0000</text:p>
          </table:table-cell>
          <table:table-cell table:style-name="ce371"/>
          <table:table-cell table:style-name="ce377" table:formula="of:=(EXP([.Z15])/(EXP([.Z15])+EXP([.H15])+EXP([.N15])+EXP([.T15])))" office:value-type="float" office:value="0.000000000000254366564203736" calcext:value-type="float">
            <text:p>0.0000</text:p>
          </table:table-cell>
          <table:table-cell table:style-name="ce377" table:formula="of:=(EXP([.AA15])/(EXP([.AA15])+EXP([.I15])+EXP([.O15])+EXP([.U15])))" office:value-type="float" office:value="1.80485138784542E-035" calcext:value-type="float">
            <text:p>0.0000</text:p>
          </table:table-cell>
          <table:table-cell table:style-name="ce377" table:formula="of:=(EXP([.AB15])/(EXP([.AB15])+EXP([.J15])+EXP([.P15])+EXP([.V15])))" office:value-type="float" office:value="2.31952283000551E-016" calcext:value-type="float">
            <text:p>0.0000</text:p>
          </table:table-cell>
          <table:table-cell table:style-name="ce377" table:formula="of:=(EXP([.AC15])/(EXP([.AC15])+EXP([.K15])+EXP([.Q15])+EXP([.W15])))" office:value-type="float" office:value="1.64581143108227E-038" calcext:value-type="float">
            <text:p>0.0000</text:p>
          </table:table-cell>
          <table:table-cell table:style-name="ce377" table:formula="of:=(EXP([.AD15])/(EXP([.AD15])+EXP([.L15])+EXP([.R15])+EXP([.X15])))" office:value-type="float" office:value="1.71390843153309E-015" calcext:value-type="float">
            <text:p>0.0000</text:p>
          </table:table-cell>
          <table:table-cell table:style-name="ce305" table:number-columns-repeated="2"/>
          <table:table-cell table:style-name="ce388" table:formula="of:=[.H6]*[.H24]" office:value-type="float" office:value="0.999999997900841" calcext:value-type="float">
            <text:p>1.0000</text:p>
          </table:table-cell>
          <table:table-cell table:style-name="ce388" table:formula="of:=[.I6]*[.I24]" office:value-type="float" office:value="1" calcext:value-type="float">
            <text:p>1.0000</text:p>
          </table:table-cell>
          <table:table-cell table:style-name="ce388" table:formula="of:=[.J6]*[.J24]" office:value-type="float" office:value="0.000000000102618796306487" calcext:value-type="float">
            <text:p>0.0000</text:p>
          </table:table-cell>
          <table:table-cell table:style-name="ce388" table:formula="of:=[.K6]*[.K24]" office:value-type="float" office:value="7.28129017832164E-033" calcext:value-type="float">
            <text:p>0.0000</text:p>
          </table:table-cell>
          <table:table-cell table:style-name="ce388" table:formula="of:=[.L6]*[.L24]" office:value-type="float" office:value="0.999999999994796" calcext:value-type="float">
            <text:p>1.0000</text:p>
          </table:table-cell>
          <table:table-cell table:style-name="ce358"/>
          <table:table-cell table:style-name="ce388" table:formula="of:=[.N6]*[.N24]" office:value-type="float" office:value="0" calcext:value-type="float">
            <text:p>0.0000</text:p>
          </table:table-cell>
          <table:table-cell table:style-name="ce388" table:formula="of:=[.O6]*[.O24]" office:value-type="float" office:value="0" calcext:value-type="float">
            <text:p>0.0000</text:p>
          </table:table-cell>
          <table:table-cell table:style-name="ce388" table:formula="of:=[.P6]*[.P24]" office:value-type="float" office:value="0" calcext:value-type="float">
            <text:p>0.0000</text:p>
          </table:table-cell>
          <table:table-cell table:style-name="ce388" table:formula="of:=[.Q6]*[.Q24]" office:value-type="float" office:value="0" calcext:value-type="float">
            <text:p>0.0000</text:p>
          </table:table-cell>
          <table:table-cell table:style-name="ce388" table:formula="of:=[.R6]*[.R24]" office:value-type="float" office:value="0" calcext:value-type="float">
            <text:p>0.0000</text:p>
          </table:table-cell>
          <table:table-cell table:style-name="ce358"/>
          <table:table-cell table:style-name="ce388" table:formula="of:=[.T6]*[.T24]" office:value-type="float" office:value="0" calcext:value-type="float">
            <text:p>0.0000</text:p>
          </table:table-cell>
          <table:table-cell table:style-name="ce388" table:formula="of:=[.U6]*[.U24]" office:value-type="float" office:value="0" calcext:value-type="float">
            <text:p>0.0000</text:p>
          </table:table-cell>
          <table:table-cell table:style-name="ce388" table:formula="of:=[.V6]*[.V24]" office:value-type="float" office:value="0" calcext:value-type="float">
            <text:p>0.0000</text:p>
          </table:table-cell>
          <table:table-cell table:style-name="ce388" table:formula="of:=[.W6]*[.W24]" office:value-type="float" office:value="0" calcext:value-type="float">
            <text:p>0.0000</text:p>
          </table:table-cell>
          <table:table-cell table:style-name="ce388" table:formula="of:=[.X6]*[.X24]" office:value-type="float" office:value="0" calcext:value-type="float">
            <text:p>0.0000</text:p>
          </table:table-cell>
          <table:table-cell table:style-name="ce358"/>
          <table:table-cell table:style-name="ce388" table:formula="of:=[.Z6]*[.Z24]" office:value-type="float" office:value="0" calcext:value-type="float">
            <text:p>0.0000</text:p>
          </table:table-cell>
          <table:table-cell table:style-name="ce388" table:formula="of:=[.AA6]*[.AA24]" office:value-type="float" office:value="0" calcext:value-type="float">
            <text:p>0.0000</text:p>
          </table:table-cell>
          <table:table-cell table:style-name="ce388" table:formula="of:=[.AB6]*[.AB24]" office:value-type="float" office:value="0" calcext:value-type="float">
            <text:p>0.0000</text:p>
          </table:table-cell>
          <table:table-cell table:style-name="ce388" table:formula="of:=[.AC6]*[.AC24]" office:value-type="float" office:value="0" calcext:value-type="float">
            <text:p>0.0000</text:p>
          </table:table-cell>
          <table:table-cell table:style-name="ce388" table:formula="of:=[.AD6]*[.AD24]" office:value-type="float" office:value="0" calcext:value-type="float">
            <text:p>0.0000</text:p>
          </table:table-cell>
          <table:table-cell table:formula="of:=SUM([.AG24:.BC24])" office:value-type="float" office:value="2.99999999799826" calcext:value-type="float">
            <text:p>2.99999999799826</text:p>
          </table:table-cell>
          <table:table-cell table:number-columns-repeated="958"/>
        </table:table-row>
        <table:table-row table:style-name="ro4">
          <table:table-cell table:style-name="ce303"/>
          <table:table-cell table:style-name="ce314"/>
          <table:table-cell table:style-name="ce299"/>
          <table:table-cell table:style-name="ce314" table:number-columns-repeated="3"/>
          <table:table-cell table:style-name="ce311"/>
          <table:table-cell table:style-name="ce349" table:formula="of:=(EXP([.H16])/(EXP([.H16])+EXP([.N16])+EXP([.T16])+EXP([.Z16])))" office:value-type="float" office:value="1" calcext:value-type="float">
            <text:p>1.0000</text:p>
          </table:table-cell>
          <table:table-cell table:style-name="ce349" table:formula="of:=(EXP([.I16])/(EXP([.I16])+EXP([.O16])+EXP([.U16])+EXP([.AA16])))" office:value-type="float" office:value="1" calcext:value-type="float">
            <text:p>1.0000</text:p>
          </table:table-cell>
          <table:table-cell table:style-name="ce349" table:formula="of:=(EXP([.J16])/(EXP([.J16])+EXP([.P16])+EXP([.V16])+EXP([.AB16])))" office:value-type="float" office:value="1" calcext:value-type="float">
            <text:p>1.0000</text:p>
          </table:table-cell>
          <table:table-cell table:style-name="ce349" table:formula="of:=(EXP([.K16])/(EXP([.K16])+EXP([.Q16])+EXP([.W16])+EXP([.AC16])))" office:value-type="float" office:value="1" calcext:value-type="float">
            <text:p>1.0000</text:p>
          </table:table-cell>
          <table:table-cell table:style-name="ce349" table:formula="of:=(EXP([.L16])/(EXP([.L16])+EXP([.R16])+EXP([.X16])+EXP([.AD16])))" office:value-type="float" office:value="0.999658397356811" calcext:value-type="float">
            <text:p>0.9997</text:p>
          </table:table-cell>
          <table:table-cell table:style-name="ce311"/>
          <table:table-cell table:style-name="ce365" table:formula="of:=(EXP([.N16])/(EXP([.N16])+EXP([.T16])+EXP([.Z16])+EXP([.H16])))" office:value-type="float" office:value="2.6102790696677E-023" calcext:value-type="float">
            <text:p>0.0000</text:p>
          </table:table-cell>
          <table:table-cell table:style-name="ce365" table:formula="of:=(EXP([.O16])/(EXP([.O16])+EXP([.U16])+EXP([.AA16])+EXP([.I16])))" office:value-type="float" office:value="3.53262857220081E-024" calcext:value-type="float">
            <text:p>0.0000</text:p>
          </table:table-cell>
          <table:table-cell table:style-name="ce365" table:formula="of:=(EXP([.P16])/(EXP([.P16])+EXP([.V16])+EXP([.AB16])+EXP([.J16])))" office:value-type="float" office:value="1.2995814250075E-024" calcext:value-type="float">
            <text:p>0.0000</text:p>
          </table:table-cell>
          <table:table-cell table:style-name="ce365" table:formula="of:=(EXP([.Q16])/(EXP([.Q16])+EXP([.W16])+EXP([.AC16])+EXP([.K16])))" office:value-type="float" office:value="4.78089288388547E-025" calcext:value-type="float">
            <text:p>0.0000</text:p>
          </table:table-cell>
          <table:table-cell table:style-name="ce365" table:formula="of:=(EXP([.R16])/(EXP([.R16])+EXP([.X16])+EXP([.AD16])+EXP([.L16])))" office:value-type="float" office:value="0.000335348032982129" calcext:value-type="float">
            <text:p>0.0003</text:p>
          </table:table-cell>
          <table:table-cell table:style-name="ce371"/>
          <table:table-cell table:style-name="ce374" table:formula="of:=(EXP([.T16])/(EXP([.T16])+EXP([.Z16])+EXP([.H16])+EXP([.N16])))" office:value-type="float" office:value="4.78089288388547E-025" calcext:value-type="float">
            <text:p>0.0000</text:p>
          </table:table-cell>
          <table:table-cell table:style-name="ce374" table:formula="of:=(EXP([.U16])/(EXP([.U16])+EXP([.AA16])+EXP([.I16])+EXP([.O16])))" office:value-type="float" office:value="6.47023492564546E-026" calcext:value-type="float">
            <text:p>0.0000</text:p>
          </table:table-cell>
          <table:table-cell table:style-name="ce374" table:formula="of:=(EXP([.V16])/(EXP([.V16])+EXP([.AB16])+EXP([.J16])+EXP([.P16])))" office:value-type="float" office:value="2.3802664086944E-026" calcext:value-type="float">
            <text:p>0.0000</text:p>
          </table:table-cell>
          <table:table-cell table:style-name="ce374" table:formula="of:=(EXP([.W16])/(EXP([.W16])+EXP([.AC16])+EXP([.K16])+EXP([.Q16])))" office:value-type="float" office:value="8.75651076269652E-027" calcext:value-type="float">
            <text:p>0.0000</text:p>
          </table:table-cell>
          <table:table-cell table:style-name="ce374" table:formula="of:=(EXP([.X16])/(EXP([.X16])+EXP([.AD16])+EXP([.L16])+EXP([.R16])))" office:value-type="float" office:value="0.000006142113474148" calcext:value-type="float">
            <text:p>0.0000</text:p>
          </table:table-cell>
          <table:table-cell table:style-name="ce371"/>
          <table:table-cell table:style-name="ce377" table:formula="of:=(EXP([.Z16])/(EXP([.Z16])+EXP([.H16])+EXP([.N16])+EXP([.T16])))" office:value-type="float" office:value="3.22134028599252E-027" calcext:value-type="float">
            <text:p>0.0000</text:p>
          </table:table-cell>
          <table:table-cell table:style-name="ce377" table:formula="of:=(EXP([.AA16])/(EXP([.AA16])+EXP([.I16])+EXP([.O16])+EXP([.U16])))" office:value-type="float" office:value="1.18506486423398E-027" calcext:value-type="float">
            <text:p>0.0000</text:p>
          </table:table-cell>
          <table:table-cell table:style-name="ce377" table:formula="of:=(EXP([.AB16])/(EXP([.AB16])+EXP([.J16])+EXP([.P16])+EXP([.V16])))" office:value-type="float" office:value="4.35961000006308E-028" calcext:value-type="float">
            <text:p>0.0000</text:p>
          </table:table-cell>
          <table:table-cell table:style-name="ce377" table:formula="of:=(EXP([.AC16])/(EXP([.AC16])+EXP([.K16])+EXP([.Q16])+EXP([.W16])))" office:value-type="float" office:value="5.90009054159706E-029" calcext:value-type="float">
            <text:p>0.0000</text:p>
          </table:table-cell>
          <table:table-cell table:style-name="ce377" table:formula="of:=(EXP([.AD16])/(EXP([.AD16])+EXP([.L16])+EXP([.R16])+EXP([.X16])))" office:value-type="float" office:value="0.000000112496732406123" calcext:value-type="float">
            <text:p>0.0000</text:p>
          </table:table-cell>
          <table:table-cell table:style-name="ce379" table:number-columns-repeated="2"/>
          <table:table-cell table:style-name="ce388" table:formula="of:=[.H7]*[.H25]" office:value-type="float" office:value="1" calcext:value-type="float">
            <text:p>1.0000</text:p>
          </table:table-cell>
          <table:table-cell table:style-name="ce388" table:formula="of:=[.I7]*[.I25]" office:value-type="float" office:value="1" calcext:value-type="float">
            <text:p>1.0000</text:p>
          </table:table-cell>
          <table:table-cell table:style-name="ce388" table:formula="of:=[.J7]*[.J25]" office:value-type="float" office:value="1" calcext:value-type="float">
            <text:p>1.0000</text:p>
          </table:table-cell>
          <table:table-cell table:style-name="ce388" table:formula="of:=[.K7]*[.K25]" office:value-type="float" office:value="1" calcext:value-type="float">
            <text:p>1.0000</text:p>
          </table:table-cell>
          <table:table-cell table:style-name="ce388" table:formula="of:=[.L7]*[.L25]" office:value-type="float" office:value="0.999658397356811" calcext:value-type="float">
            <text:p>0.9997</text:p>
          </table:table-cell>
          <table:table-cell table:style-name="ce358"/>
          <table:table-cell table:style-name="ce388" table:formula="of:=[.N7]*[.N25]" office:value-type="float" office:value="0" calcext:value-type="float">
            <text:p>0.0000</text:p>
          </table:table-cell>
          <table:table-cell table:style-name="ce388" table:formula="of:=[.O7]*[.O25]" office:value-type="float" office:value="0" calcext:value-type="float">
            <text:p>0.0000</text:p>
          </table:table-cell>
          <table:table-cell table:style-name="ce388" table:formula="of:=[.P7]*[.P25]" office:value-type="float" office:value="0" calcext:value-type="float">
            <text:p>0.0000</text:p>
          </table:table-cell>
          <table:table-cell table:style-name="ce388" table:formula="of:=[.Q7]*[.Q25]" office:value-type="float" office:value="0" calcext:value-type="float">
            <text:p>0.0000</text:p>
          </table:table-cell>
          <table:table-cell table:style-name="ce388" table:formula="of:=[.R7]*[.R25]" office:value-type="float" office:value="0" calcext:value-type="float">
            <text:p>0.0000</text:p>
          </table:table-cell>
          <table:table-cell table:style-name="ce358"/>
          <table:table-cell table:style-name="ce388" table:formula="of:=[.T7]*[.T25]" office:value-type="float" office:value="0" calcext:value-type="float">
            <text:p>0.0000</text:p>
          </table:table-cell>
          <table:table-cell table:style-name="ce388" table:formula="of:=[.U7]*[.U25]" office:value-type="float" office:value="0" calcext:value-type="float">
            <text:p>0.0000</text:p>
          </table:table-cell>
          <table:table-cell table:style-name="ce388" table:formula="of:=[.V7]*[.V25]" office:value-type="float" office:value="0" calcext:value-type="float">
            <text:p>0.0000</text:p>
          </table:table-cell>
          <table:table-cell table:style-name="ce388" table:formula="of:=[.W7]*[.W25]" office:value-type="float" office:value="0" calcext:value-type="float">
            <text:p>0.0000</text:p>
          </table:table-cell>
          <table:table-cell table:style-name="ce388" table:formula="of:=[.X7]*[.X25]" office:value-type="float" office:value="0" calcext:value-type="float">
            <text:p>0.0000</text:p>
          </table:table-cell>
          <table:table-cell table:style-name="ce358"/>
          <table:table-cell table:style-name="ce388" table:formula="of:=[.Z7]*[.Z25]" office:value-type="float" office:value="0" calcext:value-type="float">
            <text:p>0.0000</text:p>
          </table:table-cell>
          <table:table-cell table:style-name="ce388" table:formula="of:=[.AA7]*[.AA25]" office:value-type="float" office:value="0" calcext:value-type="float">
            <text:p>0.0000</text:p>
          </table:table-cell>
          <table:table-cell table:style-name="ce388" table:formula="of:=[.AB7]*[.AB25]" office:value-type="float" office:value="0" calcext:value-type="float">
            <text:p>0.0000</text:p>
          </table:table-cell>
          <table:table-cell table:style-name="ce388" table:formula="of:=[.AC7]*[.AC25]" office:value-type="float" office:value="0" calcext:value-type="float">
            <text:p>0.0000</text:p>
          </table:table-cell>
          <table:table-cell table:style-name="ce388" table:formula="of:=[.AD7]*[.AD25]" office:value-type="float" office:value="0" calcext:value-type="float">
            <text:p>0.0000</text:p>
          </table:table-cell>
          <table:table-cell table:formula="of:=SUM([.AG25:.BC25])" office:value-type="float" office:value="4.99965839735681" calcext:value-type="float">
            <text:p>4.99965839735681</text:p>
          </table:table-cell>
          <table:table-cell table:number-columns-repeated="3"/>
          <table:table-cell table:style-name="ce425" table:number-columns-repeated="923"/>
          <table:table-cell table:number-columns-repeated="32"/>
        </table:table-row>
        <table:table-row table:style-name="ro4">
          <table:table-cell table:style-name="ce299"/>
          <table:table-cell table:style-name="ce314"/>
          <table:table-cell table:style-name="ce319" office:value-type="string" calcext:value-type="string">
            <text:p>Python input class</text:p>
          </table:table-cell>
          <table:table-cell table:style-name="ce314" table:number-columns-repeated="2"/>
          <table:table-cell table:style-name="ce314" office:value-type="float" office:value="1" calcext:value-type="float">
            <text:p>1</text:p>
          </table:table-cell>
          <table:table-cell table:style-name="ce311"/>
          <table:table-cell table:style-name="ce349" table:formula="of:=(EXP([.H17])/(EXP([.H17])+EXP([.N17])+EXP([.T17])+EXP([.Z17])))" office:value-type="float" office:value="1" calcext:value-type="float">
            <text:p>1.0000</text:p>
          </table:table-cell>
          <table:table-cell table:style-name="ce349" table:formula="of:=(EXP([.I17])/(EXP([.I17])+EXP([.O17])+EXP([.U17])+EXP([.AA17])))" office:value-type="float" office:value="1" calcext:value-type="float">
            <text:p>1.0000</text:p>
          </table:table-cell>
          <table:table-cell table:style-name="ce349" table:formula="of:=(EXP([.J17])/(EXP([.J17])+EXP([.P17])+EXP([.V17])+EXP([.AB17])))" office:value-type="float" office:value="1" calcext:value-type="float">
            <text:p>1.0000</text:p>
          </table:table-cell>
          <table:table-cell table:style-name="ce349" table:formula="of:=(EXP([.K17])/(EXP([.K17])+EXP([.Q17])+EXP([.W17])+EXP([.AC17])))" office:value-type="float" office:value="1" calcext:value-type="float">
            <text:p>1.0000</text:p>
          </table:table-cell>
          <table:table-cell table:style-name="ce349" table:formula="of:=(EXP([.L17])/(EXP([.L17])+EXP([.R17])+EXP([.X17])+EXP([.AD17])))" office:value-type="float" office:value="1" calcext:value-type="float">
            <text:p>1.0000</text:p>
          </table:table-cell>
          <table:table-cell table:style-name="ce311"/>
          <table:table-cell table:style-name="ce365" table:formula="of:=(EXP([.N17])/(EXP([.N17])+EXP([.T17])+EXP([.Z17])+EXP([.H17])))" office:value-type="float" office:value="3.30570062676073E-037" calcext:value-type="float">
            <text:p>0.0000</text:p>
          </table:table-cell>
          <table:table-cell table:style-name="ce365" table:formula="of:=(EXP([.O17])/(EXP([.O17])+EXP([.U17])+EXP([.AA17])+EXP([.I17])))" office:value-type="float" office:value="2.31952283024357E-016" calcext:value-type="float">
            <text:p>0.0000</text:p>
          </table:table-cell>
          <table:table-cell table:style-name="ce365" table:formula="of:=(EXP([.P17])/(EXP([.P17])+EXP([.V17])+EXP([.AB17])+EXP([.J17])))" office:value-type="float" office:value="1.64581143108227E-038" calcext:value-type="float">
            <text:p>0.0000</text:p>
          </table:table-cell>
          <table:table-cell table:style-name="ce365" table:formula="of:=(EXP([.Q17])/(EXP([.Q17])+EXP([.W17])+EXP([.AC17])+EXP([.K17])))" office:value-type="float" office:value="3.13913279204803E-017" calcext:value-type="float">
            <text:p>0.0000</text:p>
          </table:table-cell>
          <table:table-cell table:style-name="ce365" table:formula="of:=(EXP([.R17])/(EXP([.R17])+EXP([.X17])+EXP([.AD17])+EXP([.L17])))" office:value-type="float" office:value="8.19401262399052E-040" calcext:value-type="float">
            <text:p>0.0000</text:p>
          </table:table-cell>
          <table:table-cell table:style-name="ce371"/>
          <table:table-cell table:style-name="ce374" table:formula="of:=(EXP([.T17])/(EXP([.T17])+EXP([.Z17])+EXP([.H17])+EXP([.N17])))" office:value-type="float" office:value="6.05460189540119E-039" calcext:value-type="float">
            <text:p>0.0000</text:p>
          </table:table-cell>
          <table:table-cell table:style-name="ce374" table:formula="of:=(EXP([.U17])/(EXP([.U17])+EXP([.AA17])+EXP([.I17])+EXP([.O17])))" office:value-type="float" office:value="4.24835425529159E-018" calcext:value-type="float">
            <text:p>0.0000</text:p>
          </table:table-cell>
          <table:table-cell table:style-name="ce374" table:formula="of:=(EXP([.V17])/(EXP([.V17])+EXP([.AB17])+EXP([.J17])+EXP([.P17])))" office:value-type="float" office:value="3.01440878506538E-040" calcext:value-type="float">
            <text:p>0.0000</text:p>
          </table:table-cell>
          <table:table-cell table:style-name="ce374" table:formula="of:=(EXP([.W17])/(EXP([.W17])+EXP([.AC17])+EXP([.K17])+EXP([.Q17])))" office:value-type="float" office:value="5.74952226429356E-019" calcext:value-type="float">
            <text:p>0.0000</text:p>
          </table:table-cell>
          <table:table-cell table:style-name="ce374" table:formula="of:=(EXP([.X17])/(EXP([.X17])+EXP([.AD17])+EXP([.L17])+EXP([.R17])))" office:value-type="float" office:value="7.7811322411338E-020" calcext:value-type="float">
            <text:p>0.0000</text:p>
          </table:table-cell>
          <table:table-cell table:style-name="ce371"/>
          <table:table-cell table:style-name="ce377" table:formula="of:=(EXP([.Z17])/(EXP([.Z17])+EXP([.H17])+EXP([.N17])+EXP([.T17])))" office:value-type="float" office:value="5.74952226429356E-019" calcext:value-type="float">
            <text:p>0.0000</text:p>
          </table:table-cell>
          <table:table-cell table:style-name="ce377" table:formula="of:=(EXP([.AA17])/(EXP([.AA17])+EXP([.I17])+EXP([.O17])+EXP([.U17])))" office:value-type="float" office:value="7.7811322411338E-020" calcext:value-type="float">
            <text:p>0.0000</text:p>
          </table:table-cell>
          <table:table-cell table:style-name="ce377" table:formula="of:=(EXP([.AB17])/(EXP([.AB17])+EXP([.J17])+EXP([.P17])+EXP([.V17])))" office:value-type="float" office:value="2.86251858054939E-020" calcext:value-type="float">
            <text:p>0.0000</text:p>
          </table:table-cell>
          <table:table-cell table:style-name="ce377" table:formula="of:=(EXP([.AC17])/(EXP([.AC17])+EXP([.K17])+EXP([.Q17])+EXP([.W17])))" office:value-type="float" office:value="3.87399762868719E-021" calcext:value-type="float">
            <text:p>0.0000</text:p>
          </table:table-cell>
          <table:table-cell table:style-name="ce377" table:formula="of:=(EXP([.AD17])/(EXP([.AD17])+EXP([.L17])+EXP([.R17])+EXP([.X17])))" office:value-type="float" office:value="1.42516408274094E-021" calcext:value-type="float">
            <text:p>0.0000</text:p>
          </table:table-cell>
          <table:table-cell table:style-name="ce305" table:number-columns-repeated="2"/>
          <table:table-cell table:style-name="ce388" table:formula="of:=[.H8]*[.H26]" office:value-type="float" office:value="1" calcext:value-type="float">
            <text:p>1.0000</text:p>
          </table:table-cell>
          <table:table-cell table:style-name="ce388" table:formula="of:=[.I8]*[.I26]" office:value-type="float" office:value="1" calcext:value-type="float">
            <text:p>1.0000</text:p>
          </table:table-cell>
          <table:table-cell table:style-name="ce388" table:formula="of:=[.J8]*[.J26]" office:value-type="float" office:value="1" calcext:value-type="float">
            <text:p>1.0000</text:p>
          </table:table-cell>
          <table:table-cell table:style-name="ce388" table:formula="of:=[.K8]*[.K26]" office:value-type="float" office:value="1" calcext:value-type="float">
            <text:p>1.0000</text:p>
          </table:table-cell>
          <table:table-cell table:style-name="ce388" table:formula="of:=[.L8]*[.L26]" office:value-type="float" office:value="1" calcext:value-type="float">
            <text:p>1.0000</text:p>
          </table:table-cell>
          <table:table-cell table:style-name="ce358"/>
          <table:table-cell table:style-name="ce388" table:formula="of:=[.N8]*[.N26]" office:value-type="float" office:value="0" calcext:value-type="float">
            <text:p>0.0000</text:p>
          </table:table-cell>
          <table:table-cell table:style-name="ce388" table:formula="of:=[.O8]*[.O26]" office:value-type="float" office:value="0" calcext:value-type="float">
            <text:p>0.0000</text:p>
          </table:table-cell>
          <table:table-cell table:style-name="ce388" table:formula="of:=[.P8]*[.P26]" office:value-type="float" office:value="0" calcext:value-type="float">
            <text:p>0.0000</text:p>
          </table:table-cell>
          <table:table-cell table:style-name="ce388" table:formula="of:=[.Q8]*[.Q26]" office:value-type="float" office:value="0" calcext:value-type="float">
            <text:p>0.0000</text:p>
          </table:table-cell>
          <table:table-cell table:style-name="ce388" table:formula="of:=[.R8]*[.R26]" office:value-type="float" office:value="0" calcext:value-type="float">
            <text:p>0.0000</text:p>
          </table:table-cell>
          <table:table-cell table:style-name="ce358"/>
          <table:table-cell table:style-name="ce388" table:formula="of:=[.T8]*[.T26]" office:value-type="float" office:value="0" calcext:value-type="float">
            <text:p>0.0000</text:p>
          </table:table-cell>
          <table:table-cell table:style-name="ce388" table:formula="of:=[.U8]*[.U26]" office:value-type="float" office:value="0" calcext:value-type="float">
            <text:p>0.0000</text:p>
          </table:table-cell>
          <table:table-cell table:style-name="ce388" table:formula="of:=[.V8]*[.V26]" office:value-type="float" office:value="0" calcext:value-type="float">
            <text:p>0.0000</text:p>
          </table:table-cell>
          <table:table-cell table:style-name="ce388" table:formula="of:=[.W8]*[.W26]" office:value-type="float" office:value="0" calcext:value-type="float">
            <text:p>0.0000</text:p>
          </table:table-cell>
          <table:table-cell table:style-name="ce388" table:formula="of:=[.X8]*[.X26]" office:value-type="float" office:value="0" calcext:value-type="float">
            <text:p>0.0000</text:p>
          </table:table-cell>
          <table:table-cell table:style-name="ce358"/>
          <table:table-cell table:style-name="ce388" table:formula="of:=[.Z8]*[.Z26]" office:value-type="float" office:value="0" calcext:value-type="float">
            <text:p>0.0000</text:p>
          </table:table-cell>
          <table:table-cell table:style-name="ce388" table:formula="of:=[.AA8]*[.AA26]" office:value-type="float" office:value="0" calcext:value-type="float">
            <text:p>0.0000</text:p>
          </table:table-cell>
          <table:table-cell table:style-name="ce388" table:formula="of:=[.AB8]*[.AB26]" office:value-type="float" office:value="0" calcext:value-type="float">
            <text:p>0.0000</text:p>
          </table:table-cell>
          <table:table-cell table:style-name="ce388" table:formula="of:=[.AC8]*[.AC26]" office:value-type="float" office:value="0" calcext:value-type="float">
            <text:p>0.0000</text:p>
          </table:table-cell>
          <table:table-cell table:style-name="ce388" table:formula="of:=[.AD8]*[.AD26]" office:value-type="float" office:value="0" calcext:value-type="float">
            <text:p>0.0000</text:p>
          </table:table-cell>
          <table:table-cell table:formula="of:=SUM([.AG26:.BC26])" office:value-type="float" office:value="5" calcext:value-type="float">
            <text:p>5</text:p>
          </table:table-cell>
          <table:table-cell table:number-columns-repeated="958"/>
        </table:table-row>
        <table:table-row table:style-name="ro5">
          <table:table-cell table:style-name="ce299" table:number-columns-repeated="2"/>
          <table:table-cell table:style-name="ce320" office:value-type="string" calcext:value-type="string">
            <text:p>import torch</text:p>
          </table:table-cell>
          <table:table-cell table:style-name="ce332" table:number-columns-repeated="2"/>
          <table:table-cell table:style-name="ce340"/>
          <table:table-cell table:style-name="ce299"/>
          <table:table-cell table:style-name="ce350" table:formula="of:=&quot;[[&quot;&amp;[.H22]&amp;&quot;, &quot;&amp;[.I22]&amp;&quot;, &quot;&amp;[.J22]&amp;&quot;, &quot;&amp;[.K22]&amp;&quot;, &quot;&amp;[.L22]&amp;&quot;],[&quot;&amp;[.H23]&amp;&quot;, &quot;&amp;[.I23]&amp;&quot;, &quot;&amp;[.J23]&amp;&quot;, &quot;&amp;[.K23]&amp;&quot;, &quot;&amp;[.L23]&amp;&quot;], [&quot;&amp;[.H24]&amp;&quot;, &quot;&amp;[.I24]&amp;&quot;, &quot;&amp;[.J24]&amp;&quot;, &quot;&amp;[.K24]&amp;&quot;, &quot;&amp;[.L24]&amp;&quot;], [&quot;&amp;[.H25]&amp;&quot;, &quot;&amp;[.I25]&amp;&quot;, &quot;&amp;[.J25]&amp;&quot;, &quot;&amp;[.K25]&amp;&quot;, &quot;&amp;[.L25]&amp;&quot;], [&quot;&amp;[.H26]&amp;&quot;,&quot;&amp;[.I26]&amp;&quot;, &quot;&amp;[.J26]&amp;&quot;, &quot;&amp;[.K26]&amp;&quot;,&quot;&amp;[.L26]&amp;&quot;]]&quot;" office:value-type="string" office:string-value="[[1, 0.999658397356811, 1, 0.99995429065456, 1],[1, 1, 1, 1, 1], [0.999999997900841, 1, 0.000000000102618796306487, 7.28129017832164E-033, 0.999999999994796], [1, 1, 1, 1, 0.999658397356811], [1,1, 1, 1,1]]" calcext:value-type="string">
            <text:p>[[1, 0.999658397356811, 1, 0.99995429065456, 1],[1, 1, 1, 1, 1], [0.999999997900841, 1, 0.000000000102618796306487, 7.28129017832164E-033, 0.999999999994796], [1, 1, 1, 1, 0.999658397356811], [1,1, 1, 1,1]]</text:p>
          </table:table-cell>
          <table:table-cell table:style-name="ce299" table:number-columns-repeated="5"/>
          <table:table-cell table:style-name="ce366" table:formula="of:=&quot;[[&quot;&amp;[.N22]&amp;&quot;, &quot;&amp;[.O22]&amp;&quot;, &quot;&amp;[.P22]&amp;&quot;, &quot;&amp;[.Q22]&amp;&quot;, &quot;&amp;[.R22]&amp;&quot;],[&quot;&amp;[.N23]&amp;&quot;, &quot;&amp;[.O23]&amp;&quot;, &quot;&amp;[.P23]&amp;&quot;, &quot;&amp;[.Q23]&amp;&quot;, &quot;&amp;[.R23]&amp;&quot;], [&quot;&amp;[.N24]&amp;&quot;, &quot;&amp;[.O24]&amp;&quot;, &quot;&amp;[.P24]&amp;&quot;, &quot;&amp;[.Q24]&amp;&quot;, &quot;&amp;[.R24]&amp;&quot;], [&quot;&amp;[.N25]&amp;&quot;, &quot;&amp;[.O25]&amp;&quot;, &quot;&amp;[.P25]&amp;&quot;, &quot;&amp;[.Q25]&amp;&quot;, &quot;&amp;[.R25]&amp;&quot;], [&quot;&amp;[.N26]&amp;&quot;,&quot;&amp;[.O26]&amp;&quot;, &quot;&amp;[.P26]&amp;&quot;, &quot;&amp;[.Q26]&amp;&quot;,&quot;&amp;[.R26]&amp;&quot;]]&quot;" office:value-type="string" office:string-value="[[4.78089288388547E-025, 0.000335348032982129, 8.75651076269652E-027, 0.0000453978545614124, 1.18506486423398E-027],[3.13913279204803E-017, 8.19401262399052E-040, 5.74952226429356E-019, 1.10893901931214E-040, 7.7811322411338E-020], [0.00000000206115361811187, 5.38018616002114E-032, 0.999999999897368, 1, 0.00000000000510908902803674], [2.6102790696677E-023, 3.53262857220081E-024, 1.2995814250075E-024, 4.78089288388547E-025, 0.000335348032982129], [3.30570062676073E-037,2.31952283024357E-016, 1.64581143108227E-038, 3.13913279204803E-017,8.19401262399052E-040]]" calcext:value-type="string">
            <text:p>[[4.78089288388547E-025, 0.000335348032982129, 8.75651076269652E-027, 0.0000453978545614124, 1.18506486423398E-027],[3.13913279204803E-017, 8.19401262399052E-040, 5.74952226429356E-019, 1.10893901931214E-040, 7.7811322411338E-020], [0.00000000206115361811187, 5.38018616002114E-032, 0.999999999897368, 1, 0.00000000000510908902803674], [2.6102790696677E-023, 3.53262857220081E-024, 1.2995814250075E-024, 4.78089288388547E-025, 0.000335348032982129], [3.30570062676073E-037,2.31952283024357E-016, 1.64581143108227E-038, 3.13913279204803E-017,8.19401262399052E-040]]</text:p>
          </table:table-cell>
          <table:table-cell table:style-name="ce367"/>
          <table:table-cell table:style-name="ce299" table:number-columns-repeated="4"/>
          <table:table-cell table:style-name="ce366" table:formula="of:=&quot;[[&quot;&amp;[.T22]&amp;&quot;, &quot;&amp;[.U22]&amp;&quot;, &quot;&amp;[.V22]&amp;&quot;, &quot;&amp;[.W22]&amp;&quot;, &quot;&amp;[.X22]&amp;&quot;],[&quot;&amp;[.T23]&amp;&quot;, &quot;&amp;[.U23]&amp;&quot;, &quot;&amp;[.V23]&amp;&quot;, &quot;&amp;[.W23]&amp;&quot;, &quot;&amp;[.X23]&amp;&quot;], [&quot;&amp;[.T24]&amp;&quot;, &quot;&amp;[.U24]&amp;&quot;, &quot;&amp;[.V24]&amp;&quot;, &quot;&amp;[.W24]&amp;&quot;, &quot;&amp;[.X24]&amp;&quot;], [&quot;&amp;[.T25]&amp;&quot;, &quot;&amp;[.U25]&amp;&quot;, &quot;&amp;[.V25]&amp;&quot;, &quot;&amp;[.W25]&amp;&quot;, &quot;&amp;[.X25]&amp;&quot;], [&quot;&amp;[.T26]&amp;&quot;,&quot;&amp;[.U26]&amp;&quot;, &quot;&amp;[.V26]&amp;&quot;, &quot;&amp;[.W26]&amp;&quot;,&quot;&amp;[.X26]&amp;&quot;]]&quot;" office:value-type="string" office:string-value="[[3.22134028599252E-027, 0.000006142113474148, 1.60381089054864E-028, 0.000000305888337906987, 2.17052201130364E-029],[5.74952226429356E-019, 7.7811322411338E-020, 1.05306173575538E-020, 3.87399762868719E-021, 1.42516408274094E-021], [0.0000000000377513453635449, 9.85415468611126E-034, 0.0000000000000126641655477944, 2.44260073774053E-036, 0.0000000000000935762296879148], [4.78089288388547E-025, 6.47023492564546E-026, 2.3802664086944E-026, 8.75651076269652E-027, 0.000006142113474148], [6.05460189540119E-039,4.24835425529159E-018, 3.01440878506538E-040, 5.74952226429356E-019,7.7811322411338E-020]]" calcext:value-type="string">
            <text:p>[[3.22134028599252E-027, 0.000006142113474148, 1.60381089054864E-028, 0.000000305888337906987, 2.17052201130364E-029],[5.74952226429356E-019, 7.7811322411338E-020, 1.05306173575538E-020, 3.87399762868719E-021, 1.42516408274094E-021], [0.0000000000377513453635449, 9.85415468611126E-034, 0.0000000000000126641655477944, 2.44260073774053E-036, 0.0000000000000935762296879148], [4.78089288388547E-025, 6.47023492564546E-026, 2.3802664086944E-026, 8.75651076269652E-027, 0.000006142113474148], [6.05460189540119E-039,4.24835425529159E-018, 3.01440878506538E-040, 5.74952226429356E-019,7.7811322411338E-020]]</text:p>
          </table:table-cell>
          <table:table-cell table:style-name="ce299" table:number-columns-repeated="5"/>
          <table:table-cell table:style-name="ce366" table:formula="of:=&quot;[[&quot;&amp;[.Z22]&amp;&quot;, &quot;&amp;[.AA22]&amp;&quot;, &quot;&amp;[.AB22]&amp;&quot;, &quot;&amp;[.AC22]&amp;&quot;, &quot;&amp;[.AD22]&amp;&quot;],[&quot;&amp;[.Z23]&amp;&quot;, &quot;&amp;[.AA23]&amp;&quot;, &quot;&amp;[.AB23]&amp;&quot;, &quot;&amp;[.AC23]&amp;&quot;, &quot;&amp;[.AD23]&amp;&quot;], [&quot;&amp;[.Z24]&amp;&quot;, &quot;&amp;[.AA24]&amp;&quot;, &quot;&amp;[.AB24]&amp;&quot;, &quot;&amp;[.AC24]&amp;&quot;, &quot;&amp;[.AD24]&amp;&quot;], [&quot;&amp;[.Z25]&amp;&quot;, &quot;&amp;[.AA25]&amp;&quot;, &quot;&amp;[.AB25]&amp;&quot;, &quot;&amp;[.AC25]&amp;&quot;, &quot;&amp;[.AD25]&amp;&quot;], [&quot;&amp;[.Z26]&amp;&quot;,&quot;&amp;[.AA26]&amp;&quot;, &quot;&amp;[.AB26]&amp;&quot;, &quot;&amp;[.AC26]&amp;&quot;,&quot;&amp;[.AD26]&amp;&quot;]]&quot;" office:value-type="string" office:string-value="[[5.90009054159706E-029, 0.000000112496732406123, 2.9374821117108E-030, 0.00000000560254033737948, 3.97544973590865E-031],[3.87399762868719E-021, 1.42516408274094E-021, 1.92874984796392E-022, 7.09547416228471E-023, 2.6102790696677E-023], [0.000000000000254366564203736, 1.80485138784542E-035, 2.31952283000551E-016, 1.64581143108227E-038, 1.71390843153309E-015], [3.22134028599252E-027, 1.18506486423398E-027, 4.35961000006308E-028, 5.90009054159706E-029, 0.000000112496732406123], [5.74952226429356E-019,7.7811322411338E-020, 2.86251858054939E-020, 3.87399762868719E-021,1.42516408274094E-021]]" calcext:value-type="string">
            <text:p>[[5.90009054159706E-029, 0.000000112496732406123, 2.9374821117108E-030, 0.00000000560254033737948, 3.97544973590865E-031],[3.87399762868719E-021, 1.42516408274094E-021, 1.92874984796392E-022, 7.09547416228471E-023, 2.6102790696677E-023], [0.000000000000254366564203736, 1.80485138784542E-035, 2.31952283000551E-016, 1.64581143108227E-038, 1.71390843153309E-015], [3.22134028599252E-027, 1.18506486423398E-027, 4.35961000006308E-028, 5.90009054159706E-029, 0.000000112496732406123], [5.74952226429356E-019,7.7811322411338E-020, 2.86251858054939E-020, 3.87399762868719E-021,1.42516408274094E-021]]</text:p>
          </table:table-cell>
          <table:table-cell table:style-name="ce299" table:number-columns-repeated="4"/>
          <table:table-cell table:style-name="ce305" table:number-columns-repeated="2"/>
          <table:table-cell table:style-name="ce389" table:number-columns-repeated="23"/>
          <table:table-cell table:style-name="ce305" table:formula="of:=SUM([.BD22:.BD26])" office:value-type="float" office:value="22.9992710833664" calcext:value-type="float">
            <text:p>22.9992710833664</text:p>
          </table:table-cell>
          <table:table-cell table:style-name="ce414" office:value-type="string" calcext:value-type="string">
            <text:p>Iou</text:p>
          </table:table-cell>
          <table:table-cell table:style-name="ce416" table:formula="of:=[.BD27]/([.BD27]+[.AH30]+[.AM30]+[.AS30]+[.AY30]+[.AI29]+[.AN29]+[.AT29]+[.AZ29])" office:value-type="float" office:value="0.851778871562528" calcext:value-type="float">
            <text:p>0.851778871562528</text:p>
          </table:table-cell>
          <table:table-cell table:style-name="ce414" office:value-type="string" calcext:value-type="string">
            <text:p>Micro</text:p>
          </table:table-cell>
          <table:table-cell table:number-columns-repeated="955"/>
        </table:table-row>
        <table:table-row table:style-name="ro4">
          <table:table-cell table:style-name="ce304"/>
          <table:table-cell table:style-name="ce315" office:value-type="string" calcext:value-type="string">
            <text:p>Y</text:p>
          </table:table-cell>
          <table:table-cell table:style-name="ce321" table:formula="of:=&quot;y=torch.tensor([[&quot;&amp;[.H9]&amp;&quot;,&quot;&amp;[.N9]&amp;&quot;,&quot;&amp;[.T9]&amp;&quot;,&quot;&amp;[.Z9]&amp;&quot;]],dtype=torch.float64).cuda()&quot;" office:value-type="string" office:string-value="y=torch.tensor([[[[1, 1, 1, 1, 1],[1, 1, 1, 1, 1], [1, 1, 1, 1, 1], [1, 1, 1, 1, 1], [1,1, 1, 1,1]],[[0, 0, 0, 0, 0],[0, 0, 0, 0, 0], [0, 0, 0, 0, 0], [0, 0, 0, 0, 0], [0,0, 0, 0,0]],[[0, 0, 0, 0, 0],[0, 0, 0, 0, 0], [0, 0, 0, 0, 0], [0, 0, 0, 0, 0], [0,0, 0, 0,0]],[[0, 0, 0, 0, 0],[0, 0, 0, 0, 0], [0, 0, 0, 0, 0], [0, 0, 0, 0, 0], [0,0, 0, 0,0]]]],dtype=torch.float64).cuda()" calcext:value-type="string" table:number-columns-spanned="4" table:number-rows-spanned="1">
            <text:p>y=torch.tensor([[[[1, 1, 1, 1, 1],[1, 1, 1, 1, 1], [1, 1, 1, 1, 1], [1, 1, 1, 1, 1], [1,1, 1, 1,1]],[[0, 0, 0, 0, 0],[0, 0, 0, 0, 0], [0, 0, 0, 0, 0], [0, 0, 0, 0, 0], [0,0, 0, 0,0]],[[0, 0, 0, 0, 0],[0, 0, 0, 0, 0], [0, 0, 0, 0, 0], [0, 0, 0, 0, 0], [0,0, 0, 0,0]],[[0, 0, 0, 0, 0],[0, 0, 0, 0, 0], [0, 0, 0, 0, 0], [0, 0, 0, 0, 0], [0,0, 0, 0,0]]]],dtype=torch.float64).cuda()</text:p>
          </table:table-cell>
          <table:covered-table-cell table:number-columns-repeated="2" table:style-name="ce333"/>
          <table:covered-table-cell table:style-name="ce341"/>
          <table:table-cell table:style-name="ce299"/>
          <table:table-cell table:style-name="ce299" office:value-type="float" office:value="1" calcext:value-type="float">
            <text:p>1</text:p>
          </table:table-cell>
          <table:table-cell table:style-name="ce299" office:value-type="float" office:value="2" calcext:value-type="float">
            <text:p>2</text:p>
          </table:table-cell>
          <table:table-cell table:style-name="ce299" office:value-type="float" office:value="3" calcext:value-type="float">
            <text:p>3</text:p>
          </table:table-cell>
          <table:table-cell table:style-name="ce299" office:value-type="float" office:value="4" calcext:value-type="float">
            <text:p>4</text:p>
          </table:table-cell>
          <table:table-cell table:style-name="ce299" office:value-type="float" office:value="5" calcext:value-type="float">
            <text:p>5</text:p>
          </table:table-cell>
          <table:table-cell table:style-name="ce299" office:value-type="float" office:value="6" calcext:value-type="float">
            <text:p>6</text:p>
          </table:table-cell>
          <table:table-cell table:style-name="ce299" office:value-type="float" office:value="7" calcext:value-type="float">
            <text:p>7</text:p>
          </table:table-cell>
          <table:table-cell table:style-name="ce299" office:value-type="float" office:value="8" calcext:value-type="float">
            <text:p>8</text:p>
          </table:table-cell>
          <table:table-cell table:style-name="ce299" office:value-type="float" office:value="9" calcext:value-type="float">
            <text:p>9</text:p>
          </table:table-cell>
          <table:table-cell table:style-name="ce299" office:value-type="float" office:value="10" calcext:value-type="float">
            <text:p>10</text:p>
          </table:table-cell>
          <table:table-cell table:style-name="ce299" office:value-type="float" office:value="11" calcext:value-type="float">
            <text:p>11</text:p>
          </table:table-cell>
          <table:table-cell table:style-name="ce299" office:value-type="float" office:value="12" calcext:value-type="float">
            <text:p>12</text:p>
          </table:table-cell>
          <table:table-cell table:style-name="ce299" office:value-type="float" office:value="13" calcext:value-type="float">
            <text:p>13</text:p>
          </table:table-cell>
          <table:table-cell table:style-name="ce299" office:value-type="float" office:value="14" calcext:value-type="float">
            <text:p>14</text:p>
          </table:table-cell>
          <table:table-cell table:style-name="ce299" office:value-type="float" office:value="15" calcext:value-type="float">
            <text:p>15</text:p>
          </table:table-cell>
          <table:table-cell table:style-name="ce299" office:value-type="float" office:value="16" calcext:value-type="float">
            <text:p>16</text:p>
          </table:table-cell>
          <table:table-cell table:style-name="ce299" office:value-type="float" office:value="17" calcext:value-type="float">
            <text:p>17</text:p>
          </table:table-cell>
          <table:table-cell table:style-name="ce299" office:value-type="float" office:value="18" calcext:value-type="float">
            <text:p>18</text:p>
          </table:table-cell>
          <table:table-cell table:style-name="ce299" office:value-type="float" office:value="19" calcext:value-type="float">
            <text:p>19</text:p>
          </table:table-cell>
          <table:table-cell table:style-name="ce299" office:value-type="float" office:value="20" calcext:value-type="float">
            <text:p>20</text:p>
          </table:table-cell>
          <table:table-cell table:style-name="ce299" office:value-type="float" office:value="21" calcext:value-type="float">
            <text:p>21</text:p>
          </table:table-cell>
          <table:table-cell table:style-name="ce299" office:value-type="float" office:value="22" calcext:value-type="float">
            <text:p>22</text:p>
          </table:table-cell>
          <table:table-cell table:style-name="ce299" office:value-type="float" office:value="23" calcext:value-type="float">
            <text:p>23</text:p>
          </table:table-cell>
          <table:table-cell table:style-name="ce305" table:number-columns-repeated="2"/>
          <table:table-cell table:style-name="ce389" table:formula="of:=SUM([.AG22:.AK26])" office:value-type="float" office:value="22.9992710833664" calcext:value-type="float">
            <text:p>22.9993</text:p>
          </table:table-cell>
          <table:table-cell table:style-name="ce391" office:value-type="string" calcext:value-type="string">
            <text:p>Actually</text:p>
            <text:p>positive (1)</text:p>
          </table:table-cell>
          <table:table-cell table:style-name="ce391" office:value-type="string" calcext:value-type="string">
            <text:p>Actually</text:p>
            <text:p>negative (1)</text:p>
          </table:table-cell>
          <table:table-cell table:style-name="ce389" table:number-columns-repeated="3"/>
          <table:table-cell table:style-name="ce389" table:formula="of:=SUM([.AM22:.AQ26])" office:value-type="float" office:value="0" calcext:value-type="float">
            <text:p>0.0000</text:p>
          </table:table-cell>
          <table:table-cell table:style-name="ce389" table:number-columns-repeated="5"/>
          <table:table-cell table:style-name="ce389" table:formula="of:=SUM([.AS22:.AW26])" office:value-type="float" office:value="0" calcext:value-type="float">
            <text:p>0.0000</text:p>
          </table:table-cell>
          <table:table-cell table:style-name="ce389" table:number-columns-repeated="5"/>
          <table:table-cell table:style-name="ce389" table:formula="of:=SUM([.AY22:.BC26])" office:value-type="float" office:value="0" calcext:value-type="float">
            <text:p>0.0000</text:p>
          </table:table-cell>
          <table:table-cell table:style-name="ce389" table:number-columns-repeated="4"/>
          <table:table-cell table:style-name="ce305"/>
          <table:table-cell table:style-name="ce414" office:value-type="string" calcext:value-type="string">
            <text:p>Acc</text:p>
          </table:table-cell>
          <table:table-cell table:style-name="ce416" table:formula="of:=([.AH29]+[.AM29]+[.AS29]+[.AY29]+[.AZ30]+[.AT30]+[.AN30]+[.AI30])/([.AH29]+[.AM29]+[.AS29]+[.AY29]+[.AZ30]+[.AT30]+[.AN30]+[.AI30]+[.AH30]+[.AM30]+[.AS30]+[.AY30]+[.AZ29]+[.AT29]+[.AN29]+[.AI29])" office:value-type="float" office:value="0.959978134853682" calcext:value-type="float">
            <text:p>0.959978134853682</text:p>
          </table:table-cell>
          <table:table-cell table:style-name="ce414" office:value-type="string" calcext:value-type="string">
            <text:p>Micro</text:p>
          </table:table-cell>
          <table:table-cell/>
          <table:table-cell table:style-name="ce392" table:formula="of:=[.AH29]+[.AM29]+[.AS29]+[.AY29]" office:value-type="float" office:value="22.9992710833664" calcext:value-type="float">
            <text:p>22.9993</text:p>
          </table:table-cell>
          <table:table-cell table:style-name="ce396" table:formula="of:=[.AI29]+[.AN29]+[.AT29]+[.AZ29]" office:value-type="float" office:value="2.00145759799829" calcext:value-type="float">
            <text:p>2.0015</text:p>
          </table:table-cell>
          <table:table-cell table:number-columns-repeated="952"/>
        </table:table-row>
        <table:table-row table:style-name="ro4">
          <table:table-cell table:style-name="ce304"/>
          <table:table-cell table:style-name="ce315" office:value-type="string" calcext:value-type="string">
            <text:p>Y_hat_score</text:p>
          </table:table-cell>
          <table:table-cell table:style-name="ce322" table:formula="of:=&quot;y_hat_score=torch.tensor([[&quot;&amp;[.H18]&amp;&quot;,&quot;&amp;[.N18]&amp;&quot;,&quot;&amp;[.T18]&amp;&quot;,&quot;&amp;[.Z18]&amp;&quot;]],dtype=torch.float64).cuda()&quot;" office:value-type="string" office:string-value="y_hat_score=torch.tensor([[[[26, 2, 28, 3, 29],[17, 43, 19, 44, 20], [8, 34, -9, -35, 11], [49, 25, 50, 26, 2], [40,16, 41, 17,43]],[[-30, -6, -32, -7, -33],[-21, -47, -23, -48, -24], [-12, -38, 14, 39, -15], [-3, -29, -5, -30, -6], [-44,-20, -46, -21,-47]],[[-35, -10, -36, -12, -37],[-25, -1, -27, -3, -28], [-16, -42, -18, -43, -19], [-7, -33, -9, -34, -10], [-48,-24, -50, -25,-1]],[[-39, -14, -40, -16, -41],[-30, -5, -31, -7, -32], [-21, -46, -22, -48, -23], [-12, -37, -13, -39, -14], [-2,-28, -4, -30,-5]]]],dtype=torch.float64).cuda()" calcext:value-type="string" table:number-columns-spanned="4" table:number-rows-spanned="1">
            <text:p>y_hat_score=torch.tensor([[[[26, 2, 28, 3, 29],[17, 43, 19, 44, 20], [8, 34, -9, -35, 11], [49, 25, 50, 26, 2], [40,16, 41, 17,43]],[[-30, -6, -32, -7, -33],[-21, -47, -23, -48, -24], [-12, -38, 14, 39, -15], [-3, -29, -5, -30, -6], [-44,-20, -46, -21,-47]],[[-35, -10, -36, -12, -37],[-25, -1, -27, -3, -28], [-16, -42, -18, -43, -19], [-7, -33, -9, -34, -10], [-48,-24, -50, -25,-1]],[[-39, -14, -40, -16, -41],[-30, -5, -31, -7, -32], [-21, -46, -22, -48, -23], [-12, -37, -13, -39, -14], [-2,-28, -4, -30,-5]]]],dtype=torch.float64).cuda()</text:p>
          </table:table-cell>
          <table:covered-table-cell table:number-columns-repeated="2" table:style-name="ce333"/>
          <table:covered-table-cell table:style-name="ce341"/>
          <table:table-cell table:style-name="ce299"/>
          <table:table-cell table:style-name="ce299" office:value-type="float" office:value="24" calcext:value-type="float">
            <text:p>24</text:p>
          </table:table-cell>
          <table:table-cell table:style-name="ce299" office:value-type="float" office:value="25" calcext:value-type="float">
            <text:p>25</text:p>
          </table:table-cell>
          <table:table-cell table:style-name="ce299" office:value-type="float" office:value="26" calcext:value-type="float">
            <text:p>26</text:p>
          </table:table-cell>
          <table:table-cell table:style-name="ce299" office:value-type="float" office:value="27" calcext:value-type="float">
            <text:p>27</text:p>
          </table:table-cell>
          <table:table-cell table:style-name="ce299" office:value-type="float" office:value="28" calcext:value-type="float">
            <text:p>28</text:p>
          </table:table-cell>
          <table:table-cell table:style-name="ce299" office:value-type="float" office:value="29" calcext:value-type="float">
            <text:p>29</text:p>
          </table:table-cell>
          <table:table-cell table:style-name="ce299" office:value-type="float" office:value="30" calcext:value-type="float">
            <text:p>30</text:p>
          </table:table-cell>
          <table:table-cell table:style-name="ce299" office:value-type="float" office:value="31" calcext:value-type="float">
            <text:p>31</text:p>
          </table:table-cell>
          <table:table-cell table:style-name="ce299" office:value-type="float" office:value="32" calcext:value-type="float">
            <text:p>32</text:p>
          </table:table-cell>
          <table:table-cell table:style-name="ce299" office:value-type="float" office:value="33" calcext:value-type="float">
            <text:p>33</text:p>
          </table:table-cell>
          <table:table-cell table:style-name="ce299" office:value-type="float" office:value="34" calcext:value-type="float">
            <text:p>34</text:p>
          </table:table-cell>
          <table:table-cell table:style-name="ce299" office:value-type="float" office:value="35" calcext:value-type="float">
            <text:p>35</text:p>
          </table:table-cell>
          <table:table-cell table:style-name="ce299" office:value-type="float" office:value="36" calcext:value-type="float">
            <text:p>36</text:p>
          </table:table-cell>
          <table:table-cell table:style-name="ce299" office:value-type="float" office:value="37" calcext:value-type="float">
            <text:p>37</text:p>
          </table:table-cell>
          <table:table-cell table:style-name="ce299" office:value-type="float" office:value="38" calcext:value-type="float">
            <text:p>38</text:p>
          </table:table-cell>
          <table:table-cell table:style-name="ce299" office:value-type="float" office:value="39" calcext:value-type="float">
            <text:p>39</text:p>
          </table:table-cell>
          <table:table-cell table:style-name="ce299" office:value-type="float" office:value="40" calcext:value-type="float">
            <text:p>40</text:p>
          </table:table-cell>
          <table:table-cell table:style-name="ce299" office:value-type="float" office:value="41" calcext:value-type="float">
            <text:p>41</text:p>
          </table:table-cell>
          <table:table-cell table:style-name="ce299" office:value-type="float" office:value="42" calcext:value-type="float">
            <text:p>42</text:p>
          </table:table-cell>
          <table:table-cell table:style-name="ce299" office:value-type="float" office:value="43" calcext:value-type="float">
            <text:p>43</text:p>
          </table:table-cell>
          <table:table-cell table:style-name="ce299" office:value-type="float" office:value="44" calcext:value-type="float">
            <text:p>44</text:p>
          </table:table-cell>
          <table:table-cell table:style-name="ce299" office:value-type="float" office:value="45" calcext:value-type="float">
            <text:p>45</text:p>
          </table:table-cell>
          <table:table-cell table:style-name="ce299" office:value-type="float" office:value="46" calcext:value-type="float">
            <text:p>46</text:p>
          </table:table-cell>
          <table:table-cell table:style-name="ce305"/>
          <table:table-cell table:style-name="ce327"/>
          <table:table-cell table:style-name="ce390" office:value-type="string" calcext:value-type="string">
            <text:p>Predicted </text:p>
            <text:p>positive (1)</text:p>
          </table:table-cell>
          <table:table-cell table:style-name="ce392" table:formula="of:=SUM([.AG22:.AK26])" office:value-type="float" office:value="22.9992710833664" calcext:value-type="float">
            <text:p>22.9993</text:p>
          </table:table-cell>
          <table:table-cell table:style-name="ce396" table:formula="of:=SUM([.AG45:.AK49])" office:value-type="float" office:value="0.000728681364723338" calcext:value-type="float">
            <text:p>0.0007</text:p>
          </table:table-cell>
          <table:table-cell table:style-name="ce389" table:number-columns-repeated="3"/>
          <table:table-cell table:style-name="ce392" table:formula="of:=SUM([.AM22:.AQ26])" office:value-type="float" office:value="0" calcext:value-type="float">
            <text:p>0.0000</text:p>
          </table:table-cell>
          <table:table-cell table:style-name="ce396" table:formula="of:=SUM([.AM45:.AQ49])" office:value-type="float" office:value="2.00071609588416" calcext:value-type="float">
            <text:p>2.0007</text:p>
          </table:table-cell>
          <table:table-cell table:style-name="ce389" table:number-columns-repeated="4"/>
          <table:table-cell table:style-name="ce392" table:formula="of:=SUM([.AS22:.AW26])" office:value-type="float" office:value="0" calcext:value-type="float">
            <text:p>0.0000</text:p>
          </table:table-cell>
          <table:table-cell table:style-name="ce396" table:formula="of:=SUM([.AS45:.AW49])" office:value-type="float" office:value="0.0000125901531437943" calcext:value-type="float">
            <text:p>0.0000</text:p>
          </table:table-cell>
          <table:table-cell table:style-name="ce389" table:number-columns-repeated="4"/>
          <table:table-cell table:style-name="ce392" table:formula="of:=SUM([.AY22:.BC26])" office:value-type="float" office:value="0" calcext:value-type="float">
            <text:p>0.0000</text:p>
          </table:table-cell>
          <table:table-cell table:style-name="ce396" table:formula="of:=SUM([.AY45:.BC49])" office:value-type="float" office:value="0.000000230596261462743" calcext:value-type="float">
            <text:p>0.0000</text:p>
          </table:table-cell>
          <table:table-cell table:style-name="ce389" table:number-columns-repeated="3"/>
          <table:table-cell/>
          <table:table-cell table:style-name="ce414" office:value-type="string" calcext:value-type="string">
            <text:p>PixAcc</text:p>
          </table:table-cell>
          <table:table-cell table:style-name="ce416" table:formula="of:=([.AH29]+[.AM29]+[.AS29]+[.AY29])/([.AH29]+[.AM29]+[.AS29]+[.AY29]+[.AH30]+[.AM30]+[.AS30]+[.AY30])" office:value-type="float" office:value="0.919970843334657" calcext:value-type="float">
            <text:p>0.919970843334657</text:p>
          </table:table-cell>
          <table:table-cell table:style-name="ce414" office:value-type="string" calcext:value-type="string">
            <text:p>Micro</text:p>
          </table:table-cell>
          <table:table-cell/>
          <table:table-cell table:style-name="ce393" table:formula="of:=[.AH30]+[.AM30]+[.AS30]+[.AY30]" office:value-type="float" office:value="2.00072891663356" calcext:value-type="float">
            <text:p>2.0007</text:p>
          </table:table-cell>
          <table:table-cell table:style-name="ce397" table:formula="of:=[.AI30]+[.AN30]+[.AT30]+[.AZ30]" office:value-type="float" office:value="72.9985424020017" calcext:value-type="float">
            <text:p>72.9985</text:p>
          </table:table-cell>
          <table:table-cell table:number-columns-repeated="952"/>
        </table:table-row>
        <table:table-row table:style-name="ro4">
          <table:table-cell table:style-name="ce304"/>
          <table:table-cell table:style-name="ce315" office:value-type="string" calcext:value-type="string">
            <text:p>Y_hat soft</text:p>
          </table:table-cell>
          <table:table-cell table:style-name="ce322" table:formula="of:=&quot;y_hat_soft=torch.tensor([[&quot;&amp;[.H27]&amp;&quot;,&quot;&amp;[.N27]&amp;&quot;,&quot;&amp;[.T27]&amp;&quot;,&quot;&amp;[.Z27]&amp;&quot;]],dtype=torch.float64).cuda()&quot;" office:value-type="string" office:string-value="y_hat_soft=torch.tensor([[[[1, 0.999658397356811, 1, 0.99995429065456, 1],[1, 1, 1, 1, 1], [0.999999997900841, 1, 0.000000000102618796306487, 7.28129017832164E-033, 0.999999999994796], [1, 1, 1, 1, 0.999658397356811], [1,1, 1, 1,1]],[[4.78089288388547E-025, 0.000335348032982129, 8.75651076269652E-027, 0.0000453978545614124, 1.18506486423398E-027],[3.13913279204803E-017, 8.19401262399052E-040, 5.74952226429356E-019, 1.10893901931214E-040, 7.7811322411338E-020], [0.00000000206115361811187, 5.38018616002114E-032, 0.999999999897368, 1, 0.00000000000510908902803674], [2.6102790696677E-023, 3.53262857220081E-024, 1.2995814250075E-024, 4.78089288388547E-025, 0.000335348032982129], [3.30570062676073E-037,2.31952283024357E-016, 1.64581143108227E-038, 3.13913279204803E-017,8.19401262399052E-040]],[[3.22134028599252E-027, 0.000006142113474148, 1.60381089054864E-028, 0.000000305888337906987, 2.17052201130364E-029],[5.74952226429356E-019, 7.7811322411338E-020, 1.05306173575538E-020, 3.87399762868719E-021, 1.42516408274094E-021], [0.0000000000377513453635449, 9.85415468611126E-034, 0.0000000000000126641655477944, 2.44260073774053E-036, 0.0000000000000935762296879148], [4.78089288388547E-025, 6.47023492564546E-026, 2.3802664086944E-026, 8.75651076269652E-027, 0.000006142113474148], [6.05460189540119E-039,4.24835425529159E-018, 3.01440878506538E-040, 5.74952226429356E-019,7.7811322411338E-020]],[[5.90009054159706E-029, 0.000000112496732406123, 2.9374821117108E-030, 0.00000000560254033737948, 3.97544973590865E-031],[3.87399762868719E-021, 1.42516408274094E-021, 1.92874984796392E-022, 7.09547416228471E-023, 2.6102790696677E-023], [0.000000000000254366564203736, 1.80485138784542E-035, 2.31952283000551E-016, 1.64581143108227E-038, 1.71390843153309E-015], [3.22134028599252E-027, 1.18506486423398E-027, 4.35961000006308E-028, 5.90009054159706E-029, 0.000000112496732406123], [5.74952226429356E-019,7.7811322411338E-020, 2.86251858054939E-020, 3.87399762868719E-021,1.42516408274094E-021]]]],dtype=torch.float64).cuda()" calcext:value-type="string" table:number-columns-spanned="4" table:number-rows-spanned="1">
            <text:p>y_hat_soft=torch.tensor([[[[1, 0.999658397356811, 1, 0.99995429065456, 1],[1, 1, 1, 1, 1], [0.999999997900841, 1, 0.000000000102618796306487, 7.28129017832164E-033, 0.999999999994796], [1, 1, 1, 1, 0.999658397356811], [1,1, 1, 1,1]],[[4.78089288388547E-025, 0.000335348032982129, 8.75651076269652E-027, 0.0000453978545614124, 1.18506486423398E-027],[3.13913279204803E-017, 8.19401262399052E-040, 5.74952226429356E-019, 1.10893901931214E-040, 7.7811322411338E-020], [0.00000000206115361811187, 5.38018616002114E-032, 0.999999999897368, 1, 0.00000000000510908902803674], [2.6102790696677E-023, 3.53262857220081E-024, 1.2995814250075E-024, 4.78089288388547E-025, 0.000335348032982129], [3.30570062676073E-037,2.31952283024357E-016, 1.64581143108227E-038, 3.13913279204803E-017,8.19401262399052E-040]],[[3.22134028599252E-027, 0.000006142113474148, 1.60381089054864E-028, 0.000000305888337906987, 2.17052201130364E-029],[5.74952226429356E-019, 7.7811322411338E-020, 1.05306173575538E-020, 3.87399762868719E-021, 1.42516408274094E-021], [0.0000000000377513453635449, 9.85415468611126E-034, 0.0000000000000126641655477944, 2.44260073774053E-036, 0.0000000000000935762296879148], [4.78089288388547E-025, 6.47023492564546E-026, 2.3802664086944E-026, 8.75651076269652E-027, 0.000006142113474148], [6.05460189540119E-039,4.24835425529159E-018, 3.01440878506538E-040, 5.74952226429356E-019,7.7811322411338E-020]],[[5.90009054159706E-029, 0.000000112496732406123, 2.9374821117108E-030, 0.00000000560254033737948, 3.97544973590865E-031],[3.87399762868719E-021, 1.42516408274094E-021, 1.92874984796392E-022, 7.09547416228471E-023, 2.6102790696677E-023], [0.000000000000254366564203736, 1.80485138784542E-035, 2.31952283000551E-016, 1.64581143108227E-038, 1.71390843153309E-015], [3.22134028599252E-027, 1.18506486423398E-027, 4.35961000006308E-028, 5.90009054159706E-029, 0.000000112496732406123], [5.74952226429356E-019,7.7811322411338E-020, 2.86251858054939E-020, 3.87399762868719E-021,1.42516408274094E-021]]]],dtype=torch.float64).cuda()</text:p>
          </table:table-cell>
          <table:covered-table-cell table:number-columns-repeated="2" table:style-name="ce333"/>
          <table:covered-table-cell table:style-name="ce341"/>
          <table:table-cell table:style-name="ce299"/>
          <table:table-cell table:style-name="ce299" office:value-type="float" office:value="47" calcext:value-type="float">
            <text:p>47</text:p>
          </table:table-cell>
          <table:table-cell table:style-name="ce299" office:value-type="float" office:value="48" calcext:value-type="float">
            <text:p>48</text:p>
          </table:table-cell>
          <table:table-cell table:style-name="ce299" office:value-type="float" office:value="49" calcext:value-type="float">
            <text:p>49</text:p>
          </table:table-cell>
          <table:table-cell table:style-name="ce299" office:value-type="float" office:value="50" calcext:value-type="float">
            <text:p>50</text:p>
          </table:table-cell>
          <table:table-cell table:style-name="ce299" office:value-type="float" office:value="51" calcext:value-type="float">
            <text:p>51</text:p>
          </table:table-cell>
          <table:table-cell table:style-name="ce299" office:value-type="float" office:value="52" calcext:value-type="float">
            <text:p>52</text:p>
          </table:table-cell>
          <table:table-cell table:style-name="ce299" office:value-type="float" office:value="53" calcext:value-type="float">
            <text:p>53</text:p>
          </table:table-cell>
          <table:table-cell table:style-name="ce299" office:value-type="float" office:value="54" calcext:value-type="float">
            <text:p>54</text:p>
          </table:table-cell>
          <table:table-cell table:style-name="ce299" office:value-type="float" office:value="55" calcext:value-type="float">
            <text:p>55</text:p>
          </table:table-cell>
          <table:table-cell table:style-name="ce299" office:value-type="float" office:value="56" calcext:value-type="float">
            <text:p>56</text:p>
          </table:table-cell>
          <table:table-cell table:style-name="ce299" office:value-type="float" office:value="57" calcext:value-type="float">
            <text:p>57</text:p>
          </table:table-cell>
          <table:table-cell table:style-name="ce299" office:value-type="float" office:value="58" calcext:value-type="float">
            <text:p>58</text:p>
          </table:table-cell>
          <table:table-cell table:style-name="ce299" office:value-type="float" office:value="59" calcext:value-type="float">
            <text:p>59</text:p>
          </table:table-cell>
          <table:table-cell table:style-name="ce299" office:value-type="float" office:value="60" calcext:value-type="float">
            <text:p>60</text:p>
          </table:table-cell>
          <table:table-cell table:style-name="ce299" office:value-type="float" office:value="61" calcext:value-type="float">
            <text:p>61</text:p>
          </table:table-cell>
          <table:table-cell table:style-name="ce299" office:value-type="float" office:value="62" calcext:value-type="float">
            <text:p>62</text:p>
          </table:table-cell>
          <table:table-cell table:style-name="ce299" office:value-type="float" office:value="63" calcext:value-type="float">
            <text:p>63</text:p>
          </table:table-cell>
          <table:table-cell table:style-name="ce299" office:value-type="float" office:value="64" calcext:value-type="float">
            <text:p>64</text:p>
          </table:table-cell>
          <table:table-cell table:style-name="ce299" office:value-type="float" office:value="65" calcext:value-type="float">
            <text:p>65</text:p>
          </table:table-cell>
          <table:table-cell table:style-name="ce299" office:value-type="float" office:value="66" calcext:value-type="float">
            <text:p>66</text:p>
          </table:table-cell>
          <table:table-cell table:style-name="ce299" office:value-type="float" office:value="67" calcext:value-type="float">
            <text:p>67</text:p>
          </table:table-cell>
          <table:table-cell table:style-name="ce299" office:value-type="float" office:value="68" calcext:value-type="float">
            <text:p>68</text:p>
          </table:table-cell>
          <table:table-cell table:style-name="ce299" office:value-type="float" office:value="69" calcext:value-type="float">
            <text:p>69</text:p>
          </table:table-cell>
          <table:table-cell table:style-name="ce305"/>
          <table:table-cell table:style-name="ce327"/>
          <table:table-cell table:style-name="ce390" office:value-type="string" calcext:value-type="string">
            <text:p>Predicted </text:p>
            <text:p>negative (0)</text:p>
          </table:table-cell>
          <table:table-cell table:style-name="ce393" table:formula="of:=SUM([.AG4:.AK8])" office:value-type="float" office:value="2.00072891663356" calcext:value-type="float">
            <text:p>2.0007</text:p>
          </table:table-cell>
          <table:table-cell table:style-name="ce397" table:formula="of:=25-[.AH29]-[.AI29]-[.AH30]" office:value-type="float" office:value="-0.000728681364722483" calcext:value-type="float">
            <text:p>-0.0007</text:p>
          </table:table-cell>
          <table:table-cell table:style-name="ce389" table:number-columns-repeated="3"/>
          <table:table-cell table:style-name="ce393" table:formula="of:=SUM([.AM4:.AQ8])" office:value-type="float" office:value="0" calcext:value-type="float">
            <text:p>0.0000</text:p>
          </table:table-cell>
          <table:table-cell table:style-name="ce397" table:formula="of:=25-[.AM29]-[.AN29]-[.AM30]" office:value-type="float" office:value="22.9992839041158" calcext:value-type="float">
            <text:p>22.9993</text:p>
          </table:table-cell>
          <table:table-cell table:style-name="ce389" table:number-columns-repeated="4"/>
          <table:table-cell table:style-name="ce393" table:formula="of:=SUM([.AS4:.AW8])" office:value-type="float" office:value="0" calcext:value-type="float">
            <text:p>0.0000</text:p>
          </table:table-cell>
          <table:table-cell table:style-name="ce397" table:formula="of:=25-[.AS29]-[.AT29]-[.AS30]" office:value-type="float" office:value="24.9999874098469" calcext:value-type="float">
            <text:p>25.0000</text:p>
          </table:table-cell>
          <table:table-cell table:style-name="ce389" table:number-columns-repeated="4"/>
          <table:table-cell table:style-name="ce393" table:formula="of:=SUM([.AY4:.BC8])" office:value-type="float" office:value="0" calcext:value-type="float">
            <text:p>0.0000</text:p>
          </table:table-cell>
          <table:table-cell table:style-name="ce397" table:formula="of:=25-[.AY29]-[.AZ29]-[.AY30]" office:value-type="float" office:value="24.9999997694037" calcext:value-type="float">
            <text:p>25.0000</text:p>
          </table:table-cell>
          <table:table-cell table:style-name="ce389" table:number-columns-repeated="3"/>
          <table:table-cell table:style-name="ce305" table:number-columns-repeated="5"/>
          <table:table-cell table:number-columns-repeated="954"/>
        </table:table-row>
        <table:table-row table:style-name="ro3">
          <table:table-cell table:style-name="ce305" table:number-columns-repeated="2"/>
          <table:table-cell table:style-name="ce323" office:value-type="string" calcext:value-type="string">
            <text:p>class Input():</text:p>
          </table:table-cell>
          <table:table-cell table:style-name="ce334" table:number-columns-repeated="2"/>
          <table:table-cell table:style-name="ce342"/>
          <table:table-cell/>
          <table:table-cell table:style-name="ce299" office:value-type="float" office:value="70" calcext:value-type="float">
            <text:p>70</text:p>
          </table:table-cell>
          <table:table-cell table:style-name="ce299" office:value-type="float" office:value="71" calcext:value-type="float">
            <text:p>71</text:p>
          </table:table-cell>
          <table:table-cell table:style-name="ce299" office:value-type="float" office:value="72" calcext:value-type="float">
            <text:p>72</text:p>
          </table:table-cell>
          <table:table-cell table:style-name="ce299" office:value-type="float" office:value="73" calcext:value-type="float">
            <text:p>73</text:p>
          </table:table-cell>
          <table:table-cell table:style-name="ce299" office:value-type="float" office:value="74" calcext:value-type="float">
            <text:p>74</text:p>
          </table:table-cell>
          <table:table-cell table:style-name="ce299" office:value-type="float" office:value="75" calcext:value-type="float">
            <text:p>75</text:p>
          </table:table-cell>
          <table:table-cell table:style-name="ce299" office:value-type="float" office:value="76" calcext:value-type="float">
            <text:p>76</text:p>
          </table:table-cell>
          <table:table-cell table:style-name="ce299" office:value-type="float" office:value="77" calcext:value-type="float">
            <text:p>77</text:p>
          </table:table-cell>
          <table:table-cell table:style-name="ce299" office:value-type="float" office:value="78" calcext:value-type="float">
            <text:p>78</text:p>
          </table:table-cell>
          <table:table-cell table:style-name="ce299" office:value-type="float" office:value="79" calcext:value-type="float">
            <text:p>79</text:p>
          </table:table-cell>
          <table:table-cell table:style-name="ce299" office:value-type="float" office:value="80" calcext:value-type="float">
            <text:p>80</text:p>
          </table:table-cell>
          <table:table-cell table:style-name="ce299" office:value-type="float" office:value="81" calcext:value-type="float">
            <text:p>81</text:p>
          </table:table-cell>
          <table:table-cell table:style-name="ce299" office:value-type="float" office:value="82" calcext:value-type="float">
            <text:p>82</text:p>
          </table:table-cell>
          <table:table-cell table:style-name="ce299" office:value-type="float" office:value="83" calcext:value-type="float">
            <text:p>83</text:p>
          </table:table-cell>
          <table:table-cell table:style-name="ce299" office:value-type="float" office:value="84" calcext:value-type="float">
            <text:p>84</text:p>
          </table:table-cell>
          <table:table-cell table:style-name="ce299" office:value-type="float" office:value="85" calcext:value-type="float">
            <text:p>85</text:p>
          </table:table-cell>
          <table:table-cell table:style-name="ce299" office:value-type="float" office:value="86" calcext:value-type="float">
            <text:p>86</text:p>
          </table:table-cell>
          <table:table-cell table:style-name="ce299" office:value-type="float" office:value="87" calcext:value-type="float">
            <text:p>87</text:p>
          </table:table-cell>
          <table:table-cell table:style-name="ce299" office:value-type="float" office:value="88" calcext:value-type="float">
            <text:p>88</text:p>
          </table:table-cell>
          <table:table-cell table:style-name="ce299" office:value-type="float" office:value="89" calcext:value-type="float">
            <text:p>89</text:p>
          </table:table-cell>
          <table:table-cell table:style-name="ce299" office:value-type="float" office:value="90" calcext:value-type="float">
            <text:p>90</text:p>
          </table:table-cell>
          <table:table-cell table:style-name="ce299" office:value-type="float" office:value="91" calcext:value-type="float">
            <text:p>91</text:p>
          </table:table-cell>
          <table:table-cell table:style-name="ce299" office:value-type="float" office:value="92" calcext:value-type="float">
            <text:p>92</text:p>
          </table:table-cell>
          <table:table-cell table:style-name="ce305" table:number-columns-repeated="2"/>
          <table:table-cell table:style-name="ce389" table:number-columns-repeated="23"/>
          <table:table-cell table:style-name="ce305" table:number-columns-repeated="5"/>
          <table:table-cell table:number-columns-repeated="954"/>
        </table:table-row>
        <table:table-row table:style-name="ro3">
          <table:table-cell table:style-name="ce305" table:number-columns-repeated="2"/>
          <table:table-cell table:style-name="ce324" office:value-type="string" calcext:value-type="string">
            <text:p><text:s text:c="4"/>def __init__(self) -&gt; None:</text:p>
          </table:table-cell>
          <table:table-cell table:style-name="ce334" table:number-columns-repeated="2"/>
          <table:table-cell table:style-name="ce342"/>
          <table:table-cell/>
          <table:table-cell table:style-name="ce299" office:value-type="float" office:value="93" calcext:value-type="float">
            <text:p>93</text:p>
          </table:table-cell>
          <table:table-cell table:style-name="ce299" office:value-type="float" office:value="94" calcext:value-type="float">
            <text:p>94</text:p>
          </table:table-cell>
          <table:table-cell table:style-name="ce299" office:value-type="float" office:value="95" calcext:value-type="float">
            <text:p>95</text:p>
          </table:table-cell>
          <table:table-cell table:style-name="ce299" office:value-type="float" office:value="96" calcext:value-type="float">
            <text:p>96</text:p>
          </table:table-cell>
          <table:table-cell table:style-name="ce299" office:value-type="float" office:value="97" calcext:value-type="float">
            <text:p>97</text:p>
          </table:table-cell>
          <table:table-cell table:style-name="ce299" office:value-type="float" office:value="98" calcext:value-type="float">
            <text:p>98</text:p>
          </table:table-cell>
          <table:table-cell table:style-name="ce299" office:value-type="float" office:value="99" calcext:value-type="float">
            <text:p>99</text:p>
          </table:table-cell>
          <table:table-cell table:style-name="ce299" office:value-type="float" office:value="100" calcext:value-type="float">
            <text:p>100</text:p>
          </table:table-cell>
          <table:table-cell table:style-name="ce299" office:value-type="float" office:value="101" calcext:value-type="float">
            <text:p>101</text:p>
          </table:table-cell>
          <table:table-cell table:style-name="ce299" office:value-type="float" office:value="102" calcext:value-type="float">
            <text:p>102</text:p>
          </table:table-cell>
          <table:table-cell table:style-name="ce299" office:value-type="float" office:value="103" calcext:value-type="float">
            <text:p>103</text:p>
          </table:table-cell>
          <table:table-cell table:style-name="ce299" office:value-type="float" office:value="104" calcext:value-type="float">
            <text:p>104</text:p>
          </table:table-cell>
          <table:table-cell table:style-name="ce299" office:value-type="float" office:value="105" calcext:value-type="float">
            <text:p>105</text:p>
          </table:table-cell>
          <table:table-cell table:style-name="ce299" office:value-type="float" office:value="106" calcext:value-type="float">
            <text:p>106</text:p>
          </table:table-cell>
          <table:table-cell table:style-name="ce299" office:value-type="float" office:value="107" calcext:value-type="float">
            <text:p>107</text:p>
          </table:table-cell>
          <table:table-cell table:style-name="ce299" office:value-type="float" office:value="108" calcext:value-type="float">
            <text:p>108</text:p>
          </table:table-cell>
          <table:table-cell table:style-name="ce299" office:value-type="float" office:value="109" calcext:value-type="float">
            <text:p>109</text:p>
          </table:table-cell>
          <table:table-cell table:style-name="ce299" office:value-type="float" office:value="110" calcext:value-type="float">
            <text:p>110</text:p>
          </table:table-cell>
          <table:table-cell table:style-name="ce299" office:value-type="float" office:value="111" calcext:value-type="float">
            <text:p>111</text:p>
          </table:table-cell>
          <table:table-cell table:style-name="ce299" office:value-type="float" office:value="112" calcext:value-type="float">
            <text:p>112</text:p>
          </table:table-cell>
          <table:table-cell table:style-name="ce299" office:value-type="float" office:value="113" calcext:value-type="float">
            <text:p>113</text:p>
          </table:table-cell>
          <table:table-cell table:style-name="ce299" office:value-type="float" office:value="114" calcext:value-type="float">
            <text:p>114</text:p>
          </table:table-cell>
          <table:table-cell table:style-name="ce299" office:value-type="float" office:value="115" calcext:value-type="float">
            <text:p>115</text:p>
          </table:table-cell>
          <table:table-cell table:style-name="ce305" table:number-columns-repeated="2"/>
          <table:table-cell table:style-name="ce327"/>
          <table:table-cell table:style-name="ce368" office:value-type="string" calcext:value-type="string">
            <text:p>Iou</text:p>
          </table:table-cell>
          <table:table-cell table:style-name="ce398" table:formula="of:=[.AH29]/([.AH29]+[.AI29]+[.AH30])" office:value-type="float" office:value="0.919944029491822" calcext:value-type="float">
            <text:p>0.9199</text:p>
          </table:table-cell>
          <table:table-cell table:style-name="ce405" office:value-type="string" calcext:value-type="string">
            <text:p>TP / TP + FN + FP</text:p>
          </table:table-cell>
          <table:table-cell table:style-name="ce406"/>
          <table:table-cell table:style-name="ce409"/>
          <table:table-cell table:style-name="ce368" office:value-type="string" calcext:value-type="string">
            <text:p>Iou</text:p>
          </table:table-cell>
          <table:table-cell table:style-name="ce398" table:formula="of:=[.AM29]/([.AM29]+[.AN29]+[.AM30])" office:value-type="float" office:value="0" calcext:value-type="float">
            <text:p>0.0000</text:p>
          </table:table-cell>
          <table:table-cell table:style-name="ce405" office:value-type="string" calcext:value-type="string">
            <text:p>TP / TP + FN + FP</text:p>
          </table:table-cell>
          <table:table-cell table:style-name="ce406"/>
          <table:table-cell table:style-name="ce409"/>
          <table:table-cell table:style-name="ce389"/>
          <table:table-cell table:style-name="ce368" office:value-type="string" calcext:value-type="string">
            <text:p>Iou</text:p>
          </table:table-cell>
          <table:table-cell table:style-name="ce398" table:formula="of:=[.AS29]/([.AS29]+[.AT29]+[.AS30])" office:value-type="float" office:value="0" calcext:value-type="float">
            <text:p>0.0000</text:p>
          </table:table-cell>
          <table:table-cell table:style-name="ce405" office:value-type="string" calcext:value-type="string">
            <text:p>TP / TP + FN + FP</text:p>
          </table:table-cell>
          <table:table-cell table:style-name="ce406"/>
          <table:table-cell table:style-name="ce409"/>
          <table:table-cell table:style-name="ce389"/>
          <table:table-cell table:style-name="ce368" office:value-type="string" calcext:value-type="string">
            <text:p>Iou</text:p>
          </table:table-cell>
          <table:table-cell table:style-name="ce398" table:formula="of:=[.AY29]/([.AY29]+[.AZ29]+[.AY30])" office:value-type="float" office:value="0" calcext:value-type="float">
            <text:p>0.0000</text:p>
          </table:table-cell>
          <table:table-cell table:style-name="ce405" office:value-type="string" calcext:value-type="string">
            <text:p>TP / TP + FN + FP</text:p>
          </table:table-cell>
          <table:table-cell table:style-name="ce411"/>
          <table:table-cell table:style-name="ce412"/>
          <table:table-cell table:style-name="ce327"/>
          <table:table-cell table:style-name="ce369" office:value-type="string" calcext:value-type="string">
            <text:p>IouAvg</text:p>
          </table:table-cell>
          <table:table-cell table:style-name="ce417" table:formula="of:=([.AI32]+[.AN32]+[.AT32]+[.AZ32])/4" office:value-type="float" office:value="0.229986007372956" calcext:value-type="float">
            <text:p>0.2300</text:p>
          </table:table-cell>
          <table:table-cell table:style-name="ce414" office:value-type="string" calcext:value-type="string">
            <text:p>Macro</text:p>
          </table:table-cell>
          <table:table-cell table:style-name="ce305"/>
          <table:table-cell table:number-columns-repeated="954"/>
        </table:table-row>
        <table:table-row table:style-name="ro3">
          <table:table-cell table:style-name="ce305" table:number-columns-repeated="2"/>
          <table:table-cell table:style-name="ce324" office:value-type="string" calcext:value-type="string">
            <text:p><text:s text:c="8"/>self.y=y</text:p>
          </table:table-cell>
          <table:table-cell table:style-name="ce334" table:number-columns-repeated="2"/>
          <table:table-cell table:style-name="ce342"/>
          <table:table-cell table:style-name="ce305" table:number-columns-repeated="26"/>
          <table:table-cell table:style-name="ce389"/>
          <table:table-cell table:style-name="ce394" office:value-type="string" calcext:value-type="string">
            <text:p>Accuracy</text:p>
          </table:table-cell>
          <table:table-cell table:style-name="ce399" table:formula="of:=([.AH29]+[.AI30])/([.AH29]+[.AI29]+[.AH30]+[.AI30])" office:value-type="float" office:value="0.919941696080068" calcext:value-type="float">
            <text:p>0.9199</text:p>
          </table:table-cell>
          <table:table-cell table:style-name="ce405" office:value-type="string" calcext:value-type="string">
            <text:p>TP + TN / TP + FN + FP + TN</text:p>
          </table:table-cell>
          <table:table-cell table:style-name="ce406"/>
          <table:table-cell table:style-name="ce409"/>
          <table:table-cell table:style-name="ce394" office:value-type="string" calcext:value-type="string">
            <text:p>Accuracy</text:p>
          </table:table-cell>
          <table:table-cell table:style-name="ce399" table:formula="of:=([.AM29]+[.AN30])/([.AM29]+[.AN29]+[.AM30]+[.AN30])" office:value-type="float" office:value="0.919971356164634" calcext:value-type="float">
            <text:p>0.9200</text:p>
          </table:table-cell>
          <table:table-cell table:style-name="ce405" office:value-type="string" calcext:value-type="string">
            <text:p>TP + TN / TP + FN + FP + TN</text:p>
          </table:table-cell>
          <table:table-cell table:style-name="ce406"/>
          <table:table-cell table:style-name="ce409"/>
          <table:table-cell table:style-name="ce389"/>
          <table:table-cell table:style-name="ce394" office:value-type="string" calcext:value-type="string">
            <text:p>Accuracy</text:p>
          </table:table-cell>
          <table:table-cell table:style-name="ce399" table:formula="of:=([.AS29]+[.AT30])/([.AS29]+[.AT29]+[.AS30]+[.AT30])" office:value-type="float" office:value="0.999999496393874" calcext:value-type="float">
            <text:p>1.0000</text:p>
          </table:table-cell>
          <table:table-cell table:style-name="ce405" office:value-type="string" calcext:value-type="string">
            <text:p>TP + TN / TP + FN + FP + TN</text:p>
          </table:table-cell>
          <table:table-cell table:style-name="ce406"/>
          <table:table-cell table:style-name="ce409"/>
          <table:table-cell table:style-name="ce389"/>
          <table:table-cell table:style-name="ce394" office:value-type="string" calcext:value-type="string">
            <text:p>Accuracy</text:p>
          </table:table-cell>
          <table:table-cell table:style-name="ce399" table:formula="of:=([.AY29]+[.AZ30])/([.AY29]+[.AZ29]+[.AY30]+[.AZ30])" office:value-type="float" office:value="0.99999999077615" calcext:value-type="float">
            <text:p>1.0000</text:p>
          </table:table-cell>
          <table:table-cell table:style-name="ce405" office:value-type="string" calcext:value-type="string">
            <text:p>TP + TN / TP + FN + FP + TN</text:p>
          </table:table-cell>
          <table:table-cell table:style-name="ce411"/>
          <table:table-cell table:style-name="ce412"/>
          <table:table-cell table:style-name="ce327"/>
          <table:table-cell table:style-name="ce369" office:value-type="string" calcext:value-type="string">
            <text:p>Accuracy</text:p>
          </table:table-cell>
          <table:table-cell table:style-name="ce418" table:formula="of:=([.AI33]+[.AN33]+[.AT33]+[.AZ33])/4" office:value-type="float" office:value="0.959978134853681" calcext:value-type="float">
            <text:p>0.9600</text:p>
          </table:table-cell>
          <table:table-cell table:style-name="ce414" office:value-type="string" calcext:value-type="string">
            <text:p>Macro</text:p>
          </table:table-cell>
          <table:table-cell table:style-name="ce305"/>
          <table:table-cell table:number-columns-repeated="954"/>
        </table:table-row>
        <table:table-row table:style-name="ro3">
          <table:table-cell table:style-name="ce305" table:number-columns-repeated="2"/>
          <table:table-cell table:style-name="ce324" office:value-type="string" calcext:value-type="string">
            <text:p><text:s text:c="8"/>self.y_hat_score=y_hat_score</text:p>
          </table:table-cell>
          <table:table-cell table:style-name="ce334" table:number-columns-repeated="2"/>
          <table:table-cell table:style-name="ce342"/>
          <table:table-cell table:style-name="ce305" table:number-columns-repeated="26"/>
          <table:table-cell table:style-name="ce389"/>
          <table:table-cell table:style-name="ce395" office:value-type="string" calcext:value-type="string">
            <text:p>Recall</text:p>
          </table:table-cell>
          <table:table-cell table:style-name="ce400" table:formula="of:=[.AH29]/([.AH29]+[.AH30])" office:value-type="float" office:value="0.919970843334657" calcext:value-type="float">
            <text:p>0.9200</text:p>
          </table:table-cell>
          <table:table-cell table:style-name="ce405" office:value-type="string" calcext:value-type="string">
            <text:p>TP / TP + FN</text:p>
          </table:table-cell>
          <table:table-cell table:style-name="ce406"/>
          <table:table-cell table:style-name="ce409"/>
          <table:table-cell table:style-name="ce395" office:value-type="string" calcext:value-type="string">
            <text:p>Recall</text:p>
          </table:table-cell>
          <table:table-cell table:style-name="ce400" table:formula="of:=[.AM29]/([.AM29]+[.AM30])" office:value-type="string" office:string-value="" calcext:value-type="error">
            <text:p>#DIV/0!</text:p>
          </table:table-cell>
          <table:table-cell table:style-name="ce405" office:value-type="string" calcext:value-type="string">
            <text:p>TP / TP + FN</text:p>
          </table:table-cell>
          <table:table-cell table:style-name="ce406"/>
          <table:table-cell table:style-name="ce409"/>
          <table:table-cell table:style-name="ce389"/>
          <table:table-cell table:style-name="ce395" office:value-type="string" calcext:value-type="string">
            <text:p>Recall</text:p>
          </table:table-cell>
          <table:table-cell table:style-name="ce400" table:formula="of:=[.AS29]/([.AS29]+[.AS30]+0.000000001)" office:value-type="float" office:value="0" calcext:value-type="float">
            <text:p>0.0000</text:p>
          </table:table-cell>
          <table:table-cell table:style-name="ce405" office:value-type="string" calcext:value-type="string">
            <text:p>TP / TP + FN</text:p>
          </table:table-cell>
          <table:table-cell table:style-name="ce406"/>
          <table:table-cell table:style-name="ce409"/>
          <table:table-cell table:style-name="ce389"/>
          <table:table-cell table:style-name="ce395" office:value-type="string" calcext:value-type="string">
            <text:p>Recall</text:p>
          </table:table-cell>
          <table:table-cell table:style-name="ce400" table:formula="of:=[.AY29]/([.AY29]+[.AY30]+0.000000001)" office:value-type="float" office:value="0" calcext:value-type="float">
            <text:p>0.0000</text:p>
          </table:table-cell>
          <table:table-cell table:style-name="ce405" office:value-type="string" calcext:value-type="string">
            <text:p>TP / TP + FN</text:p>
          </table:table-cell>
          <table:table-cell table:style-name="ce411"/>
          <table:table-cell table:style-name="ce412"/>
          <table:table-cell table:style-name="ce327"/>
          <table:table-cell table:style-name="ce369" office:value-type="string" calcext:value-type="string">
            <text:p>RecallAvg</text:p>
          </table:table-cell>
          <table:table-cell table:style-name="ce419" table:formula="of:=([.AI34]+[.AN34]+[.AT34]+[.AZ34])/4" office:value-type="string" office:string-value="" calcext:value-type="error">
            <text:p>#DIV/0!</text:p>
          </table:table-cell>
          <table:table-cell table:style-name="ce414" office:value-type="string" calcext:value-type="string">
            <text:p>Macro</text:p>
          </table:table-cell>
          <table:table-cell table:style-name="ce305"/>
          <table:table-cell table:number-columns-repeated="954"/>
        </table:table-row>
        <table:table-row table:style-name="ro3">
          <table:table-cell table:style-name="ce305" table:number-columns-repeated="2"/>
          <table:table-cell table:style-name="ce325" office:value-type="string" calcext:value-type="string">
            <text:p><text:s text:c="8"/>self.y_hat_soft=y_hat_soft</text:p>
          </table:table-cell>
          <table:table-cell table:style-name="ce335" table:number-columns-repeated="2"/>
          <table:table-cell table:style-name="ce343"/>
          <table:table-cell table:style-name="ce305" table:number-columns-repeated="26"/>
          <table:table-cell table:style-name="ce389"/>
          <table:table-cell table:style-name="ce369" office:value-type="string" calcext:value-type="string">
            <text:p>Dice</text:p>
          </table:table-cell>
          <table:table-cell table:style-name="ce401" table:formula="of:=2*[.AH29]/(2*[.AH29]+[.AH30]+[.AI29])" office:value-type="float" office:value="0.958302966503994" calcext:value-type="float">
            <text:p>0.9583</text:p>
          </table:table-cell>
          <table:table-cell table:style-name="ce405" office:value-type="string" calcext:value-type="string">
            <text:p>2*TP / 2*TP + FN + FP</text:p>
          </table:table-cell>
          <table:table-cell table:style-name="ce406"/>
          <table:table-cell table:style-name="ce409"/>
          <table:table-cell table:style-name="ce369" office:value-type="string" calcext:value-type="string">
            <text:p>Dice</text:p>
          </table:table-cell>
          <table:table-cell table:style-name="ce401" table:formula="of:=2*[.AM29]/(2*[.AM29]+[.AM30]+[.AN29])" office:value-type="float" office:value="0" calcext:value-type="float">
            <text:p>0.0000</text:p>
          </table:table-cell>
          <table:table-cell table:style-name="ce405" office:value-type="string" calcext:value-type="string">
            <text:p>2*TP / 2*TP + FN + FP</text:p>
          </table:table-cell>
          <table:table-cell table:style-name="ce406"/>
          <table:table-cell table:style-name="ce409"/>
          <table:table-cell table:style-name="ce389"/>
          <table:table-cell table:style-name="ce369" office:value-type="string" calcext:value-type="string">
            <text:p>Dice</text:p>
          </table:table-cell>
          <table:table-cell table:style-name="ce401" table:formula="of:=2*[.AS29]/(2*[.AS29]+[.AS30]+[.AT29])" office:value-type="float" office:value="0" calcext:value-type="float">
            <text:p>0.0000</text:p>
          </table:table-cell>
          <table:table-cell table:style-name="ce405" office:value-type="string" calcext:value-type="string">
            <text:p>2*TP / 2*TP + FN + FP</text:p>
          </table:table-cell>
          <table:table-cell table:style-name="ce406"/>
          <table:table-cell table:style-name="ce409"/>
          <table:table-cell table:style-name="ce389"/>
          <table:table-cell table:style-name="ce369" office:value-type="string" calcext:value-type="string">
            <text:p>Dice</text:p>
          </table:table-cell>
          <table:table-cell table:style-name="ce401" table:formula="of:=2*[.AY29]/(2*[.AY29]+[.AY30]+[.AZ29])" office:value-type="float" office:value="0" calcext:value-type="float">
            <text:p>0.0000</text:p>
          </table:table-cell>
          <table:table-cell table:style-name="ce405" office:value-type="string" calcext:value-type="string">
            <text:p>2*TP / 2*TP + FN + FP</text:p>
          </table:table-cell>
          <table:table-cell table:style-name="ce406"/>
          <table:table-cell table:style-name="ce409"/>
          <table:table-cell table:style-name="ce305"/>
          <table:table-cell table:style-name="ce415" office:value-type="string" calcext:value-type="string">
            <text:p>DiceAvg</text:p>
          </table:table-cell>
          <table:table-cell table:style-name="ce420" table:formula="of:=([.AI35]+[.AN35]+[.AT35]+[.AZ35])/4" office:value-type="float" office:value="0.239575741625998" calcext:value-type="float">
            <text:p>0.2396</text:p>
          </table:table-cell>
          <table:table-cell table:style-name="ce415"/>
          <table:table-cell table:style-name="ce305"/>
          <table:table-cell table:number-columns-repeated="954"/>
        </table:table-row>
        <table:table-row table:style-name="ro6">
          <table:table-cell table:style-name="ce305" table:number-columns-repeated="32"/>
          <table:table-cell table:style-name="Default"/>
          <table:table-cell table:style-name="ce369" office:value-type="string" calcext:value-type="string">
            <text:p>Precision</text:p>
          </table:table-cell>
          <table:table-cell table:style-name="ce402" table:formula="of:=[.AI42]" office:value-type="float" office:value="0.999968313853521" calcext:value-type="float">
            <text:p>1.0000</text:p>
          </table:table-cell>
          <table:table-cell table:style-name="ce405"/>
          <table:table-cell table:style-name="ce406"/>
          <table:table-cell table:style-name="ce409"/>
          <table:table-cell table:style-name="ce369" office:value-type="string" calcext:value-type="string">
            <text:p>F1 Score</text:p>
          </table:table-cell>
          <table:table-cell table:style-name="ce402" table:formula="of:=[.AN42]" office:value-type="float" office:value="0" calcext:value-type="float">
            <text:p>0.0000</text:p>
          </table:table-cell>
          <table:table-cell table:style-name="ce405"/>
          <table:table-cell table:style-name="ce406"/>
          <table:table-cell table:style-name="ce409"/>
          <table:table-cell table:style-name="ce389"/>
          <table:table-cell table:style-name="ce369" office:value-type="string" calcext:value-type="string">
            <text:p>F1 Score</text:p>
          </table:table-cell>
          <table:table-cell table:style-name="ce402" table:formula="of:=[.AT42]" office:value-type="float" office:value="0" calcext:value-type="float">
            <text:p>0.0000</text:p>
          </table:table-cell>
          <table:table-cell table:style-name="ce405"/>
          <table:table-cell table:style-name="ce406"/>
          <table:table-cell table:style-name="ce409"/>
          <table:table-cell table:style-name="ce389"/>
          <table:table-cell table:style-name="ce369" office:value-type="string" calcext:value-type="string">
            <text:p>F1 Score</text:p>
          </table:table-cell>
          <table:table-cell table:style-name="ce402" table:formula="of:=[.AZ42]" office:value-type="float" office:value="0" calcext:value-type="float">
            <text:p>0.0000</text:p>
          </table:table-cell>
          <table:table-cell table:style-name="ce405"/>
          <table:table-cell table:style-name="ce406"/>
          <table:table-cell table:style-name="ce409"/>
          <table:table-cell table:style-name="ce305"/>
          <table:table-cell table:style-name="ce415" office:value-type="string" calcext:value-type="string">
            <text:p>F1 Avg</text:p>
          </table:table-cell>
          <table:table-cell table:style-name="ce421" table:formula="of:=([.AI36]+[.AN36]+[.AT36]+[.AZ36])/4" office:value-type="float" office:value="0.24999207846338" calcext:value-type="float">
            <text:p>0.2500</text:p>
          </table:table-cell>
          <table:table-cell table:style-name="ce415"/>
          <table:table-cell table:number-columns-repeated="955"/>
        </table:table-row>
        <table:table-row table:style-name="ro6">
          <table:table-cell table:style-name="ce305" table:number-columns-repeated="32"/>
          <table:table-cell table:style-name="Default"/>
          <table:table-cell table:style-name="ce369" office:value-type="string" calcext:value-type="string">
            <text:p>Spec</text:p>
          </table:table-cell>
          <table:table-cell table:style-name="ce403" table:formula="of:=[.AI30]/([.AI30]+[.AI29]+0.0000001)" office:value-type="float" office:value="-7286.81358492244" calcext:value-type="float">
            <text:p>-7286.8136</text:p>
          </table:table-cell>
          <table:table-cell table:style-name="ce405"/>
          <table:table-cell table:style-name="ce406"/>
          <table:table-cell table:style-name="ce409"/>
          <table:table-cell table:style-name="ce369" office:value-type="string" calcext:value-type="string">
            <text:p>Spec</text:p>
          </table:table-cell>
          <table:table-cell table:style-name="ce403" table:formula="of:=[.AN30]/([.AN30]+[.AN29]+0.0000001)" office:value-type="float" office:value="0.919971352484748" calcext:value-type="float">
            <text:p>0.9200</text:p>
          </table:table-cell>
          <table:table-cell table:style-name="ce405"/>
          <table:table-cell table:style-name="ce406"/>
          <table:table-cell table:style-name="ce409"/>
          <table:table-cell table:style-name="ce389"/>
          <table:table-cell table:style-name="ce369" office:value-type="string" calcext:value-type="string">
            <text:p>Spec</text:p>
          </table:table-cell>
          <table:table-cell table:style-name="ce403" table:formula="of:=[.AT30]/([.AT30]+[.AT29]+0.0000001)" office:value-type="float" office:value="0.999999492393876" calcext:value-type="float">
            <text:p>1.0000</text:p>
          </table:table-cell>
          <table:table-cell table:style-name="ce405"/>
          <table:table-cell table:style-name="ce406"/>
          <table:table-cell table:style-name="ce409"/>
          <table:table-cell table:style-name="ce389"/>
          <table:table-cell table:style-name="ce369" office:value-type="string" calcext:value-type="string">
            <text:p>Spec</text:p>
          </table:table-cell>
          <table:table-cell table:style-name="ce403" table:formula="of:=[.AZ30]/([.AZ30]+[.AZ29]+0.0000001)" office:value-type="float" office:value="0.99999998677615" calcext:value-type="float">
            <text:p>1.0000</text:p>
          </table:table-cell>
          <table:table-cell table:style-name="ce405"/>
          <table:table-cell table:style-name="ce406"/>
          <table:table-cell table:style-name="ce409"/>
          <table:table-cell table:style-name="ce305"/>
          <table:table-cell table:style-name="ce369" office:value-type="string" calcext:value-type="string">
            <text:p>SpecAvg</text:p>
          </table:table-cell>
          <table:table-cell table:style-name="ce422" table:formula="of:=([.AI37]+[.AN37]+[.AT37]+[.AZ37])/4" office:value-type="float" office:value="-1820.9734035227" calcext:value-type="float">
            <text:p>-1820.9734</text:p>
          </table:table-cell>
          <table:table-cell table:style-name="ce415"/>
          <table:table-cell table:number-columns-repeated="955"/>
        </table:table-row>
        <table:table-row table:style-name="ro6">
          <table:table-cell table:number-columns-repeated="10"/>
          <table:table-cell office:value-type="string" calcext:value-type="string">
            <text:p>Iou</text:p>
          </table:table-cell>
          <table:table-cell office:value-type="string" calcext:value-type="string">
            <text:p>Accuracy</text:p>
          </table:table-cell>
          <table:table-cell office:value-type="string" calcext:value-type="string">
            <text:p>Recall</text:p>
          </table:table-cell>
          <table:table-cell office:value-type="string" calcext:value-type="string">
            <text:p>Dice</text:p>
          </table:table-cell>
          <table:table-cell office:value-type="string" calcext:value-type="string">
            <text:p>Precision</text:p>
          </table:table-cell>
          <table:table-cell office:value-type="string" calcext:value-type="string">
            <text:p>Spec</text:p>
          </table:table-cell>
          <table:table-cell office:value-type="string" calcext:value-type="string">
            <text:p>NPV</text:p>
          </table:table-cell>
          <table:table-cell office:value-type="string" calcext:value-type="string">
            <text:p>TP</text:p>
          </table:table-cell>
          <table:table-cell office:value-type="string" calcext:value-type="string">
            <text:p>FP</text:p>
          </table:table-cell>
          <table:table-cell office:value-type="string" calcext:value-type="string">
            <text:p>FN</text:p>
          </table:table-cell>
          <table:table-cell office:value-type="string" calcext:value-type="string">
            <text:p>TN</text:p>
          </table:table-cell>
          <table:table-cell table:number-columns-repeated="11"/>
          <table:table-cell table:style-name="Default"/>
          <table:table-cell table:style-name="ce369" office:value-type="string" calcext:value-type="string">
            <text:p>NPV</text:p>
          </table:table-cell>
          <table:table-cell table:style-name="ce404" table:formula="of:=[.AI30]/([.AI30]+[.AH30]+0.0000001)" office:value-type="float" office:value="-0.000364340621285213" calcext:value-type="float">
            <text:p>-0.0004</text:p>
          </table:table-cell>
          <table:table-cell table:style-name="ce405"/>
          <table:table-cell table:style-name="ce406"/>
          <table:table-cell table:style-name="ce409"/>
          <table:table-cell table:style-name="ce369" office:value-type="string" calcext:value-type="string">
            <text:p>NPV</text:p>
          </table:table-cell>
          <table:table-cell table:style-name="ce404" table:formula="of:=[.AN30]/([.AN30]+[.AM30]+0.0000001)" office:value-type="float" office:value="0.999999995652038" calcext:value-type="float">
            <text:p>1.0000</text:p>
          </table:table-cell>
          <table:table-cell table:style-name="ce405"/>
          <table:table-cell table:style-name="ce406"/>
          <table:table-cell table:style-name="ce409"/>
          <table:table-cell table:style-name="ce389"/>
          <table:table-cell table:style-name="ce369" office:value-type="string" calcext:value-type="string">
            <text:p>NPV</text:p>
          </table:table-cell>
          <table:table-cell table:style-name="ce404" table:formula="of:=[.AT30]/([.AT30]+[.AS30]+0.0000001)" office:value-type="float" office:value="0.999999995999998" calcext:value-type="float">
            <text:p>1.0000</text:p>
          </table:table-cell>
          <table:table-cell table:style-name="ce405"/>
          <table:table-cell table:style-name="ce406"/>
          <table:table-cell table:style-name="ce409"/>
          <table:table-cell table:style-name="ce389"/>
          <table:table-cell table:style-name="ce369" office:value-type="string" calcext:value-type="string">
            <text:p>NPV</text:p>
          </table:table-cell>
          <table:table-cell table:style-name="ce404" table:formula="of:=[.AZ30]/([.AZ30]+[.AY30]+0.0000001)" office:value-type="float" office:value="0.999999996" calcext:value-type="float">
            <text:p>1.0000</text:p>
          </table:table-cell>
          <table:table-cell table:style-name="ce405"/>
          <table:table-cell table:style-name="ce406"/>
          <table:table-cell table:style-name="ce409"/>
          <table:table-cell table:style-name="ce305"/>
          <table:table-cell table:style-name="ce369" office:value-type="string" calcext:value-type="string">
            <text:p>NPV Avg</text:p>
          </table:table-cell>
          <table:table-cell table:style-name="ce423" table:formula="of:=([.AI38]+[.AN38]+[.AT38]+[.AZ38])/4" office:value-type="float" office:value="0.749908911757688" calcext:value-type="float">
            <text:p>0.7499</text:p>
          </table:table-cell>
          <table:table-cell table:style-name="ce415"/>
          <table:table-cell table:number-columns-repeated="955"/>
        </table:table-row>
        <table:table-row table:style-name="ro4">
          <table:table-cell table:number-columns-repeated="10"/>
          <table:table-cell table:style-name="ce358" table:formula="of:=[.AN32]" office:value-type="float" office:value="0" calcext:value-type="float">
            <text:p>0.0000</text:p>
          </table:table-cell>
          <table:table-cell table:style-name="ce358" table:formula="of:=[.AN33]" office:value-type="float" office:value="0.919971356164634" calcext:value-type="float">
            <text:p>0.9200</text:p>
          </table:table-cell>
          <table:table-cell table:style-name="ce358" table:formula="of:=[.AN34]" office:value-type="string" office:string-value="" calcext:value-type="error">
            <text:p>#DIV/0!</text:p>
          </table:table-cell>
          <table:table-cell table:style-name="ce358" table:formula="of:=[.AN35]" office:value-type="float" office:value="0" calcext:value-type="float">
            <text:p>0.0000</text:p>
          </table:table-cell>
          <table:table-cell table:style-name="ce358" table:formula="of:=[.AN36]" office:value-type="float" office:value="0" calcext:value-type="float">
            <text:p>0.0000</text:p>
          </table:table-cell>
          <table:table-cell table:style-name="ce358" table:formula="of:=[.AN37]" office:value-type="float" office:value="0.919971352484748" calcext:value-type="float">
            <text:p>0.9200</text:p>
          </table:table-cell>
          <table:table-cell table:style-name="ce368" table:formula="of:=[.AN38]" office:value-type="float" office:value="0.999999995652038" calcext:value-type="float">
            <text:p>1.0000</text:p>
          </table:table-cell>
          <table:table-cell table:style-name="ce358" table:formula="of:=[.AM29]" office:value-type="float" office:value="0" calcext:value-type="float">
            <text:p>0.0000</text:p>
          </table:table-cell>
          <table:table-cell table:style-name="ce358" table:formula="of:=[.AN29]" office:value-type="float" office:value="2.00071609588416" calcext:value-type="float">
            <text:p>2.0007</text:p>
          </table:table-cell>
          <table:table-cell table:style-name="ce358" table:formula="of:=[.AM30]" office:value-type="float" office:value="0" calcext:value-type="float">
            <text:p>0.0000</text:p>
          </table:table-cell>
          <table:table-cell table:style-name="ce358" table:formula="of:=[.AN30]" office:value-type="float" office:value="22.9992839041158" calcext:value-type="float">
            <text:p>22.9993</text:p>
          </table:table-cell>
          <table:table-cell table:number-columns-repeated="11"/>
          <table:table-cell table:style-name="Default" table:number-columns-repeated="23"/>
          <table:table-cell table:number-columns-repeated="959"/>
        </table:table-row>
        <table:table-row table:style-name="ro4">
          <table:table-cell/>
          <table:table-cell table:style-name="ce305" table:number-columns-repeated="7"/>
          <table:table-cell table:number-columns-repeated="2"/>
          <table:table-cell table:style-name="ce358" office:value-type="float" office:value="0.999999518202328" calcext:value-type="float">
            <text:p>1.0000</text:p>
          </table:table-cell>
          <table:table-cell table:style-name="ce358" office:value-type="float" office:value="0.999999942184257" calcext:value-type="float">
            <text:p>1.0000</text:p>
          </table:table-cell>
          <table:table-cell table:style-name="ce358" office:value-type="float" office:value="0.999999898032587" calcext:value-type="float">
            <text:p>1.0000</text:p>
          </table:table-cell>
          <table:table-cell table:style-name="ce358" office:value-type="float" office:value="0.999999759101106" calcext:value-type="float">
            <text:p>1.0000</text:p>
          </table:table-cell>
          <table:table-cell table:style-name="ce358" office:value-type="float" office:value="0.999999586836353" calcext:value-type="float">
            <text:p>1.0000</text:p>
          </table:table-cell>
          <table:table-cell table:style-name="ce358" office:value-type="float" office:value="0.999999943659485" calcext:value-type="float">
            <text:p>1.0000</text:p>
          </table:table-cell>
          <table:table-cell table:style-name="ce368" office:value-type="float" office:value="0.999999981549897" calcext:value-type="float">
            <text:p>1.0000</text:p>
          </table:table-cell>
          <table:table-cell table:style-name="ce358" office:value-type="float" office:value="2.99999969409776" calcext:value-type="float">
            <text:p>3.0000</text:p>
          </table:table-cell>
          <table:table-cell table:style-name="ce358" office:value-type="float" office:value="0.00000113949132716414" calcext:value-type="float">
            <text:p>0.0000</text:p>
          </table:table-cell>
          <table:table-cell table:style-name="ce358" office:value-type="float" office:value="0.00000030590223953908" calcext:value-type="float">
            <text:p>0.0000</text:p>
          </table:table-cell>
          <table:table-cell table:style-name="ce358" office:value-type="float" office:value="21.9999988605087" calcext:value-type="float">
            <text:p>22.0000</text:p>
          </table:table-cell>
          <table:table-cell table:number-columns-repeated="11"/>
          <table:table-cell table:style-name="ce358"/>
          <table:table-cell table:style-name="ce383" office:value-type="string" calcext:value-type="string">
            <text:p>TP</text:p>
          </table:table-cell>
          <table:table-cell table:style-name="ce383" office:value-type="string" calcext:value-type="string">
            <text:p>FP</text:p>
          </table:table-cell>
          <table:table-cell table:style-name="ce358" table:number-columns-repeated="3"/>
          <table:table-cell table:style-name="ce383" office:value-type="string" calcext:value-type="string">
            <text:p>TP</text:p>
          </table:table-cell>
          <table:table-cell table:style-name="ce383" office:value-type="string" calcext:value-type="string">
            <text:p>FP</text:p>
          </table:table-cell>
          <table:table-cell table:style-name="ce358" table:number-columns-repeated="4"/>
          <table:table-cell table:style-name="ce383" office:value-type="string" calcext:value-type="string">
            <text:p>TP</text:p>
          </table:table-cell>
          <table:table-cell table:style-name="ce383" office:value-type="string" calcext:value-type="string">
            <text:p>FP</text:p>
          </table:table-cell>
          <table:table-cell table:style-name="ce358" table:number-columns-repeated="4"/>
          <table:table-cell table:style-name="ce383" office:value-type="string" calcext:value-type="string">
            <text:p>TP</text:p>
          </table:table-cell>
          <table:table-cell table:style-name="ce383" office:value-type="string" calcext:value-type="string">
            <text:p>FP</text:p>
          </table:table-cell>
          <table:table-cell table:style-name="ce358" table:number-columns-repeated="3"/>
          <table:table-cell table:number-columns-repeated="959"/>
        </table:table-row>
        <table:table-row table:style-name="ro4">
          <table:table-cell/>
          <table:table-cell table:style-name="ce305"/>
          <table:table-cell table:style-name="ce309" office:value-type="string" calcext:value-type="string" table:number-columns-spanned="5" table:number-rows-spanned="1">
            <text:p>Ground truth y</text:p>
          </table:table-cell>
          <table:covered-table-cell table:number-columns-repeated="4"/>
          <table:table-cell table:style-name="ce305"/>
          <table:table-cell/>
          <table:table-cell office:value-type="string" calcext:value-type="string">
            <text:p>Difference</text:p>
          </table:table-cell>
          <table:table-cell table:formula="of:=[.K40]-[.K39]" office:value-type="float" office:value="0.999999518202328" calcext:value-type="float">
            <text:p>0.999999518202328</text:p>
          </table:table-cell>
          <table:table-cell table:formula="of:=[.L40]-[.L39]" office:value-type="float" office:value="0.0800285860196229" calcext:value-type="float">
            <text:p>0.080028586019623</text:p>
          </table:table-cell>
          <table:table-cell table:formula="of:=[.M40]-[.M39]" office:value-type="string" office:string-value="" calcext:value-type="error">
            <text:p>#DIV/0!</text:p>
          </table:table-cell>
          <table:table-cell table:formula="of:=[.N40]-[.N39]" office:value-type="float" office:value="0.999999759101106" calcext:value-type="float">
            <text:p>0.999999759101106</text:p>
          </table:table-cell>
          <table:table-cell table:formula="of:=[.O40]-[.O39]" office:value-type="float" office:value="0.999999586836353" calcext:value-type="float">
            <text:p>0.999999586836353</text:p>
          </table:table-cell>
          <table:table-cell table:formula="of:=[.P40]-[.P39]" office:value-type="float" office:value="0.080028591174737" calcext:value-type="float">
            <text:p>0.080028591174737</text:p>
          </table:table-cell>
          <table:table-cell table:formula="of:=[.Q40]-[.Q39]" office:value-type="float" office:value="-0.0000000141021410104969" calcext:value-type="float">
            <text:p>-1.41021410104969E-08</text:p>
          </table:table-cell>
          <table:table-cell table:number-columns-repeated="15"/>
          <table:table-cell table:style-name="ce358"/>
          <table:table-cell table:style-name="ce383" office:value-type="string" calcext:value-type="string">
            <text:p>FN</text:p>
          </table:table-cell>
          <table:table-cell table:style-name="ce383" office:value-type="string" calcext:value-type="string">
            <text:p>TN</text:p>
          </table:table-cell>
          <table:table-cell table:style-name="ce358" table:number-columns-repeated="3"/>
          <table:table-cell table:style-name="ce383" office:value-type="string" calcext:value-type="string">
            <text:p>FN</text:p>
          </table:table-cell>
          <table:table-cell table:style-name="ce383" office:value-type="string" calcext:value-type="string">
            <text:p>TN</text:p>
          </table:table-cell>
          <table:table-cell table:style-name="ce358" table:number-columns-repeated="4"/>
          <table:table-cell table:style-name="ce383" office:value-type="string" calcext:value-type="string">
            <text:p>FN</text:p>
          </table:table-cell>
          <table:table-cell table:style-name="ce383" office:value-type="string" calcext:value-type="string">
            <text:p>TN</text:p>
          </table:table-cell>
          <table:table-cell table:style-name="ce358" table:number-columns-repeated="4"/>
          <table:table-cell table:style-name="ce383" office:value-type="string" calcext:value-type="string">
            <text:p>FN</text:p>
          </table:table-cell>
          <table:table-cell table:style-name="ce383" office:value-type="string" calcext:value-type="string">
            <text:p>TN</text:p>
          </table:table-cell>
          <table:table-cell table:style-name="ce358" table:number-columns-repeated="3"/>
          <table:table-cell table:number-columns-repeated="959"/>
        </table:table-row>
        <table:table-row table:style-name="ro4">
          <table:table-cell/>
          <table:table-cell table:style-name="ce305"/>
          <table:table-cell table:number-columns-repeated="5" table:style-name="ce326" office:value-type="float" office:value="0" calcext:value-type="float">
            <text:p>0</text:p>
          </table:table-cell>
          <table:table-cell table:style-name="ce305"/>
          <table:table-cell table:number-columns-repeated="8"/>
          <table:table-cell table:style-name="ce369"/>
          <table:table-cell table:number-columns-repeated="15"/>
          <table:table-cell table:style-name="ce358"/>
          <table:table-cell table:style-name="ce383" office:value-type="string" calcext:value-type="string">
            <text:p>Precision</text:p>
          </table:table-cell>
          <table:table-cell table:style-name="ce383" table:formula="of:=[.AH29]/([.AH29]+[.AI29]+0.0000001)" office:value-type="float" office:value="0.999968313853521" calcext:value-type="float">
            <text:p>1.0000</text:p>
          </table:table-cell>
          <table:table-cell table:style-name="ce358" table:number-columns-repeated="3"/>
          <table:table-cell table:style-name="ce383" office:value-type="string" calcext:value-type="string">
            <text:p>Precision</text:p>
          </table:table-cell>
          <table:table-cell table:style-name="ce383" table:formula="of:=[.AM29]/([.AM29]+[.AN29]+0.0000001)" office:value-type="float" office:value="0" calcext:value-type="float">
            <text:p>0.0000</text:p>
          </table:table-cell>
          <table:table-cell table:style-name="ce358" table:number-columns-repeated="4"/>
          <table:table-cell table:style-name="ce383" office:value-type="string" calcext:value-type="string">
            <text:p>Precision</text:p>
          </table:table-cell>
          <table:table-cell table:style-name="ce383" table:formula="of:=[.AS29]/([.AS29]+[.AT29]+0.0000001)" office:value-type="float" office:value="0" calcext:value-type="float">
            <text:p>0.0000</text:p>
          </table:table-cell>
          <table:table-cell table:style-name="ce358" table:number-columns-repeated="3"/>
          <table:table-cell table:style-name="ce385"/>
          <table:table-cell table:style-name="ce383" office:value-type="string" calcext:value-type="string">
            <text:p>Precision</text:p>
          </table:table-cell>
          <table:table-cell table:style-name="ce383" table:formula="of:=[.AY29]/([.AY29]+[.AZ29]+0.0000001)" office:value-type="float" office:value="0" calcext:value-type="float">
            <text:p>0.0000</text:p>
          </table:table-cell>
          <table:table-cell table:style-name="ce358" table:number-columns-repeated="3"/>
          <table:table-cell table:number-columns-repeated="959"/>
        </table:table-row>
        <table:table-row table:style-name="ro4">
          <table:table-cell/>
          <table:table-cell table:style-name="ce305"/>
          <table:table-cell table:style-name="ce326" office:value-type="float" office:value="0" calcext:value-type="float">
            <text:p>0</text:p>
          </table:table-cell>
          <table:table-cell table:number-columns-repeated="3" table:style-name="ce336" office:value-type="float" office:value="1" calcext:value-type="float">
            <text:p>1</text:p>
          </table:table-cell>
          <table:table-cell table:style-name="ce326" office:value-type="float" office:value="0" calcext:value-type="float">
            <text:p>0</text:p>
          </table:table-cell>
          <table:table-cell table:style-name="ce305"/>
          <table:table-cell/>
          <table:table-cell table:style-name="Default" table:number-columns-repeated="12"/>
          <table:table-cell table:number-columns-repeated="11"/>
          <table:table-cell table:style-name="ce358"/>
          <table:table-cell table:style-name="ce383" office:value-type="string" calcext:value-type="string">
            <text:p>Recall</text:p>
          </table:table-cell>
          <table:table-cell table:style-name="ce383" table:formula="of:=[.AH29]/([.AH29]+[.AH30]+0.0000001)" office:value-type="float" office:value="0.919970839654774" calcext:value-type="float">
            <text:p>0.9200</text:p>
          </table:table-cell>
          <table:table-cell table:style-name="ce358" table:number-columns-repeated="3"/>
          <table:table-cell table:style-name="ce383" office:value-type="string" calcext:value-type="string">
            <text:p>Recall</text:p>
          </table:table-cell>
          <table:table-cell table:style-name="ce383" table:formula="of:=[.AM29]/([.AM29]+[.AM30]+0.0000001)" office:value-type="float" office:value="0" calcext:value-type="float">
            <text:p>0.0000</text:p>
          </table:table-cell>
          <table:table-cell table:style-name="ce358" table:number-columns-repeated="4"/>
          <table:table-cell table:style-name="ce383" office:value-type="string" calcext:value-type="string">
            <text:p>Recall</text:p>
          </table:table-cell>
          <table:table-cell table:style-name="ce383" table:formula="of:=[.AS29]/([.AS29]+[.AS30]+0.0000001)" office:value-type="float" office:value="0" calcext:value-type="float">
            <text:p>0.0000</text:p>
          </table:table-cell>
          <table:table-cell table:style-name="ce358" table:number-columns-repeated="3"/>
          <table:table-cell table:style-name="ce385"/>
          <table:table-cell table:style-name="ce383" office:value-type="string" calcext:value-type="string">
            <text:p>Recall</text:p>
          </table:table-cell>
          <table:table-cell table:style-name="ce383" table:formula="of:=[.AY29]/([.AY29]+[.AY30]+0.0000001)" office:value-type="float" office:value="0" calcext:value-type="float">
            <text:p>0.0000</text:p>
          </table:table-cell>
          <table:table-cell table:style-name="ce358" table:number-columns-repeated="3"/>
          <table:table-cell table:number-columns-repeated="959"/>
        </table:table-row>
        <table:table-row table:style-name="ro4">
          <table:table-cell/>
          <table:table-cell table:style-name="ce305"/>
          <table:table-cell table:style-name="ce326" office:value-type="float" office:value="0" calcext:value-type="float">
            <text:p>0</text:p>
          </table:table-cell>
          <table:table-cell table:number-columns-repeated="3" table:style-name="ce336" office:value-type="float" office:value="1" calcext:value-type="float">
            <text:p>1</text:p>
          </table:table-cell>
          <table:table-cell table:style-name="ce326" office:value-type="float" office:value="0" calcext:value-type="float">
            <text:p>0</text:p>
          </table:table-cell>
          <table:table-cell table:style-name="ce305"/>
          <table:table-cell/>
          <table:table-cell table:style-name="ce353"/>
          <table:table-cell table:style-name="ce353" office:value-type="string" calcext:value-type="string">
            <text:p>Iou</text:p>
          </table:table-cell>
          <table:table-cell table:style-name="ce353" office:value-type="string" calcext:value-type="string">
            <text:p>Accuracy</text:p>
          </table:table-cell>
          <table:table-cell table:style-name="ce353" office:value-type="string" calcext:value-type="string">
            <text:p>Recall</text:p>
          </table:table-cell>
          <table:table-cell table:style-name="ce353" office:value-type="string" calcext:value-type="string">
            <text:p>Dice</text:p>
          </table:table-cell>
          <table:table-cell table:style-name="ce353" office:value-type="string" calcext:value-type="string">
            <text:p>Precision</text:p>
          </table:table-cell>
          <table:table-cell table:style-name="ce353" office:value-type="string" calcext:value-type="string">
            <text:p>Spec</text:p>
          </table:table-cell>
          <table:table-cell table:style-name="ce353" office:value-type="string" calcext:value-type="string">
            <text:p>NPV</text:p>
          </table:table-cell>
          <table:table-cell table:style-name="ce353" office:value-type="string" calcext:value-type="string">
            <text:p>TP</text:p>
          </table:table-cell>
          <table:table-cell table:style-name="ce353" office:value-type="string" calcext:value-type="string">
            <text:p>FP</text:p>
          </table:table-cell>
          <table:table-cell table:style-name="ce353" office:value-type="string" calcext:value-type="string">
            <text:p>FN</text:p>
          </table:table-cell>
          <table:table-cell table:style-name="ce353" office:value-type="string" calcext:value-type="string">
            <text:p>TN</text:p>
          </table:table-cell>
          <table:table-cell table:number-columns-repeated="11"/>
          <table:table-cell table:style-name="ce358" table:number-columns-repeated="23"/>
          <table:table-cell table:number-columns-repeated="959"/>
        </table:table-row>
        <table:table-row table:style-name="ro4">
          <table:table-cell/>
          <table:table-cell table:style-name="ce305"/>
          <table:table-cell table:style-name="ce326" office:value-type="float" office:value="0" calcext:value-type="float">
            <text:p>0</text:p>
          </table:table-cell>
          <table:table-cell table:number-columns-repeated="3" table:style-name="ce336" office:value-type="float" office:value="1" calcext:value-type="float">
            <text:p>1</text:p>
          </table:table-cell>
          <table:table-cell table:style-name="ce326" office:value-type="float" office:value="0" calcext:value-type="float">
            <text:p>0</text:p>
          </table:table-cell>
          <table:table-cell table:style-name="ce305"/>
          <table:table-cell/>
          <table:table-cell table:style-name="ce353"/>
          <table:table-cell table:style-name="ce353" office:value-type="float" office:value="0.916666554129531" calcext:value-type="float">
            <text:p>0.9167</text:p>
          </table:table-cell>
          <table:table-cell table:style-name="ce353" office:value-type="float" office:value="0.959999942183848" calcext:value-type="float">
            <text:p>0.9600</text:p>
          </table:table-cell>
          <table:table-cell table:style-name="ce353" office:value-type="float" office:value="0.916666641174387" calcext:value-type="float">
            <text:p>0.9167</text:p>
          </table:table-cell>
          <table:table-cell table:style-name="ce353" office:value-type="float" office:value="0.956521677862577" calcext:value-type="float">
            <text:p>0.9565</text:p>
          </table:table-cell>
          <table:table-cell table:style-name="ce353" office:value-type="float" office:value="0.999999887318515" calcext:value-type="float">
            <text:p>1.0000</text:p>
          </table:table-cell>
          <table:table-cell table:style-name="ce353" office:value-type="float" office:value="0.999999904654121" calcext:value-type="float">
            <text:p>1.0000</text:p>
          </table:table-cell>
          <table:table-cell table:style-name="ce353" office:value-type="float" office:value="0.928571395835243" calcext:value-type="float">
            <text:p>0.9286</text:p>
          </table:table-cell>
          <table:table-cell table:style-name="ce353" office:value-type="float" office:value="10.9999996940927" calcext:value-type="float">
            <text:p>11.0000</text:p>
          </table:table-cell>
          <table:table-cell table:style-name="ce353" office:value-type="float" office:value="0.00000113949643796478" calcext:value-type="float">
            <text:p>0.0000</text:p>
          </table:table-cell>
          <table:table-cell table:style-name="ce353" office:value-type="float" office:value="1.00000030590735" calcext:value-type="float">
            <text:p>1.0000</text:p>
          </table:table-cell>
          <table:table-cell table:style-name="ce353" office:value-type="float" office:value="12.9999988605036" calcext:value-type="float">
            <text:p>13.0000</text:p>
          </table:table-cell>
          <table:table-cell table:number-columns-repeated="11"/>
          <table:table-cell table:style-name="ce383" table:formula="of:=[.H22]*[.AG13]" office:value-type="float" office:value="0" calcext:value-type="float">
            <text:p>0.0000</text:p>
          </table:table-cell>
          <table:table-cell table:style-name="ce383" table:formula="of:=[.I22]*[.AH13]" office:value-type="float" office:value="0.000341485950822776" calcext:value-type="float">
            <text:p>0.0003</text:p>
          </table:table-cell>
          <table:table-cell table:style-name="ce383" table:formula="of:=[.J22]*[.AI13]" office:value-type="float" office:value="0" calcext:value-type="float">
            <text:p>0.0000</text:p>
          </table:table-cell>
          <table:table-cell table:style-name="ce383" table:formula="of:=[.K22]*[.AJ13]" office:value-type="float" office:value="0.0000457072560954212" calcext:value-type="float">
            <text:p>0.0000</text:p>
          </table:table-cell>
          <table:table-cell table:style-name="ce383" table:formula="of:=[.L22]*[.AK13]" office:value-type="float" office:value="0" calcext:value-type="float">
            <text:p>0.0000</text:p>
          </table:table-cell>
          <table:table-cell table:style-name="ce358"/>
          <table:table-cell table:style-name="ce383" table:formula="of:=[.N22]*[.AM13]" office:value-type="float" office:value="4.78089288388547E-025" calcext:value-type="float">
            <text:p>0.0000</text:p>
          </table:table-cell>
          <table:table-cell table:style-name="ce383" table:formula="of:=[.O22]*[.AN13]" office:value-type="float" office:value="0.000335348032982129" calcext:value-type="float">
            <text:p>0.0003</text:p>
          </table:table-cell>
          <table:table-cell table:style-name="ce383" table:formula="of:=[.P22]*[.AO13]" office:value-type="float" office:value="8.75651076269652E-027" calcext:value-type="float">
            <text:p>0.0000</text:p>
          </table:table-cell>
          <table:table-cell table:style-name="ce383" table:formula="of:=[.Q22]*[.AP13]" office:value-type="float" office:value="0.0000453978545614124" calcext:value-type="float">
            <text:p>0.0000</text:p>
          </table:table-cell>
          <table:table-cell table:style-name="ce383" table:formula="of:=[.R22]*[.AQ13]" office:value-type="float" office:value="1.18506486423398E-027" calcext:value-type="float">
            <text:p>0.0000</text:p>
          </table:table-cell>
          <table:table-cell table:style-name="ce358"/>
          <table:table-cell table:style-name="ce383" table:formula="of:=[.T22]*[.AS13]" office:value-type="float" office:value="3.22134028599252E-027" calcext:value-type="float">
            <text:p>0.0000</text:p>
          </table:table-cell>
          <table:table-cell table:style-name="ce383" table:formula="of:=[.U22]*[.AT13]" office:value-type="float" office:value="0.000006142113474148" calcext:value-type="float">
            <text:p>0.0000</text:p>
          </table:table-cell>
          <table:table-cell table:style-name="ce383" table:formula="of:=[.V22]*[.AU13]" office:value-type="float" office:value="1.60381089054864E-028" calcext:value-type="float">
            <text:p>0.0000</text:p>
          </table:table-cell>
          <table:table-cell table:style-name="ce383" table:formula="of:=[.W22]*[.AV13]" office:value-type="float" office:value="0.000000305888337906987" calcext:value-type="float">
            <text:p>0.0000</text:p>
          </table:table-cell>
          <table:table-cell table:style-name="ce383" table:formula="of:=[.X22]*[.AW13]" office:value-type="float" office:value="2.17052201130364E-029" calcext:value-type="float">
            <text:p>0.0000</text:p>
          </table:table-cell>
          <table:table-cell table:style-name="ce358"/>
          <table:table-cell table:style-name="ce383" table:formula="of:=[.Z22]*[.AY13]" office:value-type="float" office:value="5.90009054159706E-029" calcext:value-type="float">
            <text:p>0.0000</text:p>
          </table:table-cell>
          <table:table-cell table:style-name="ce383" table:formula="of:=[.AA22]*[.AZ13]" office:value-type="float" office:value="0.000000112496732406123" calcext:value-type="float">
            <text:p>0.0000</text:p>
          </table:table-cell>
          <table:table-cell table:style-name="ce383" table:formula="of:=[.AB22]*[.BA13]" office:value-type="float" office:value="2.9374821117108E-030" calcext:value-type="float">
            <text:p>0.0000</text:p>
          </table:table-cell>
          <table:table-cell table:style-name="ce383" table:formula="of:=[.AC22]*[.BB13]" office:value-type="float" office:value="0.00000000560254033737948" calcext:value-type="float">
            <text:p>0.0000</text:p>
          </table:table-cell>
          <table:table-cell table:style-name="ce383" table:formula="of:=[.AD22]*[.BC13]" office:value-type="float" office:value="3.97544973590865E-031" calcext:value-type="float">
            <text:p>0.0000</text:p>
          </table:table-cell>
          <table:table-cell table:number-columns-repeated="959"/>
        </table:table-row>
        <table:table-row table:style-name="ro4">
          <table:table-cell/>
          <table:table-cell table:style-name="ce305"/>
          <table:table-cell table:number-columns-repeated="5" table:style-name="ce326" office:value-type="float" office:value="0" calcext:value-type="float">
            <text:p>0</text:p>
          </table:table-cell>
          <table:table-cell table:style-name="ce305"/>
          <table:table-cell/>
          <table:table-cell table:style-name="ce354"/>
          <table:table-cell table:style-name="ce353" office:value-type="float" office:value="0.999999879549696" calcext:value-type="float">
            <text:p>1.0000</text:p>
          </table:table-cell>
          <table:table-cell table:style-name="ce353" office:value-type="float" office:value="0.999999942183849" calcext:value-type="float">
            <text:p>1.0000</text:p>
          </table:table-cell>
          <table:table-cell table:style-name="ce353" office:value-type="float" office:value="0.999999974507721" calcext:value-type="float">
            <text:p>1.0000</text:p>
          </table:table-cell>
          <table:table-cell table:style-name="ce353" office:value-type="float" office:value="0.999999939774844" calcext:value-type="float">
            <text:p>1.0000</text:p>
          </table:table-cell>
          <table:table-cell table:style-name="ce353" office:value-type="float" office:value="0.999999896708638" calcext:value-type="float">
            <text:p>1.0000</text:p>
          </table:table-cell>
          <table:table-cell table:style-name="ce353" office:value-type="float" office:value="0.999999904654121" calcext:value-type="float">
            <text:p>1.0000</text:p>
          </table:table-cell>
          <table:table-cell table:style-name="ce353" office:value-type="float" office:value="0.999999968776356" calcext:value-type="float">
            <text:p>1.0000</text:p>
          </table:table-cell>
          <table:table-cell table:style-name="ce353" office:value-type="float" office:value="11.9999996940927" calcext:value-type="float">
            <text:p>12.0000</text:p>
          </table:table-cell>
          <table:table-cell table:style-name="ce353" office:value-type="float" office:value="0.00000113949643796478" calcext:value-type="float">
            <text:p>0.0000</text:p>
          </table:table-cell>
          <table:table-cell table:style-name="ce353" office:value-type="float" office:value="0.000000305907350339751" calcext:value-type="float">
            <text:p>0.0000</text:p>
          </table:table-cell>
          <table:table-cell table:style-name="ce353" office:value-type="float" office:value="12.9999988605036" calcext:value-type="float">
            <text:p>13.0000</text:p>
          </table:table-cell>
          <table:table-cell table:number-columns-repeated="11"/>
          <table:table-cell table:style-name="ce383" table:formula="of:=[.H23]*[.AG14]" office:value-type="float" office:value="0" calcext:value-type="float">
            <text:p>0.0000</text:p>
          </table:table-cell>
          <table:table-cell table:style-name="ce383" table:formula="of:=[.I23]*[.AH14]" office:value-type="float" office:value="0" calcext:value-type="float">
            <text:p>0.0000</text:p>
          </table:table-cell>
          <table:table-cell table:style-name="ce383" table:formula="of:=[.J23]*[.AI14]" office:value-type="float" office:value="0" calcext:value-type="float">
            <text:p>0.0000</text:p>
          </table:table-cell>
          <table:table-cell table:style-name="ce383" table:formula="of:=[.K23]*[.AJ14]" office:value-type="float" office:value="0" calcext:value-type="float">
            <text:p>0.0000</text:p>
          </table:table-cell>
          <table:table-cell table:style-name="ce383" table:formula="of:=[.L23]*[.AK14]" office:value-type="float" office:value="0" calcext:value-type="float">
            <text:p>0.0000</text:p>
          </table:table-cell>
          <table:table-cell table:style-name="ce358"/>
          <table:table-cell table:style-name="ce383" table:formula="of:=[.N23]*[.AM14]" office:value-type="float" office:value="3.13913279204803E-017" calcext:value-type="float">
            <text:p>0.0000</text:p>
          </table:table-cell>
          <table:table-cell table:style-name="ce383" table:formula="of:=[.O23]*[.AN14]" office:value-type="float" office:value="8.19401262399052E-040" calcext:value-type="float">
            <text:p>0.0000</text:p>
          </table:table-cell>
          <table:table-cell table:style-name="ce383" table:formula="of:=[.P23]*[.AO14]" office:value-type="float" office:value="5.74952226429356E-019" calcext:value-type="float">
            <text:p>0.0000</text:p>
          </table:table-cell>
          <table:table-cell table:style-name="ce383" table:formula="of:=[.Q23]*[.AP14]" office:value-type="float" office:value="1.10893901931214E-040" calcext:value-type="float">
            <text:p>0.0000</text:p>
          </table:table-cell>
          <table:table-cell table:style-name="ce383" table:formula="of:=[.R23]*[.AQ14]" office:value-type="float" office:value="7.7811322411338E-020" calcext:value-type="float">
            <text:p>0.0000</text:p>
          </table:table-cell>
          <table:table-cell table:style-name="ce358"/>
          <table:table-cell table:style-name="ce383" table:formula="of:=[.T23]*[.AS14]" office:value-type="float" office:value="5.74952226429356E-019" calcext:value-type="float">
            <text:p>0.0000</text:p>
          </table:table-cell>
          <table:table-cell table:style-name="ce383" table:formula="of:=[.U23]*[.AT14]" office:value-type="float" office:value="7.7811322411338E-020" calcext:value-type="float">
            <text:p>0.0000</text:p>
          </table:table-cell>
          <table:table-cell table:style-name="ce383" table:formula="of:=[.V23]*[.AU14]" office:value-type="float" office:value="1.05306173575538E-020" calcext:value-type="float">
            <text:p>0.0000</text:p>
          </table:table-cell>
          <table:table-cell table:style-name="ce383" table:formula="of:=[.W23]*[.AV14]" office:value-type="float" office:value="3.87399762868719E-021" calcext:value-type="float">
            <text:p>0.0000</text:p>
          </table:table-cell>
          <table:table-cell table:style-name="ce383" table:formula="of:=[.X23]*[.AW14]" office:value-type="float" office:value="1.42516408274094E-021" calcext:value-type="float">
            <text:p>0.0000</text:p>
          </table:table-cell>
          <table:table-cell table:style-name="ce358"/>
          <table:table-cell table:style-name="ce383" table:formula="of:=[.Z23]*[.AY14]" office:value-type="float" office:value="3.87399762868719E-021" calcext:value-type="float">
            <text:p>0.0000</text:p>
          </table:table-cell>
          <table:table-cell table:style-name="ce383" table:formula="of:=[.AA23]*[.AZ14]" office:value-type="float" office:value="1.42516408274094E-021" calcext:value-type="float">
            <text:p>0.0000</text:p>
          </table:table-cell>
          <table:table-cell table:style-name="ce383" table:formula="of:=[.AB23]*[.BA14]" office:value-type="float" office:value="1.92874984796392E-022" calcext:value-type="float">
            <text:p>0.0000</text:p>
          </table:table-cell>
          <table:table-cell table:style-name="ce383" table:formula="of:=[.AC23]*[.BB14]" office:value-type="float" office:value="7.09547416228471E-023" calcext:value-type="float">
            <text:p>0.0000</text:p>
          </table:table-cell>
          <table:table-cell table:style-name="ce383" table:formula="of:=[.AD23]*[.BC14]" office:value-type="float" office:value="2.6102790696677E-023" calcext:value-type="float">
            <text:p>0.0000</text:p>
          </table:table-cell>
          <table:table-cell table:number-columns-repeated="959"/>
        </table:table-row>
        <table:table-row table:style-name="ro4">
          <table:table-cell/>
          <table:table-cell table:style-name="ce305"/>
          <table:table-cell table:style-name="ce327" table:number-columns-repeated="5"/>
          <table:table-cell table:style-name="ce305"/>
          <table:table-cell/>
          <table:table-cell table:style-name="ce353" office:value-type="string" calcext:value-type="string">
            <text:p>Difference</text:p>
          </table:table-cell>
          <table:table-cell table:style-name="ce86" office:value-type="percentage" office:value="0.0833333254201644" calcext:value-type="percentage">
            <text:p>8.33%</text:p>
          </table:table-cell>
          <table:table-cell table:style-name="ce86" office:value-type="percentage" office:value="0.04" calcext:value-type="percentage">
            <text:p>4.00%</text:p>
          </table:table-cell>
          <table:table-cell table:style-name="ce86" office:value-type="percentage" office:value="0.0833333333333333" calcext:value-type="percentage">
            <text:p>8.33%</text:p>
          </table:table-cell>
          <table:table-cell table:style-name="ce86" office:value-type="percentage" office:value="0.0434782619122674" calcext:value-type="percentage">
            <text:p>4.35%</text:p>
          </table:table-cell>
          <table:table-cell table:style-name="ce86" office:value-type="percentage" office:value="0.0000000093901230124871" calcext:value-type="percentage">
            <text:p>0.00%</text:p>
          </table:table-cell>
          <table:table-cell table:style-name="ce86" office:value-type="percentage" office:value="0" calcext:value-type="percentage">
            <text:p>0.00%</text:p>
          </table:table-cell>
          <table:table-cell table:style-name="ce86" office:value-type="percentage" office:value="0.0714285729411127" calcext:value-type="percentage">
            <text:p>7.14%</text:p>
          </table:table-cell>
          <table:table-cell table:style-name="ce353" table:number-columns-repeated="4"/>
          <table:table-cell table:number-columns-repeated="11"/>
          <table:table-cell table:style-name="ce383" table:formula="of:=[.H24]*[.AG15]" office:value-type="float" office:value="0.00000000209915917540716" calcext:value-type="float">
            <text:p>0.0000</text:p>
          </table:table-cell>
          <table:table-cell table:style-name="ce383" table:formula="of:=[.I24]*[.AH15]" office:value-type="float" office:value="0" calcext:value-type="float">
            <text:p>0.0000</text:p>
          </table:table-cell>
          <table:table-cell table:style-name="ce383" table:formula="of:=[.J24]*[.AI15]" office:value-type="float" office:value="0.000000000102618796295956" calcext:value-type="float">
            <text:p>0.0000</text:p>
          </table:table-cell>
          <table:table-cell table:style-name="ce383" table:formula="of:=[.K24]*[.AJ15]" office:value-type="float" office:value="7.28129017832164E-033" calcext:value-type="float">
            <text:p>0.0000</text:p>
          </table:table-cell>
          <table:table-cell table:style-name="ce383" table:formula="of:=[.L24]*[.AK15]" office:value-type="float" office:value="0.00000000000520439247250826" calcext:value-type="float">
            <text:p>0.0000</text:p>
          </table:table-cell>
          <table:table-cell table:style-name="ce358"/>
          <table:table-cell table:style-name="ce383" table:formula="of:=[.N24]*[.AM15]" office:value-type="float" office:value="0.00000000206115361811187" calcext:value-type="float">
            <text:p>0.0000</text:p>
          </table:table-cell>
          <table:table-cell table:style-name="ce383" table:formula="of:=[.O24]*[.AN15]" office:value-type="float" office:value="5.38018616002114E-032" calcext:value-type="float">
            <text:p>0.0000</text:p>
          </table:table-cell>
          <table:table-cell table:style-name="ce383" table:formula="of:=[.P24]*[.AO15]" office:value-type="float" office:value="0.999999999897368" calcext:value-type="float">
            <text:p>1.0000</text:p>
          </table:table-cell>
          <table:table-cell table:style-name="ce383" table:formula="of:=[.Q24]*[.AP15]" office:value-type="float" office:value="1" calcext:value-type="float">
            <text:p>1.0000</text:p>
          </table:table-cell>
          <table:table-cell table:style-name="ce383" table:formula="of:=[.R24]*[.AQ15]" office:value-type="float" office:value="0.00000000000510908902803674" calcext:value-type="float">
            <text:p>0.0000</text:p>
          </table:table-cell>
          <table:table-cell table:style-name="ce358"/>
          <table:table-cell table:style-name="ce383" table:formula="of:=[.T24]*[.AS15]" office:value-type="float" office:value="0.0000000000377513453635449" calcext:value-type="float">
            <text:p>0.0000</text:p>
          </table:table-cell>
          <table:table-cell table:style-name="ce383" table:formula="of:=[.U24]*[.AT15]" office:value-type="float" office:value="9.85415468611126E-034" calcext:value-type="float">
            <text:p>0.0000</text:p>
          </table:table-cell>
          <table:table-cell table:style-name="ce383" table:formula="of:=[.V24]*[.AU15]" office:value-type="float" office:value="0.0000000000000126641655477944" calcext:value-type="float">
            <text:p>0.0000</text:p>
          </table:table-cell>
          <table:table-cell table:style-name="ce383" table:formula="of:=[.W24]*[.AV15]" office:value-type="float" office:value="2.44260073774053E-036" calcext:value-type="float">
            <text:p>0.0000</text:p>
          </table:table-cell>
          <table:table-cell table:style-name="ce383" table:formula="of:=[.X24]*[.AW15]" office:value-type="float" office:value="0.0000000000000935762296879148" calcext:value-type="float">
            <text:p>0.0000</text:p>
          </table:table-cell>
          <table:table-cell table:style-name="ce358"/>
          <table:table-cell table:style-name="ce383" table:formula="of:=[.Z24]*[.AY15]" office:value-type="float" office:value="0.000000000000254366564203736" calcext:value-type="float">
            <text:p>0.0000</text:p>
          </table:table-cell>
          <table:table-cell table:style-name="ce383" table:formula="of:=[.AA24]*[.AZ15]" office:value-type="float" office:value="1.80485138784542E-035" calcext:value-type="float">
            <text:p>0.0000</text:p>
          </table:table-cell>
          <table:table-cell table:style-name="ce383" table:formula="of:=[.AB24]*[.BA15]" office:value-type="float" office:value="2.31952283000551E-016" calcext:value-type="float">
            <text:p>0.0000</text:p>
          </table:table-cell>
          <table:table-cell table:style-name="ce383" table:formula="of:=[.AC24]*[.BB15]" office:value-type="float" office:value="1.64581143108227E-038" calcext:value-type="float">
            <text:p>0.0000</text:p>
          </table:table-cell>
          <table:table-cell table:style-name="ce383" table:formula="of:=[.AD24]*[.BC15]" office:value-type="float" office:value="1.71390843153309E-015" calcext:value-type="float">
            <text:p>0.0000</text:p>
          </table:table-cell>
          <table:table-cell table:number-columns-repeated="959"/>
        </table:table-row>
        <table:table-row table:style-name="ro4">
          <table:table-cell/>
          <table:table-cell table:style-name="ce305"/>
          <table:table-cell table:style-name="ce309" office:value-type="string" calcext:value-type="string" table:number-columns-spanned="5" table:number-rows-spanned="1">
            <text:p>Prediction ŷ</text:p>
          </table:table-cell>
          <table:covered-table-cell table:number-columns-repeated="4"/>
          <table:table-cell table:style-name="ce305"/>
          <table:table-cell/>
          <table:table-cell table:style-name="ce355" table:number-columns-repeated="12"/>
          <table:table-cell table:number-columns-repeated="11"/>
          <table:table-cell table:style-name="ce383" table:formula="of:=[.H25]*[.AG16]" office:value-type="float" office:value="0" calcext:value-type="float">
            <text:p>0.0000</text:p>
          </table:table-cell>
          <table:table-cell table:style-name="ce383" table:formula="of:=[.I25]*[.AH16]" office:value-type="float" office:value="0" calcext:value-type="float">
            <text:p>0.0000</text:p>
          </table:table-cell>
          <table:table-cell table:style-name="ce383" table:formula="of:=[.J25]*[.AI16]" office:value-type="float" office:value="0" calcext:value-type="float">
            <text:p>0.0000</text:p>
          </table:table-cell>
          <table:table-cell table:style-name="ce383" table:formula="of:=[.K25]*[.AJ16]" office:value-type="float" office:value="0" calcext:value-type="float">
            <text:p>0.0000</text:p>
          </table:table-cell>
          <table:table-cell table:style-name="ce383" table:formula="of:=[.L25]*[.AK16]" office:value-type="float" office:value="0.000341485950822776" calcext:value-type="float">
            <text:p>0.0003</text:p>
          </table:table-cell>
          <table:table-cell table:style-name="ce358"/>
          <table:table-cell table:style-name="ce383" table:formula="of:=[.N25]*[.AM16]" office:value-type="float" office:value="2.6102790696677E-023" calcext:value-type="float">
            <text:p>0.0000</text:p>
          </table:table-cell>
          <table:table-cell table:style-name="ce383" table:formula="of:=[.O25]*[.AN16]" office:value-type="float" office:value="3.53262857220081E-024" calcext:value-type="float">
            <text:p>0.0000</text:p>
          </table:table-cell>
          <table:table-cell table:style-name="ce383" table:formula="of:=[.P25]*[.AO16]" office:value-type="float" office:value="1.2995814250075E-024" calcext:value-type="float">
            <text:p>0.0000</text:p>
          </table:table-cell>
          <table:table-cell table:style-name="ce383" table:formula="of:=[.Q25]*[.AP16]" office:value-type="float" office:value="4.78089288388547E-025" calcext:value-type="float">
            <text:p>0.0000</text:p>
          </table:table-cell>
          <table:table-cell table:style-name="ce383" table:formula="of:=[.R25]*[.AQ16]" office:value-type="float" office:value="0.000335348032982129" calcext:value-type="float">
            <text:p>0.0003</text:p>
          </table:table-cell>
          <table:table-cell table:style-name="ce358"/>
          <table:table-cell table:style-name="ce383" table:formula="of:=[.T25]*[.AS16]" office:value-type="float" office:value="4.78089288388547E-025" calcext:value-type="float">
            <text:p>0.0000</text:p>
          </table:table-cell>
          <table:table-cell table:style-name="ce383" table:formula="of:=[.U25]*[.AT16]" office:value-type="float" office:value="6.47023492564546E-026" calcext:value-type="float">
            <text:p>0.0000</text:p>
          </table:table-cell>
          <table:table-cell table:style-name="ce383" table:formula="of:=[.V25]*[.AU16]" office:value-type="float" office:value="2.3802664086944E-026" calcext:value-type="float">
            <text:p>0.0000</text:p>
          </table:table-cell>
          <table:table-cell table:style-name="ce383" table:formula="of:=[.W25]*[.AV16]" office:value-type="float" office:value="8.75651076269652E-027" calcext:value-type="float">
            <text:p>0.0000</text:p>
          </table:table-cell>
          <table:table-cell table:style-name="ce383" table:formula="of:=[.X25]*[.AW16]" office:value-type="float" office:value="0.000006142113474148" calcext:value-type="float">
            <text:p>0.0000</text:p>
          </table:table-cell>
          <table:table-cell table:style-name="ce358"/>
          <table:table-cell table:style-name="ce383" table:formula="of:=[.Z25]*[.AY16]" office:value-type="float" office:value="3.22134028599252E-027" calcext:value-type="float">
            <text:p>0.0000</text:p>
          </table:table-cell>
          <table:table-cell table:style-name="ce383" table:formula="of:=[.AA25]*[.AZ16]" office:value-type="float" office:value="1.18506486423398E-027" calcext:value-type="float">
            <text:p>0.0000</text:p>
          </table:table-cell>
          <table:table-cell table:style-name="ce383" table:formula="of:=[.AB25]*[.BA16]" office:value-type="float" office:value="4.35961000006308E-028" calcext:value-type="float">
            <text:p>0.0000</text:p>
          </table:table-cell>
          <table:table-cell table:style-name="ce383" table:formula="of:=[.AC25]*[.BB16]" office:value-type="float" office:value="5.90009054159706E-029" calcext:value-type="float">
            <text:p>0.0000</text:p>
          </table:table-cell>
          <table:table-cell table:style-name="ce383" table:formula="of:=[.AD25]*[.BC16]" office:value-type="float" office:value="0.000000112496732406123" calcext:value-type="float">
            <text:p>0.0000</text:p>
          </table:table-cell>
          <table:table-cell table:number-columns-repeated="959"/>
        </table:table-row>
        <table:table-row table:style-name="ro4">
          <table:table-cell/>
          <table:table-cell table:style-name="ce305"/>
          <table:table-cell table:number-columns-repeated="3" table:style-name="ce328" office:value-type="float" office:value="1" calcext:value-type="float">
            <text:p>1</text:p>
          </table:table-cell>
          <table:table-cell table:number-columns-repeated="2" table:style-name="ce329" office:value-type="float" office:value="0" calcext:value-type="float">
            <text:p>0</text:p>
          </table:table-cell>
          <table:table-cell table:style-name="ce305"/>
          <table:table-cell/>
          <table:table-cell table:style-name="ce353"/>
          <table:table-cell table:style-name="ce353" office:value-type="string" calcext:value-type="string">
            <text:p>Iou</text:p>
          </table:table-cell>
          <table:table-cell table:style-name="ce353" office:value-type="string" calcext:value-type="string">
            <text:p>Accuracy</text:p>
          </table:table-cell>
          <table:table-cell table:style-name="ce353" office:value-type="string" calcext:value-type="string">
            <text:p>Recall</text:p>
          </table:table-cell>
          <table:table-cell table:style-name="ce353" office:value-type="string" calcext:value-type="string">
            <text:p>Dice</text:p>
          </table:table-cell>
          <table:table-cell table:style-name="ce353" office:value-type="string" calcext:value-type="string">
            <text:p>Precision</text:p>
          </table:table-cell>
          <table:table-cell table:style-name="ce353" office:value-type="string" calcext:value-type="string">
            <text:p>Spec</text:p>
          </table:table-cell>
          <table:table-cell table:style-name="ce353" office:value-type="string" calcext:value-type="string">
            <text:p>NPV</text:p>
          </table:table-cell>
          <table:table-cell table:style-name="ce353" office:value-type="string" calcext:value-type="string">
            <text:p>TP</text:p>
          </table:table-cell>
          <table:table-cell table:style-name="ce353" office:value-type="string" calcext:value-type="string">
            <text:p>FP</text:p>
          </table:table-cell>
          <table:table-cell table:style-name="ce353" office:value-type="string" calcext:value-type="string">
            <text:p>FN</text:p>
          </table:table-cell>
          <table:table-cell table:style-name="ce353" office:value-type="string" calcext:value-type="string">
            <text:p>TN</text:p>
          </table:table-cell>
          <table:table-cell table:number-columns-repeated="11"/>
          <table:table-cell table:style-name="ce383" table:formula="of:=[.H26]*[.AG17]" office:value-type="float" office:value="0" calcext:value-type="float">
            <text:p>0.0000</text:p>
          </table:table-cell>
          <table:table-cell table:style-name="ce383" table:formula="of:=[.I26]*[.AH17]" office:value-type="float" office:value="0" calcext:value-type="float">
            <text:p>0.0000</text:p>
          </table:table-cell>
          <table:table-cell table:style-name="ce383" table:formula="of:=[.J26]*[.AI17]" office:value-type="float" office:value="0" calcext:value-type="float">
            <text:p>0.0000</text:p>
          </table:table-cell>
          <table:table-cell table:style-name="ce383" table:formula="of:=[.K26]*[.AJ17]" office:value-type="float" office:value="0" calcext:value-type="float">
            <text:p>0.0000</text:p>
          </table:table-cell>
          <table:table-cell table:style-name="ce383" table:formula="of:=[.L26]*[.AK17]" office:value-type="float" office:value="0" calcext:value-type="float">
            <text:p>0.0000</text:p>
          </table:table-cell>
          <table:table-cell table:style-name="ce358"/>
          <table:table-cell table:style-name="ce383" table:formula="of:=[.N26]*[.AM17]" office:value-type="float" office:value="3.30570062676073E-037" calcext:value-type="float">
            <text:p>0.0000</text:p>
          </table:table-cell>
          <table:table-cell table:style-name="ce383" table:formula="of:=[.O26]*[.AN17]" office:value-type="float" office:value="2.31952283024357E-016" calcext:value-type="float">
            <text:p>0.0000</text:p>
          </table:table-cell>
          <table:table-cell table:style-name="ce383" table:formula="of:=[.P26]*[.AO17]" office:value-type="float" office:value="1.64581143108227E-038" calcext:value-type="float">
            <text:p>0.0000</text:p>
          </table:table-cell>
          <table:table-cell table:style-name="ce383" table:formula="of:=[.Q26]*[.AP17]" office:value-type="float" office:value="3.13913279204803E-017" calcext:value-type="float">
            <text:p>0.0000</text:p>
          </table:table-cell>
          <table:table-cell table:style-name="ce383" table:formula="of:=[.R26]*[.AQ17]" office:value-type="float" office:value="8.19401262399052E-040" calcext:value-type="float">
            <text:p>0.0000</text:p>
          </table:table-cell>
          <table:table-cell table:style-name="ce358"/>
          <table:table-cell table:style-name="ce383" table:formula="of:=[.T26]*[.AS17]" office:value-type="float" office:value="6.05460189540119E-039" calcext:value-type="float">
            <text:p>0.0000</text:p>
          </table:table-cell>
          <table:table-cell table:style-name="ce383" table:formula="of:=[.U26]*[.AT17]" office:value-type="float" office:value="4.24835425529159E-018" calcext:value-type="float">
            <text:p>0.0000</text:p>
          </table:table-cell>
          <table:table-cell table:style-name="ce383" table:formula="of:=[.V26]*[.AU17]" office:value-type="float" office:value="3.01440878506538E-040" calcext:value-type="float">
            <text:p>0.0000</text:p>
          </table:table-cell>
          <table:table-cell table:style-name="ce383" table:formula="of:=[.W26]*[.AV17]" office:value-type="float" office:value="5.74952226429356E-019" calcext:value-type="float">
            <text:p>0.0000</text:p>
          </table:table-cell>
          <table:table-cell table:style-name="ce383" table:formula="of:=[.X26]*[.AW17]" office:value-type="float" office:value="7.7811322411338E-020" calcext:value-type="float">
            <text:p>0.0000</text:p>
          </table:table-cell>
          <table:table-cell table:style-name="ce358"/>
          <table:table-cell table:style-name="ce383" table:formula="of:=[.Z26]*[.AY17]" office:value-type="float" office:value="5.74952226429356E-019" calcext:value-type="float">
            <text:p>0.0000</text:p>
          </table:table-cell>
          <table:table-cell table:style-name="ce383" table:formula="of:=[.AA26]*[.AZ17]" office:value-type="float" office:value="7.7811322411338E-020" calcext:value-type="float">
            <text:p>0.0000</text:p>
          </table:table-cell>
          <table:table-cell table:style-name="ce383" table:formula="of:=[.AB26]*[.BA17]" office:value-type="float" office:value="2.86251858054939E-020" calcext:value-type="float">
            <text:p>0.0000</text:p>
          </table:table-cell>
          <table:table-cell table:style-name="ce383" table:formula="of:=[.AC26]*[.BB17]" office:value-type="float" office:value="3.87399762868719E-021" calcext:value-type="float">
            <text:p>0.0000</text:p>
          </table:table-cell>
          <table:table-cell table:style-name="ce383" table:formula="of:=[.AD26]*[.BC17]" office:value-type="float" office:value="1.42516408274094E-021" calcext:value-type="float">
            <text:p>0.0000</text:p>
          </table:table-cell>
          <table:table-cell table:number-columns-repeated="959"/>
        </table:table-row>
        <table:table-row table:style-name="ro4">
          <table:table-cell/>
          <table:table-cell table:style-name="ce305"/>
          <table:table-cell table:style-name="ce328" office:value-type="float" office:value="1" calcext:value-type="float">
            <text:p>1</text:p>
          </table:table-cell>
          <table:table-cell table:number-columns-repeated="2" table:style-name="ce337" office:value-type="float" office:value="1" calcext:value-type="float">
            <text:p>1</text:p>
          </table:table-cell>
          <table:table-cell table:style-name="ce339" office:value-type="float" office:value="0" calcext:value-type="float">
            <text:p>0</text:p>
          </table:table-cell>
          <table:table-cell table:style-name="ce329" office:value-type="float" office:value="0" calcext:value-type="float">
            <text:p>0</text:p>
          </table:table-cell>
          <table:table-cell table:style-name="ce305"/>
          <table:table-cell/>
          <table:table-cell table:style-name="ce353"/>
          <table:table-cell table:style-name="ce353" office:value-type="float" office:value="0.923076818634608" calcext:value-type="float">
            <text:p>0.9231</text:p>
          </table:table-cell>
          <table:table-cell table:style-name="ce353" office:value-type="float" office:value="0.959999942183848" calcext:value-type="float">
            <text:p>0.9600</text:p>
          </table:table-cell>
          <table:table-cell table:style-name="ce353" office:value-type="float" office:value="0.999999974507721" calcext:value-type="float">
            <text:p>1.0000</text:p>
          </table:table-cell>
          <table:table-cell table:style-name="ce353" office:value-type="float" office:value="0.959999943517593" calcext:value-type="float">
            <text:p>0.9600</text:p>
          </table:table-cell>
          <table:table-cell table:style-name="ce353" office:value-type="float" office:value="0.923076833255245" calcext:value-type="float">
            <text:p>0.9231</text:p>
          </table:table-cell>
          <table:table-cell table:style-name="ce353" office:value-type="float" office:value="0.92307682832276" calcext:value-type="float">
            <text:p>0.9231</text:p>
          </table:table-cell>
          <table:table-cell table:style-name="ce353" office:value-type="float" office:value="0.999999966174385" calcext:value-type="float">
            <text:p>1.0000</text:p>
          </table:table-cell>
          <table:table-cell table:style-name="ce353" office:value-type="float" office:value="11.9999996940927" calcext:value-type="float">
            <text:p>12.0000</text:p>
          </table:table-cell>
          <table:table-cell table:style-name="ce353" office:value-type="float" office:value="1.00000113949644" calcext:value-type="float">
            <text:p>1.0000</text:p>
          </table:table-cell>
          <table:table-cell table:style-name="ce353" office:value-type="float" office:value="0.000000305907350339751" calcext:value-type="float">
            <text:p>0.0000</text:p>
          </table:table-cell>
          <table:table-cell table:style-name="ce353" office:value-type="float" office:value="11.9999988605036" calcext:value-type="float">
            <text:p>12.0000</text:p>
          </table:table-cell>
          <table:table-cell table:number-columns-repeated="993"/>
        </table:table-row>
        <table:table-row table:style-name="ro4">
          <table:table-cell/>
          <table:table-cell table:style-name="ce305"/>
          <table:table-cell table:style-name="ce328" office:value-type="float" office:value="1" calcext:value-type="float">
            <text:p>1</text:p>
          </table:table-cell>
          <table:table-cell table:number-columns-repeated="2" table:style-name="ce337" office:value-type="float" office:value="1" calcext:value-type="float">
            <text:p>1</text:p>
          </table:table-cell>
          <table:table-cell table:style-name="ce339" office:value-type="float" office:value="0" calcext:value-type="float">
            <text:p>0</text:p>
          </table:table-cell>
          <table:table-cell table:style-name="ce329" office:value-type="float" office:value="0" calcext:value-type="float">
            <text:p>0</text:p>
          </table:table-cell>
          <table:table-cell table:style-name="ce305"/>
          <table:table-cell/>
          <table:table-cell table:style-name="ce354"/>
          <table:table-cell table:style-name="ce353" office:value-type="float" office:value="0.999999879549696" calcext:value-type="float">
            <text:p>1.0000</text:p>
          </table:table-cell>
          <table:table-cell table:style-name="ce353" office:value-type="float" office:value="0.999999942183849" calcext:value-type="float">
            <text:p>1.0000</text:p>
          </table:table-cell>
          <table:table-cell table:style-name="ce353" office:value-type="float" office:value="0.999999974507721" calcext:value-type="float">
            <text:p>1.0000</text:p>
          </table:table-cell>
          <table:table-cell table:style-name="ce353" office:value-type="float" office:value="0.999999939774844" calcext:value-type="float">
            <text:p>1.0000</text:p>
          </table:table-cell>
          <table:table-cell table:style-name="ce353" office:value-type="float" office:value="0.999999896708638" calcext:value-type="float">
            <text:p>1.0000</text:p>
          </table:table-cell>
          <table:table-cell table:style-name="ce353" office:value-type="float" office:value="0.999999904654121" calcext:value-type="float">
            <text:p>1.0000</text:p>
          </table:table-cell>
          <table:table-cell table:style-name="ce353" office:value-type="float" office:value="0.999999968776356" calcext:value-type="float">
            <text:p>1.0000</text:p>
          </table:table-cell>
          <table:table-cell table:style-name="ce353" office:value-type="float" office:value="11.9999996940927" calcext:value-type="float">
            <text:p>12.0000</text:p>
          </table:table-cell>
          <table:table-cell table:style-name="ce353" office:value-type="float" office:value="0.00000113949643796478" calcext:value-type="float">
            <text:p>0.0000</text:p>
          </table:table-cell>
          <table:table-cell table:style-name="ce353" office:value-type="float" office:value="0.000000305907350339751" calcext:value-type="float">
            <text:p>0.0000</text:p>
          </table:table-cell>
          <table:table-cell table:style-name="ce353" office:value-type="float" office:value="12.9999988605036" calcext:value-type="float">
            <text:p>13.0000</text:p>
          </table:table-cell>
          <table:table-cell table:number-columns-repeated="993"/>
        </table:table-row>
        <table:table-row table:style-name="ro4">
          <table:table-cell/>
          <table:table-cell table:style-name="ce305"/>
          <table:table-cell table:style-name="ce329" office:value-type="float" office:value="0" calcext:value-type="float">
            <text:p>0</text:p>
          </table:table-cell>
          <table:table-cell table:style-name="ce337" office:value-type="float" office:value="1" calcext:value-type="float">
            <text:p>1</text:p>
          </table:table-cell>
          <table:table-cell table:number-columns-repeated="2" table:style-name="ce339" office:value-type="float" office:value="0" calcext:value-type="float">
            <text:p>0</text:p>
          </table:table-cell>
          <table:table-cell table:style-name="ce329" office:value-type="float" office:value="0" calcext:value-type="float">
            <text:p>0</text:p>
          </table:table-cell>
          <table:table-cell table:style-name="ce305"/>
          <table:table-cell/>
          <table:table-cell table:style-name="ce353" office:value-type="string" calcext:value-type="string">
            <text:p>Difference</text:p>
          </table:table-cell>
          <table:table-cell table:style-name="ce86" office:value-type="percentage" office:value="0.0769230609150878" calcext:value-type="percentage">
            <text:p>7.69%</text:p>
          </table:table-cell>
          <table:table-cell table:style-name="ce86" office:value-type="percentage" office:value="0.04" calcext:value-type="percentage">
            <text:p>4.00%</text:p>
          </table:table-cell>
          <table:table-cell table:style-name="ce86" office:value-type="percentage" office:value="0" calcext:value-type="percentage">
            <text:p>0.00%</text:p>
          </table:table-cell>
          <table:table-cell table:style-name="ce86" office:value-type="percentage" office:value="0.0399999962572514" calcext:value-type="percentage">
            <text:p>4.00%</text:p>
          </table:table-cell>
          <table:table-cell table:style-name="ce86" office:value-type="percentage" office:value="0.0769230634533927" calcext:value-type="percentage">
            <text:p>7.69%</text:p>
          </table:table-cell>
          <table:table-cell table:style-name="ce86" office:value-type="percentage" office:value="0.076923076331361" calcext:value-type="percentage">
            <text:p>7.69%</text:p>
          </table:table-cell>
          <table:table-cell table:style-name="ce86" office:value-type="percentage" office:value="0.00000000260197052792677" calcext:value-type="percentage">
            <text:p>0.00%</text:p>
          </table:table-cell>
          <table:table-cell table:style-name="ce353" table:number-columns-repeated="4"/>
          <table:table-cell table:number-columns-repeated="993"/>
        </table:table-row>
        <table:table-row table:style-name="ro4">
          <table:table-cell/>
          <table:table-cell table:style-name="ce305"/>
          <table:table-cell table:number-columns-repeated="5" table:style-name="ce329" office:value-type="float" office:value="0" calcext:value-type="float">
            <text:p>0</text:p>
          </table:table-cell>
          <table:table-cell table:style-name="ce305"/>
          <table:table-cell/>
          <table:table-cell table:style-name="ce355" table:number-columns-repeated="12"/>
          <table:table-cell table:number-columns-repeated="993"/>
        </table:table-row>
        <table:table-row table:style-name="ro4">
          <table:table-cell/>
          <table:table-cell table:style-name="ce305" table:number-columns-repeated="7"/>
          <table:table-cell/>
          <table:table-cell table:style-name="ce356"/>
          <table:table-cell table:style-name="ce356" office:value-type="string" calcext:value-type="string">
            <text:p>Iou</text:p>
          </table:table-cell>
          <table:table-cell table:style-name="ce356" office:value-type="string" calcext:value-type="string">
            <text:p>Accuracy</text:p>
          </table:table-cell>
          <table:table-cell table:style-name="ce356" office:value-type="string" calcext:value-type="string">
            <text:p>Recall</text:p>
          </table:table-cell>
          <table:table-cell table:style-name="ce356" office:value-type="string" calcext:value-type="string">
            <text:p>Dice</text:p>
          </table:table-cell>
          <table:table-cell table:style-name="ce356" office:value-type="string" calcext:value-type="string">
            <text:p>Precision</text:p>
          </table:table-cell>
          <table:table-cell table:style-name="ce356" office:value-type="string" calcext:value-type="string">
            <text:p>Spec</text:p>
          </table:table-cell>
          <table:table-cell table:style-name="ce356" office:value-type="string" calcext:value-type="string">
            <text:p>NPV</text:p>
          </table:table-cell>
          <table:table-cell table:style-name="ce356" office:value-type="string" calcext:value-type="string">
            <text:p>TP</text:p>
          </table:table-cell>
          <table:table-cell table:style-name="ce356" office:value-type="string" calcext:value-type="string">
            <text:p>FP</text:p>
          </table:table-cell>
          <table:table-cell table:style-name="ce356" office:value-type="string" calcext:value-type="string">
            <text:p>FN</text:p>
          </table:table-cell>
          <table:table-cell table:style-name="ce356" office:value-type="string" calcext:value-type="string">
            <text:p>TN</text:p>
          </table:table-cell>
          <table:table-cell table:number-columns-repeated="993"/>
        </table:table-row>
        <table:table-row table:style-name="ro4">
          <table:table-cell table:number-columns-repeated="9"/>
          <table:table-cell table:style-name="ce353"/>
          <table:table-cell table:style-name="ce356" office:value-type="float" office:value="0.666666311479094" calcext:value-type="float">
            <text:p>0.6667</text:p>
          </table:table-cell>
          <table:table-cell table:style-name="ce356" office:value-type="float" office:value="0.959999942184257" calcext:value-type="float">
            <text:p>0.9600</text:p>
          </table:table-cell>
          <table:table-cell table:style-name="ce356" office:value-type="float" office:value="0.666666564699253" calcext:value-type="float">
            <text:p>0.6667</text:p>
          </table:table-cell>
          <table:table-cell table:style-name="ce356" office:value-type="float" office:value="0.799999744264893" calcext:value-type="float">
            <text:p>0.8000</text:p>
          </table:table-cell>
          <table:table-cell table:style-name="ce356" office:value-type="float" office:value="0.999999380254626" calcext:value-type="float">
            <text:p>1.0000</text:p>
          </table:table-cell>
          <table:table-cell table:style-name="ce356" office:value-type="float" office:value="0.999999943659485" calcext:value-type="float">
            <text:p>1.0000</text:p>
          </table:table-cell>
          <table:table-cell table:style-name="ce370" office:value-type="float" office:value="0.956521720095764" calcext:value-type="float">
            <text:p>0.9565</text:p>
          </table:table-cell>
          <table:table-cell table:style-name="ce356" office:value-type="float" office:value="1.99999969409776" calcext:value-type="float">
            <text:p>2.0000</text:p>
          </table:table-cell>
          <table:table-cell table:style-name="ce356" office:value-type="float" office:value="0.00000113949132716414" calcext:value-type="float">
            <text:p>0.0000</text:p>
          </table:table-cell>
          <table:table-cell table:style-name="ce356" office:value-type="float" office:value="1.00000030590224" calcext:value-type="float">
            <text:p>1.0000</text:p>
          </table:table-cell>
          <table:table-cell table:style-name="ce356" office:value-type="float" office:value="21.9999988605087" calcext:value-type="float">
            <text:p>22.0000</text:p>
          </table:table-cell>
          <table:table-cell table:number-columns-repeated="993"/>
        </table:table-row>
        <table:table-row table:style-name="ro4">
          <table:table-cell table:number-columns-repeated="9"/>
          <table:table-cell table:style-name="ce354"/>
          <table:table-cell table:style-name="ce356" office:value-type="float" office:value="0.999999518202328" calcext:value-type="float">
            <text:p>1.0000</text:p>
          </table:table-cell>
          <table:table-cell table:style-name="ce356" office:value-type="float" office:value="0.999999942184257" calcext:value-type="float">
            <text:p>1.0000</text:p>
          </table:table-cell>
          <table:table-cell table:style-name="ce356" office:value-type="float" office:value="0.999999898032587" calcext:value-type="float">
            <text:p>1.0000</text:p>
          </table:table-cell>
          <table:table-cell table:style-name="ce356" office:value-type="float" office:value="0.999999759101106" calcext:value-type="float">
            <text:p>1.0000</text:p>
          </table:table-cell>
          <table:table-cell table:style-name="ce356" office:value-type="float" office:value="0.999999586836353" calcext:value-type="float">
            <text:p>1.0000</text:p>
          </table:table-cell>
          <table:table-cell table:style-name="ce356" office:value-type="float" office:value="0.999999943659485" calcext:value-type="float">
            <text:p>1.0000</text:p>
          </table:table-cell>
          <table:table-cell table:style-name="ce356" office:value-type="float" office:value="0.999999981549897" calcext:value-type="float">
            <text:p>1.0000</text:p>
          </table:table-cell>
          <table:table-cell table:style-name="ce356" office:value-type="float" office:value="2.99999969409776" calcext:value-type="float">
            <text:p>3.0000</text:p>
          </table:table-cell>
          <table:table-cell table:style-name="ce356" office:value-type="float" office:value="0.00000113949132716414" calcext:value-type="float">
            <text:p>0.0000</text:p>
          </table:table-cell>
          <table:table-cell table:style-name="ce356" office:value-type="float" office:value="0.00000030590223953908" calcext:value-type="float">
            <text:p>0.0000</text:p>
          </table:table-cell>
          <table:table-cell table:style-name="ce356" office:value-type="float" office:value="21.9999988605087" calcext:value-type="float">
            <text:p>22.0000</text:p>
          </table:table-cell>
          <table:table-cell table:number-columns-repeated="993"/>
        </table:table-row>
        <table:table-row table:style-name="ro4">
          <table:table-cell table:number-columns-repeated="9"/>
          <table:table-cell table:style-name="ce356" office:value-type="string" calcext:value-type="string">
            <text:p>Difference</text:p>
          </table:table-cell>
          <table:table-cell table:style-name="ce87" office:value-type="percentage" office:value="0.333333206723234" calcext:value-type="percentage">
            <text:p>33.33%</text:p>
          </table:table-cell>
          <table:table-cell table:style-name="ce87" office:value-type="percentage" office:value="0.04" calcext:value-type="percentage">
            <text:p>4.00%</text:p>
          </table:table-cell>
          <table:table-cell table:style-name="ce87" office:value-type="percentage" office:value="0.333333333333333" calcext:value-type="percentage">
            <text:p>33.33%</text:p>
          </table:table-cell>
          <table:table-cell table:style-name="ce87" office:value-type="percentage" office:value="0.200000014836213" calcext:value-type="percentage">
            <text:p>20.00%</text:p>
          </table:table-cell>
          <table:table-cell table:style-name="ce87" office:value-type="percentage" office:value="0.000000206581727058008" calcext:value-type="percentage">
            <text:p>0.00%</text:p>
          </table:table-cell>
          <table:table-cell table:style-name="ce87" office:value-type="percentage" office:value="0" calcext:value-type="percentage">
            <text:p>0.00%</text:p>
          </table:table-cell>
          <table:table-cell table:style-name="ce87" office:value-type="percentage" office:value="0.0434782614541337" calcext:value-type="percentage">
            <text:p>4.35%</text:p>
          </table:table-cell>
          <table:table-cell table:style-name="ce356" table:number-columns-repeated="4"/>
          <table:table-cell table:number-columns-repeated="993"/>
        </table:table-row>
        <table:table-row table:style-name="ro4">
          <table:table-cell table:number-columns-repeated="9"/>
          <table:table-cell table:style-name="ce357" table:number-columns-repeated="12"/>
          <table:table-cell table:number-columns-repeated="993"/>
        </table:table-row>
        <table:table-row table:style-name="ro4">
          <table:table-cell table:number-columns-repeated="9"/>
          <table:table-cell table:style-name="ce356"/>
          <table:table-cell table:style-name="ce356" office:value-type="string" calcext:value-type="string">
            <text:p>Iou</text:p>
          </table:table-cell>
          <table:table-cell table:style-name="ce356" office:value-type="string" calcext:value-type="string">
            <text:p>Accuracy</text:p>
          </table:table-cell>
          <table:table-cell table:style-name="ce356" office:value-type="string" calcext:value-type="string">
            <text:p>Recall</text:p>
          </table:table-cell>
          <table:table-cell table:style-name="ce356" office:value-type="string" calcext:value-type="string">
            <text:p>Dice</text:p>
          </table:table-cell>
          <table:table-cell table:style-name="ce356" office:value-type="string" calcext:value-type="string">
            <text:p>Precision</text:p>
          </table:table-cell>
          <table:table-cell table:style-name="ce356" office:value-type="string" calcext:value-type="string">
            <text:p>Spec</text:p>
          </table:table-cell>
          <table:table-cell table:style-name="ce356" office:value-type="string" calcext:value-type="string">
            <text:p>NPV</text:p>
          </table:table-cell>
          <table:table-cell table:style-name="ce356" office:value-type="string" calcext:value-type="string">
            <text:p>TP</text:p>
          </table:table-cell>
          <table:table-cell table:style-name="ce356" office:value-type="string" calcext:value-type="string">
            <text:p>FP</text:p>
          </table:table-cell>
          <table:table-cell table:style-name="ce356" office:value-type="string" calcext:value-type="string">
            <text:p>FN</text:p>
          </table:table-cell>
          <table:table-cell table:style-name="ce356" office:value-type="string" calcext:value-type="string">
            <text:p>TN</text:p>
          </table:table-cell>
          <table:table-cell table:number-columns-repeated="993"/>
        </table:table-row>
        <table:table-row table:style-name="ro4">
          <table:table-cell table:number-columns-repeated="9"/>
          <table:table-cell table:style-name="ce353"/>
          <table:table-cell table:style-name="ce356" office:value-type="float" office:value="0.749999709869899" calcext:value-type="float">
            <text:p>0.7500</text:p>
          </table:table-cell>
          <table:table-cell table:style-name="ce356" office:value-type="float" office:value="0.959999942184257" calcext:value-type="float">
            <text:p>0.9600</text:p>
          </table:table-cell>
          <table:table-cell table:style-name="ce356" office:value-type="float" office:value="0.999999898032587" calcext:value-type="float">
            <text:p>1.0000</text:p>
          </table:table-cell>
          <table:table-cell table:style-name="ce356" office:value-type="float" office:value="0.857142667670107" calcext:value-type="float">
            <text:p>0.8571</text:p>
          </table:table-cell>
          <table:table-cell table:style-name="ce356" office:value-type="float" office:value="0.749999748476545" calcext:value-type="float">
            <text:p>0.7500</text:p>
          </table:table-cell>
          <table:table-cell table:style-name="ce356" office:value-type="float" office:value="0.954545398411551" calcext:value-type="float">
            <text:p>0.9545</text:p>
          </table:table-cell>
          <table:table-cell table:style-name="ce370" office:value-type="float" office:value="0.999999980671321" calcext:value-type="float">
            <text:p>1.0000</text:p>
          </table:table-cell>
          <table:table-cell table:style-name="ce356" office:value-type="float" office:value="2.99999969409776" calcext:value-type="float">
            <text:p>3.0000</text:p>
          </table:table-cell>
          <table:table-cell table:style-name="ce356" office:value-type="float" office:value="1.00000113949133" calcext:value-type="float">
            <text:p>1.0000</text:p>
          </table:table-cell>
          <table:table-cell table:style-name="ce356" office:value-type="float" office:value="0.00000030590223953908" calcext:value-type="float">
            <text:p>0.0000</text:p>
          </table:table-cell>
          <table:table-cell table:style-name="ce356" office:value-type="float" office:value="20.9999988605087" calcext:value-type="float">
            <text:p>21.0000</text:p>
          </table:table-cell>
          <table:table-cell table:number-columns-repeated="993"/>
        </table:table-row>
        <table:table-row table:style-name="ro4">
          <table:table-cell table:number-columns-repeated="9"/>
          <table:table-cell table:style-name="ce354"/>
          <table:table-cell table:style-name="ce356" office:value-type="float" office:value="0.999999518202328" calcext:value-type="float">
            <text:p>1.0000</text:p>
          </table:table-cell>
          <table:table-cell table:style-name="ce356" office:value-type="float" office:value="0.999999942184257" calcext:value-type="float">
            <text:p>1.0000</text:p>
          </table:table-cell>
          <table:table-cell table:style-name="ce356" office:value-type="float" office:value="0.999999898032587" calcext:value-type="float">
            <text:p>1.0000</text:p>
          </table:table-cell>
          <table:table-cell table:style-name="ce356" office:value-type="float" office:value="0.999999759101106" calcext:value-type="float">
            <text:p>1.0000</text:p>
          </table:table-cell>
          <table:table-cell table:style-name="ce356" office:value-type="float" office:value="0.999999586836353" calcext:value-type="float">
            <text:p>1.0000</text:p>
          </table:table-cell>
          <table:table-cell table:style-name="ce356" office:value-type="float" office:value="0.999999943659485" calcext:value-type="float">
            <text:p>1.0000</text:p>
          </table:table-cell>
          <table:table-cell table:style-name="ce356" office:value-type="float" office:value="0.999999981549897" calcext:value-type="float">
            <text:p>1.0000</text:p>
          </table:table-cell>
          <table:table-cell table:style-name="ce356" office:value-type="float" office:value="2.99999969409776" calcext:value-type="float">
            <text:p>3.0000</text:p>
          </table:table-cell>
          <table:table-cell table:style-name="ce356" office:value-type="float" office:value="0.00000113949132716414" calcext:value-type="float">
            <text:p>0.0000</text:p>
          </table:table-cell>
          <table:table-cell table:style-name="ce356" office:value-type="float" office:value="0.00000030590223953908" calcext:value-type="float">
            <text:p>0.0000</text:p>
          </table:table-cell>
          <table:table-cell table:style-name="ce356" office:value-type="float" office:value="21.9999988605087" calcext:value-type="float">
            <text:p>22.0000</text:p>
          </table:table-cell>
          <table:table-cell table:number-columns-repeated="993"/>
        </table:table-row>
        <table:table-row table:style-name="ro4">
          <table:table-cell table:number-columns-repeated="9"/>
          <table:table-cell table:style-name="ce356" office:value-type="string" calcext:value-type="string">
            <text:p>Difference</text:p>
          </table:table-cell>
          <table:table-cell table:style-name="ce87" office:value-type="percentage" office:value="0.249999808332428" calcext:value-type="percentage">
            <text:p>25.00%</text:p>
          </table:table-cell>
          <table:table-cell table:style-name="ce87" office:value-type="percentage" office:value="0.04" calcext:value-type="percentage">
            <text:p>4.00%</text:p>
          </table:table-cell>
          <table:table-cell table:style-name="ce87" office:value-type="percentage" office:value="0" calcext:value-type="percentage">
            <text:p>0.00%</text:p>
          </table:table-cell>
          <table:table-cell table:style-name="ce87" office:value-type="percentage" office:value="0.142857091430999" calcext:value-type="percentage">
            <text:p>14.29%</text:p>
          </table:table-cell>
          <table:table-cell table:style-name="ce87" office:value-type="percentage" office:value="0.249999838359808" calcext:value-type="percentage">
            <text:p>25.00%</text:p>
          </table:table-cell>
          <table:table-cell table:style-name="ce87" office:value-type="percentage" office:value="0.0454545452479339" calcext:value-type="percentage">
            <text:p>4.55%</text:p>
          </table:table-cell>
          <table:table-cell table:style-name="ce87" office:value-type="percentage" office:value="0.000000000878576322804747" calcext:value-type="percentage">
            <text:p>0.00%</text:p>
          </table:table-cell>
          <table:table-cell table:style-name="ce356" table:number-columns-repeated="4"/>
          <table:table-cell table:number-columns-repeated="993"/>
        </table:table-row>
        <table:table-row table:style-name="ro4" table:number-rows-repeated="1048513">
          <table:table-cell table:number-columns-repeated="1014"/>
        </table:table-row>
        <table:table-row table:style-name="ro4">
          <table:table-cell table:number-columns-repeated="1014"/>
        </table:table-row>
        <calcext:conditional-formats>
          <calcext:conditional-format calcext:target-range-address="'Testing 4 x 10 x 10'.B4:'Testing 4 x 10 x 10'.F8 'Testing 4 x 10 x 10'.B13:'Testing 4 x 10 x 10'.F17">
            <calcext:condition calcext:apply-style-name="Untitled22" calcext:value="=0" calcext:base-cell-address="'Testing 4 x 10 x 10'.B4"/>
            <calcext:condition calcext:apply-style-name="Untitled16" calcext:value="=1" calcext:base-cell-address="'Testing 4 x 10 x 10'.B4"/>
            <calcext:condition calcext:apply-style-name="Untitled18" calcext:value="=2" calcext:base-cell-address="'Testing 4 x 10 x 10'.B4"/>
            <calcext:condition calcext:apply-style-name="Untitled23" calcext:value="=3" calcext:base-cell-address="'Testing 4 x 10 x 10'.B4"/>
          </calcext:conditional-format>
          <calcext:conditional-format calcext:target-range-address="'Testing 4 x 10 x 10'.N22:'Testing 4 x 10 x 10'.R26 'Testing 4 x 10 x 10'.N13:'Testing 4 x 10 x 10'.R17">
            <calcext:condition calcext:apply-style-name="Untitled38" calcext:value="&gt;0.5" calcext:base-cell-address="'Testing 4 x 10 x 10'.N13"/>
            <calcext:condition calcext:apply-style-name="Untitled39" calcext:value="&lt;0.5" calcext:base-cell-address="'Testing 4 x 10 x 10'.N13"/>
          </calcext:conditional-format>
          <calcext:conditional-format calcext:target-range-address="'Testing 4 x 10 x 10'.T22:'Testing 4 x 10 x 10'.X26 'Testing 4 x 10 x 10'.T13:'Testing 4 x 10 x 10'.X17">
            <calcext:condition calcext:apply-style-name="Untitled40" calcext:value="&gt;0.5" calcext:base-cell-address="'Testing 4 x 10 x 10'.T13"/>
            <calcext:condition calcext:apply-style-name="Untitled41" calcext:value="&lt;0.5" calcext:base-cell-address="'Testing 4 x 10 x 10'.T13"/>
          </calcext:conditional-format>
          <calcext:conditional-format calcext:target-range-address="'Testing 4 x 10 x 10'.Z22:'Testing 4 x 10 x 10'.AD26 'Testing 4 x 10 x 10'.Z13:'Testing 4 x 10 x 10'.AD17">
            <calcext:condition calcext:apply-style-name="Untitled42" calcext:value="&gt;0.5" calcext:base-cell-address="'Testing 4 x 10 x 10'.Z13"/>
            <calcext:condition calcext:apply-style-name="Untitled43" calcext:value="&lt;0.5" calcext:base-cell-address="'Testing 4 x 10 x 10'.Z13"/>
          </calcext:conditional-format>
          <calcext:conditional-format calcext:target-range-address="'Testing 4 x 10 x 10'.H22:'Testing 4 x 10 x 10'.L26 'Testing 4 x 10 x 10'.H13:'Testing 4 x 10 x 10'.L17">
            <calcext:condition calcext:apply-style-name="Untitled44" calcext:value="&gt;0.5" calcext:base-cell-address="'Testing 4 x 10 x 10'.H13"/>
            <calcext:condition calcext:apply-style-name="Untitled45" calcext:value="&lt;0.5" calcext:base-cell-address="'Testing 4 x 10 x 10'.H13"/>
          </calcext:conditional-format>
          <calcext:conditional-format calcext:target-range-address="'Testing 4 x 10 x 10'.N4:'Testing 4 x 10 x 10'.R8">
            <calcext:condition calcext:apply-style-name="Untitled46" calcext:value="=1" calcext:base-cell-address="'Testing 4 x 10 x 10'.N4"/>
            <calcext:condition calcext:apply-style-name="Untitled47" calcext:value="=0" calcext:base-cell-address="'Testing 4 x 10 x 10'.N4"/>
          </calcext:conditional-format>
          <calcext:conditional-format calcext:target-range-address="'Testing 4 x 10 x 10'.T4:'Testing 4 x 10 x 10'.X8">
            <calcext:condition calcext:apply-style-name="Untitled48" calcext:value="=0" calcext:base-cell-address="'Testing 4 x 10 x 10'.T4"/>
            <calcext:condition calcext:apply-style-name="Untitled49" calcext:value="=1" calcext:base-cell-address="'Testing 4 x 10 x 10'.T4"/>
          </calcext:conditional-format>
          <calcext:conditional-format calcext:target-range-address="'Testing 4 x 10 x 10'.Z4:'Testing 4 x 10 x 10'.AD8">
            <calcext:condition calcext:apply-style-name="Untitled50" calcext:value="=0" calcext:base-cell-address="'Testing 4 x 10 x 10'.Z4"/>
            <calcext:condition calcext:apply-style-name="Untitled51" calcext:value="=1" calcext:base-cell-address="'Testing 4 x 10 x 10'.Z4"/>
          </calcext:conditional-format>
          <calcext:conditional-format calcext:target-range-address="'Testing 4 x 10 x 10'.H4:'Testing 4 x 10 x 10'.L8">
            <calcext:condition calcext:apply-style-name="Untitled52" calcext:value="=0" calcext:base-cell-address="'Testing 4 x 10 x 10'.H4"/>
            <calcext:condition calcext:apply-style-name="Untitled53" calcext:value="=1" calcext:base-cell-address="'Testing 4 x 10 x 10'.H4"/>
          </calcext:conditional-format>
        </calcext:conditional-formats>
      </table:table>
      <table:table table:name="Sheet2" table:style-name="ta1">
        <table:table-column table:style-name="co31" table:default-cell-style-name="ce89"/>
        <table:table-column table:style-name="co32" table:number-columns-repeated="2" table:default-cell-style-name="ce90"/>
        <table:table-column table:style-name="co31" table:default-cell-style-name="ce90"/>
        <table:table-column table:style-name="co33" table:default-cell-style-name="ce90"/>
        <table:table-column table:style-name="co8" table:number-columns-repeated="1019" table:default-cell-style-name="ce90"/>
        <table:table-row table:style-name="ro9">
          <table:table-cell table:number-columns-repeated="1024"/>
        </table:table-row>
        <table:table-row table:style-name="ro9">
          <table:table-cell office:value-type="string" calcext:value-type="string">
            <text:p>Weight</text:p>
          </table:table-cell>
          <table:table-cell table:number-columns-repeated="8"/>
          <table:table-cell office:value-type="string" calcext:value-type="string">
            <text:p>Weight</text:p>
          </table:table-cell>
          <table:table-cell office:value-type="float" office:value="100" calcext:value-type="float">
            <text:p>100.000</text:p>
          </table:table-cell>
          <table:table-cell table:number-columns-repeated="1013"/>
        </table:table-row>
        <table:table-row table:style-name="ro10">
          <table:table-cell office:value-type="string" calcext:value-type="string">
            <text:p>Epoch</text:p>
          </table:table-cell>
          <table:table-cell office:value-type="string" calcext:value-type="string">
            <text:p>Loss 1</text:p>
          </table:table-cell>
          <table:table-cell office:value-type="string" calcext:value-type="string">
            <text:p>Loss 2</text:p>
          </table:table-cell>
          <table:table-cell office:value-type="string" calcext:value-type="string">
            <text:p>Loss 3</text:p>
          </table:table-cell>
          <table:table-cell office:value-type="string" calcext:value-type="string">
            <text:p>Addition</text:p>
          </table:table-cell>
          <table:table-cell office:value-type="string" calcext:value-type="string">
            <text:p>Loss 1 %</text:p>
          </table:table-cell>
          <table:table-cell office:value-type="string" calcext:value-type="string">
            <text:p>Loss 2 %</text:p>
          </table:table-cell>
          <table:table-cell office:value-type="string" calcext:value-type="string">
            <text:p>Loss 3 %</text:p>
          </table:table-cell>
          <table:table-cell office:value-type="string" calcext:value-type="string">
            <text:p>Loss 1</text:p>
          </table:table-cell>
          <table:table-cell office:value-type="string" calcext:value-type="string">
            <text:p>Loss 2</text:p>
          </table:table-cell>
          <table:table-cell office:value-type="string" calcext:value-type="string">
            <text:p>Loss 3</text:p>
          </table:table-cell>
          <table:table-cell office:value-type="string" calcext:value-type="string">
            <text:p>Addition</text:p>
          </table:table-cell>
          <table:table-cell office:value-type="string" calcext:value-type="string">
            <text:p>Loss 1 %</text:p>
          </table:table-cell>
          <table:table-cell office:value-type="string" calcext:value-type="string">
            <text:p>Loss 2 %</text:p>
          </table:table-cell>
          <table:table-cell office:value-type="string" calcext:value-type="string">
            <text:p>Loss 3 %</text:p>
          </table:table-cell>
          <table:table-cell table:number-columns-repeated="1009"/>
        </table:table-row>
        <table:table-row table:style-name="ro10">
          <table:table-cell office:value-type="float" office:value="1" calcext:value-type="float">
            <text:p>1.000</text:p>
          </table:table-cell>
          <table:table-cell table:formula="of:=RAND()*1" office:value-type="float" office:value="0.853056173846734" calcext:value-type="float">
            <text:p>0.853</text:p>
          </table:table-cell>
          <table:table-cell table:formula="of:=RAND()*1" office:value-type="float" office:value="0.824068477621435" calcext:value-type="float">
            <text:p>0.824</text:p>
          </table:table-cell>
          <table:table-cell table:formula="of:=RAND()*100" office:value-type="float" office:value="21.6348178630236" calcext:value-type="float">
            <text:p>21.635</text:p>
          </table:table-cell>
          <table:table-cell table:formula="of:=[.B4]+[.C4]+[.D4]" office:value-type="float" office:value="23.3119425144918" calcext:value-type="float">
            <text:p>23.312</text:p>
          </table:table-cell>
          <table:table-cell table:formula="of:=[.B4]/([.B4]+[.C4]+[.D4])" office:value-type="float" office:value="0.0365930970066709" calcext:value-type="float">
            <text:p>0.037</text:p>
          </table:table-cell>
          <table:table-cell table:formula="of:=[.C4]/([.C4]+[.D4]+[.B4])" office:value-type="float" office:value="0.0353496272182876" calcext:value-type="float">
            <text:p>0.035</text:p>
          </table:table-cell>
          <table:table-cell table:formula="of:=[.D4]/([.D4]+[.C4]+[.B4])" office:value-type="float" office:value="0.928057275775042" calcext:value-type="float">
            <text:p>0.928</text:p>
          </table:table-cell>
          <table:table-cell table:formula="of:=[.B4]" office:value-type="float" office:value="0.853056173846734" calcext:value-type="float">
            <text:p>0.853</text:p>
          </table:table-cell>
          <table:table-cell table:formula="of:=[.C4]" office:value-type="float" office:value="0.824068477621435" calcext:value-type="float">
            <text:p>0.824</text:p>
          </table:table-cell>
          <table:table-cell table:formula="of:=[.D4]/[.$K$2]" office:value-type="float" office:value="0.216348178630236" calcext:value-type="float">
            <text:p>0.216</text:p>
          </table:table-cell>
          <table:table-cell table:formula="of:=[.I4]+[.J4]+[.K4]" office:value-type="float" office:value="1.89347283009841" calcext:value-type="float">
            <text:p>1.893</text:p>
          </table:table-cell>
          <table:table-cell table:formula="of:=[.I4]/([.I4]+[.J4]+[.K4])" office:value-type="float" office:value="0.450524644603641" calcext:value-type="float">
            <text:p>0.451</text:p>
          </table:table-cell>
          <table:table-cell table:formula="of:=[.J4]/([.J4]+[.K4]+[.I4])" office:value-type="float" office:value="0.435215369622498" calcext:value-type="float">
            <text:p>0.435</text:p>
          </table:table-cell>
          <table:table-cell table:formula="of:=[.K4]/([.K4]+[.J4]+[.I4])" office:value-type="float" office:value="0.114259985773861" calcext:value-type="float">
            <text:p>0.114</text:p>
          </table:table-cell>
          <table:table-cell table:number-columns-repeated="1009"/>
        </table:table-row>
        <table:table-row table:style-name="ro10">
          <table:table-cell office:value-type="float" office:value="2" calcext:value-type="float">
            <text:p>2.000</text:p>
          </table:table-cell>
          <table:table-cell table:formula="of:=RAND()*1" office:value-type="float" office:value="0.878031080636205" calcext:value-type="float">
            <text:p>0.878</text:p>
          </table:table-cell>
          <table:table-cell table:formula="of:=RAND()*1" office:value-type="float" office:value="0.256278104590399" calcext:value-type="float">
            <text:p>0.256</text:p>
          </table:table-cell>
          <table:table-cell table:formula="of:=RAND()*100" office:value-type="float" office:value="19.6946185040522" calcext:value-type="float">
            <text:p>19.695</text:p>
          </table:table-cell>
          <table:table-cell table:formula="of:=[.B5]+[.C5]+[.D5]" office:value-type="float" office:value="20.8289276892788" calcext:value-type="float">
            <text:p>20.829</text:p>
          </table:table-cell>
          <table:table-cell table:formula="of:=[.B5]/([.B5]+[.C5]+[.D5])" office:value-type="float" office:value="0.0421544063013935" calcext:value-type="float">
            <text:p>0.042</text:p>
          </table:table-cell>
          <table:table-cell table:formula="of:=[.C5]/([.C5]+[.D5]+[.B5])" office:value-type="float" office:value="0.0123039509480996" calcext:value-type="float">
            <text:p>0.012</text:p>
          </table:table-cell>
          <table:table-cell table:formula="of:=[.D5]/([.D5]+[.C5]+[.B5])" office:value-type="float" office:value="0.945541642750507" calcext:value-type="float">
            <text:p>0.946</text:p>
          </table:table-cell>
          <table:table-cell table:formula="of:=[.B5]" office:value-type="float" office:value="0.878031080636205" calcext:value-type="float">
            <text:p>0.878</text:p>
          </table:table-cell>
          <table:table-cell table:formula="of:=[.C5]" office:value-type="float" office:value="0.256278104590399" calcext:value-type="float">
            <text:p>0.256</text:p>
          </table:table-cell>
          <table:table-cell table:formula="of:=[.D5]/[.$K$2]" office:value-type="float" office:value="0.196946185040522" calcext:value-type="float">
            <text:p>0.197</text:p>
          </table:table-cell>
          <table:table-cell table:formula="of:=[.I5]+[.J5]+[.K5]" office:value-type="float" office:value="1.33125537026713" calcext:value-type="float">
            <text:p>1.331</text:p>
          </table:table-cell>
          <table:table-cell table:formula="of:=[.I5]/([.I5]+[.J5]+[.K5])" office:value-type="float" office:value="0.659551202756855" calcext:value-type="float">
            <text:p>0.660</text:p>
          </table:table-cell>
          <table:table-cell table:formula="of:=[.J5]/([.J5]+[.K5]+[.I5])" office:value-type="float" office:value="0.192508597759854" calcext:value-type="float">
            <text:p>0.193</text:p>
          </table:table-cell>
          <table:table-cell table:formula="of:=[.K5]/([.K5]+[.J5]+[.I5])" office:value-type="float" office:value="0.147940199483292" calcext:value-type="float">
            <text:p>0.148</text:p>
          </table:table-cell>
          <table:table-cell table:number-columns-repeated="1009"/>
        </table:table-row>
        <table:table-row table:style-name="ro10">
          <table:table-cell office:value-type="float" office:value="3" calcext:value-type="float">
            <text:p>3.000</text:p>
          </table:table-cell>
          <table:table-cell table:formula="of:=RAND()*1" office:value-type="float" office:value="0.677228971440741" calcext:value-type="float">
            <text:p>0.677</text:p>
          </table:table-cell>
          <table:table-cell table:formula="of:=RAND()*1" office:value-type="float" office:value="0.838715969737074" calcext:value-type="float">
            <text:p>0.839</text:p>
          </table:table-cell>
          <table:table-cell table:formula="of:=RAND()*100" office:value-type="float" office:value="56.6773924822607" calcext:value-type="float">
            <text:p>56.677</text:p>
          </table:table-cell>
          <table:table-cell table:formula="of:=[.B6]+[.C6]+[.D6]" office:value-type="float" office:value="58.1933374234385" calcext:value-type="float">
            <text:p>58.193</text:p>
          </table:table-cell>
          <table:table-cell table:formula="of:=[.B6]/([.B6]+[.C6]+[.D6])" office:value-type="float" office:value="0.0116375688596952" calcext:value-type="float">
            <text:p>0.012</text:p>
          </table:table-cell>
          <table:table-cell table:formula="of:=[.C6]/([.C6]+[.D6]+[.B6])" office:value-type="float" office:value="0.0144125772274278" calcext:value-type="float">
            <text:p>0.014</text:p>
          </table:table-cell>
          <table:table-cell table:formula="of:=[.D6]/([.D6]+[.C6]+[.B6])" office:value-type="float" office:value="0.973949853912877" calcext:value-type="float">
            <text:p>0.974</text:p>
          </table:table-cell>
          <table:table-cell table:formula="of:=[.B6]" office:value-type="float" office:value="0.677228971440741" calcext:value-type="float">
            <text:p>0.677</text:p>
          </table:table-cell>
          <table:table-cell table:formula="of:=[.C6]" office:value-type="float" office:value="0.838715969737074" calcext:value-type="float">
            <text:p>0.839</text:p>
          </table:table-cell>
          <table:table-cell table:formula="of:=[.D6]/[.$K$2]" office:value-type="float" office:value="0.566773924822607" calcext:value-type="float">
            <text:p>0.567</text:p>
          </table:table-cell>
          <table:table-cell table:formula="of:=[.I6]+[.J6]+[.K6]" office:value-type="float" office:value="2.08271886600042" calcext:value-type="float">
            <text:p>2.083</text:p>
          </table:table-cell>
          <table:table-cell table:formula="of:=[.I6]/([.I6]+[.J6]+[.K6])" office:value-type="float" office:value="0.325165812100827" calcext:value-type="float">
            <text:p>0.325</text:p>
          </table:table-cell>
          <table:table-cell table:formula="of:=[.J6]/([.J6]+[.K6]+[.I6])" office:value-type="float" office:value="0.402702440271122" calcext:value-type="float">
            <text:p>0.403</text:p>
          </table:table-cell>
          <table:table-cell table:formula="of:=[.K6]/([.K6]+[.J6]+[.I6])" office:value-type="float" office:value="0.272131747628051" calcext:value-type="float">
            <text:p>0.272</text:p>
          </table:table-cell>
          <table:table-cell table:number-columns-repeated="1009"/>
        </table:table-row>
        <table:table-row table:style-name="ro10">
          <table:table-cell office:value-type="float" office:value="4" calcext:value-type="float">
            <text:p>4.000</text:p>
          </table:table-cell>
          <table:table-cell table:formula="of:=RAND()*1" office:value-type="float" office:value="0.578859391760375" calcext:value-type="float">
            <text:p>0.579</text:p>
          </table:table-cell>
          <table:table-cell table:formula="of:=RAND()*1" office:value-type="float" office:value="0.0369345932248878" calcext:value-type="float">
            <text:p>0.037</text:p>
          </table:table-cell>
          <table:table-cell table:formula="of:=RAND()*100" office:value-type="float" office:value="84.4929877473344" calcext:value-type="float">
            <text:p>84.493</text:p>
          </table:table-cell>
          <table:table-cell table:formula="of:=[.B7]+[.C7]+[.D7]" office:value-type="float" office:value="85.1087817323196" calcext:value-type="float">
            <text:p>85.109</text:p>
          </table:table-cell>
          <table:table-cell table:formula="of:=[.B7]/([.B7]+[.C7]+[.D7])" office:value-type="float" office:value="0.00680140615313915" calcext:value-type="float">
            <text:p>0.007</text:p>
          </table:table-cell>
          <table:table-cell table:formula="of:=[.C7]/([.C7]+[.D7]+[.B7])" office:value-type="float" office:value="0.000433969238815482" calcext:value-type="float">
            <text:p>0.000</text:p>
          </table:table-cell>
          <table:table-cell table:formula="of:=[.D7]/([.D7]+[.C7]+[.B7])" office:value-type="float" office:value="0.992764624608045" calcext:value-type="float">
            <text:p>0.993</text:p>
          </table:table-cell>
          <table:table-cell table:formula="of:=[.B7]" office:value-type="float" office:value="0.578859391760375" calcext:value-type="float">
            <text:p>0.579</text:p>
          </table:table-cell>
          <table:table-cell table:formula="of:=[.C7]" office:value-type="float" office:value="0.0369345932248878" calcext:value-type="float">
            <text:p>0.037</text:p>
          </table:table-cell>
          <table:table-cell table:formula="of:=[.D7]/[.$K$2]" office:value-type="float" office:value="0.844929877473344" calcext:value-type="float">
            <text:p>0.845</text:p>
          </table:table-cell>
          <table:table-cell table:formula="of:=[.I7]+[.J7]+[.K7]" office:value-type="float" office:value="1.46072386245861" calcext:value-type="float">
            <text:p>1.461</text:p>
          </table:table-cell>
          <table:table-cell table:formula="of:=[.I7]/([.I7]+[.J7]+[.K7])" office:value-type="float" office:value="0.396282560063113" calcext:value-type="float">
            <text:p>0.396</text:p>
          </table:table-cell>
          <table:table-cell table:formula="of:=[.J7]/([.J7]+[.K7]+[.I7])" office:value-type="float" office:value="0.0252851303207449" calcext:value-type="float">
            <text:p>0.025</text:p>
          </table:table-cell>
          <table:table-cell table:formula="of:=[.K7]/([.K7]+[.J7]+[.I7])" office:value-type="float" office:value="0.578432309616142" calcext:value-type="float">
            <text:p>0.578</text:p>
          </table:table-cell>
          <table:table-cell table:number-columns-repeated="1009"/>
        </table:table-row>
        <table:table-row table:style-name="ro10">
          <table:table-cell office:value-type="float" office:value="5" calcext:value-type="float">
            <text:p>5.000</text:p>
          </table:table-cell>
          <table:table-cell table:formula="of:=RAND()*1" office:value-type="float" office:value="0.463282302009965" calcext:value-type="float">
            <text:p>0.463</text:p>
          </table:table-cell>
          <table:table-cell table:formula="of:=RAND()*1" office:value-type="float" office:value="0.718118708176825" calcext:value-type="float">
            <text:p>0.718</text:p>
          </table:table-cell>
          <table:table-cell table:formula="of:=RAND()*100" office:value-type="float" office:value="55.4964989709264" calcext:value-type="float">
            <text:p>55.496</text:p>
          </table:table-cell>
          <table:table-cell table:formula="of:=[.B8]+[.C8]+[.D8]" office:value-type="float" office:value="56.6778999811132" calcext:value-type="float">
            <text:p>56.678</text:p>
          </table:table-cell>
          <table:table-cell table:formula="of:=[.B8]/([.B8]+[.C8]+[.D8])" office:value-type="float" office:value="0.00817394967287681" calcext:value-type="float">
            <text:p>0.008</text:p>
          </table:table-cell>
          <table:table-cell table:formula="of:=[.C8]/([.C8]+[.D8]+[.B8])" office:value-type="float" office:value="0.0126701714145394" calcext:value-type="float">
            <text:p>0.013</text:p>
          </table:table-cell>
          <table:table-cell table:formula="of:=[.D8]/([.D8]+[.C8]+[.B8])" office:value-type="float" office:value="0.979155878912584" calcext:value-type="float">
            <text:p>0.979</text:p>
          </table:table-cell>
          <table:table-cell table:formula="of:=[.B8]" office:value-type="float" office:value="0.463282302009965" calcext:value-type="float">
            <text:p>0.463</text:p>
          </table:table-cell>
          <table:table-cell table:formula="of:=[.C8]" office:value-type="float" office:value="0.718118708176825" calcext:value-type="float">
            <text:p>0.718</text:p>
          </table:table-cell>
          <table:table-cell table:formula="of:=[.D8]/[.$K$2]" office:value-type="float" office:value="0.554964989709264" calcext:value-type="float">
            <text:p>0.555</text:p>
          </table:table-cell>
          <table:table-cell table:formula="of:=[.I8]+[.J8]+[.K8]" office:value-type="float" office:value="1.73636599989605" calcext:value-type="float">
            <text:p>1.736</text:p>
          </table:table-cell>
          <table:table-cell table:formula="of:=[.I8]/([.I8]+[.J8]+[.K8])" office:value-type="float" office:value="0.266811433786252" calcext:value-type="float">
            <text:p>0.267</text:p>
          </table:table-cell>
          <table:table-cell table:formula="of:=[.J8]/([.J8]+[.K8]+[.I8])" office:value-type="float" office:value="0.413575656411042" calcext:value-type="float">
            <text:p>0.414</text:p>
          </table:table-cell>
          <table:table-cell table:formula="of:=[.K8]/([.K8]+[.J8]+[.I8])" office:value-type="float" office:value="0.319612909802707" calcext:value-type="float">
            <text:p>0.320</text:p>
          </table:table-cell>
          <table:table-cell table:number-columns-repeated="1009"/>
        </table:table-row>
        <table:table-row table:style-name="ro10">
          <table:table-cell office:value-type="float" office:value="6" calcext:value-type="float">
            <text:p>6.000</text:p>
          </table:table-cell>
          <table:table-cell table:formula="of:=RAND()*1" office:value-type="float" office:value="0.554442964990146" calcext:value-type="float">
            <text:p>0.554</text:p>
          </table:table-cell>
          <table:table-cell table:formula="of:=RAND()*1" office:value-type="float" office:value="0.0176303324646962" calcext:value-type="float">
            <text:p>0.018</text:p>
          </table:table-cell>
          <table:table-cell table:formula="of:=RAND()*100" office:value-type="float" office:value="12.5441253028542" calcext:value-type="float">
            <text:p>12.544</text:p>
          </table:table-cell>
          <table:table-cell table:formula="of:=[.B9]+[.C9]+[.D9]" office:value-type="float" office:value="13.116198600309" calcext:value-type="float">
            <text:p>13.116</text:p>
          </table:table-cell>
          <table:table-cell table:formula="of:=[.B9]/([.B9]+[.C9]+[.D9])" office:value-type="float" office:value="0.042271620145877" calcext:value-type="float">
            <text:p>0.042</text:p>
          </table:table-cell>
          <table:table-cell table:formula="of:=[.C9]/([.C9]+[.D9]+[.B9])" office:value-type="float" office:value="0.00134416479972184" calcext:value-type="float">
            <text:p>0.001</text:p>
          </table:table-cell>
          <table:table-cell table:formula="of:=[.D9]/([.D9]+[.C9]+[.B9])" office:value-type="float" office:value="0.956384215054401" calcext:value-type="float">
            <text:p>0.956</text:p>
          </table:table-cell>
          <table:table-cell table:formula="of:=[.B9]" office:value-type="float" office:value="0.554442964990146" calcext:value-type="float">
            <text:p>0.554</text:p>
          </table:table-cell>
          <table:table-cell table:formula="of:=[.C9]" office:value-type="float" office:value="0.0176303324646962" calcext:value-type="float">
            <text:p>0.018</text:p>
          </table:table-cell>
          <table:table-cell table:formula="of:=[.D9]/[.$K$2]" office:value-type="float" office:value="0.125441253028542" calcext:value-type="float">
            <text:p>0.125</text:p>
          </table:table-cell>
          <table:table-cell table:formula="of:=[.I9]+[.J9]+[.K9]" office:value-type="float" office:value="0.697514550483384" calcext:value-type="float">
            <text:p>0.698</text:p>
          </table:table-cell>
          <table:table-cell table:formula="of:=[.I9]/([.I9]+[.J9]+[.K9])" office:value-type="float" office:value="0.794883726233255" calcext:value-type="float">
            <text:p>0.795</text:p>
          </table:table-cell>
          <table:table-cell table:formula="of:=[.J9]/([.J9]+[.K9]+[.I9])" office:value-type="float" office:value="0.0252759350360192" calcext:value-type="float">
            <text:p>0.025</text:p>
          </table:table-cell>
          <table:table-cell table:formula="of:=[.K9]/([.K9]+[.J9]+[.I9])" office:value-type="float" office:value="0.179840338730726" calcext:value-type="float">
            <text:p>0.180</text:p>
          </table:table-cell>
          <table:table-cell table:number-columns-repeated="1009"/>
        </table:table-row>
        <table:table-row table:style-name="ro10">
          <table:table-cell office:value-type="float" office:value="7" calcext:value-type="float">
            <text:p>7.000</text:p>
          </table:table-cell>
          <table:table-cell table:formula="of:=RAND()*1" office:value-type="float" office:value="0.637498007546072" calcext:value-type="float">
            <text:p>0.637</text:p>
          </table:table-cell>
          <table:table-cell table:formula="of:=RAND()*1" office:value-type="float" office:value="0.313172832455324" calcext:value-type="float">
            <text:p>0.313</text:p>
          </table:table-cell>
          <table:table-cell table:formula="of:=RAND()*100" office:value-type="float" office:value="61.2302582596943" calcext:value-type="float">
            <text:p>61.230</text:p>
          </table:table-cell>
          <table:table-cell table:formula="of:=[.B10]+[.C10]+[.D10]" office:value-type="float" office:value="62.1809290996957" calcext:value-type="float">
            <text:p>62.181</text:p>
          </table:table-cell>
          <table:table-cell table:formula="of:=[.B10]/([.B10]+[.C10]+[.D10])" office:value-type="float" office:value="0.0102523075286309" calcext:value-type="float">
            <text:p>0.010</text:p>
          </table:table-cell>
          <table:table-cell table:formula="of:=[.C10]/([.C10]+[.D10]+[.B10])" office:value-type="float" office:value="0.00503647721238146" calcext:value-type="float">
            <text:p>0.005</text:p>
          </table:table-cell>
          <table:table-cell table:formula="of:=[.D10]/([.D10]+[.C10]+[.B10])" office:value-type="float" office:value="0.984711215258988" calcext:value-type="float">
            <text:p>0.985</text:p>
          </table:table-cell>
          <table:table-cell table:formula="of:=[.B10]" office:value-type="float" office:value="0.637498007546072" calcext:value-type="float">
            <text:p>0.637</text:p>
          </table:table-cell>
          <table:table-cell table:formula="of:=[.C10]" office:value-type="float" office:value="0.313172832455324" calcext:value-type="float">
            <text:p>0.313</text:p>
          </table:table-cell>
          <table:table-cell table:formula="of:=[.D10]/[.$K$2]" office:value-type="float" office:value="0.612302582596943" calcext:value-type="float">
            <text:p>0.612</text:p>
          </table:table-cell>
          <table:table-cell table:formula="of:=[.I10]+[.J10]+[.K10]" office:value-type="float" office:value="1.56297342259834" calcext:value-type="float">
            <text:p>1.563</text:p>
          </table:table-cell>
          <table:table-cell table:formula="of:=[.I10]/([.I10]+[.J10]+[.K10])" office:value-type="float" office:value="0.407875142551224" calcext:value-type="float">
            <text:p>0.408</text:p>
          </table:table-cell>
          <table:table-cell table:formula="of:=[.J10]/([.J10]+[.K10]+[.I10])" office:value-type="float" office:value="0.200369902601859" calcext:value-type="float">
            <text:p>0.200</text:p>
          </table:table-cell>
          <table:table-cell table:formula="of:=[.K10]/([.K10]+[.J10]+[.I10])" office:value-type="float" office:value="0.391754954846916" calcext:value-type="float">
            <text:p>0.392</text:p>
          </table:table-cell>
          <table:table-cell table:number-columns-repeated="1009"/>
        </table:table-row>
        <table:table-row table:style-name="ro10">
          <table:table-cell office:value-type="float" office:value="8" calcext:value-type="float">
            <text:p>8.000</text:p>
          </table:table-cell>
          <table:table-cell table:formula="of:=RAND()*1" office:value-type="float" office:value="0.466113546121507" calcext:value-type="float">
            <text:p>0.466</text:p>
          </table:table-cell>
          <table:table-cell table:formula="of:=RAND()*1" office:value-type="float" office:value="0.592041640819441" calcext:value-type="float">
            <text:p>0.592</text:p>
          </table:table-cell>
          <table:table-cell table:formula="of:=RAND()*100" office:value-type="float" office:value="89.2398073709488" calcext:value-type="float">
            <text:p>89.240</text:p>
          </table:table-cell>
          <table:table-cell table:formula="of:=[.B11]+[.C11]+[.D11]" office:value-type="float" office:value="90.2979625578898" calcext:value-type="float">
            <text:p>90.298</text:p>
          </table:table-cell>
          <table:table-cell table:formula="of:=[.B11]/([.B11]+[.C11]+[.D11])" office:value-type="float" office:value="0.00516194975963808" calcext:value-type="float">
            <text:p>0.005</text:p>
          </table:table-cell>
          <table:table-cell table:formula="of:=[.C11]/([.C11]+[.D11]+[.B11])" office:value-type="float" office:value="0.00655653376940686" calcext:value-type="float">
            <text:p>0.007</text:p>
          </table:table-cell>
          <table:table-cell table:formula="of:=[.D11]/([.D11]+[.C11]+[.B11])" office:value-type="float" office:value="0.988281516470955" calcext:value-type="float">
            <text:p>0.988</text:p>
          </table:table-cell>
          <table:table-cell table:formula="of:=[.B11]" office:value-type="float" office:value="0.466113546121507" calcext:value-type="float">
            <text:p>0.466</text:p>
          </table:table-cell>
          <table:table-cell table:formula="of:=[.C11]" office:value-type="float" office:value="0.592041640819441" calcext:value-type="float">
            <text:p>0.592</text:p>
          </table:table-cell>
          <table:table-cell table:formula="of:=[.D11]/[.$K$2]" office:value-type="float" office:value="0.892398073709488" calcext:value-type="float">
            <text:p>0.892</text:p>
          </table:table-cell>
          <table:table-cell table:formula="of:=[.I11]+[.J11]+[.K11]" office:value-type="float" office:value="1.95055326065044" calcext:value-type="float">
            <text:p>1.951</text:p>
          </table:table-cell>
          <table:table-cell table:formula="of:=[.I11]/([.I11]+[.J11]+[.K11])" office:value-type="float" office:value="0.238964787850026" calcext:value-type="float">
            <text:p>0.239</text:p>
          </table:table-cell>
          <table:table-cell table:formula="of:=[.J11]/([.J11]+[.K11]+[.I11])" office:value-type="float" office:value="0.30352498071343" calcext:value-type="float">
            <text:p>0.304</text:p>
          </table:table-cell>
          <table:table-cell table:formula="of:=[.K11]/([.K11]+[.J11]+[.I11])" office:value-type="float" office:value="0.457510231436545" calcext:value-type="float">
            <text:p>0.458</text:p>
          </table:table-cell>
          <table:table-cell table:number-columns-repeated="1009"/>
        </table:table-row>
        <table:table-row table:style-name="ro10">
          <table:table-cell office:value-type="float" office:value="9" calcext:value-type="float">
            <text:p>9.000</text:p>
          </table:table-cell>
          <table:table-cell table:formula="of:=RAND()*1" office:value-type="float" office:value="0.657432926227599" calcext:value-type="float">
            <text:p>0.657</text:p>
          </table:table-cell>
          <table:table-cell table:formula="of:=RAND()*1" office:value-type="float" office:value="0.253027035581116" calcext:value-type="float">
            <text:p>0.253</text:p>
          </table:table-cell>
          <table:table-cell table:formula="of:=RAND()*100" office:value-type="float" office:value="6.87637321661086" calcext:value-type="float">
            <text:p>6.876</text:p>
          </table:table-cell>
          <table:table-cell table:formula="of:=[.B12]+[.C12]+[.D12]" office:value-type="float" office:value="7.78683317841958" calcext:value-type="float">
            <text:p>7.787</text:p>
          </table:table-cell>
          <table:table-cell table:formula="of:=[.B12]/([.B12]+[.C12]+[.D12])" office:value-type="float" office:value="0.0844287929590695" calcext:value-type="float">
            <text:p>0.084</text:p>
          </table:table-cell>
          <table:table-cell table:formula="of:=[.C12]/([.C12]+[.D12]+[.B12])" office:value-type="float" office:value="0.0324942155281245" calcext:value-type="float">
            <text:p>0.032</text:p>
          </table:table-cell>
          <table:table-cell table:formula="of:=[.D12]/([.D12]+[.C12]+[.B12])" office:value-type="float" office:value="0.883076991512806" calcext:value-type="float">
            <text:p>0.883</text:p>
          </table:table-cell>
          <table:table-cell table:formula="of:=[.B12]" office:value-type="float" office:value="0.657432926227599" calcext:value-type="float">
            <text:p>0.657</text:p>
          </table:table-cell>
          <table:table-cell table:formula="of:=[.C12]" office:value-type="float" office:value="0.253027035581116" calcext:value-type="float">
            <text:p>0.253</text:p>
          </table:table-cell>
          <table:table-cell table:formula="of:=[.D12]/[.$K$2]" office:value-type="float" office:value="0.0687637321661086" calcext:value-type="float">
            <text:p>0.069</text:p>
          </table:table-cell>
          <table:table-cell table:formula="of:=[.I12]+[.J12]+[.K12]" office:value-type="float" office:value="0.979223693974824" calcext:value-type="float">
            <text:p>0.979</text:p>
          </table:table-cell>
          <table:table-cell table:formula="of:=[.I12]/([.I12]+[.J12]+[.K12])" office:value-type="float" office:value="0.671381759114687" calcext:value-type="float">
            <text:p>0.671</text:p>
          </table:table-cell>
          <table:table-cell table:formula="of:=[.J12]/([.J12]+[.K12]+[.I12])" office:value-type="float" office:value="0.258395540404092" calcext:value-type="float">
            <text:p>0.258</text:p>
          </table:table-cell>
          <table:table-cell table:formula="of:=[.K12]/([.K12]+[.J12]+[.I12])" office:value-type="float" office:value="0.0702227004812207" calcext:value-type="float">
            <text:p>0.070</text:p>
          </table:table-cell>
          <table:table-cell table:number-columns-repeated="1009"/>
        </table:table-row>
        <table:table-row table:style-name="ro10">
          <table:table-cell office:value-type="float" office:value="10" calcext:value-type="float">
            <text:p>10.000</text:p>
          </table:table-cell>
          <table:table-cell table:formula="of:=RAND()*1" office:value-type="float" office:value="0.480083606139509" calcext:value-type="float">
            <text:p>0.480</text:p>
          </table:table-cell>
          <table:table-cell table:formula="of:=RAND()*1" office:value-type="float" office:value="0.175341282893312" calcext:value-type="float">
            <text:p>0.175</text:p>
          </table:table-cell>
          <table:table-cell table:formula="of:=RAND()*100" office:value-type="float" office:value="2.03530192194204" calcext:value-type="float">
            <text:p>2.035</text:p>
          </table:table-cell>
          <table:table-cell table:formula="of:=[.B13]+[.C13]+[.D13]" office:value-type="float" office:value="2.69072681097486" calcext:value-type="float">
            <text:p>2.691</text:p>
          </table:table-cell>
          <table:table-cell table:formula="of:=[.B13]/([.B13]+[.C13]+[.D13])" office:value-type="float" office:value="0.178421534353231" calcext:value-type="float">
            <text:p>0.178</text:p>
          </table:table-cell>
          <table:table-cell table:formula="of:=[.C13]/([.C13]+[.D13]+[.B13])" office:value-type="float" office:value="0.0651650261104677" calcext:value-type="float">
            <text:p>0.065</text:p>
          </table:table-cell>
          <table:table-cell table:formula="of:=[.D13]/([.D13]+[.C13]+[.B13])" office:value-type="float" office:value="0.756413439536302" calcext:value-type="float">
            <text:p>0.756</text:p>
          </table:table-cell>
          <table:table-cell table:formula="of:=[.B13]" office:value-type="float" office:value="0.480083606139509" calcext:value-type="float">
            <text:p>0.480</text:p>
          </table:table-cell>
          <table:table-cell table:formula="of:=[.C13]" office:value-type="float" office:value="0.175341282893312" calcext:value-type="float">
            <text:p>0.175</text:p>
          </table:table-cell>
          <table:table-cell table:formula="of:=[.D13]/[.$K$2]" office:value-type="float" office:value="0.0203530192194204" calcext:value-type="float">
            <text:p>0.020</text:p>
          </table:table-cell>
          <table:table-cell table:formula="of:=[.I13]+[.J13]+[.K13]" office:value-type="float" office:value="0.675777908252242" calcext:value-type="float">
            <text:p>0.676</text:p>
          </table:table-cell>
          <table:table-cell table:formula="of:=[.I13]/([.I13]+[.J13]+[.K13])" office:value-type="float" office:value="0.710416248114925" calcext:value-type="float">
            <text:p>0.710</text:p>
          </table:table-cell>
          <table:table-cell table:formula="of:=[.J13]/([.J13]+[.K13]+[.I13])" office:value-type="float" office:value="0.259465840407236" calcext:value-type="float">
            <text:p>0.259</text:p>
          </table:table-cell>
          <table:table-cell table:formula="of:=[.K13]/([.K13]+[.J13]+[.I13])" office:value-type="float" office:value="0.0301179114778392" calcext:value-type="float">
            <text:p>0.030</text:p>
          </table:table-cell>
          <table:table-cell table:number-columns-repeated="1009"/>
        </table:table-row>
        <table:table-row table:style-name="ro10">
          <table:table-cell office:value-type="float" office:value="11" calcext:value-type="float">
            <text:p>11.000</text:p>
          </table:table-cell>
          <table:table-cell table:formula="of:=RAND()*1" office:value-type="float" office:value="0.233007011836674" calcext:value-type="float">
            <text:p>0.233</text:p>
          </table:table-cell>
          <table:table-cell table:formula="of:=RAND()*1" office:value-type="float" office:value="0.241631075021625" calcext:value-type="float">
            <text:p>0.242</text:p>
          </table:table-cell>
          <table:table-cell table:formula="of:=RAND()*100" office:value-type="float" office:value="79.163208251045" calcext:value-type="float">
            <text:p>79.163</text:p>
          </table:table-cell>
          <table:table-cell table:formula="of:=[.B14]+[.C14]+[.D14]" office:value-type="float" office:value="79.6378463379033" calcext:value-type="float">
            <text:p>79.638</text:p>
          </table:table-cell>
          <table:table-cell table:formula="of:=[.B14]/([.B14]+[.C14]+[.D14])" office:value-type="float" office:value="0.00292583266061749" calcext:value-type="float">
            <text:p>0.003</text:p>
          </table:table-cell>
          <table:table-cell table:formula="of:=[.C14]/([.C14]+[.D14]+[.B14])" office:value-type="float" office:value="0.00303412367527349" calcext:value-type="float">
            <text:p>0.003</text:p>
          </table:table-cell>
          <table:table-cell table:formula="of:=[.D14]/([.D14]+[.C14]+[.B14])" office:value-type="float" office:value="0.994040043664109" calcext:value-type="float">
            <text:p>0.994</text:p>
          </table:table-cell>
          <table:table-cell table:formula="of:=[.B14]" office:value-type="float" office:value="0.233007011836674" calcext:value-type="float">
            <text:p>0.233</text:p>
          </table:table-cell>
          <table:table-cell table:formula="of:=[.C14]" office:value-type="float" office:value="0.241631075021625" calcext:value-type="float">
            <text:p>0.242</text:p>
          </table:table-cell>
          <table:table-cell table:formula="of:=[.D14]/[.$K$2]" office:value-type="float" office:value="0.79163208251045" calcext:value-type="float">
            <text:p>0.792</text:p>
          </table:table-cell>
          <table:table-cell table:formula="of:=[.I14]+[.J14]+[.K14]" office:value-type="float" office:value="1.26627016936875" calcext:value-type="float">
            <text:p>1.266</text:p>
          </table:table-cell>
          <table:table-cell table:formula="of:=[.I14]/([.I14]+[.J14]+[.K14])" office:value-type="float" office:value="0.184010503819127" calcext:value-type="float">
            <text:p>0.184</text:p>
          </table:table-cell>
          <table:table-cell table:formula="of:=[.J14]/([.J14]+[.K14]+[.I14])" office:value-type="float" office:value="0.190821106637994" calcext:value-type="float">
            <text:p>0.191</text:p>
          </table:table-cell>
          <table:table-cell table:formula="of:=[.K14]/([.K14]+[.J14]+[.I14])" office:value-type="float" office:value="0.625168389542879" calcext:value-type="float">
            <text:p>0.625</text:p>
          </table:table-cell>
          <table:table-cell table:number-columns-repeated="1009"/>
        </table:table-row>
        <table:table-row table:style-name="ro10">
          <table:table-cell office:value-type="float" office:value="12" calcext:value-type="float">
            <text:p>12.000</text:p>
          </table:table-cell>
          <table:table-cell table:formula="of:=RAND()*1" office:value-type="float" office:value="0.304632744575241" calcext:value-type="float">
            <text:p>0.305</text:p>
          </table:table-cell>
          <table:table-cell table:formula="of:=RAND()*1" office:value-type="float" office:value="0.519835723702008" calcext:value-type="float">
            <text:p>0.520</text:p>
          </table:table-cell>
          <table:table-cell table:formula="of:=RAND()*100" office:value-type="float" office:value="40.1898667844996" calcext:value-type="float">
            <text:p>40.190</text:p>
          </table:table-cell>
          <table:table-cell table:formula="of:=[.B15]+[.C15]+[.D15]" office:value-type="float" office:value="41.0143352527769" calcext:value-type="float">
            <text:p>41.014</text:p>
          </table:table-cell>
          <table:table-cell table:formula="of:=[.B15]/([.B15]+[.C15]+[.D15])" office:value-type="float" office:value="0.00742746999793482" calcext:value-type="float">
            <text:p>0.007</text:p>
          </table:table-cell>
          <table:table-cell table:formula="of:=[.C15]/([.C15]+[.D15]+[.B15])" office:value-type="float" office:value="0.0126744885781566" calcext:value-type="float">
            <text:p>0.013</text:p>
          </table:table-cell>
          <table:table-cell table:formula="of:=[.D15]/([.D15]+[.C15]+[.B15])" office:value-type="float" office:value="0.979898041423908" calcext:value-type="float">
            <text:p>0.980</text:p>
          </table:table-cell>
          <table:table-cell table:formula="of:=[.B15]" office:value-type="float" office:value="0.304632744575241" calcext:value-type="float">
            <text:p>0.305</text:p>
          </table:table-cell>
          <table:table-cell table:formula="of:=[.C15]" office:value-type="float" office:value="0.519835723702008" calcext:value-type="float">
            <text:p>0.520</text:p>
          </table:table-cell>
          <table:table-cell table:formula="of:=[.D15]/[.$K$2]" office:value-type="float" office:value="0.401898667844996" calcext:value-type="float">
            <text:p>0.402</text:p>
          </table:table-cell>
          <table:table-cell table:formula="of:=[.I15]+[.J15]+[.K15]" office:value-type="float" office:value="1.22636713612225" calcext:value-type="float">
            <text:p>1.226</text:p>
          </table:table-cell>
          <table:table-cell table:formula="of:=[.I15]/([.I15]+[.J15]+[.K15])" office:value-type="float" office:value="0.248402566900549" calcext:value-type="float">
            <text:p>0.248</text:p>
          </table:table-cell>
          <table:table-cell table:formula="of:=[.J15]/([.J15]+[.K15]+[.I15])" office:value-type="float" office:value="0.423882627306633" calcext:value-type="float">
            <text:p>0.424</text:p>
          </table:table-cell>
          <table:table-cell table:formula="of:=[.K15]/([.K15]+[.J15]+[.I15])" office:value-type="float" office:value="0.327714805792818" calcext:value-type="float">
            <text:p>0.328</text:p>
          </table:table-cell>
          <table:table-cell table:number-columns-repeated="1009"/>
        </table:table-row>
        <table:table-row table:style-name="ro10">
          <table:table-cell office:value-type="float" office:value="13" calcext:value-type="float">
            <text:p>13.000</text:p>
          </table:table-cell>
          <table:table-cell table:formula="of:=RAND()*1" office:value-type="float" office:value="0.436181490476788" calcext:value-type="float">
            <text:p>0.436</text:p>
          </table:table-cell>
          <table:table-cell table:formula="of:=RAND()*1" office:value-type="float" office:value="0.128059240235144" calcext:value-type="float">
            <text:p>0.128</text:p>
          </table:table-cell>
          <table:table-cell table:formula="of:=RAND()*100" office:value-type="float" office:value="3.38987276193737" calcext:value-type="float">
            <text:p>3.390</text:p>
          </table:table-cell>
          <table:table-cell table:formula="of:=[.B16]+[.C16]+[.D16]" office:value-type="float" office:value="3.9541134926493" calcext:value-type="float">
            <text:p>3.954</text:p>
          </table:table-cell>
          <table:table-cell table:formula="of:=[.B16]/([.B16]+[.C16]+[.D16])" office:value-type="float" office:value="0.110310817149697" calcext:value-type="float">
            <text:p>0.110</text:p>
          </table:table-cell>
          <table:table-cell table:formula="of:=[.C16]/([.C16]+[.D16]+[.B16])" office:value-type="float" office:value="0.0323863339970405" calcext:value-type="float">
            <text:p>0.032</text:p>
          </table:table-cell>
          <table:table-cell table:formula="of:=[.D16]/([.D16]+[.C16]+[.B16])" office:value-type="float" office:value="0.857302848853262" calcext:value-type="float">
            <text:p>0.857</text:p>
          </table:table-cell>
          <table:table-cell table:formula="of:=[.B16]" office:value-type="float" office:value="0.436181490476788" calcext:value-type="float">
            <text:p>0.436</text:p>
          </table:table-cell>
          <table:table-cell table:formula="of:=[.C16]" office:value-type="float" office:value="0.128059240235144" calcext:value-type="float">
            <text:p>0.128</text:p>
          </table:table-cell>
          <table:table-cell table:formula="of:=[.D16]/[.$K$2]" office:value-type="float" office:value="0.0338987276193737" calcext:value-type="float">
            <text:p>0.034</text:p>
          </table:table-cell>
          <table:table-cell table:formula="of:=[.I16]+[.J16]+[.K16]" office:value-type="float" office:value="0.598139458331306" calcext:value-type="float">
            <text:p>0.598</text:p>
          </table:table-cell>
          <table:table-cell table:formula="of:=[.I16]/([.I16]+[.J16]+[.K16])" office:value-type="float" office:value="0.729230423442804" calcext:value-type="float">
            <text:p>0.729</text:p>
          </table:table-cell>
          <table:table-cell table:formula="of:=[.J16]/([.J16]+[.K16]+[.I16])" office:value-type="float" office:value="0.21409595780958" calcext:value-type="float">
            <text:p>0.214</text:p>
          </table:table-cell>
          <table:table-cell table:formula="of:=[.K16]/([.K16]+[.J16]+[.I16])" office:value-type="float" office:value="0.0566736187476154" calcext:value-type="float">
            <text:p>0.057</text:p>
          </table:table-cell>
          <table:table-cell table:number-columns-repeated="1009"/>
        </table:table-row>
        <table:table-row table:style-name="ro10">
          <table:table-cell office:value-type="float" office:value="14" calcext:value-type="float">
            <text:p>14.000</text:p>
          </table:table-cell>
          <table:table-cell table:formula="of:=RAND()*1" office:value-type="float" office:value="0.873379364923244" calcext:value-type="float">
            <text:p>0.873</text:p>
          </table:table-cell>
          <table:table-cell table:formula="of:=RAND()*1" office:value-type="float" office:value="0.40620391403571" calcext:value-type="float">
            <text:p>0.406</text:p>
          </table:table-cell>
          <table:table-cell table:formula="of:=RAND()*100" office:value-type="float" office:value="14.0475021369663" calcext:value-type="float">
            <text:p>14.048</text:p>
          </table:table-cell>
          <table:table-cell table:formula="of:=[.B17]+[.C17]+[.D17]" office:value-type="float" office:value="15.3270854159253" calcext:value-type="float">
            <text:p>15.327</text:p>
          </table:table-cell>
          <table:table-cell table:formula="of:=[.B17]/([.B17]+[.C17]+[.D17])" office:value-type="float" office:value="0.056982742721312" calcext:value-type="float">
            <text:p>0.057</text:p>
          </table:table-cell>
          <table:table-cell table:formula="of:=[.C17]/([.C17]+[.D17]+[.B17])" office:value-type="float" office:value="0.026502358603264" calcext:value-type="float">
            <text:p>0.027</text:p>
          </table:table-cell>
          <table:table-cell table:formula="of:=[.D17]/([.D17]+[.C17]+[.B17])" office:value-type="float" office:value="0.916514898675424" calcext:value-type="float">
            <text:p>0.917</text:p>
          </table:table-cell>
          <table:table-cell table:formula="of:=[.B17]" office:value-type="float" office:value="0.873379364923244" calcext:value-type="float">
            <text:p>0.873</text:p>
          </table:table-cell>
          <table:table-cell table:formula="of:=[.C17]" office:value-type="float" office:value="0.40620391403571" calcext:value-type="float">
            <text:p>0.406</text:p>
          </table:table-cell>
          <table:table-cell table:formula="of:=[.D17]/[.$K$2]" office:value-type="float" office:value="0.140475021369663" calcext:value-type="float">
            <text:p>0.140</text:p>
          </table:table-cell>
          <table:table-cell table:formula="of:=[.I17]+[.J17]+[.K17]" office:value-type="float" office:value="1.42005830032862" calcext:value-type="float">
            <text:p>1.420</text:p>
          </table:table-cell>
          <table:table-cell table:formula="of:=[.I17]/([.I17]+[.J17]+[.K17])" office:value-type="float" office:value="0.615030639742843" calcext:value-type="float">
            <text:p>0.615</text:p>
          </table:table-cell>
          <table:table-cell table:formula="of:=[.J17]/([.J17]+[.K17]+[.I17])" office:value-type="float" office:value="0.286047350268443" calcext:value-type="float">
            <text:p>0.286</text:p>
          </table:table-cell>
          <table:table-cell table:formula="of:=[.K17]/([.K17]+[.J17]+[.I17])" office:value-type="float" office:value="0.0989220099887137" calcext:value-type="float">
            <text:p>0.099</text:p>
          </table:table-cell>
          <table:table-cell table:number-columns-repeated="1009"/>
        </table:table-row>
        <table:table-row table:style-name="ro10">
          <table:table-cell office:value-type="float" office:value="15" calcext:value-type="float">
            <text:p>15.000</text:p>
          </table:table-cell>
          <table:table-cell table:formula="of:=RAND()*1" office:value-type="float" office:value="0.154729239227503" calcext:value-type="float">
            <text:p>0.155</text:p>
          </table:table-cell>
          <table:table-cell table:formula="of:=RAND()*1" office:value-type="float" office:value="0.504920388952807" calcext:value-type="float">
            <text:p>0.505</text:p>
          </table:table-cell>
          <table:table-cell table:formula="of:=RAND()*100" office:value-type="float" office:value="46.6269105815645" calcext:value-type="float">
            <text:p>46.627</text:p>
          </table:table-cell>
          <table:table-cell table:formula="of:=[.B18]+[.C18]+[.D18]" office:value-type="float" office:value="47.2865602097449" calcext:value-type="float">
            <text:p>47.287</text:p>
          </table:table-cell>
          <table:table-cell table:formula="of:=[.B18]/([.B18]+[.C18]+[.D18])" office:value-type="float" office:value="0.00327216102294571" calcext:value-type="float">
            <text:p>0.003</text:p>
          </table:table-cell>
          <table:table-cell table:formula="of:=[.C18]/([.C18]+[.D18]+[.B18])" office:value-type="float" office:value="0.0106778836674348" calcext:value-type="float">
            <text:p>0.011</text:p>
          </table:table-cell>
          <table:table-cell table:formula="of:=[.D18]/([.D18]+[.C18]+[.B18])" office:value-type="float" office:value="0.98604995530962" calcext:value-type="float">
            <text:p>0.986</text:p>
          </table:table-cell>
          <table:table-cell table:formula="of:=[.B18]" office:value-type="float" office:value="0.154729239227503" calcext:value-type="float">
            <text:p>0.155</text:p>
          </table:table-cell>
          <table:table-cell table:formula="of:=[.C18]" office:value-type="float" office:value="0.504920388952807" calcext:value-type="float">
            <text:p>0.505</text:p>
          </table:table-cell>
          <table:table-cell table:formula="of:=[.D18]/[.$K$2]" office:value-type="float" office:value="0.466269105815645" calcext:value-type="float">
            <text:p>0.466</text:p>
          </table:table-cell>
          <table:table-cell table:formula="of:=[.I18]+[.J18]+[.K18]" office:value-type="float" office:value="1.12591873399595" calcext:value-type="float">
            <text:p>1.126</text:p>
          </table:table-cell>
          <table:table-cell table:formula="of:=[.I18]/([.I18]+[.J18]+[.K18])" office:value-type="float" office:value="0.137424873177444" calcext:value-type="float">
            <text:p>0.137</text:p>
          </table:table-cell>
          <table:table-cell table:formula="of:=[.J18]/([.J18]+[.K18]+[.I18])" office:value-type="float" office:value="0.448451894179621" calcext:value-type="float">
            <text:p>0.448</text:p>
          </table:table-cell>
          <table:table-cell table:formula="of:=[.K18]/([.K18]+[.J18]+[.I18])" office:value-type="float" office:value="0.414123232642935" calcext:value-type="float">
            <text:p>0.414</text:p>
          </table:table-cell>
          <table:table-cell table:number-columns-repeated="1009"/>
        </table:table-row>
        <table:table-row table:style-name="ro10">
          <table:table-cell office:value-type="float" office:value="16" calcext:value-type="float">
            <text:p>16.000</text:p>
          </table:table-cell>
          <table:table-cell table:formula="of:=RAND()*1" office:value-type="float" office:value="0.525360751607728" calcext:value-type="float">
            <text:p>0.525</text:p>
          </table:table-cell>
          <table:table-cell table:formula="of:=RAND()*1" office:value-type="float" office:value="0.534444169648097" calcext:value-type="float">
            <text:p>0.534</text:p>
          </table:table-cell>
          <table:table-cell table:formula="of:=RAND()*100" office:value-type="float" office:value="30.5999248631343" calcext:value-type="float">
            <text:p>30.600</text:p>
          </table:table-cell>
          <table:table-cell table:formula="of:=[.B19]+[.C19]+[.D19]" office:value-type="float" office:value="31.6597297843901" calcext:value-type="float">
            <text:p>31.660</text:p>
          </table:table-cell>
          <table:table-cell table:formula="of:=[.B19]/([.B19]+[.C19]+[.D19])" office:value-type="float" office:value="0.0165939745912411" calcext:value-type="float">
            <text:p>0.017</text:p>
          </table:table-cell>
          <table:table-cell table:formula="of:=[.C19]/([.C19]+[.D19]+[.B19])" office:value-type="float" office:value="0.0168808822212881" calcext:value-type="float">
            <text:p>0.017</text:p>
          </table:table-cell>
          <table:table-cell table:formula="of:=[.D19]/([.D19]+[.C19]+[.B19])" office:value-type="float" office:value="0.966525143187471" calcext:value-type="float">
            <text:p>0.967</text:p>
          </table:table-cell>
          <table:table-cell table:formula="of:=[.B19]" office:value-type="float" office:value="0.525360751607728" calcext:value-type="float">
            <text:p>0.525</text:p>
          </table:table-cell>
          <table:table-cell table:formula="of:=[.C19]" office:value-type="float" office:value="0.534444169648097" calcext:value-type="float">
            <text:p>0.534</text:p>
          </table:table-cell>
          <table:table-cell table:formula="of:=[.D19]/[.$K$2]" office:value-type="float" office:value="0.305999248631343" calcext:value-type="float">
            <text:p>0.306</text:p>
          </table:table-cell>
          <table:table-cell table:formula="of:=[.I19]+[.J19]+[.K19]" office:value-type="float" office:value="1.36580416988717" calcext:value-type="float">
            <text:p>1.366</text:p>
          </table:table-cell>
          <table:table-cell table:formula="of:=[.I19]/([.I19]+[.J19]+[.K19])" office:value-type="float" office:value="0.384653058755216" calcext:value-type="float">
            <text:p>0.385</text:p>
          </table:table-cell>
          <table:table-cell table:formula="of:=[.J19]/([.J19]+[.K19]+[.I19])" office:value-type="float" office:value="0.391303659361538" calcext:value-type="float">
            <text:p>0.391</text:p>
          </table:table-cell>
          <table:table-cell table:formula="of:=[.K19]/([.K19]+[.J19]+[.I19])" office:value-type="float" office:value="0.224043281883245" calcext:value-type="float">
            <text:p>0.224</text:p>
          </table:table-cell>
          <table:table-cell table:number-columns-repeated="1009"/>
        </table:table-row>
        <table:table-row table:style-name="ro10">
          <table:table-cell office:value-type="float" office:value="17" calcext:value-type="float">
            <text:p>17.000</text:p>
          </table:table-cell>
          <table:table-cell table:formula="of:=RAND()*1" office:value-type="float" office:value="0.997316270573506" calcext:value-type="float">
            <text:p>0.997</text:p>
          </table:table-cell>
          <table:table-cell table:formula="of:=RAND()*1" office:value-type="float" office:value="0.321667530963826" calcext:value-type="float">
            <text:p>0.322</text:p>
          </table:table-cell>
          <table:table-cell table:formula="of:=RAND()*100" office:value-type="float" office:value="76.6413211889673" calcext:value-type="float">
            <text:p>76.641</text:p>
          </table:table-cell>
          <table:table-cell table:formula="of:=[.B20]+[.C20]+[.D20]" office:value-type="float" office:value="77.9603049905046" calcext:value-type="float">
            <text:p>77.960</text:p>
          </table:table-cell>
          <table:table-cell table:formula="of:=[.B20]/([.B20]+[.C20]+[.D20])" office:value-type="float" office:value="0.0127926163282067" calcext:value-type="float">
            <text:p>0.013</text:p>
          </table:table-cell>
          <table:table-cell table:formula="of:=[.C20]/([.C20]+[.D20]+[.B20])" office:value-type="float" office:value="0.00412604249050852" calcext:value-type="float">
            <text:p>0.004</text:p>
          </table:table-cell>
          <table:table-cell table:formula="of:=[.D20]/([.D20]+[.C20]+[.B20])" office:value-type="float" office:value="0.983081341181285" calcext:value-type="float">
            <text:p>0.983</text:p>
          </table:table-cell>
          <table:table-cell table:formula="of:=[.B20]" office:value-type="float" office:value="0.997316270573506" calcext:value-type="float">
            <text:p>0.997</text:p>
          </table:table-cell>
          <table:table-cell table:formula="of:=[.C20]" office:value-type="float" office:value="0.321667530963826" calcext:value-type="float">
            <text:p>0.322</text:p>
          </table:table-cell>
          <table:table-cell table:formula="of:=[.D20]/[.$K$2]" office:value-type="float" office:value="0.766413211889673" calcext:value-type="float">
            <text:p>0.766</text:p>
          </table:table-cell>
          <table:table-cell table:formula="of:=[.I20]+[.J20]+[.K20]" office:value-type="float" office:value="2.085397013427" calcext:value-type="float">
            <text:p>2.085</text:p>
          </table:table-cell>
          <table:table-cell table:formula="of:=[.I20]/([.I20]+[.J20]+[.K20])" office:value-type="float" office:value="0.478238083277285" calcext:value-type="float">
            <text:p>0.478</text:p>
          </table:table-cell>
          <table:table-cell table:formula="of:=[.J20]/([.J20]+[.K20]+[.I20])" office:value-type="float" office:value="0.154247622343728" calcext:value-type="float">
            <text:p>0.154</text:p>
          </table:table-cell>
          <table:table-cell table:formula="of:=[.K20]/([.K20]+[.J20]+[.I20])" office:value-type="float" office:value="0.367514294378987" calcext:value-type="float">
            <text:p>0.368</text:p>
          </table:table-cell>
          <table:table-cell table:number-columns-repeated="1009"/>
        </table:table-row>
        <table:table-row table:style-name="ro10">
          <table:table-cell office:value-type="float" office:value="18" calcext:value-type="float">
            <text:p>18.000</text:p>
          </table:table-cell>
          <table:table-cell table:formula="of:=RAND()*1" office:value-type="float" office:value="0.383182513488339" calcext:value-type="float">
            <text:p>0.383</text:p>
          </table:table-cell>
          <table:table-cell table:formula="of:=RAND()*1" office:value-type="float" office:value="0.527523207869839" calcext:value-type="float">
            <text:p>0.528</text:p>
          </table:table-cell>
          <table:table-cell table:formula="of:=RAND()*100" office:value-type="float" office:value="44.2188736100333" calcext:value-type="float">
            <text:p>44.219</text:p>
          </table:table-cell>
          <table:table-cell table:formula="of:=[.B21]+[.C21]+[.D21]" office:value-type="float" office:value="45.1295793313915" calcext:value-type="float">
            <text:p>45.130</text:p>
          </table:table-cell>
          <table:table-cell table:formula="of:=[.B21]/([.B21]+[.C21]+[.D21])" office:value-type="float" office:value="0.00849071759952796" calcext:value-type="float">
            <text:p>0.008</text:p>
          </table:table-cell>
          <table:table-cell table:formula="of:=[.C21]/([.C21]+[.D21]+[.B21])" office:value-type="float" office:value="0.0116890787746143" calcext:value-type="float">
            <text:p>0.012</text:p>
          </table:table-cell>
          <table:table-cell table:formula="of:=[.D21]/([.D21]+[.C21]+[.B21])" office:value-type="float" office:value="0.979820203625858" calcext:value-type="float">
            <text:p>0.980</text:p>
          </table:table-cell>
          <table:table-cell table:formula="of:=[.B21]" office:value-type="float" office:value="0.383182513488339" calcext:value-type="float">
            <text:p>0.383</text:p>
          </table:table-cell>
          <table:table-cell table:formula="of:=[.C21]" office:value-type="float" office:value="0.527523207869839" calcext:value-type="float">
            <text:p>0.528</text:p>
          </table:table-cell>
          <table:table-cell table:formula="of:=[.D21]/[.$K$2]" office:value-type="float" office:value="0.442188736100333" calcext:value-type="float">
            <text:p>0.442</text:p>
          </table:table-cell>
          <table:table-cell table:formula="of:=[.I21]+[.J21]+[.K21]" office:value-type="float" office:value="1.35289445745851" calcext:value-type="float">
            <text:p>1.353</text:p>
          </table:table-cell>
          <table:table-cell table:formula="of:=[.I21]/([.I21]+[.J21]+[.K21])" office:value-type="float" office:value="0.2832316381931" calcext:value-type="float">
            <text:p>0.283</text:p>
          </table:table-cell>
          <table:table-cell table:formula="of:=[.J21]/([.J21]+[.K21]+[.I21])" office:value-type="float" office:value="0.389921922557671" calcext:value-type="float">
            <text:p>0.390</text:p>
          </table:table-cell>
          <table:table-cell table:formula="of:=[.K21]/([.K21]+[.J21]+[.I21])" office:value-type="float" office:value="0.32684643924923" calcext:value-type="float">
            <text:p>0.327</text:p>
          </table:table-cell>
          <table:table-cell table:number-columns-repeated="1009"/>
        </table:table-row>
        <table:table-row table:style-name="ro10">
          <table:table-cell office:value-type="float" office:value="19" calcext:value-type="float">
            <text:p>19.000</text:p>
          </table:table-cell>
          <table:table-cell table:formula="of:=RAND()*1" office:value-type="float" office:value="0.456817360309208" calcext:value-type="float">
            <text:p>0.457</text:p>
          </table:table-cell>
          <table:table-cell table:formula="of:=RAND()*1" office:value-type="float" office:value="0.0644205837212254" calcext:value-type="float">
            <text:p>0.064</text:p>
          </table:table-cell>
          <table:table-cell table:formula="of:=RAND()*100" office:value-type="float" office:value="86.8185522671139" calcext:value-type="float">
            <text:p>86.819</text:p>
          </table:table-cell>
          <table:table-cell table:formula="of:=[.B22]+[.C22]+[.D22]" office:value-type="float" office:value="87.3397902111444" calcext:value-type="float">
            <text:p>87.340</text:p>
          </table:table-cell>
          <table:table-cell table:formula="of:=[.B22]/([.B22]+[.C22]+[.D22])" office:value-type="float" office:value="0.00523034643436685" calcext:value-type="float">
            <text:p>0.005</text:p>
          </table:table-cell>
          <table:table-cell table:formula="of:=[.C22]/([.C22]+[.D22]+[.B22])" office:value-type="float" office:value="0.000737585739162967" calcext:value-type="float">
            <text:p>0.001</text:p>
          </table:table-cell>
          <table:table-cell table:formula="of:=[.D22]/([.D22]+[.C22]+[.B22])" office:value-type="float" office:value="0.99403206782647" calcext:value-type="float">
            <text:p>0.994</text:p>
          </table:table-cell>
          <table:table-cell table:formula="of:=[.B22]" office:value-type="float" office:value="0.456817360309208" calcext:value-type="float">
            <text:p>0.457</text:p>
          </table:table-cell>
          <table:table-cell table:formula="of:=[.C22]" office:value-type="float" office:value="0.0644205837212254" calcext:value-type="float">
            <text:p>0.064</text:p>
          </table:table-cell>
          <table:table-cell table:formula="of:=[.D22]/[.$K$2]" office:value-type="float" office:value="0.868185522671139" calcext:value-type="float">
            <text:p>0.868</text:p>
          </table:table-cell>
          <table:table-cell table:formula="of:=[.I22]+[.J22]+[.K22]" office:value-type="float" office:value="1.38942346670157" calcext:value-type="float">
            <text:p>1.389</text:p>
          </table:table-cell>
          <table:table-cell table:formula="of:=[.I22]/([.I22]+[.J22]+[.K22])" office:value-type="float" office:value="0.328781952555956" calcext:value-type="float">
            <text:p>0.329</text:p>
          </table:table-cell>
          <table:table-cell table:formula="of:=[.J22]/([.J22]+[.K22]+[.I22])" office:value-type="float" office:value="0.0463649745848592" calcext:value-type="float">
            <text:p>0.046</text:p>
          </table:table-cell>
          <table:table-cell table:formula="of:=[.K22]/([.K22]+[.J22]+[.I22])" office:value-type="float" office:value="0.624853072859185" calcext:value-type="float">
            <text:p>0.625</text:p>
          </table:table-cell>
          <table:table-cell table:number-columns-repeated="1009"/>
        </table:table-row>
        <table:table-row table:style-name="ro10">
          <table:table-cell office:value-type="float" office:value="20" calcext:value-type="float">
            <text:p>20.000</text:p>
          </table:table-cell>
          <table:table-cell table:formula="of:=RAND()*1" office:value-type="float" office:value="0.576610765128018" calcext:value-type="float">
            <text:p>0.577</text:p>
          </table:table-cell>
          <table:table-cell table:formula="of:=RAND()*1" office:value-type="float" office:value="0.786407740033578" calcext:value-type="float">
            <text:p>0.786</text:p>
          </table:table-cell>
          <table:table-cell table:formula="of:=RAND()*100" office:value-type="float" office:value="79.2568148032213" calcext:value-type="float">
            <text:p>79.257</text:p>
          </table:table-cell>
          <table:table-cell table:formula="of:=[.B23]+[.C23]+[.D23]" office:value-type="float" office:value="80.6198333083829" calcext:value-type="float">
            <text:p>80.620</text:p>
          </table:table-cell>
          <table:table-cell table:formula="of:=[.B23]/([.B23]+[.C23]+[.D23])" office:value-type="float" office:value="0.00715221976362065" calcext:value-type="float">
            <text:p>0.007</text:p>
          </table:table-cell>
          <table:table-cell table:formula="of:=[.C23]/([.C23]+[.D23]+[.B23])" office:value-type="float" office:value="0.00975451954887392" calcext:value-type="float">
            <text:p>0.010</text:p>
          </table:table-cell>
          <table:table-cell table:formula="of:=[.D23]/([.D23]+[.C23]+[.B23])" office:value-type="float" office:value="0.983093260687505" calcext:value-type="float">
            <text:p>0.983</text:p>
          </table:table-cell>
          <table:table-cell table:formula="of:=[.B23]" office:value-type="float" office:value="0.576610765128018" calcext:value-type="float">
            <text:p>0.577</text:p>
          </table:table-cell>
          <table:table-cell table:formula="of:=[.C23]" office:value-type="float" office:value="0.786407740033578" calcext:value-type="float">
            <text:p>0.786</text:p>
          </table:table-cell>
          <table:table-cell table:formula="of:=[.D23]/[.$K$2]" office:value-type="float" office:value="0.792568148032213" calcext:value-type="float">
            <text:p>0.793</text:p>
          </table:table-cell>
          <table:table-cell table:formula="of:=[.I23]+[.J23]+[.K23]" office:value-type="float" office:value="2.15558665319381" calcext:value-type="float">
            <text:p>2.156</text:p>
          </table:table-cell>
          <table:table-cell table:formula="of:=[.I23]/([.I23]+[.J23]+[.K23])" office:value-type="float" office:value="0.267495980397581" calcext:value-type="float">
            <text:p>0.267</text:p>
          </table:table-cell>
          <table:table-cell table:formula="of:=[.J23]/([.J23]+[.K23]+[.I23])" office:value-type="float" office:value="0.364823069797914" calcext:value-type="float">
            <text:p>0.365</text:p>
          </table:table-cell>
          <table:table-cell table:formula="of:=[.K23]/([.K23]+[.J23]+[.I23])" office:value-type="float" office:value="0.367680949804505" calcext:value-type="float">
            <text:p>0.368</text:p>
          </table:table-cell>
          <table:table-cell table:number-columns-repeated="1009"/>
        </table:table-row>
        <table:table-row table:style-name="ro10" table:number-rows-repeated="3">
          <table:table-cell table:number-columns-repeated="1024"/>
        </table:table-row>
        <table:table-row table:style-name="ro10">
          <table:table-cell table:number-columns-repeated="19"/>
          <table:table-cell office:value-type="float" office:value="0.952" calcext:value-type="float">
            <text:p>0.952</text:p>
          </table:table-cell>
          <table:table-cell table:number-columns-repeated="1004"/>
        </table:table-row>
        <table:table-row table:style-name="ro10">
          <table:table-cell table:number-columns-repeated="19"/>
          <table:table-cell office:value-type="float" office:value="1" calcext:value-type="float">
            <text:p>1.000</text:p>
          </table:table-cell>
          <table:table-cell table:number-columns-repeated="1004"/>
        </table:table-row>
        <table:table-row table:style-name="ro10">
          <table:table-cell table:number-columns-repeated="19"/>
          <table:table-cell office:value-type="float" office:value="1" calcext:value-type="float">
            <text:p>1.000</text:p>
          </table:table-cell>
          <table:table-cell table:number-columns-repeated="1004"/>
        </table:table-row>
        <table:table-row table:style-name="ro10">
          <table:table-cell table:number-columns-repeated="19"/>
          <table:table-cell office:value-type="float" office:value="0.667" calcext:value-type="float">
            <text:p>0.667</text:p>
          </table:table-cell>
          <table:table-cell table:number-columns-repeated="1004"/>
        </table:table-row>
        <table:table-row table:style-name="ro10" table:number-rows-repeated="1048545">
          <table:table-cell table:number-columns-repeated="1024"/>
        </table:table-row>
        <table:table-row table:style-name="ro10">
          <table:table-cell table:number-columns-repeated="1024"/>
        </table:table-row>
      </table:table>
      <table:table table:name="Sheet2_2" table:style-name="ta1">
        <table:table-column table:style-name="co34" table:default-cell-style-name="ce91"/>
        <table:table-column table:style-name="co35" table:number-columns-repeated="2" table:default-cell-style-name="ce91"/>
        <table:table-column table:style-name="co36" table:default-cell-style-name="ce91"/>
        <table:table-column table:style-name="co37" table:default-cell-style-name="ce91"/>
        <table:table-column table:style-name="co38" table:number-columns-repeated="3" table:default-cell-style-name="ce91"/>
        <table:table-column table:style-name="co35" table:number-columns-repeated="2" table:default-cell-style-name="ce91"/>
        <table:table-column table:style-name="co34" table:default-cell-style-name="ce91"/>
        <table:table-column table:style-name="co35" table:default-cell-style-name="ce91"/>
        <table:table-column table:style-name="co38" table:number-columns-repeated="3" table:default-cell-style-name="ce91"/>
        <table:table-column table:style-name="co8" table:number-columns-repeated="1009" table:default-cell-style-name="ce91"/>
        <table:table-row table:style-name="ro9">
          <table:table-cell table:number-columns-repeated="1024"/>
        </table:table-row>
        <table:table-row table:style-name="ro9">
          <table:table-cell office:value-type="string" calcext:value-type="string">
            <text:p>Weight</text:p>
          </table:table-cell>
          <table:table-cell table:number-columns-repeated="2" office:value-type="float" office:value="0.1" calcext:value-type="float">
            <text:p>0.100000</text:p>
          </table:table-cell>
          <table:table-cell office:value-type="float" office:value="10" calcext:value-type="float">
            <text:p>10.000000</text:p>
          </table:table-cell>
          <table:table-cell table:number-columns-repeated="5"/>
          <table:table-cell office:value-type="string" calcext:value-type="string">
            <text:p>Weight</text:p>
          </table:table-cell>
          <table:table-cell office:value-type="float" office:value="50" calcext:value-type="float">
            <text:p>50.000000</text:p>
          </table:table-cell>
          <table:table-cell table:number-columns-repeated="1013"/>
        </table:table-row>
        <table:table-row table:style-name="ro10">
          <table:table-cell table:style-name="ce92" office:value-type="string" calcext:value-type="string">
            <text:p>Epoch</text:p>
          </table:table-cell>
          <table:table-cell table:style-name="ce92" office:value-type="string" calcext:value-type="string">
            <text:p>Loss 1</text:p>
          </table:table-cell>
          <table:table-cell table:style-name="ce92" office:value-type="string" calcext:value-type="string">
            <text:p>Loss 2</text:p>
          </table:table-cell>
          <table:table-cell table:style-name="ce92" office:value-type="string" calcext:value-type="string">
            <text:p>Loss 3</text:p>
          </table:table-cell>
          <table:table-cell table:style-name="ce92" office:value-type="string" calcext:value-type="string">
            <text:p>Addition</text:p>
          </table:table-cell>
          <table:table-cell table:style-name="ce92" office:value-type="string" calcext:value-type="string">
            <text:p>Loss 1 %</text:p>
          </table:table-cell>
          <table:table-cell table:style-name="ce92" office:value-type="string" calcext:value-type="string">
            <text:p>Loss 2 %</text:p>
          </table:table-cell>
          <table:table-cell table:style-name="ce92" office:value-type="string" calcext:value-type="string">
            <text:p>Loss 3 %</text:p>
          </table:table-cell>
          <table:table-cell table:style-name="ce92" office:value-type="string" calcext:value-type="string">
            <text:p>Loss 1</text:p>
          </table:table-cell>
          <table:table-cell table:style-name="ce92" office:value-type="string" calcext:value-type="string">
            <text:p>Loss 2</text:p>
          </table:table-cell>
          <table:table-cell table:style-name="ce92" office:value-type="string" calcext:value-type="string">
            <text:p>Loss 3</text:p>
          </table:table-cell>
          <table:table-cell table:style-name="ce92" office:value-type="string" calcext:value-type="string">
            <text:p>Addition</text:p>
          </table:table-cell>
          <table:table-cell table:style-name="ce92" office:value-type="string" calcext:value-type="string">
            <text:p>Loss 1 %</text:p>
          </table:table-cell>
          <table:table-cell table:style-name="ce92" office:value-type="string" calcext:value-type="string">
            <text:p>Loss 2 %</text:p>
          </table:table-cell>
          <table:table-cell table:style-name="ce92" office:value-type="string" calcext:value-type="string">
            <text:p>Loss 3 %</text:p>
          </table:table-cell>
          <table:table-cell table:number-columns-repeated="1009"/>
        </table:table-row>
        <table:table-row table:style-name="ro10">
          <table:table-cell table:style-name="ce93" office:value-type="float" office:value="1" calcext:value-type="float">
            <text:p>1.000000</text:p>
          </table:table-cell>
          <table:table-cell table:style-name="ce93" table:formula="of:=RAND()*[.$B$2]" office:value-type="float" office:value="0.0481638254346006" calcext:value-type="float">
            <text:p>0.048164</text:p>
          </table:table-cell>
          <table:table-cell table:style-name="ce93" table:formula="of:=RAND()*[.$B$2]" office:value-type="float" office:value="0.0699490472427898" calcext:value-type="float">
            <text:p>0.069949</text:p>
          </table:table-cell>
          <table:table-cell table:style-name="ce93" table:formula="of:=RAND()*[.$D$2]" office:value-type="float" office:value="0.118493845248633" calcext:value-type="float">
            <text:p>0.118494</text:p>
          </table:table-cell>
          <table:table-cell table:style-name="ce93" table:formula="of:=[.B4]+[.C4]+[.D4]" office:value-type="float" office:value="0.236606717926023" calcext:value-type="float">
            <text:p>0.236607</text:p>
          </table:table-cell>
          <table:table-cell table:style-name="ce93" table:formula="of:=[.B4]/([.B4]+[.C4]+[.D4])" office:value-type="float" office:value="0.203560684399753" calcext:value-type="float">
            <text:p>0.203561</text:p>
          </table:table-cell>
          <table:table-cell table:style-name="ce93" table:formula="of:=[.C4]/([.C4]+[.D4]+[.B4])" office:value-type="float" office:value="0.295634240041569" calcext:value-type="float">
            <text:p>0.295634</text:p>
          </table:table-cell>
          <table:table-cell table:style-name="ce93" table:formula="of:=[.D4]/([.D4]+[.C4]+[.B4])" office:value-type="float" office:value="0.500805075558677" calcext:value-type="float">
            <text:p>0.500805</text:p>
          </table:table-cell>
          <table:table-cell table:style-name="ce93" table:formula="of:=EXP([.B4])/(EXP([.B4])+EXP([.C4])+EXP([.D4]))" office:value-type="float" office:value="0.323113632460036" calcext:value-type="float">
            <text:p>0.323114</text:p>
          </table:table-cell>
          <table:table-cell table:style-name="ce93" table:formula="of:=EXP([.C4])/(EXP([.C4])+EXP([.D4])+EXP([.B4]))" office:value-type="float" office:value="0.330229968647144" calcext:value-type="float">
            <text:p>0.330230</text:p>
          </table:table-cell>
          <table:table-cell table:style-name="ce93" table:formula="of:=EXP([.D4])/(EXP([.D4])+EXP([.C4])+EXP([.B4]))" office:value-type="float" office:value="0.346656398892821" calcext:value-type="float">
            <text:p>0.346656</text:p>
          </table:table-cell>
          <table:table-cell table:style-name="ce93" table:formula="of:=[.I4]+[.J4]+[.K4]" office:value-type="float" office:value="1" calcext:value-type="float">
            <text:p>1.000000</text:p>
          </table:table-cell>
          <table:table-cell table:style-name="ce93" table:formula="of:=[.I4]/([.I4]+[.J4]+[.K4])" office:value-type="float" office:value="0.323113632460036" calcext:value-type="float">
            <text:p>0.323114</text:p>
          </table:table-cell>
          <table:table-cell table:style-name="ce93" table:formula="of:=[.J4]/([.J4]+[.K4]+[.I4])" office:value-type="float" office:value="0.330229968647144" calcext:value-type="float">
            <text:p>0.330230</text:p>
          </table:table-cell>
          <table:table-cell table:style-name="ce93" table:formula="of:=[.K4]/([.K4]+[.J4]+[.I4])" office:value-type="float" office:value="0.346656398892821" calcext:value-type="float">
            <text:p>0.346656</text:p>
          </table:table-cell>
          <table:table-cell table:number-columns-repeated="1009"/>
        </table:table-row>
        <table:table-row table:style-name="ro10">
          <table:table-cell table:style-name="ce93" office:value-type="float" office:value="2" calcext:value-type="float">
            <text:p>2.000000</text:p>
          </table:table-cell>
          <table:table-cell table:style-name="ce93" table:formula="of:=RAND()*[.$B$2]" office:value-type="float" office:value="0.0828495213113786" calcext:value-type="float">
            <text:p>0.082850</text:p>
          </table:table-cell>
          <table:table-cell table:style-name="ce93" table:formula="of:=RAND()*[.$B$2]" office:value-type="float" office:value="0.0907255362716185" calcext:value-type="float">
            <text:p>0.090726</text:p>
          </table:table-cell>
          <table:table-cell table:style-name="ce93" table:formula="of:=RAND()*[.$D$2]" office:value-type="float" office:value="1.80218209335707" calcext:value-type="float">
            <text:p>1.802182</text:p>
          </table:table-cell>
          <table:table-cell table:style-name="ce93" table:formula="of:=[.B5]+[.C5]+[.D5]" office:value-type="float" office:value="1.97575715094007" calcext:value-type="float">
            <text:p>1.975757</text:p>
          </table:table-cell>
          <table:table-cell table:style-name="ce93" table:formula="of:=[.B5]/([.B5]+[.C5]+[.D5])" office:value-type="float" office:value="0.0419330489437726" calcext:value-type="float">
            <text:p>0.041933</text:p>
          </table:table-cell>
          <table:table-cell table:style-name="ce93" table:formula="of:=[.C5]/([.C5]+[.D5]+[.B5])" office:value-type="float" office:value="0.0459193763911982" calcext:value-type="float">
            <text:p>0.045919</text:p>
          </table:table-cell>
          <table:table-cell table:style-name="ce93" table:formula="of:=[.D5]/([.D5]+[.C5]+[.B5])" office:value-type="float" office:value="0.912147574665029" calcext:value-type="float">
            <text:p>0.912148</text:p>
          </table:table-cell>
          <table:table-cell table:style-name="ce93" table:formula="of:=EXP([.B5])/(EXP([.B5])+EXP([.C5])+EXP([.D5]))" office:value-type="float" office:value="0.131774709973994" calcext:value-type="float">
            <text:p>0.131775</text:p>
          </table:table-cell>
          <table:table-cell table:style-name="ce93" table:formula="of:=EXP([.C5])/(EXP([.C5])+EXP([.D5])+EXP([.B5]))" office:value-type="float" office:value="0.132816667411125" calcext:value-type="float">
            <text:p>0.132817</text:p>
          </table:table-cell>
          <table:table-cell table:style-name="ce93" table:formula="of:=EXP([.D5])/(EXP([.D5])+EXP([.C5])+EXP([.B5]))" office:value-type="float" office:value="0.735408622614881" calcext:value-type="float">
            <text:p>0.735409</text:p>
          </table:table-cell>
          <table:table-cell table:style-name="ce93" table:formula="of:=[.I5]+[.J5]+[.K5]" office:value-type="float" office:value="1" calcext:value-type="float">
            <text:p>1.000000</text:p>
          </table:table-cell>
          <table:table-cell table:style-name="ce93" table:formula="of:=[.I5]/([.I5]+[.J5]+[.K5])" office:value-type="float" office:value="0.131774709973994" calcext:value-type="float">
            <text:p>0.131775</text:p>
          </table:table-cell>
          <table:table-cell table:style-name="ce93" table:formula="of:=[.J5]/([.J5]+[.K5]+[.I5])" office:value-type="float" office:value="0.132816667411125" calcext:value-type="float">
            <text:p>0.132817</text:p>
          </table:table-cell>
          <table:table-cell table:style-name="ce93" table:formula="of:=[.K5]/([.K5]+[.J5]+[.I5])" office:value-type="float" office:value="0.735408622614881" calcext:value-type="float">
            <text:p>0.735409</text:p>
          </table:table-cell>
          <table:table-cell table:number-columns-repeated="1009"/>
        </table:table-row>
        <table:table-row table:style-name="ro10">
          <table:table-cell table:style-name="ce93" office:value-type="float" office:value="3" calcext:value-type="float">
            <text:p>3.000000</text:p>
          </table:table-cell>
          <table:table-cell table:style-name="ce93" table:formula="of:=RAND()*[.$B$2]" office:value-type="float" office:value="0.0980775644982948" calcext:value-type="float">
            <text:p>0.098078</text:p>
          </table:table-cell>
          <table:table-cell table:style-name="ce93" table:formula="of:=RAND()*[.$B$2]" office:value-type="float" office:value="0.0821594961182763" calcext:value-type="float">
            <text:p>0.082159</text:p>
          </table:table-cell>
          <table:table-cell table:style-name="ce93" table:formula="of:=RAND()*[.$D$2]" office:value-type="float" office:value="9.45654305859972" calcext:value-type="float">
            <text:p>9.456543</text:p>
          </table:table-cell>
          <table:table-cell table:style-name="ce93" table:formula="of:=[.B6]+[.C6]+[.D6]" office:value-type="float" office:value="9.6367801192163" calcext:value-type="float">
            <text:p>9.636780</text:p>
          </table:table-cell>
          <table:table-cell table:style-name="ce93" table:formula="of:=[.B6]/([.B6]+[.C6]+[.D6])" office:value-type="float" office:value="0.0101774205995136" calcext:value-type="float">
            <text:p>0.010177</text:p>
          </table:table-cell>
          <table:table-cell table:style-name="ce93" table:formula="of:=[.C6]/([.C6]+[.D6]+[.B6])" office:value-type="float" office:value="0.00852561696976416" calcext:value-type="float">
            <text:p>0.008526</text:p>
          </table:table-cell>
          <table:table-cell table:style-name="ce93" table:formula="of:=[.D6]/([.D6]+[.C6]+[.B6])" office:value-type="float" office:value="0.981296962430722" calcext:value-type="float">
            <text:p>0.981297</text:p>
          </table:table-cell>
          <table:table-cell table:style-name="ce93" table:formula="of:=EXP([.B6])/(EXP([.B6])+EXP([.C6])+EXP([.D6]))" office:value-type="float" office:value="0.0000862175691753952" calcext:value-type="float">
            <text:p>0.000086</text:p>
          </table:table-cell>
          <table:table-cell table:style-name="ce93" table:formula="of:=EXP([.C6])/(EXP([.C6])+EXP([.D6])+EXP([.B6]))" office:value-type="float" office:value="0.0000848560174004311" calcext:value-type="float">
            <text:p>0.000085</text:p>
          </table:table-cell>
          <table:table-cell table:style-name="ce93" table:formula="of:=EXP([.D6])/(EXP([.D6])+EXP([.C6])+EXP([.B6]))" office:value-type="float" office:value="0.999828926413424" calcext:value-type="float">
            <text:p>0.999829</text:p>
          </table:table-cell>
          <table:table-cell table:style-name="ce93" table:formula="of:=[.I6]+[.J6]+[.K6]" office:value-type="float" office:value="1" calcext:value-type="float">
            <text:p>1.000000</text:p>
          </table:table-cell>
          <table:table-cell table:style-name="ce93" table:formula="of:=[.I6]/([.I6]+[.J6]+[.K6])" office:value-type="float" office:value="0.0000862175691753952" calcext:value-type="float">
            <text:p>0.000086</text:p>
          </table:table-cell>
          <table:table-cell table:style-name="ce93" table:formula="of:=[.J6]/([.J6]+[.K6]+[.I6])" office:value-type="float" office:value="0.0000848560174004311" calcext:value-type="float">
            <text:p>0.000085</text:p>
          </table:table-cell>
          <table:table-cell table:style-name="ce93" table:formula="of:=[.K6]/([.K6]+[.J6]+[.I6])" office:value-type="float" office:value="0.999828926413424" calcext:value-type="float">
            <text:p>0.999829</text:p>
          </table:table-cell>
          <table:table-cell table:number-columns-repeated="1009"/>
        </table:table-row>
        <table:table-row table:style-name="ro10">
          <table:table-cell table:style-name="ce93" office:value-type="float" office:value="4" calcext:value-type="float">
            <text:p>4.000000</text:p>
          </table:table-cell>
          <table:table-cell table:style-name="ce93" table:formula="of:=RAND()*[.$B$2]" office:value-type="float" office:value="0.0368665698264857" calcext:value-type="float">
            <text:p>0.036867</text:p>
          </table:table-cell>
          <table:table-cell table:style-name="ce93" table:formula="of:=RAND()*[.$B$2]" office:value-type="float" office:value="0.0631353659097053" calcext:value-type="float">
            <text:p>0.063135</text:p>
          </table:table-cell>
          <table:table-cell table:style-name="ce93" table:formula="of:=RAND()*[.$D$2]" office:value-type="float" office:value="4.96383505580355" calcext:value-type="float">
            <text:p>4.963835</text:p>
          </table:table-cell>
          <table:table-cell table:style-name="ce93" table:formula="of:=[.B7]+[.C7]+[.D7]" office:value-type="float" office:value="5.06383699153974" calcext:value-type="float">
            <text:p>5.063837</text:p>
          </table:table-cell>
          <table:table-cell table:style-name="ce93" table:formula="of:=[.B7]/([.B7]+[.C7]+[.D7])" office:value-type="float" office:value="0.00728036267519659" calcext:value-type="float">
            <text:p>0.007280</text:p>
          </table:table-cell>
          <table:table-cell table:style-name="ce93" table:formula="of:=[.C7]/([.C7]+[.D7]+[.B7])" office:value-type="float" office:value="0.0124678906558775" calcext:value-type="float">
            <text:p>0.012468</text:p>
          </table:table-cell>
          <table:table-cell table:style-name="ce93" table:formula="of:=[.D7]/([.D7]+[.C7]+[.B7])" office:value-type="float" office:value="0.980251746668926" calcext:value-type="float">
            <text:p>0.980252</text:p>
          </table:table-cell>
          <table:table-cell table:style-name="ce93" table:formula="of:=EXP([.B7])/(EXP([.B7])+EXP([.C7])+EXP([.D7]))" office:value-type="float" office:value="0.00714350694753004" calcext:value-type="float">
            <text:p>0.007144</text:p>
          </table:table-cell>
          <table:table-cell table:style-name="ce93" table:formula="of:=EXP([.C7])/(EXP([.C7])+EXP([.D7])+EXP([.B7]))" office:value-type="float" office:value="0.00733364468601286" calcext:value-type="float">
            <text:p>0.007334</text:p>
          </table:table-cell>
          <table:table-cell table:style-name="ce93" table:formula="of:=EXP([.D7])/(EXP([.D7])+EXP([.C7])+EXP([.B7]))" office:value-type="float" office:value="0.985522848366457" calcext:value-type="float">
            <text:p>0.985523</text:p>
          </table:table-cell>
          <table:table-cell table:style-name="ce93" table:formula="of:=[.I7]+[.J7]+[.K7]" office:value-type="float" office:value="1" calcext:value-type="float">
            <text:p>1.000000</text:p>
          </table:table-cell>
          <table:table-cell table:style-name="ce93" table:formula="of:=[.I7]/([.I7]+[.J7]+[.K7])" office:value-type="float" office:value="0.00714350694753004" calcext:value-type="float">
            <text:p>0.007144</text:p>
          </table:table-cell>
          <table:table-cell table:style-name="ce93" table:formula="of:=[.J7]/([.J7]+[.K7]+[.I7])" office:value-type="float" office:value="0.00733364468601286" calcext:value-type="float">
            <text:p>0.007334</text:p>
          </table:table-cell>
          <table:table-cell table:style-name="ce93" table:formula="of:=[.K7]/([.K7]+[.J7]+[.I7])" office:value-type="float" office:value="0.985522848366457" calcext:value-type="float">
            <text:p>0.985523</text:p>
          </table:table-cell>
          <table:table-cell table:number-columns-repeated="1009"/>
        </table:table-row>
        <table:table-row table:style-name="ro10">
          <table:table-cell table:style-name="ce93" office:value-type="float" office:value="5" calcext:value-type="float">
            <text:p>5.000000</text:p>
          </table:table-cell>
          <table:table-cell table:style-name="ce93" table:formula="of:=RAND()*[.$B$2]" office:value-type="float" office:value="0.0652985061248063" calcext:value-type="float">
            <text:p>0.065299</text:p>
          </table:table-cell>
          <table:table-cell table:style-name="ce93" table:formula="of:=RAND()*[.$B$2]" office:value-type="float" office:value="0.0436054272413216" calcext:value-type="float">
            <text:p>0.043605</text:p>
          </table:table-cell>
          <table:table-cell table:style-name="ce93" table:formula="of:=RAND()*[.$D$2]" office:value-type="float" office:value="1.20579998496026" calcext:value-type="float">
            <text:p>1.205800</text:p>
          </table:table-cell>
          <table:table-cell table:style-name="ce93" table:formula="of:=[.B8]+[.C8]+[.D8]" office:value-type="float" office:value="1.31470391832639" calcext:value-type="float">
            <text:p>1.314704</text:p>
          </table:table-cell>
          <table:table-cell table:style-name="ce93" table:formula="of:=[.B8]/([.B8]+[.C8]+[.D8])" office:value-type="float" office:value="0.049667841720538" calcext:value-type="float">
            <text:p>0.049668</text:p>
          </table:table-cell>
          <table:table-cell table:style-name="ce93" table:formula="of:=[.C8]/([.C8]+[.D8]+[.B8])" office:value-type="float" office:value="0.0331674886135815" calcext:value-type="float">
            <text:p>0.033167</text:p>
          </table:table-cell>
          <table:table-cell table:style-name="ce93" table:formula="of:=[.D8]/([.D8]+[.C8]+[.B8])" office:value-type="float" office:value="0.91716466966588" calcext:value-type="float">
            <text:p>0.917165</text:p>
          </table:table-cell>
          <table:table-cell table:style-name="ce93" table:formula="of:=EXP([.B8])/(EXP([.B8])+EXP([.C8])+EXP([.D8]))" office:value-type="float" office:value="0.195814377976476" calcext:value-type="float">
            <text:p>0.195814</text:p>
          </table:table-cell>
          <table:table-cell table:style-name="ce93" table:formula="of:=EXP([.C8])/(EXP([.C8])+EXP([.D8])+EXP([.B8]))" office:value-type="float" office:value="0.191612303976318" calcext:value-type="float">
            <text:p>0.191612</text:p>
          </table:table-cell>
          <table:table-cell table:style-name="ce93" table:formula="of:=EXP([.D8])/(EXP([.D8])+EXP([.C8])+EXP([.B8]))" office:value-type="float" office:value="0.612573318047207" calcext:value-type="float">
            <text:p>0.612573</text:p>
          </table:table-cell>
          <table:table-cell table:style-name="ce93" table:formula="of:=[.I8]+[.J8]+[.K8]" office:value-type="float" office:value="1" calcext:value-type="float">
            <text:p>1.000000</text:p>
          </table:table-cell>
          <table:table-cell table:style-name="ce93" table:formula="of:=[.I8]/([.I8]+[.J8]+[.K8])" office:value-type="float" office:value="0.195814377976476" calcext:value-type="float">
            <text:p>0.195814</text:p>
          </table:table-cell>
          <table:table-cell table:style-name="ce93" table:formula="of:=[.J8]/([.J8]+[.K8]+[.I8])" office:value-type="float" office:value="0.191612303976318" calcext:value-type="float">
            <text:p>0.191612</text:p>
          </table:table-cell>
          <table:table-cell table:style-name="ce93" table:formula="of:=[.K8]/([.K8]+[.J8]+[.I8])" office:value-type="float" office:value="0.612573318047207" calcext:value-type="float">
            <text:p>0.612573</text:p>
          </table:table-cell>
          <table:table-cell table:number-columns-repeated="1009"/>
        </table:table-row>
        <table:table-row table:style-name="ro10">
          <table:table-cell table:style-name="ce93" office:value-type="float" office:value="6" calcext:value-type="float">
            <text:p>6.000000</text:p>
          </table:table-cell>
          <table:table-cell table:style-name="ce93" table:formula="of:=RAND()*[.$B$2]" office:value-type="float" office:value="0.0314634731946902" calcext:value-type="float">
            <text:p>0.031463</text:p>
          </table:table-cell>
          <table:table-cell table:style-name="ce93" table:formula="of:=RAND()*[.$B$2]" office:value-type="float" office:value="0.0335933374904445" calcext:value-type="float">
            <text:p>0.033593</text:p>
          </table:table-cell>
          <table:table-cell table:style-name="ce93" table:formula="of:=RAND()*[.$D$2]" office:value-type="float" office:value="2.29991481950386" calcext:value-type="float">
            <text:p>2.299915</text:p>
          </table:table-cell>
          <table:table-cell table:style-name="ce93" table:formula="of:=[.B9]+[.C9]+[.D9]" office:value-type="float" office:value="2.364971630189" calcext:value-type="float">
            <text:p>2.364972</text:p>
          </table:table-cell>
          <table:table-cell table:style-name="ce93" table:formula="of:=[.B9]/([.B9]+[.C9]+[.D9])" office:value-type="float" office:value="0.0133039537527881" calcext:value-type="float">
            <text:p>0.013304</text:p>
          </table:table-cell>
          <table:table-cell table:style-name="ce93" table:formula="of:=[.C9]/([.C9]+[.D9]+[.B9])" office:value-type="float" office:value="0.0142045414252009" calcext:value-type="float">
            <text:p>0.014205</text:p>
          </table:table-cell>
          <table:table-cell table:style-name="ce93" table:formula="of:=[.D9]/([.D9]+[.C9]+[.B9])" office:value-type="float" office:value="0.972491504822011" calcext:value-type="float">
            <text:p>0.972492</text:p>
          </table:table-cell>
          <table:table-cell table:style-name="ce93" table:formula="of:=EXP([.B9])/(EXP([.B9])+EXP([.C9])+EXP([.D9]))" office:value-type="float" office:value="0.0857151097337083" calcext:value-type="float">
            <text:p>0.085715</text:p>
          </table:table-cell>
          <table:table-cell table:style-name="ce93" table:formula="of:=EXP([.C9])/(EXP([.C9])+EXP([.D9])+EXP([.B9]))" office:value-type="float" office:value="0.0858978658393022" calcext:value-type="float">
            <text:p>0.085898</text:p>
          </table:table-cell>
          <table:table-cell table:style-name="ce93" table:formula="of:=EXP([.D9])/(EXP([.D9])+EXP([.C9])+EXP([.B9]))" office:value-type="float" office:value="0.82838702442699" calcext:value-type="float">
            <text:p>0.828387</text:p>
          </table:table-cell>
          <table:table-cell table:style-name="ce93" table:formula="of:=[.I9]+[.J9]+[.K9]" office:value-type="float" office:value="1" calcext:value-type="float">
            <text:p>1.000000</text:p>
          </table:table-cell>
          <table:table-cell table:style-name="ce93" table:formula="of:=[.I9]/([.I9]+[.J9]+[.K9])" office:value-type="float" office:value="0.0857151097337083" calcext:value-type="float">
            <text:p>0.085715</text:p>
          </table:table-cell>
          <table:table-cell table:style-name="ce93" table:formula="of:=[.J9]/([.J9]+[.K9]+[.I9])" office:value-type="float" office:value="0.0858978658393022" calcext:value-type="float">
            <text:p>0.085898</text:p>
          </table:table-cell>
          <table:table-cell table:style-name="ce93" table:formula="of:=[.K9]/([.K9]+[.J9]+[.I9])" office:value-type="float" office:value="0.82838702442699" calcext:value-type="float">
            <text:p>0.828387</text:p>
          </table:table-cell>
          <table:table-cell table:number-columns-repeated="1009"/>
        </table:table-row>
        <table:table-row table:style-name="ro10">
          <table:table-cell table:style-name="ce93" office:value-type="float" office:value="7" calcext:value-type="float">
            <text:p>7.000000</text:p>
          </table:table-cell>
          <table:table-cell table:style-name="ce93" table:formula="of:=RAND()*[.$B$2]" office:value-type="float" office:value="0.0635658943131239" calcext:value-type="float">
            <text:p>0.063566</text:p>
          </table:table-cell>
          <table:table-cell table:style-name="ce93" table:formula="of:=RAND()*[.$B$2]" office:value-type="float" office:value="0.0516558704511403" calcext:value-type="float">
            <text:p>0.051656</text:p>
          </table:table-cell>
          <table:table-cell table:style-name="ce93" table:formula="of:=RAND()*[.$D$2]" office:value-type="float" office:value="4.07492052496263" calcext:value-type="float">
            <text:p>4.074921</text:p>
          </table:table-cell>
          <table:table-cell table:style-name="ce93" table:formula="of:=[.B10]+[.C10]+[.D10]" office:value-type="float" office:value="4.19014228972689" calcext:value-type="float">
            <text:p>4.190142</text:p>
          </table:table-cell>
          <table:table-cell table:style-name="ce93" table:formula="of:=[.B10]/([.B10]+[.C10]+[.D10])" office:value-type="float" office:value="0.0151703426561362" calcext:value-type="float">
            <text:p>0.015170</text:p>
          </table:table-cell>
          <table:table-cell table:style-name="ce93" table:formula="of:=[.C10]/([.C10]+[.D10]+[.B10])" office:value-type="float" office:value="0.0123279513867075" calcext:value-type="float">
            <text:p>0.012328</text:p>
          </table:table-cell>
          <table:table-cell table:style-name="ce93" table:formula="of:=[.D10]/([.D10]+[.C10]+[.B10])" office:value-type="float" office:value="0.972501705957156" calcext:value-type="float">
            <text:p>0.972502</text:p>
          </table:table-cell>
          <table:table-cell table:style-name="ce93" table:formula="of:=EXP([.B10])/(EXP([.B10])+EXP([.C10])+EXP([.D10]))" office:value-type="float" office:value="0.0174795271861349" calcext:value-type="float">
            <text:p>0.017480</text:p>
          </table:table-cell>
          <table:table-cell table:style-name="ce93" table:formula="of:=EXP([.C10])/(EXP([.C10])+EXP([.D10])+EXP([.B10]))" office:value-type="float" office:value="0.0172725804169857" calcext:value-type="float">
            <text:p>0.017273</text:p>
          </table:table-cell>
          <table:table-cell table:style-name="ce93" table:formula="of:=EXP([.D10])/(EXP([.D10])+EXP([.C10])+EXP([.B10]))" office:value-type="float" office:value="0.965247892396879" calcext:value-type="float">
            <text:p>0.965248</text:p>
          </table:table-cell>
          <table:table-cell table:style-name="ce93" table:formula="of:=[.I10]+[.J10]+[.K10]" office:value-type="float" office:value="1" calcext:value-type="float">
            <text:p>1.000000</text:p>
          </table:table-cell>
          <table:table-cell table:style-name="ce93" table:formula="of:=[.I10]/([.I10]+[.J10]+[.K10])" office:value-type="float" office:value="0.0174795271861349" calcext:value-type="float">
            <text:p>0.017480</text:p>
          </table:table-cell>
          <table:table-cell table:style-name="ce93" table:formula="of:=[.J10]/([.J10]+[.K10]+[.I10])" office:value-type="float" office:value="0.0172725804169857" calcext:value-type="float">
            <text:p>0.017273</text:p>
          </table:table-cell>
          <table:table-cell table:style-name="ce93" table:formula="of:=[.K10]/([.K10]+[.J10]+[.I10])" office:value-type="float" office:value="0.965247892396879" calcext:value-type="float">
            <text:p>0.965248</text:p>
          </table:table-cell>
          <table:table-cell table:number-columns-repeated="1009"/>
        </table:table-row>
        <table:table-row table:style-name="ro10">
          <table:table-cell table:style-name="ce93" office:value-type="float" office:value="8" calcext:value-type="float">
            <text:p>8.000000</text:p>
          </table:table-cell>
          <table:table-cell table:style-name="ce93" table:formula="of:=RAND()*[.$B$2]" office:value-type="float" office:value="0.0689032763509812" calcext:value-type="float">
            <text:p>0.068903</text:p>
          </table:table-cell>
          <table:table-cell table:style-name="ce93" table:formula="of:=RAND()*[.$B$2]" office:value-type="float" office:value="0.0440507809385639" calcext:value-type="float">
            <text:p>0.044051</text:p>
          </table:table-cell>
          <table:table-cell table:style-name="ce93" table:formula="of:=RAND()*[.$D$2]" office:value-type="float" office:value="5.68902008572488" calcext:value-type="float">
            <text:p>5.689020</text:p>
          </table:table-cell>
          <table:table-cell table:style-name="ce93" table:formula="of:=[.B11]+[.C11]+[.D11]" office:value-type="float" office:value="5.80197414301443" calcext:value-type="float">
            <text:p>5.801974</text:p>
          </table:table-cell>
          <table:table-cell table:style-name="ce93" table:formula="of:=[.B11]/([.B11]+[.C11]+[.D11])" office:value-type="float" office:value="0.0118758330617417" calcext:value-type="float">
            <text:p>0.011876</text:p>
          </table:table-cell>
          <table:table-cell table:style-name="ce93" table:formula="of:=[.C11]/([.C11]+[.D11]+[.B11])" office:value-type="float" office:value="0.00759237801698944" calcext:value-type="float">
            <text:p>0.007592</text:p>
          </table:table-cell>
          <table:table-cell table:style-name="ce93" table:formula="of:=[.D11]/([.D11]+[.C11]+[.B11])" office:value-type="float" office:value="0.980531788921269" calcext:value-type="float">
            <text:p>0.980532</text:p>
          </table:table-cell>
          <table:table-cell table:style-name="ce93" table:formula="of:=EXP([.B11])/(EXP([.B11])+EXP([.C11])+EXP([.D11]))" office:value-type="float" office:value="0.00359845469643244" calcext:value-type="float">
            <text:p>0.003598</text:p>
          </table:table-cell>
          <table:table-cell table:style-name="ce93" table:formula="of:=EXP([.C11])/(EXP([.C11])+EXP([.D11])+EXP([.B11]))" office:value-type="float" office:value="0.00351012625495698" calcext:value-type="float">
            <text:p>0.003510</text:p>
          </table:table-cell>
          <table:table-cell table:style-name="ce93" table:formula="of:=EXP([.D11])/(EXP([.D11])+EXP([.C11])+EXP([.B11]))" office:value-type="float" office:value="0.99289141904861" calcext:value-type="float">
            <text:p>0.992891</text:p>
          </table:table-cell>
          <table:table-cell table:style-name="ce93" table:formula="of:=[.I11]+[.J11]+[.K11]" office:value-type="float" office:value="1" calcext:value-type="float">
            <text:p>1.000000</text:p>
          </table:table-cell>
          <table:table-cell table:style-name="ce93" table:formula="of:=[.I11]/([.I11]+[.J11]+[.K11])" office:value-type="float" office:value="0.00359845469643244" calcext:value-type="float">
            <text:p>0.003598</text:p>
          </table:table-cell>
          <table:table-cell table:style-name="ce93" table:formula="of:=[.J11]/([.J11]+[.K11]+[.I11])" office:value-type="float" office:value="0.00351012625495698" calcext:value-type="float">
            <text:p>0.003510</text:p>
          </table:table-cell>
          <table:table-cell table:style-name="ce93" table:formula="of:=[.K11]/([.K11]+[.J11]+[.I11])" office:value-type="float" office:value="0.992891419048611" calcext:value-type="float">
            <text:p>0.992891</text:p>
          </table:table-cell>
          <table:table-cell table:number-columns-repeated="1009"/>
        </table:table-row>
        <table:table-row table:style-name="ro10">
          <table:table-cell table:style-name="ce93" office:value-type="float" office:value="9" calcext:value-type="float">
            <text:p>9.000000</text:p>
          </table:table-cell>
          <table:table-cell table:style-name="ce93" table:formula="of:=RAND()*[.$B$2]" office:value-type="float" office:value="0.0766994370348909" calcext:value-type="float">
            <text:p>0.076699</text:p>
          </table:table-cell>
          <table:table-cell table:style-name="ce93" table:formula="of:=RAND()*[.$B$2]" office:value-type="float" office:value="0.0914638890068921" calcext:value-type="float">
            <text:p>0.091464</text:p>
          </table:table-cell>
          <table:table-cell table:style-name="ce93" table:formula="of:=RAND()*[.$D$2]" office:value-type="float" office:value="3.04929787045119" calcext:value-type="float">
            <text:p>3.049298</text:p>
          </table:table-cell>
          <table:table-cell table:style-name="ce93" table:formula="of:=[.B12]+[.C12]+[.D12]" office:value-type="float" office:value="3.21746119649298" calcext:value-type="float">
            <text:p>3.217461</text:p>
          </table:table-cell>
          <table:table-cell table:style-name="ce93" table:formula="of:=[.B12]/([.B12]+[.C12]+[.D12])" office:value-type="float" office:value="0.0238384963643052" calcext:value-type="float">
            <text:p>0.023838</text:p>
          </table:table-cell>
          <table:table-cell table:style-name="ce93" table:formula="of:=[.C12]/([.C12]+[.D12]+[.B12])" office:value-type="float" office:value="0.0284273479682016" calcext:value-type="float">
            <text:p>0.028427</text:p>
          </table:table-cell>
          <table:table-cell table:style-name="ce93" table:formula="of:=[.D12]/([.D12]+[.C12]+[.B12])" office:value-type="float" office:value="0.947734155667493" calcext:value-type="float">
            <text:p>0.947734</text:p>
          </table:table-cell>
          <table:table-cell table:style-name="ce93" table:formula="of:=EXP([.B12])/(EXP([.B12])+EXP([.C12])+EXP([.D12]))" office:value-type="float" office:value="0.0463875511400018" calcext:value-type="float">
            <text:p>0.046388</text:p>
          </table:table-cell>
          <table:table-cell table:style-name="ce93" table:formula="of:=EXP([.C12])/(EXP([.C12])+EXP([.D12])+EXP([.B12]))" office:value-type="float" office:value="0.047077518874911" calcext:value-type="float">
            <text:p>0.047078</text:p>
          </table:table-cell>
          <table:table-cell table:style-name="ce93" table:formula="of:=EXP([.D12])/(EXP([.D12])+EXP([.C12])+EXP([.B12]))" office:value-type="float" office:value="0.906534929985087" calcext:value-type="float">
            <text:p>0.906535</text:p>
          </table:table-cell>
          <table:table-cell table:style-name="ce93" table:formula="of:=[.I12]+[.J12]+[.K12]" office:value-type="float" office:value="1" calcext:value-type="float">
            <text:p>1.000000</text:p>
          </table:table-cell>
          <table:table-cell table:style-name="ce93" table:formula="of:=[.I12]/([.I12]+[.J12]+[.K12])" office:value-type="float" office:value="0.0463875511400018" calcext:value-type="float">
            <text:p>0.046388</text:p>
          </table:table-cell>
          <table:table-cell table:style-name="ce93" table:formula="of:=[.J12]/([.J12]+[.K12]+[.I12])" office:value-type="float" office:value="0.047077518874911" calcext:value-type="float">
            <text:p>0.047078</text:p>
          </table:table-cell>
          <table:table-cell table:style-name="ce93" table:formula="of:=[.K12]/([.K12]+[.J12]+[.I12])" office:value-type="float" office:value="0.906534929985087" calcext:value-type="float">
            <text:p>0.906535</text:p>
          </table:table-cell>
          <table:table-cell table:number-columns-repeated="1009"/>
        </table:table-row>
        <table:table-row table:style-name="ro10">
          <table:table-cell table:style-name="ce93" office:value-type="float" office:value="10" calcext:value-type="float">
            <text:p>10.000000</text:p>
          </table:table-cell>
          <table:table-cell table:style-name="ce93" table:formula="of:=RAND()*[.$B$2]" office:value-type="float" office:value="0.0293654904253273" calcext:value-type="float">
            <text:p>0.029365</text:p>
          </table:table-cell>
          <table:table-cell table:style-name="ce93" table:formula="of:=RAND()*[.$B$2]" office:value-type="float" office:value="0.0244739984743186" calcext:value-type="float">
            <text:p>0.024474</text:p>
          </table:table-cell>
          <table:table-cell table:style-name="ce93" table:formula="of:=RAND()*[.$D$2]" office:value-type="float" office:value="5.67687533335521" calcext:value-type="float">
            <text:p>5.676875</text:p>
          </table:table-cell>
          <table:table-cell table:style-name="ce93" table:formula="of:=[.B13]+[.C13]+[.D13]" office:value-type="float" office:value="5.73071482225485" calcext:value-type="float">
            <text:p>5.730715</text:p>
          </table:table-cell>
          <table:table-cell table:style-name="ce93" table:formula="of:=[.B13]/([.B13]+[.C13]+[.D13])" office:value-type="float" office:value="0.00512422818725657" calcext:value-type="float">
            <text:p>0.005124</text:p>
          </table:table-cell>
          <table:table-cell table:style-name="ce93" table:formula="of:=[.C13]/([.C13]+[.D13]+[.B13])" office:value-type="float" office:value="0.00427067115244951" calcext:value-type="float">
            <text:p>0.004271</text:p>
          </table:table-cell>
          <table:table-cell table:style-name="ce93" table:formula="of:=[.D13]/([.D13]+[.C13]+[.B13])" office:value-type="float" office:value="0.990605100660294" calcext:value-type="float">
            <text:p>0.990605</text:p>
          </table:table-cell>
          <table:table-cell table:style-name="ce93" table:formula="of:=EXP([.B13])/(EXP([.B13])+EXP([.C13])+EXP([.D13]))" office:value-type="float" office:value="0.00350165145588031" calcext:value-type="float">
            <text:p>0.003502</text:p>
          </table:table-cell>
          <table:table-cell table:style-name="ce93" table:formula="of:=EXP([.C13])/(EXP([.C13])+EXP([.D13])+EXP([.B13]))" office:value-type="float" office:value="0.00348456497921872" calcext:value-type="float">
            <text:p>0.003485</text:p>
          </table:table-cell>
          <table:table-cell table:style-name="ce93" table:formula="of:=EXP([.D13])/(EXP([.D13])+EXP([.C13])+EXP([.B13]))" office:value-type="float" office:value="0.993013783564901" calcext:value-type="float">
            <text:p>0.993014</text:p>
          </table:table-cell>
          <table:table-cell table:style-name="ce93" table:formula="of:=[.I13]+[.J13]+[.K13]" office:value-type="float" office:value="1" calcext:value-type="float">
            <text:p>1.000000</text:p>
          </table:table-cell>
          <table:table-cell table:style-name="ce93" table:formula="of:=[.I13]/([.I13]+[.J13]+[.K13])" office:value-type="float" office:value="0.00350165145588031" calcext:value-type="float">
            <text:p>0.003502</text:p>
          </table:table-cell>
          <table:table-cell table:style-name="ce93" table:formula="of:=[.J13]/([.J13]+[.K13]+[.I13])" office:value-type="float" office:value="0.00348456497921872" calcext:value-type="float">
            <text:p>0.003485</text:p>
          </table:table-cell>
          <table:table-cell table:style-name="ce93" table:formula="of:=[.K13]/([.K13]+[.J13]+[.I13])" office:value-type="float" office:value="0.993013783564901" calcext:value-type="float">
            <text:p>0.993014</text:p>
          </table:table-cell>
          <table:table-cell table:number-columns-repeated="1009"/>
        </table:table-row>
        <table:table-row table:style-name="ro10">
          <table:table-cell table:style-name="ce93" office:value-type="float" office:value="11" calcext:value-type="float">
            <text:p>11.000000</text:p>
          </table:table-cell>
          <table:table-cell table:style-name="ce93" table:formula="of:=RAND()*[.$B$2]" office:value-type="float" office:value="0.00855385734488934" calcext:value-type="float">
            <text:p>0.008554</text:p>
          </table:table-cell>
          <table:table-cell table:style-name="ce93" table:formula="of:=RAND()*[.$B$2]" office:value-type="float" office:value="0.0328548951398786" calcext:value-type="float">
            <text:p>0.032855</text:p>
          </table:table-cell>
          <table:table-cell table:style-name="ce93" table:formula="of:=RAND()*[.$D$2]" office:value-type="float" office:value="3.26296326012277" calcext:value-type="float">
            <text:p>3.262963</text:p>
          </table:table-cell>
          <table:table-cell table:style-name="ce93" table:formula="of:=[.B14]+[.C14]+[.D14]" office:value-type="float" office:value="3.30437201260754" calcext:value-type="float">
            <text:p>3.304372</text:p>
          </table:table-cell>
          <table:table-cell table:style-name="ce93" table:formula="of:=[.B14]/([.B14]+[.C14]+[.D14])" office:value-type="float" office:value="0.00258864840649081" calcext:value-type="float">
            <text:p>0.002589</text:p>
          </table:table-cell>
          <table:table-cell table:style-name="ce93" table:formula="of:=[.C14]/([.C14]+[.D14]+[.B14])" office:value-type="float" office:value="0.00994285601455393" calcext:value-type="float">
            <text:p>0.009943</text:p>
          </table:table-cell>
          <table:table-cell table:style-name="ce93" table:formula="of:=[.D14]/([.D14]+[.C14]+[.B14])" office:value-type="float" office:value="0.987468495578955" calcext:value-type="float">
            <text:p>0.987468</text:p>
          </table:table-cell>
          <table:table-cell table:style-name="ce93" table:formula="of:=EXP([.B14])/(EXP([.B14])+EXP([.C14])+EXP([.D14]))" office:value-type="float" office:value="0.0358051929052108" calcext:value-type="float">
            <text:p>0.035805</text:p>
          </table:table-cell>
          <table:table-cell table:style-name="ce93" table:formula="of:=EXP([.C14])/(EXP([.C14])+EXP([.D14])+EXP([.B14]))" office:value-type="float" office:value="0.0366859546197566" calcext:value-type="float">
            <text:p>0.036686</text:p>
          </table:table-cell>
          <table:table-cell table:style-name="ce93" table:formula="of:=EXP([.D14])/(EXP([.D14])+EXP([.C14])+EXP([.B14]))" office:value-type="float" office:value="0.927508852475033" calcext:value-type="float">
            <text:p>0.927509</text:p>
          </table:table-cell>
          <table:table-cell table:style-name="ce93" table:formula="of:=[.I14]+[.J14]+[.K14]" office:value-type="float" office:value="1" calcext:value-type="float">
            <text:p>1.000000</text:p>
          </table:table-cell>
          <table:table-cell table:style-name="ce93" table:formula="of:=[.I14]/([.I14]+[.J14]+[.K14])" office:value-type="float" office:value="0.0358051929052108" calcext:value-type="float">
            <text:p>0.035805</text:p>
          </table:table-cell>
          <table:table-cell table:style-name="ce93" table:formula="of:=[.J14]/([.J14]+[.K14]+[.I14])" office:value-type="float" office:value="0.0366859546197566" calcext:value-type="float">
            <text:p>0.036686</text:p>
          </table:table-cell>
          <table:table-cell table:style-name="ce93" table:formula="of:=[.K14]/([.K14]+[.J14]+[.I14])" office:value-type="float" office:value="0.927508852475033" calcext:value-type="float">
            <text:p>0.927509</text:p>
          </table:table-cell>
          <table:table-cell table:number-columns-repeated="1009"/>
        </table:table-row>
        <table:table-row table:style-name="ro10">
          <table:table-cell table:style-name="ce93" office:value-type="float" office:value="12" calcext:value-type="float">
            <text:p>12.000000</text:p>
          </table:table-cell>
          <table:table-cell table:style-name="ce93" table:formula="of:=RAND()*[.$B$2]" office:value-type="float" office:value="0.0379210799571893" calcext:value-type="float">
            <text:p>0.037921</text:p>
          </table:table-cell>
          <table:table-cell table:style-name="ce93" table:formula="of:=RAND()*[.$B$2]" office:value-type="float" office:value="0.0128740292148162" calcext:value-type="float">
            <text:p>0.012874</text:p>
          </table:table-cell>
          <table:table-cell table:style-name="ce93" table:formula="of:=RAND()*[.$D$2]" office:value-type="float" office:value="5.50921903642057" calcext:value-type="float">
            <text:p>5.509219</text:p>
          </table:table-cell>
          <table:table-cell table:style-name="ce93" table:formula="of:=[.B15]+[.C15]+[.D15]" office:value-type="float" office:value="5.56001414559258" calcext:value-type="float">
            <text:p>5.560014</text:p>
          </table:table-cell>
          <table:table-cell table:style-name="ce93" table:formula="of:=[.B15]/([.B15]+[.C15]+[.D15])" office:value-type="float" office:value="0.00682032076973209" calcext:value-type="float">
            <text:p>0.006820</text:p>
          </table:table-cell>
          <table:table-cell table:style-name="ce93" table:formula="of:=[.C15]/([.C15]+[.D15]+[.B15])" office:value-type="float" office:value="0.0023154669894179" calcext:value-type="float">
            <text:p>0.002315</text:p>
          </table:table-cell>
          <table:table-cell table:style-name="ce93" table:formula="of:=[.D15]/([.D15]+[.C15]+[.B15])" office:value-type="float" office:value="0.99086421224085" calcext:value-type="float">
            <text:p>0.990864</text:p>
          </table:table-cell>
          <table:table-cell table:style-name="ce93" table:formula="of:=EXP([.B15])/(EXP([.B15])+EXP([.C15])+EXP([.D15]))" office:value-type="float" office:value="0.004171118120643" calcext:value-type="float">
            <text:p>0.004171</text:p>
          </table:table-cell>
          <table:table-cell table:style-name="ce93" table:formula="of:=EXP([.C15])/(EXP([.C15])+EXP([.D15])+EXP([.B15]))" office:value-type="float" office:value="0.00406794144313646" calcext:value-type="float">
            <text:p>0.004068</text:p>
          </table:table-cell>
          <table:table-cell table:style-name="ce93" table:formula="of:=EXP([.D15])/(EXP([.D15])+EXP([.C15])+EXP([.B15]))" office:value-type="float" office:value="0.991760940436221" calcext:value-type="float">
            <text:p>0.991761</text:p>
          </table:table-cell>
          <table:table-cell table:style-name="ce93" table:formula="of:=[.I15]+[.J15]+[.K15]" office:value-type="float" office:value="1" calcext:value-type="float">
            <text:p>1.000000</text:p>
          </table:table-cell>
          <table:table-cell table:style-name="ce93" table:formula="of:=[.I15]/([.I15]+[.J15]+[.K15])" office:value-type="float" office:value="0.004171118120643" calcext:value-type="float">
            <text:p>0.004171</text:p>
          </table:table-cell>
          <table:table-cell table:style-name="ce93" table:formula="of:=[.J15]/([.J15]+[.K15]+[.I15])" office:value-type="float" office:value="0.00406794144313646" calcext:value-type="float">
            <text:p>0.004068</text:p>
          </table:table-cell>
          <table:table-cell table:style-name="ce93" table:formula="of:=[.K15]/([.K15]+[.J15]+[.I15])" office:value-type="float" office:value="0.991760940436221" calcext:value-type="float">
            <text:p>0.991761</text:p>
          </table:table-cell>
          <table:table-cell table:number-columns-repeated="1009"/>
        </table:table-row>
        <table:table-row table:style-name="ro10">
          <table:table-cell table:style-name="ce93" office:value-type="float" office:value="13" calcext:value-type="float">
            <text:p>13.000000</text:p>
          </table:table-cell>
          <table:table-cell table:style-name="ce93" table:formula="of:=RAND()*[.$B$2]" office:value-type="float" office:value="0.0654618716243575" calcext:value-type="float">
            <text:p>0.065462</text:p>
          </table:table-cell>
          <table:table-cell table:style-name="ce93" table:formula="of:=RAND()*[.$B$2]" office:value-type="float" office:value="0.073125474331627" calcext:value-type="float">
            <text:p>0.073125</text:p>
          </table:table-cell>
          <table:table-cell table:style-name="ce93" table:formula="of:=RAND()*[.$D$2]" office:value-type="float" office:value="8.62607752570551" calcext:value-type="float">
            <text:p>8.626078</text:p>
          </table:table-cell>
          <table:table-cell table:style-name="ce93" table:formula="of:=[.B16]+[.C16]+[.D16]" office:value-type="float" office:value="8.7646648716615" calcext:value-type="float">
            <text:p>8.764665</text:p>
          </table:table-cell>
          <table:table-cell table:style-name="ce93" table:formula="of:=[.B16]/([.B16]+[.C16]+[.D16])" office:value-type="float" office:value="0.00746883909229813" calcext:value-type="float">
            <text:p>0.007469</text:p>
          </table:table-cell>
          <table:table-cell table:style-name="ce93" table:formula="of:=[.C16]/([.C16]+[.D16]+[.B16])" office:value-type="float" office:value="0.008343213962243" calcext:value-type="float">
            <text:p>0.008343</text:p>
          </table:table-cell>
          <table:table-cell table:style-name="ce93" table:formula="of:=[.D16]/([.D16]+[.C16]+[.B16])" office:value-type="float" office:value="0.984187946945459" calcext:value-type="float">
            <text:p>0.984188</text:p>
          </table:table-cell>
          <table:table-cell table:style-name="ce93" table:formula="of:=EXP([.B16])/(EXP([.B16])+EXP([.C16])+EXP([.D16]))" office:value-type="float" office:value="0.000191427759378747" calcext:value-type="float">
            <text:p>0.000191</text:p>
          </table:table-cell>
          <table:table-cell table:style-name="ce93" table:formula="of:=EXP([.C16])/(EXP([.C16])+EXP([.D16])+EXP([.B16]))" office:value-type="float" office:value="0.000192900421414605" calcext:value-type="float">
            <text:p>0.000193</text:p>
          </table:table-cell>
          <table:table-cell table:style-name="ce93" table:formula="of:=EXP([.D16])/(EXP([.D16])+EXP([.C16])+EXP([.B16]))" office:value-type="float" office:value="0.999615671819207" calcext:value-type="float">
            <text:p>0.999616</text:p>
          </table:table-cell>
          <table:table-cell table:style-name="ce93" table:formula="of:=[.I16]+[.J16]+[.K16]" office:value-type="float" office:value="1" calcext:value-type="float">
            <text:p>1.000000</text:p>
          </table:table-cell>
          <table:table-cell table:style-name="ce93" table:formula="of:=[.I16]/([.I16]+[.J16]+[.K16])" office:value-type="float" office:value="0.000191427759378747" calcext:value-type="float">
            <text:p>0.000191</text:p>
          </table:table-cell>
          <table:table-cell table:style-name="ce93" table:formula="of:=[.J16]/([.J16]+[.K16]+[.I16])" office:value-type="float" office:value="0.000192900421414605" calcext:value-type="float">
            <text:p>0.000193</text:p>
          </table:table-cell>
          <table:table-cell table:style-name="ce93" table:formula="of:=[.K16]/([.K16]+[.J16]+[.I16])" office:value-type="float" office:value="0.999615671819207" calcext:value-type="float">
            <text:p>0.999616</text:p>
          </table:table-cell>
          <table:table-cell table:number-columns-repeated="1009"/>
        </table:table-row>
        <table:table-row table:style-name="ro10">
          <table:table-cell table:style-name="ce93" office:value-type="float" office:value="14" calcext:value-type="float">
            <text:p>14.000000</text:p>
          </table:table-cell>
          <table:table-cell table:style-name="ce93" table:formula="of:=RAND()*[.$B$2]" office:value-type="float" office:value="0.0835688861679225" calcext:value-type="float">
            <text:p>0.083569</text:p>
          </table:table-cell>
          <table:table-cell table:style-name="ce93" table:formula="of:=RAND()*[.$B$2]" office:value-type="float" office:value="0.0795673916207352" calcext:value-type="float">
            <text:p>0.079567</text:p>
          </table:table-cell>
          <table:table-cell table:style-name="ce93" table:formula="of:=RAND()*[.$D$2]" office:value-type="float" office:value="2.16271928887045" calcext:value-type="float">
            <text:p>2.162719</text:p>
          </table:table-cell>
          <table:table-cell table:style-name="ce93" table:formula="of:=[.B17]+[.C17]+[.D17]" office:value-type="float" office:value="2.32585556665911" calcext:value-type="float">
            <text:p>2.325856</text:p>
          </table:table-cell>
          <table:table-cell table:style-name="ce93" table:formula="of:=[.B17]/([.B17]+[.C17]+[.D17])" office:value-type="float" office:value="0.0359303850874808" calcext:value-type="float">
            <text:p>0.035930</text:p>
          </table:table-cell>
          <table:table-cell table:style-name="ce93" table:formula="of:=[.C17]/([.C17]+[.D17]+[.B17])" office:value-type="float" office:value="0.0342099452611441" calcext:value-type="float">
            <text:p>0.034210</text:p>
          </table:table-cell>
          <table:table-cell table:style-name="ce93" table:formula="of:=[.D17]/([.D17]+[.C17]+[.B17])" office:value-type="float" office:value="0.929859669651375" calcext:value-type="float">
            <text:p>0.929860</text:p>
          </table:table-cell>
          <table:table-cell table:style-name="ce93" table:formula="of:=EXP([.B17])/(EXP([.B17])+EXP([.C17])+EXP([.D17]))" office:value-type="float" office:value="0.100063262716807" calcext:value-type="float">
            <text:p>0.100063</text:p>
          </table:table-cell>
          <table:table-cell table:style-name="ce93" table:formula="of:=EXP([.C17])/(EXP([.C17])+EXP([.D17])+EXP([.B17]))" office:value-type="float" office:value="0.0996636601536119" calcext:value-type="float">
            <text:p>0.099664</text:p>
          </table:table-cell>
          <table:table-cell table:style-name="ce93" table:formula="of:=EXP([.D17])/(EXP([.D17])+EXP([.C17])+EXP([.B17]))" office:value-type="float" office:value="0.800273077129581" calcext:value-type="float">
            <text:p>0.800273</text:p>
          </table:table-cell>
          <table:table-cell table:style-name="ce93" table:formula="of:=[.I17]+[.J17]+[.K17]" office:value-type="float" office:value="1" calcext:value-type="float">
            <text:p>1.000000</text:p>
          </table:table-cell>
          <table:table-cell table:style-name="ce93" table:formula="of:=[.I17]/([.I17]+[.J17]+[.K17])" office:value-type="float" office:value="0.100063262716807" calcext:value-type="float">
            <text:p>0.100063</text:p>
          </table:table-cell>
          <table:table-cell table:style-name="ce93" table:formula="of:=[.J17]/([.J17]+[.K17]+[.I17])" office:value-type="float" office:value="0.0996636601536119" calcext:value-type="float">
            <text:p>0.099664</text:p>
          </table:table-cell>
          <table:table-cell table:style-name="ce93" table:formula="of:=[.K17]/([.K17]+[.J17]+[.I17])" office:value-type="float" office:value="0.800273077129581" calcext:value-type="float">
            <text:p>0.800273</text:p>
          </table:table-cell>
          <table:table-cell table:number-columns-repeated="1009"/>
        </table:table-row>
        <table:table-row table:style-name="ro10">
          <table:table-cell table:style-name="ce93" office:value-type="float" office:value="15" calcext:value-type="float">
            <text:p>15.000000</text:p>
          </table:table-cell>
          <table:table-cell table:style-name="ce93" table:formula="of:=RAND()*[.$B$2]" office:value-type="float" office:value="0.0878985884681241" calcext:value-type="float">
            <text:p>0.087899</text:p>
          </table:table-cell>
          <table:table-cell table:style-name="ce93" table:formula="of:=RAND()*[.$B$2]" office:value-type="float" office:value="0.0841194973671959" calcext:value-type="float">
            <text:p>0.084119</text:p>
          </table:table-cell>
          <table:table-cell table:style-name="ce93" table:formula="of:=RAND()*[.$D$2]" office:value-type="float" office:value="0.31575943047411" calcext:value-type="float">
            <text:p>0.315759</text:p>
          </table:table-cell>
          <table:table-cell table:style-name="ce93" table:formula="of:=[.B18]+[.C18]+[.D18]" office:value-type="float" office:value="0.48777751630943" calcext:value-type="float">
            <text:p>0.487778</text:p>
          </table:table-cell>
          <table:table-cell table:style-name="ce93" table:formula="of:=[.B18]/([.B18]+[.C18]+[.D18])" office:value-type="float" office:value="0.180202214183985" calcext:value-type="float">
            <text:p>0.180202</text:p>
          </table:table-cell>
          <table:table-cell table:style-name="ce93" table:formula="of:=[.C18]/([.C18]+[.D18]+[.B18])" office:value-type="float" office:value="0.172454642853676" calcext:value-type="float">
            <text:p>0.172455</text:p>
          </table:table-cell>
          <table:table-cell table:style-name="ce93" table:formula="of:=[.D18]/([.D18]+[.C18]+[.B18])" office:value-type="float" office:value="0.647343142962339" calcext:value-type="float">
            <text:p>0.647343</text:p>
          </table:table-cell>
          <table:table-cell table:style-name="ce93" table:formula="of:=EXP([.B18])/(EXP([.B18])+EXP([.C18])+EXP([.D18]))" office:value-type="float" office:value="0.307489971347821" calcext:value-type="float">
            <text:p>0.307490</text:p>
          </table:table-cell>
          <table:table-cell table:style-name="ce93" table:formula="of:=EXP([.C18])/(EXP([.C18])+EXP([.D18])+EXP([.B18]))" office:value-type="float" office:value="0.306330131683709" calcext:value-type="float">
            <text:p>0.306330</text:p>
          </table:table-cell>
          <table:table-cell table:style-name="ce93" table:formula="of:=EXP([.D18])/(EXP([.D18])+EXP([.C18])+EXP([.B18]))" office:value-type="float" office:value="0.386179896968469" calcext:value-type="float">
            <text:p>0.386180</text:p>
          </table:table-cell>
          <table:table-cell table:style-name="ce93" table:formula="of:=[.I18]+[.J18]+[.K18]" office:value-type="float" office:value="1" calcext:value-type="float">
            <text:p>1.000000</text:p>
          </table:table-cell>
          <table:table-cell table:style-name="ce93" table:formula="of:=[.I18]/([.I18]+[.J18]+[.K18])" office:value-type="float" office:value="0.307489971347821" calcext:value-type="float">
            <text:p>0.307490</text:p>
          </table:table-cell>
          <table:table-cell table:style-name="ce93" table:formula="of:=[.J18]/([.J18]+[.K18]+[.I18])" office:value-type="float" office:value="0.306330131683709" calcext:value-type="float">
            <text:p>0.306330</text:p>
          </table:table-cell>
          <table:table-cell table:style-name="ce93" table:formula="of:=[.K18]/([.K18]+[.J18]+[.I18])" office:value-type="float" office:value="0.386179896968469" calcext:value-type="float">
            <text:p>0.386180</text:p>
          </table:table-cell>
          <table:table-cell table:number-columns-repeated="1009"/>
        </table:table-row>
        <table:table-row table:style-name="ro10">
          <table:table-cell table:style-name="ce93" office:value-type="float" office:value="16" calcext:value-type="float">
            <text:p>16.000000</text:p>
          </table:table-cell>
          <table:table-cell table:style-name="ce93" table:formula="of:=RAND()*[.$B$2]" office:value-type="float" office:value="0.0289167691584887" calcext:value-type="float">
            <text:p>0.028917</text:p>
          </table:table-cell>
          <table:table-cell table:style-name="ce93" table:formula="of:=RAND()*[.$B$2]" office:value-type="float" office:value="0.0255577638358394" calcext:value-type="float">
            <text:p>0.025558</text:p>
          </table:table-cell>
          <table:table-cell table:style-name="ce93" table:formula="of:=RAND()*[.$D$2]" office:value-type="float" office:value="4.0002304740003" calcext:value-type="float">
            <text:p>4.000230</text:p>
          </table:table-cell>
          <table:table-cell table:style-name="ce93" table:formula="of:=[.B19]+[.C19]+[.D19]" office:value-type="float" office:value="4.05470500699462" calcext:value-type="float">
            <text:p>4.054705</text:p>
          </table:table-cell>
          <table:table-cell table:style-name="ce93" table:formula="of:=[.B19]/([.B19]+[.C19]+[.D19])" office:value-type="float" office:value="0.00713165794024608" calcext:value-type="float">
            <text:p>0.007132</text:p>
          </table:table-cell>
          <table:table-cell table:style-name="ce93" table:formula="of:=[.C19]/([.C19]+[.D19]+[.B19])" office:value-type="float" office:value="0.00630323631232128" calcext:value-type="float">
            <text:p>0.006303</text:p>
          </table:table-cell>
          <table:table-cell table:style-name="ce93" table:formula="of:=[.D19]/([.D19]+[.C19]+[.B19])" office:value-type="float" office:value="0.986565105747433" calcext:value-type="float">
            <text:p>0.986565</text:p>
          </table:table-cell>
          <table:table-cell table:style-name="ce93" table:formula="of:=EXP([.B19])/(EXP([.B19])+EXP([.C19])+EXP([.D19]))" office:value-type="float" office:value="0.0181650306400887" calcext:value-type="float">
            <text:p>0.018165</text:p>
          </table:table-cell>
          <table:table-cell table:style-name="ce93" table:formula="of:=EXP([.C19])/(EXP([.C19])+EXP([.D19])+EXP([.B19]))" office:value-type="float" office:value="0.0181041165681026" calcext:value-type="float">
            <text:p>0.018104</text:p>
          </table:table-cell>
          <table:table-cell table:style-name="ce93" table:formula="of:=EXP([.D19])/(EXP([.D19])+EXP([.C19])+EXP([.B19]))" office:value-type="float" office:value="0.963730852791809" calcext:value-type="float">
            <text:p>0.963731</text:p>
          </table:table-cell>
          <table:table-cell table:style-name="ce93" table:formula="of:=[.I19]+[.J19]+[.K19]" office:value-type="float" office:value="1" calcext:value-type="float">
            <text:p>1.000000</text:p>
          </table:table-cell>
          <table:table-cell table:style-name="ce93" table:formula="of:=[.I19]/([.I19]+[.J19]+[.K19])" office:value-type="float" office:value="0.0181650306400887" calcext:value-type="float">
            <text:p>0.018165</text:p>
          </table:table-cell>
          <table:table-cell table:style-name="ce93" table:formula="of:=[.J19]/([.J19]+[.K19]+[.I19])" office:value-type="float" office:value="0.0181041165681026" calcext:value-type="float">
            <text:p>0.018104</text:p>
          </table:table-cell>
          <table:table-cell table:style-name="ce93" table:formula="of:=[.K19]/([.K19]+[.J19]+[.I19])" office:value-type="float" office:value="0.963730852791809" calcext:value-type="float">
            <text:p>0.963731</text:p>
          </table:table-cell>
          <table:table-cell table:number-columns-repeated="1009"/>
        </table:table-row>
        <table:table-row table:style-name="ro10">
          <table:table-cell table:style-name="ce93" office:value-type="float" office:value="17" calcext:value-type="float">
            <text:p>17.000000</text:p>
          </table:table-cell>
          <table:table-cell table:style-name="ce93" table:formula="of:=RAND()*[.$B$2]" office:value-type="float" office:value="0.00500676882161674" calcext:value-type="float">
            <text:p>0.005007</text:p>
          </table:table-cell>
          <table:table-cell table:style-name="ce93" table:formula="of:=RAND()*[.$B$2]" office:value-type="float" office:value="0.0415366755112384" calcext:value-type="float">
            <text:p>0.041537</text:p>
          </table:table-cell>
          <table:table-cell table:style-name="ce93" table:formula="of:=RAND()*[.$D$2]" office:value-type="float" office:value="1.58682117363724" calcext:value-type="float">
            <text:p>1.586821</text:p>
          </table:table-cell>
          <table:table-cell table:style-name="ce93" table:formula="of:=[.B20]+[.C20]+[.D20]" office:value-type="float" office:value="1.6333646179701" calcext:value-type="float">
            <text:p>1.633365</text:p>
          </table:table-cell>
          <table:table-cell table:style-name="ce93" table:formula="of:=[.B20]/([.B20]+[.C20]+[.D20])" office:value-type="float" office:value="0.00306530995378057" calcext:value-type="float">
            <text:p>0.003065</text:p>
          </table:table-cell>
          <table:table-cell table:style-name="ce93" table:formula="of:=[.C20]/([.C20]+[.D20]+[.B20])" office:value-type="float" office:value="0.0254301305748003" calcext:value-type="float">
            <text:p>0.025430</text:p>
          </table:table-cell>
          <table:table-cell table:style-name="ce93" table:formula="of:=[.D20]/([.D20]+[.C20]+[.B20])" office:value-type="float" office:value="0.971504559471419" calcext:value-type="float">
            <text:p>0.971505</text:p>
          </table:table-cell>
          <table:table-cell table:style-name="ce93" table:formula="of:=EXP([.B20])/(EXP([.B20])+EXP([.C20])+EXP([.D20]))" office:value-type="float" office:value="0.144906997541998" calcext:value-type="float">
            <text:p>0.144907</text:p>
          </table:table-cell>
          <table:table-cell table:style-name="ce93" table:formula="of:=EXP([.C20])/(EXP([.C20])+EXP([.D20])+EXP([.B20]))" office:value-type="float" office:value="0.150298309180593" calcext:value-type="float">
            <text:p>0.150298</text:p>
          </table:table-cell>
          <table:table-cell table:style-name="ce93" table:formula="of:=EXP([.D20])/(EXP([.D20])+EXP([.C20])+EXP([.B20]))" office:value-type="float" office:value="0.704794693277409" calcext:value-type="float">
            <text:p>0.704795</text:p>
          </table:table-cell>
          <table:table-cell table:style-name="ce93" table:formula="of:=[.I20]+[.J20]+[.K20]" office:value-type="float" office:value="1" calcext:value-type="float">
            <text:p>1.000000</text:p>
          </table:table-cell>
          <table:table-cell table:style-name="ce93" table:formula="of:=[.I20]/([.I20]+[.J20]+[.K20])" office:value-type="float" office:value="0.144906997541998" calcext:value-type="float">
            <text:p>0.144907</text:p>
          </table:table-cell>
          <table:table-cell table:style-name="ce93" table:formula="of:=[.J20]/([.J20]+[.K20]+[.I20])" office:value-type="float" office:value="0.150298309180593" calcext:value-type="float">
            <text:p>0.150298</text:p>
          </table:table-cell>
          <table:table-cell table:style-name="ce93" table:formula="of:=[.K20]/([.K20]+[.J20]+[.I20])" office:value-type="float" office:value="0.704794693277409" calcext:value-type="float">
            <text:p>0.704795</text:p>
          </table:table-cell>
          <table:table-cell table:number-columns-repeated="1009"/>
        </table:table-row>
        <table:table-row table:style-name="ro10">
          <table:table-cell table:style-name="ce93" office:value-type="float" office:value="18" calcext:value-type="float">
            <text:p>18.000000</text:p>
          </table:table-cell>
          <table:table-cell table:style-name="ce93" table:formula="of:=RAND()*[.$B$2]" office:value-type="float" office:value="0.0709700611492349" calcext:value-type="float">
            <text:p>0.070970</text:p>
          </table:table-cell>
          <table:table-cell table:style-name="ce93" table:formula="of:=RAND()*[.$B$2]" office:value-type="float" office:value="0.0623574048013139" calcext:value-type="float">
            <text:p>0.062357</text:p>
          </table:table-cell>
          <table:table-cell table:style-name="ce93" table:formula="of:=RAND()*[.$D$2]" office:value-type="float" office:value="7.93974323243839" calcext:value-type="float">
            <text:p>7.939743</text:p>
          </table:table-cell>
          <table:table-cell table:style-name="ce93" table:formula="of:=[.B21]+[.C21]+[.D21]" office:value-type="float" office:value="8.07307069838894" calcext:value-type="float">
            <text:p>8.073071</text:p>
          </table:table-cell>
          <table:table-cell table:style-name="ce93" table:formula="of:=[.B21]/([.B21]+[.C21]+[.D21])" office:value-type="float" office:value="0.00879096242318275" calcext:value-type="float">
            <text:p>0.008791</text:p>
          </table:table-cell>
          <table:table-cell table:style-name="ce93" table:formula="of:=[.C21]/([.C21]+[.D21]+[.B21])" office:value-type="float" office:value="0.00772412470186318" calcext:value-type="float">
            <text:p>0.007724</text:p>
          </table:table-cell>
          <table:table-cell table:style-name="ce93" table:formula="of:=[.D21]/([.D21]+[.C21]+[.B21])" office:value-type="float" office:value="0.983484912874954" calcext:value-type="float">
            <text:p>0.983485</text:p>
          </table:table-cell>
          <table:table-cell table:style-name="ce93" table:formula="of:=EXP([.B21])/(EXP([.B21])+EXP([.C21])+EXP([.D21]))" office:value-type="float" office:value="0.000382212199398778" calcext:value-type="float">
            <text:p>0.000382</text:p>
          </table:table-cell>
          <table:table-cell table:style-name="ce93" table:formula="of:=EXP([.C21])/(EXP([.C21])+EXP([.D21])+EXP([.B21]))" office:value-type="float" office:value="0.000378934472303116" calcext:value-type="float">
            <text:p>0.000379</text:p>
          </table:table-cell>
          <table:table-cell table:style-name="ce93" table:formula="of:=EXP([.D21])/(EXP([.D21])+EXP([.C21])+EXP([.B21]))" office:value-type="float" office:value="0.999238853328298" calcext:value-type="float">
            <text:p>0.999239</text:p>
          </table:table-cell>
          <table:table-cell table:style-name="ce93" table:formula="of:=[.I21]+[.J21]+[.K21]" office:value-type="float" office:value="1" calcext:value-type="float">
            <text:p>1.000000</text:p>
          </table:table-cell>
          <table:table-cell table:style-name="ce93" table:formula="of:=[.I21]/([.I21]+[.J21]+[.K21])" office:value-type="float" office:value="0.000382212199398778" calcext:value-type="float">
            <text:p>0.000382</text:p>
          </table:table-cell>
          <table:table-cell table:style-name="ce93" table:formula="of:=[.J21]/([.J21]+[.K21]+[.I21])" office:value-type="float" office:value="0.000378934472303116" calcext:value-type="float">
            <text:p>0.000379</text:p>
          </table:table-cell>
          <table:table-cell table:style-name="ce93" table:formula="of:=[.K21]/([.K21]+[.J21]+[.I21])" office:value-type="float" office:value="0.999238853328298" calcext:value-type="float">
            <text:p>0.999239</text:p>
          </table:table-cell>
          <table:table-cell table:number-columns-repeated="1009"/>
        </table:table-row>
        <table:table-row table:style-name="ro10">
          <table:table-cell table:style-name="ce93" office:value-type="float" office:value="19" calcext:value-type="float">
            <text:p>19.000000</text:p>
          </table:table-cell>
          <table:table-cell table:style-name="ce93" table:formula="of:=RAND()*[.$B$2]" office:value-type="float" office:value="0.00797593304485614" calcext:value-type="float">
            <text:p>0.007976</text:p>
          </table:table-cell>
          <table:table-cell table:style-name="ce93" table:formula="of:=RAND()*[.$B$2]" office:value-type="float" office:value="0.0939521493095503" calcext:value-type="float">
            <text:p>0.093952</text:p>
          </table:table-cell>
          <table:table-cell table:style-name="ce93" table:formula="of:=RAND()*[.$D$2]" office:value-type="float" office:value="8.46095993057488" calcext:value-type="float">
            <text:p>8.460960</text:p>
          </table:table-cell>
          <table:table-cell table:style-name="ce93" table:formula="of:=[.B22]+[.C22]+[.D22]" office:value-type="float" office:value="8.56288801292928" calcext:value-type="float">
            <text:p>8.562888</text:p>
          </table:table-cell>
          <table:table-cell table:style-name="ce93" table:formula="of:=[.B22]/([.B22]+[.C22]+[.D22])" office:value-type="float" office:value="0.000931453620882711" calcext:value-type="float">
            <text:p>0.000931</text:p>
          </table:table-cell>
          <table:table-cell table:style-name="ce93" table:formula="of:=[.C22]/([.C22]+[.D22]+[.B22])" office:value-type="float" office:value="0.010972016586891" calcext:value-type="float">
            <text:p>0.010972</text:p>
          </table:table-cell>
          <table:table-cell table:style-name="ce93" table:formula="of:=[.D22]/([.D22]+[.C22]+[.B22])" office:value-type="float" office:value="0.988096529792226" calcext:value-type="float">
            <text:p>0.988097</text:p>
          </table:table-cell>
          <table:table-cell table:style-name="ce93" table:formula="of:=EXP([.B22])/(EXP([.B22])+EXP([.C22])+EXP([.D22]))" office:value-type="float" office:value="0.000213168085155302" calcext:value-type="float">
            <text:p>0.000213</text:p>
          </table:table-cell>
          <table:table-cell table:style-name="ce93" table:formula="of:=EXP([.C22])/(EXP([.C22])+EXP([.D22])+EXP([.B22]))" office:value-type="float" office:value="0.000232306403015231" calcext:value-type="float">
            <text:p>0.000232</text:p>
          </table:table-cell>
          <table:table-cell table:style-name="ce93" table:formula="of:=EXP([.D22])/(EXP([.D22])+EXP([.C22])+EXP([.B22]))" office:value-type="float" office:value="0.999554525511829" calcext:value-type="float">
            <text:p>0.999555</text:p>
          </table:table-cell>
          <table:table-cell table:style-name="ce93" table:formula="of:=[.I22]+[.J22]+[.K22]" office:value-type="float" office:value="1" calcext:value-type="float">
            <text:p>1.000000</text:p>
          </table:table-cell>
          <table:table-cell table:style-name="ce93" table:formula="of:=[.I22]/([.I22]+[.J22]+[.K22])" office:value-type="float" office:value="0.000213168085155302" calcext:value-type="float">
            <text:p>0.000213</text:p>
          </table:table-cell>
          <table:table-cell table:style-name="ce93" table:formula="of:=[.J22]/([.J22]+[.K22]+[.I22])" office:value-type="float" office:value="0.000232306403015231" calcext:value-type="float">
            <text:p>0.000232</text:p>
          </table:table-cell>
          <table:table-cell table:style-name="ce93" table:formula="of:=[.K22]/([.K22]+[.J22]+[.I22])" office:value-type="float" office:value="0.999554525511829" calcext:value-type="float">
            <text:p>0.999555</text:p>
          </table:table-cell>
          <table:table-cell table:number-columns-repeated="1009"/>
        </table:table-row>
        <table:table-row table:style-name="ro10">
          <table:table-cell table:style-name="ce93" office:value-type="float" office:value="20" calcext:value-type="float">
            <text:p>20.000000</text:p>
          </table:table-cell>
          <table:table-cell table:style-name="ce93" table:formula="of:=RAND()*[.$B$2]" office:value-type="float" office:value="0.0908555901229537" calcext:value-type="float">
            <text:p>0.090856</text:p>
          </table:table-cell>
          <table:table-cell table:style-name="ce93" table:formula="of:=RAND()*[.$B$2]" office:value-type="float" office:value="0.0190229073605434" calcext:value-type="float">
            <text:p>0.019023</text:p>
          </table:table-cell>
          <table:table-cell table:style-name="ce93" table:formula="of:=RAND()*[.$D$2]" office:value-type="float" office:value="4.37709302923438" calcext:value-type="float">
            <text:p>4.377093</text:p>
          </table:table-cell>
          <table:table-cell table:style-name="ce93" table:formula="of:=[.B23]+[.C23]+[.D23]" office:value-type="float" office:value="4.48697152671788" calcext:value-type="float">
            <text:p>4.486972</text:p>
          </table:table-cell>
          <table:table-cell table:style-name="ce93" table:formula="of:=[.B23]/([.B23]+[.C23]+[.D23])" office:value-type="float" office:value="0.0202487556655864" calcext:value-type="float">
            <text:p>0.020249</text:p>
          </table:table-cell>
          <table:table-cell table:style-name="ce93" table:formula="of:=[.C23]/([.C23]+[.D23]+[.B23])" office:value-type="float" office:value="0.00423958726888964" calcext:value-type="float">
            <text:p>0.004240</text:p>
          </table:table-cell>
          <table:table-cell table:style-name="ce93" table:formula="of:=[.D23]/([.D23]+[.C23]+[.B23])" office:value-type="float" office:value="0.975511657065524" calcext:value-type="float">
            <text:p>0.975512</text:p>
          </table:table-cell>
          <table:table-cell table:style-name="ce93" table:formula="of:=EXP([.B23])/(EXP([.B23])+EXP([.C23])+EXP([.D23]))" office:value-type="float" office:value="0.0134006707815419" calcext:value-type="float">
            <text:p>0.013401</text:p>
          </table:table-cell>
          <table:table-cell table:style-name="ce93" table:formula="of:=EXP([.C23])/(EXP([.C23])+EXP([.D23])+EXP([.B23]))" office:value-type="float" office:value="0.0124718247635213" calcext:value-type="float">
            <text:p>0.012472</text:p>
          </table:table-cell>
          <table:table-cell table:style-name="ce93" table:formula="of:=EXP([.D23])/(EXP([.D23])+EXP([.C23])+EXP([.B23]))" office:value-type="float" office:value="0.974127504454937" calcext:value-type="float">
            <text:p>0.974128</text:p>
          </table:table-cell>
          <table:table-cell table:style-name="ce93" table:formula="of:=[.I23]+[.J23]+[.K23]" office:value-type="float" office:value="1" calcext:value-type="float">
            <text:p>1.000000</text:p>
          </table:table-cell>
          <table:table-cell table:style-name="ce93" table:formula="of:=[.I23]/([.I23]+[.J23]+[.K23])" office:value-type="float" office:value="0.0134006707815419" calcext:value-type="float">
            <text:p>0.013401</text:p>
          </table:table-cell>
          <table:table-cell table:style-name="ce93" table:formula="of:=[.J23]/([.J23]+[.K23]+[.I23])" office:value-type="float" office:value="0.0124718247635213" calcext:value-type="float">
            <text:p>0.012472</text:p>
          </table:table-cell>
          <table:table-cell table:style-name="ce93" table:formula="of:=[.K23]/([.K23]+[.J23]+[.I23])" office:value-type="float" office:value="0.974127504454937" calcext:value-type="float">
            <text:p>0.974128</text:p>
          </table:table-cell>
          <table:table-cell table:number-columns-repeated="1009"/>
        </table:table-row>
        <table:table-row table:style-name="ro10" table:number-rows-repeated="1048552">
          <table:table-cell table:number-columns-repeated="1024"/>
        </table:table-row>
        <table:table-row table:style-name="ro10">
          <table:table-cell table:number-columns-repeated="1024"/>
        </table:table-row>
      </table:table>
      <table:table table:name="Hausdorff" table:style-name="ta1">
        <table:table-column table:style-name="co14" table:default-cell-style-name="ce167"/>
        <table:table-column table:style-name="co14" table:number-columns-repeated="5" table:default-cell-style-name="ce179"/>
        <table:table-column table:style-name="co14" table:default-cell-style-name="ce167"/>
        <table:table-column table:style-name="co14" table:number-columns-repeated="5" table:default-cell-style-name="ce179"/>
        <table:table-column table:style-name="co14" table:default-cell-style-name="ce167"/>
        <table:table-column table:style-name="co14" table:number-columns-repeated="5" table:default-cell-style-name="ce179"/>
        <table:table-column table:style-name="co14" table:default-cell-style-name="ce167"/>
        <table:table-column table:style-name="co14" table:number-columns-repeated="1005" table:default-cell-style-name="ce179"/>
        <table:table-row table:style-name="ro7" table:number-rows-repeated="2">
          <table:table-cell/>
          <table:table-cell table:style-name="ce167" table:number-columns-repeated="5"/>
          <table:table-cell/>
          <table:table-cell table:style-name="ce167" table:number-columns-repeated="5"/>
          <table:table-cell/>
          <table:table-cell table:style-name="ce167" table:number-columns-repeated="5"/>
          <table:table-cell table:number-columns-repeated="1006"/>
        </table:table-row>
        <table:table-row table:style-name="ro8">
          <table:table-cell/>
          <table:table-cell table:style-name="ce168" office:value-type="string" calcext:value-type="string" table:number-columns-spanned="5" table:number-rows-spanned="1">
            <text:p>Ground truth y</text:p>
          </table:table-cell>
          <table:covered-table-cell table:number-columns-repeated="4" table:style-name="ce180"/>
          <table:table-cell/>
          <table:table-cell table:style-name="ce168" office:value-type="string" calcext:value-type="string" table:number-columns-spanned="5" table:number-rows-spanned="1">
            <text:p><text:span text:style-name="T18">D</text:span><text:span text:style-name="T19">y</text:span><text:span text:style-name="T20">(i,j)</text:span></text:p>
          </table:table-cell>
          <table:covered-table-cell table:number-columns-repeated="4" table:style-name="ce180"/>
          <table:table-cell/>
          <table:table-cell table:style-name="ce168" office:value-type="string" calcext:value-type="string" table:number-columns-spanned="5" table:number-rows-spanned="1">
            <text:p><text:span text:style-name="T40">max (|y – ŷ|</text:span><text:span text:style-name="T41">◦</text:span><text:span text:style-name="T42">D</text:span><text:span text:style-name="T43">y</text:span><text:span text:style-name="T44">(i,j)) </text:span></text:p>
          </table:table-cell>
          <table:covered-table-cell table:number-columns-repeated="4" table:style-name="ce180"/>
          <table:table-cell table:number-columns-repeated="1006"/>
        </table:table-row>
        <table:table-row table:style-name="ro7">
          <table:table-cell/>
          <table:table-cell table:style-name="ce169" office:value-type="float" office:value="0" calcext:value-type="float">
            <text:p>0</text:p>
          </table:table-cell>
          <table:table-cell table:style-name="ce181" office:value-type="float" office:value="1" calcext:value-type="float">
            <text:p>1</text:p>
          </table:table-cell>
          <table:table-cell table:number-columns-repeated="3" table:style-name="ce169" office:value-type="float" office:value="0" calcext:value-type="float">
            <text:p>0</text:p>
          </table:table-cell>
          <table:table-cell/>
          <table:table-cell table:number-columns-repeated="3" table:style-name="ce196" office:value-type="float" office:value="1" calcext:value-type="float">
            <text:p>1</text:p>
          </table:table-cell>
          <table:table-cell table:style-name="ce196" office:value-type="float" office:value="1.41" calcext:value-type="float">
            <text:p>1.41</text:p>
          </table:table-cell>
          <table:table-cell table:style-name="ce196" office:value-type="float" office:value="2.23" calcext:value-type="float">
            <text:p>2.23</text:p>
          </table:table-cell>
          <table:table-cell/>
          <table:table-cell table:style-name="ce196" table:formula="of:=[.H4]*[.B18]" office:value-type="float" office:value="0" calcext:value-type="float">
            <text:p>0</text:p>
          </table:table-cell>
          <table:table-cell table:style-name="ce196" table:formula="of:=[.I4]*[.C18]" office:value-type="float" office:value="1" calcext:value-type="float">
            <text:p>1</text:p>
          </table:table-cell>
          <table:table-cell table:style-name="ce196" table:formula="of:=[.J4]*[.D18]" office:value-type="float" office:value="0" calcext:value-type="float">
            <text:p>0</text:p>
          </table:table-cell>
          <table:table-cell table:style-name="ce196" table:formula="of:=[.K4]*[.E18]" office:value-type="float" office:value="0" calcext:value-type="float">
            <text:p>0</text:p>
          </table:table-cell>
          <table:table-cell table:style-name="ce196" table:formula="of:=[.L4]*[.F18]" office:value-type="float" office:value="0" calcext:value-type="float">
            <text:p>0</text:p>
          </table:table-cell>
          <table:table-cell table:number-columns-repeated="1006"/>
        </table:table-row>
        <table:table-row table:style-name="ro7">
          <table:table-cell/>
          <table:table-cell table:style-name="ce169" office:value-type="float" office:value="0" calcext:value-type="float">
            <text:p>0</text:p>
          </table:table-cell>
          <table:table-cell table:number-columns-repeated="2" table:style-name="ce181" office:value-type="float" office:value="1" calcext:value-type="float">
            <text:p>1</text:p>
          </table:table-cell>
          <table:table-cell table:number-columns-repeated="2" table:style-name="ce169" office:value-type="float" office:value="0" calcext:value-type="float">
            <text:p>0</text:p>
          </table:table-cell>
          <table:table-cell/>
          <table:table-cell table:number-columns-repeated="4" table:style-name="ce196" office:value-type="float" office:value="1" calcext:value-type="float">
            <text:p>1</text:p>
          </table:table-cell>
          <table:table-cell table:style-name="ce196" office:value-type="float" office:value="2" calcext:value-type="float">
            <text:p>2</text:p>
          </table:table-cell>
          <table:table-cell/>
          <table:table-cell table:style-name="ce196" table:formula="of:=[.H5]*[.B19]" office:value-type="float" office:value="0" calcext:value-type="float">
            <text:p>0</text:p>
          </table:table-cell>
          <table:table-cell table:style-name="ce196" table:formula="of:=[.I5]*[.C19]" office:value-type="float" office:value="1" calcext:value-type="float">
            <text:p>1</text:p>
          </table:table-cell>
          <table:table-cell table:style-name="ce196" table:formula="of:=[.J5]*[.D19]" office:value-type="float" office:value="1" calcext:value-type="float">
            <text:p>1</text:p>
          </table:table-cell>
          <table:table-cell table:style-name="ce196" table:formula="of:=[.K5]*[.E19]" office:value-type="float" office:value="1" calcext:value-type="float">
            <text:p>1</text:p>
          </table:table-cell>
          <table:table-cell table:style-name="ce169" table:formula="of:=[.L5]*[.F19]" office:value-type="float" office:value="2" calcext:value-type="float">
            <text:p>2</text:p>
          </table:table-cell>
          <table:table-cell table:number-columns-repeated="1006"/>
        </table:table-row>
        <table:table-row table:style-name="ro7">
          <table:table-cell/>
          <table:table-cell table:style-name="ce169" office:value-type="float" office:value="0" calcext:value-type="float">
            <text:p>0</text:p>
          </table:table-cell>
          <table:table-cell table:number-columns-repeated="2" table:style-name="ce181" office:value-type="float" office:value="1" calcext:value-type="float">
            <text:p>1</text:p>
          </table:table-cell>
          <table:table-cell table:number-columns-repeated="2" table:style-name="ce169" office:value-type="float" office:value="0" calcext:value-type="float">
            <text:p>0</text:p>
          </table:table-cell>
          <table:table-cell/>
          <table:table-cell table:number-columns-repeated="4" table:style-name="ce196" office:value-type="float" office:value="1" calcext:value-type="float">
            <text:p>1</text:p>
          </table:table-cell>
          <table:table-cell table:style-name="ce196" office:value-type="float" office:value="1.41" calcext:value-type="float">
            <text:p>1.41</text:p>
          </table:table-cell>
          <table:table-cell/>
          <table:table-cell table:style-name="ce196" table:formula="of:=[.H6]*[.B20]" office:value-type="float" office:value="0" calcext:value-type="float">
            <text:p>0</text:p>
          </table:table-cell>
          <table:table-cell table:style-name="ce196" table:formula="of:=[.I6]*[.C20]" office:value-type="float" office:value="0" calcext:value-type="float">
            <text:p>0</text:p>
          </table:table-cell>
          <table:table-cell table:style-name="ce196" table:formula="of:=[.J6]*[.D20]" office:value-type="float" office:value="0" calcext:value-type="float">
            <text:p>0</text:p>
          </table:table-cell>
          <table:table-cell table:style-name="ce196" table:formula="of:=[.K6]*[.E20]" office:value-type="float" office:value="1" calcext:value-type="float">
            <text:p>1</text:p>
          </table:table-cell>
          <table:table-cell table:style-name="ce196" table:formula="of:=[.L6]*[.F20]" office:value-type="float" office:value="0" calcext:value-type="float">
            <text:p>0</text:p>
          </table:table-cell>
          <table:table-cell table:number-columns-repeated="1006"/>
        </table:table-row>
        <table:table-row table:style-name="ro7">
          <table:table-cell/>
          <table:table-cell table:style-name="ce169" office:value-type="float" office:value="0" calcext:value-type="float">
            <text:p>0</text:p>
          </table:table-cell>
          <table:table-cell table:number-columns-repeated="3" table:style-name="ce181" office:value-type="float" office:value="1" calcext:value-type="float">
            <text:p>1</text:p>
          </table:table-cell>
          <table:table-cell table:style-name="ce169" office:value-type="float" office:value="0" calcext:value-type="float">
            <text:p>0</text:p>
          </table:table-cell>
          <table:table-cell/>
          <table:table-cell table:number-columns-repeated="5" table:style-name="ce196" office:value-type="float" office:value="1" calcext:value-type="float">
            <text:p>1</text:p>
          </table:table-cell>
          <table:table-cell/>
          <table:table-cell table:style-name="ce196" table:formula="of:=[.H7]*[.B21]" office:value-type="float" office:value="0" calcext:value-type="float">
            <text:p>0</text:p>
          </table:table-cell>
          <table:table-cell table:style-name="ce196" table:formula="of:=[.I7]*[.C21]" office:value-type="float" office:value="0" calcext:value-type="float">
            <text:p>0</text:p>
          </table:table-cell>
          <table:table-cell table:style-name="ce196" table:formula="of:=[.J7]*[.D21]" office:value-type="float" office:value="1" calcext:value-type="float">
            <text:p>1</text:p>
          </table:table-cell>
          <table:table-cell table:style-name="ce196" table:formula="of:=[.K7]*[.E21]" office:value-type="float" office:value="1" calcext:value-type="float">
            <text:p>1</text:p>
          </table:table-cell>
          <table:table-cell table:style-name="ce196" table:formula="of:=[.L7]*[.F21]" office:value-type="float" office:value="0" calcext:value-type="float">
            <text:p>0</text:p>
          </table:table-cell>
          <table:table-cell table:number-columns-repeated="1006"/>
        </table:table-row>
        <table:table-row table:style-name="ro7">
          <table:table-cell/>
          <table:table-cell table:number-columns-repeated="4" table:style-name="ce169" office:value-type="float" office:value="0" calcext:value-type="float">
            <text:p>0</text:p>
          </table:table-cell>
          <table:table-cell table:style-name="ce181" office:value-type="float" office:value="1" calcext:value-type="float">
            <text:p>1</text:p>
          </table:table-cell>
          <table:table-cell/>
          <table:table-cell table:style-name="ce196" office:value-type="float" office:value="1.41" calcext:value-type="float">
            <text:p>1.41</text:p>
          </table:table-cell>
          <table:table-cell table:number-columns-repeated="4" table:style-name="ce196" office:value-type="float" office:value="1" calcext:value-type="float">
            <text:p>1</text:p>
          </table:table-cell>
          <table:table-cell/>
          <table:table-cell table:style-name="ce196" table:formula="of:=[.H8]*[.B22]" office:value-type="float" office:value="0" calcext:value-type="float">
            <text:p>0</text:p>
          </table:table-cell>
          <table:table-cell table:style-name="ce196" table:formula="of:=[.I8]*[.C22]" office:value-type="float" office:value="0" calcext:value-type="float">
            <text:p>0</text:p>
          </table:table-cell>
          <table:table-cell table:style-name="ce196" table:formula="of:=[.J8]*[.D22]" office:value-type="float" office:value="0" calcext:value-type="float">
            <text:p>0</text:p>
          </table:table-cell>
          <table:table-cell table:style-name="ce196" table:formula="of:=[.K8]*[.E22]" office:value-type="float" office:value="0" calcext:value-type="float">
            <text:p>0</text:p>
          </table:table-cell>
          <table:table-cell table:style-name="ce196" table:formula="of:=[.L8]*[.F22]" office:value-type="float" office:value="1" calcext:value-type="float">
            <text:p>1</text:p>
          </table:table-cell>
          <table:table-cell table:number-columns-repeated="1006"/>
        </table:table-row>
        <table:table-row table:style-name="ro7">
          <table:table-cell/>
          <table:table-cell table:style-name="ce167" table:number-columns-repeated="5"/>
          <table:table-cell/>
          <table:table-cell table:style-name="ce167" table:number-columns-repeated="5"/>
          <table:table-cell/>
          <table:table-cell table:style-name="ce167" table:number-columns-repeated="5"/>
          <table:table-cell table:number-columns-repeated="1006"/>
        </table:table-row>
        <table:table-row table:style-name="ro8">
          <table:table-cell/>
          <table:table-cell table:style-name="ce168" office:value-type="string" calcext:value-type="string" table:number-columns-spanned="5" table:number-rows-spanned="1">
            <text:p>Prediction ŷ</text:p>
          </table:table-cell>
          <table:covered-table-cell table:number-columns-repeated="4" table:style-name="ce180"/>
          <table:table-cell/>
          <table:table-cell table:style-name="ce168" office:value-type="string" calcext:value-type="string" table:number-columns-spanned="5" table:number-rows-spanned="1">
            <text:p><text:span text:style-name="T37">D</text:span><text:span text:style-name="T38">ŷ</text:span><text:span text:style-name="T39">(i,j)</text:span></text:p>
          </table:table-cell>
          <table:covered-table-cell table:number-columns-repeated="4" table:style-name="ce180"/>
          <table:table-cell/>
          <table:table-cell table:style-name="ce168" office:value-type="string" calcext:value-type="string" table:number-columns-spanned="5" table:number-rows-spanned="1">
            <text:p><text:span text:style-name="T45">max (|y – ŷ|</text:span><text:span text:style-name="T46">◦</text:span><text:span text:style-name="T47">D</text:span><text:span text:style-name="T48">ŷ</text:span><text:span text:style-name="T49">(i,j))</text:span></text:p>
          </table:table-cell>
          <table:covered-table-cell table:number-columns-repeated="4" table:style-name="ce180"/>
          <table:table-cell table:number-columns-repeated="1006"/>
        </table:table-row>
        <table:table-row table:style-name="ro7">
          <table:table-cell/>
          <table:table-cell table:number-columns-repeated="5" table:style-name="ce169" office:value-type="float" office:value="0" calcext:value-type="float">
            <text:p>0</text:p>
          </table:table-cell>
          <table:table-cell/>
          <table:table-cell table:style-name="ce196" office:value-type="float" office:value="2.23" calcext:value-type="float">
            <text:p>2.23</text:p>
          </table:table-cell>
          <table:table-cell table:style-name="ce196" office:value-type="float" office:value="2" calcext:value-type="float">
            <text:p>2</text:p>
          </table:table-cell>
          <table:table-cell table:style-name="ce196" office:value-type="float" office:value="1.41" calcext:value-type="float">
            <text:p>1.41</text:p>
          </table:table-cell>
          <table:table-cell table:number-columns-repeated="2" table:style-name="ce196" office:value-type="float" office:value="1" calcext:value-type="float">
            <text:p>1</text:p>
          </table:table-cell>
          <table:table-cell/>
          <table:table-cell table:style-name="ce196" table:formula="of:=[.B18]*[.H11]" office:value-type="float" office:value="0" calcext:value-type="float">
            <text:p>0</text:p>
          </table:table-cell>
          <table:table-cell table:style-name="ce196" table:formula="of:=[.C18]*[.I11]" office:value-type="float" office:value="2" calcext:value-type="float">
            <text:p>2</text:p>
          </table:table-cell>
          <table:table-cell table:style-name="ce196" table:formula="of:=[.D18]*[.J11]" office:value-type="float" office:value="0" calcext:value-type="float">
            <text:p>0</text:p>
          </table:table-cell>
          <table:table-cell table:style-name="ce196" table:formula="of:=[.E18]*[.K11]" office:value-type="float" office:value="0" calcext:value-type="float">
            <text:p>0</text:p>
          </table:table-cell>
          <table:table-cell table:style-name="ce196" table:formula="of:=[.F18]*[.L11]" office:value-type="float" office:value="0" calcext:value-type="float">
            <text:p>0</text:p>
          </table:table-cell>
          <table:table-cell table:number-columns-repeated="1006"/>
        </table:table-row>
        <table:table-row table:style-name="ro7">
          <table:table-cell/>
          <table:table-cell table:number-columns-repeated="3" table:style-name="ce169" office:value-type="float" office:value="0" calcext:value-type="float">
            <text:p>0</text:p>
          </table:table-cell>
          <table:table-cell table:number-columns-repeated="2" table:style-name="ce194" office:value-type="float" office:value="1" calcext:value-type="float">
            <text:p>1</text:p>
          </table:table-cell>
          <table:table-cell/>
          <table:table-cell table:style-name="ce196" office:value-type="float" office:value="1.41" calcext:value-type="float">
            <text:p>1.41</text:p>
          </table:table-cell>
          <table:table-cell table:number-columns-repeated="4" table:style-name="ce196" office:value-type="float" office:value="1" calcext:value-type="float">
            <text:p>1</text:p>
          </table:table-cell>
          <table:table-cell/>
          <table:table-cell table:style-name="ce196" table:formula="of:=[.B19]*[.H12]" office:value-type="float" office:value="0" calcext:value-type="float">
            <text:p>0</text:p>
          </table:table-cell>
          <table:table-cell table:style-name="ce196" table:formula="of:=[.C19]*[.I12]" office:value-type="float" office:value="1" calcext:value-type="float">
            <text:p>1</text:p>
          </table:table-cell>
          <table:table-cell table:style-name="ce196" table:formula="of:=[.D19]*[.J12]" office:value-type="float" office:value="1" calcext:value-type="float">
            <text:p>1</text:p>
          </table:table-cell>
          <table:table-cell table:style-name="ce196" table:formula="of:=[.E19]*[.K12]" office:value-type="float" office:value="1" calcext:value-type="float">
            <text:p>1</text:p>
          </table:table-cell>
          <table:table-cell table:style-name="ce196" table:formula="of:=[.F19]*[.L12]" office:value-type="float" office:value="1" calcext:value-type="float">
            <text:p>1</text:p>
          </table:table-cell>
          <table:table-cell table:number-columns-repeated="1006"/>
        </table:table-row>
        <table:table-row table:style-name="ro7">
          <table:table-cell/>
          <table:table-cell table:style-name="ce169" office:value-type="float" office:value="0" calcext:value-type="float">
            <text:p>0</text:p>
          </table:table-cell>
          <table:table-cell table:number-columns-repeated="3" table:style-name="ce194" office:value-type="float" office:value="1" calcext:value-type="float">
            <text:p>1</text:p>
          </table:table-cell>
          <table:table-cell table:style-name="ce169" office:value-type="float" office:value="0" calcext:value-type="float">
            <text:p>0</text:p>
          </table:table-cell>
          <table:table-cell/>
          <table:table-cell table:number-columns-repeated="5" table:style-name="ce196" office:value-type="float" office:value="1" calcext:value-type="float">
            <text:p>1</text:p>
          </table:table-cell>
          <table:table-cell/>
          <table:table-cell table:style-name="ce196" table:formula="of:=[.B20]*[.H13]" office:value-type="float" office:value="0" calcext:value-type="float">
            <text:p>0</text:p>
          </table:table-cell>
          <table:table-cell table:style-name="ce196" table:formula="of:=[.C20]*[.I13]" office:value-type="float" office:value="0" calcext:value-type="float">
            <text:p>0</text:p>
          </table:table-cell>
          <table:table-cell table:style-name="ce196" table:formula="of:=[.D20]*[.J13]" office:value-type="float" office:value="0" calcext:value-type="float">
            <text:p>0</text:p>
          </table:table-cell>
          <table:table-cell table:style-name="ce196" table:formula="of:=[.E20]*[.K13]" office:value-type="float" office:value="1" calcext:value-type="float">
            <text:p>1</text:p>
          </table:table-cell>
          <table:table-cell table:style-name="ce196" table:formula="of:=[.F20]*[.L13]" office:value-type="float" office:value="0" calcext:value-type="float">
            <text:p>0</text:p>
          </table:table-cell>
          <table:table-cell table:number-columns-repeated="1006"/>
        </table:table-row>
        <table:table-row table:style-name="ro7">
          <table:table-cell/>
          <table:table-cell table:style-name="ce169" office:value-type="float" office:value="0" calcext:value-type="float">
            <text:p>0</text:p>
          </table:table-cell>
          <table:table-cell table:style-name="ce194" office:value-type="float" office:value="1" calcext:value-type="float">
            <text:p>1</text:p>
          </table:table-cell>
          <table:table-cell table:number-columns-repeated="3" table:style-name="ce169" office:value-type="float" office:value="0" calcext:value-type="float">
            <text:p>0</text:p>
          </table:table-cell>
          <table:table-cell/>
          <table:table-cell table:number-columns-repeated="4" table:style-name="ce196" office:value-type="float" office:value="1" calcext:value-type="float">
            <text:p>1</text:p>
          </table:table-cell>
          <table:table-cell table:style-name="ce196" office:value-type="float" office:value="1.41" calcext:value-type="float">
            <text:p>1.41</text:p>
          </table:table-cell>
          <table:table-cell/>
          <table:table-cell table:style-name="ce196" table:formula="of:=[.B21]*[.H14]" office:value-type="float" office:value="0" calcext:value-type="float">
            <text:p>0</text:p>
          </table:table-cell>
          <table:table-cell table:style-name="ce196" table:formula="of:=[.C21]*[.I14]" office:value-type="float" office:value="0" calcext:value-type="float">
            <text:p>0</text:p>
          </table:table-cell>
          <table:table-cell table:style-name="ce196" table:formula="of:=[.D21]*[.J14]" office:value-type="float" office:value="1" calcext:value-type="float">
            <text:p>1</text:p>
          </table:table-cell>
          <table:table-cell table:style-name="ce196" table:formula="of:=[.E21]*[.K14]" office:value-type="float" office:value="1" calcext:value-type="float">
            <text:p>1</text:p>
          </table:table-cell>
          <table:table-cell table:style-name="ce196" table:formula="of:=[.F21]*[.L14]" office:value-type="float" office:value="0" calcext:value-type="float">
            <text:p>0</text:p>
          </table:table-cell>
          <table:table-cell table:number-columns-repeated="1006"/>
        </table:table-row>
        <table:table-row table:style-name="ro7">
          <table:table-cell/>
          <table:table-cell table:number-columns-repeated="5" table:style-name="ce169" office:value-type="float" office:value="0" calcext:value-type="float">
            <text:p>0</text:p>
          </table:table-cell>
          <table:table-cell/>
          <table:table-cell table:style-name="ce196" office:value-type="float" office:value="1.41" calcext:value-type="float">
            <text:p>1.41</text:p>
          </table:table-cell>
          <table:table-cell table:style-name="ce196" office:value-type="float" office:value="1" calcext:value-type="float">
            <text:p>1</text:p>
          </table:table-cell>
          <table:table-cell table:style-name="ce196" office:value-type="float" office:value="1.41" calcext:value-type="float">
            <text:p>1.41</text:p>
          </table:table-cell>
          <table:table-cell table:style-name="ce196" office:value-type="float" office:value="2" calcext:value-type="float">
            <text:p>2</text:p>
          </table:table-cell>
          <table:table-cell table:style-name="ce196" office:value-type="float" office:value="2.236" calcext:value-type="float">
            <text:p>2.236</text:p>
          </table:table-cell>
          <table:table-cell/>
          <table:table-cell table:style-name="ce196" table:formula="of:=[.B22]*[.H15]" office:value-type="float" office:value="0" calcext:value-type="float">
            <text:p>0</text:p>
          </table:table-cell>
          <table:table-cell table:style-name="ce196" table:formula="of:=[.C22]*[.I15]" office:value-type="float" office:value="0" calcext:value-type="float">
            <text:p>0</text:p>
          </table:table-cell>
          <table:table-cell table:style-name="ce196" table:formula="of:=[.D22]*[.J15]" office:value-type="float" office:value="0" calcext:value-type="float">
            <text:p>0</text:p>
          </table:table-cell>
          <table:table-cell table:style-name="ce196" table:formula="of:=[.E22]*[.K15]" office:value-type="float" office:value="0" calcext:value-type="float">
            <text:p>0</text:p>
          </table:table-cell>
          <table:table-cell table:style-name="ce169" table:formula="of:=[.F22]*[.L15]" office:value-type="float" office:value="2.236" calcext:value-type="float">
            <text:p>2.236</text:p>
          </table:table-cell>
          <table:table-cell table:number-columns-repeated="1006"/>
        </table:table-row>
        <table:table-row table:style-name="ro7">
          <table:table-cell/>
          <table:table-cell table:style-name="ce167" table:number-columns-repeated="5"/>
          <table:table-cell/>
          <table:table-cell table:style-name="ce167" table:number-columns-repeated="5"/>
          <table:table-cell/>
          <table:table-cell table:style-name="ce167" table:number-columns-repeated="5"/>
          <table:table-cell/>
          <table:table-cell table:style-name="ce167" table:number-columns-repeated="1005"/>
        </table:table-row>
        <table:table-row table:style-name="ro8">
          <table:table-cell/>
          <table:table-cell table:style-name="ce168" office:value-type="string" calcext:value-type="string" table:number-columns-spanned="5" table:number-rows-spanned="1">
            <text:p>|y – ŷ|</text:p>
          </table:table-cell>
          <table:covered-table-cell table:number-columns-repeated="4" table:style-name="ce180"/>
          <table:table-cell/>
          <table:table-cell table:style-name="ce167" table:number-columns-repeated="5"/>
          <table:table-cell/>
          <table:table-cell table:style-name="ce167" table:number-columns-repeated="5"/>
          <table:table-cell table:number-columns-repeated="1006"/>
        </table:table-row>
        <table:table-row table:style-name="ro7">
          <table:table-cell/>
          <table:table-cell table:style-name="ce169" table:formula="of:=ABS([.B4]-[.B11])" office:value-type="float" office:value="0" calcext:value-type="float">
            <text:p>0</text:p>
          </table:table-cell>
          <table:table-cell table:style-name="ce181" office:value-type="float" office:value="1" calcext:value-type="float">
            <text:p>1</text:p>
          </table:table-cell>
          <table:table-cell table:style-name="ce169" table:formula="of:=ABS([.D4]-[.D11])" office:value-type="float" office:value="0" calcext:value-type="float">
            <text:p>0</text:p>
          </table:table-cell>
          <table:table-cell table:style-name="ce169" table:formula="of:=ABS([.E4]-[.E11])" office:value-type="float" office:value="0" calcext:value-type="float">
            <text:p>0</text:p>
          </table:table-cell>
          <table:table-cell table:style-name="ce169" table:formula="of:=ABS([.F4]-[.F11])" office:value-type="float" office:value="0" calcext:value-type="float">
            <text:p>0</text:p>
          </table:table-cell>
          <table:table-cell/>
          <table:table-cell table:style-name="ce167" table:number-columns-repeated="5"/>
          <table:table-cell/>
          <table:table-cell table:style-name="ce167" table:number-columns-repeated="5"/>
          <table:table-cell table:number-columns-repeated="1006"/>
        </table:table-row>
        <table:table-row table:style-name="ro7">
          <table:table-cell/>
          <table:table-cell table:style-name="ce169" table:formula="of:=ABS([.B5]-[.B12])" office:value-type="float" office:value="0" calcext:value-type="float">
            <text:p>0</text:p>
          </table:table-cell>
          <table:table-cell table:number-columns-repeated="2" table:style-name="ce181" office:value-type="float" office:value="1" calcext:value-type="float">
            <text:p>1</text:p>
          </table:table-cell>
          <table:table-cell table:number-columns-repeated="2" table:style-name="ce194" office:value-type="float" office:value="1" calcext:value-type="float">
            <text:p>1</text:p>
          </table:table-cell>
          <table:table-cell/>
          <table:table-cell table:style-name="ce167" table:number-columns-repeated="5"/>
          <table:table-cell/>
          <table:table-cell table:style-name="ce167" table:number-columns-repeated="5"/>
          <table:table-cell table:number-columns-repeated="1006"/>
        </table:table-row>
        <table:table-row table:style-name="ro7">
          <table:table-cell/>
          <table:table-cell table:style-name="ce169" table:formula="of:=ABS([.B6]-[.B13])" office:value-type="float" office:value="0" calcext:value-type="float">
            <text:p>0</text:p>
          </table:table-cell>
          <table:table-cell table:style-name="ce195" table:formula="of:=ABS([.C6]-[.C13])" office:value-type="float" office:value="0" calcext:value-type="float">
            <text:p>0</text:p>
          </table:table-cell>
          <table:table-cell table:style-name="ce195" table:formula="of:=ABS([.D6]-[.D13])" office:value-type="float" office:value="0" calcext:value-type="float">
            <text:p>0</text:p>
          </table:table-cell>
          <table:table-cell table:style-name="ce194" office:value-type="float" office:value="1" calcext:value-type="float">
            <text:p>1</text:p>
          </table:table-cell>
          <table:table-cell table:style-name="ce169" table:formula="of:=ABS([.F6]-[.F13])" office:value-type="float" office:value="0" calcext:value-type="float">
            <text:p>0</text:p>
          </table:table-cell>
          <table:table-cell/>
          <table:table-cell table:style-name="ce167" table:number-columns-repeated="5"/>
          <table:table-cell/>
          <table:table-cell table:style-name="ce167" table:number-columns-repeated="5"/>
          <table:table-cell table:number-columns-repeated="1006"/>
        </table:table-row>
        <table:table-row table:style-name="ro7">
          <table:table-cell/>
          <table:table-cell table:style-name="ce169" table:formula="of:=ABS([.B7]-[.B14])" office:value-type="float" office:value="0" calcext:value-type="float">
            <text:p>0</text:p>
          </table:table-cell>
          <table:table-cell table:style-name="ce195" table:formula="of:=ABS([.C7]-[.C14])" office:value-type="float" office:value="0" calcext:value-type="float">
            <text:p>0</text:p>
          </table:table-cell>
          <table:table-cell table:number-columns-repeated="2" table:style-name="ce181" office:value-type="float" office:value="1" calcext:value-type="float">
            <text:p>1</text:p>
          </table:table-cell>
          <table:table-cell table:style-name="ce169" table:formula="of:=ABS([.F7]-[.F14])" office:value-type="float" office:value="0" calcext:value-type="float">
            <text:p>0</text:p>
          </table:table-cell>
          <table:table-cell/>
          <table:table-cell table:style-name="ce167" table:number-columns-repeated="5"/>
          <table:table-cell/>
          <table:table-cell table:style-name="ce167" table:number-columns-repeated="5"/>
          <table:table-cell table:number-columns-repeated="1006"/>
        </table:table-row>
        <table:table-row table:style-name="ro7">
          <table:table-cell/>
          <table:table-cell table:style-name="ce169" table:formula="of:=ABS([.B8]-[.B15])" office:value-type="float" office:value="0" calcext:value-type="float">
            <text:p>0</text:p>
          </table:table-cell>
          <table:table-cell table:style-name="ce169" table:formula="of:=ABS([.C8]-[.C15])" office:value-type="float" office:value="0" calcext:value-type="float">
            <text:p>0</text:p>
          </table:table-cell>
          <table:table-cell table:style-name="ce169" table:formula="of:=ABS([.D8]-[.D15])" office:value-type="float" office:value="0" calcext:value-type="float">
            <text:p>0</text:p>
          </table:table-cell>
          <table:table-cell table:style-name="ce169" table:formula="of:=ABS([.E8]-[.E15])" office:value-type="float" office:value="0" calcext:value-type="float">
            <text:p>0</text:p>
          </table:table-cell>
          <table:table-cell table:style-name="ce181" office:value-type="float" office:value="1" calcext:value-type="float">
            <text:p>1</text:p>
          </table:table-cell>
          <table:table-cell/>
          <table:table-cell table:style-name="ce167" table:number-columns-repeated="5"/>
          <table:table-cell/>
          <table:table-cell table:style-name="ce167" table:number-columns-repeated="5"/>
          <table:table-cell table:number-columns-repeated="1006"/>
        </table:table-row>
        <table:table-row table:style-name="ro7" table:number-rows-repeated="2">
          <table:table-cell/>
          <table:table-cell table:style-name="ce167" table:number-columns-repeated="5"/>
          <table:table-cell/>
          <table:table-cell table:style-name="ce167" table:number-columns-repeated="5"/>
          <table:table-cell/>
          <table:table-cell table:style-name="ce167" table:number-columns-repeated="5"/>
          <table:table-cell table:number-columns-repeated="1006"/>
        </table:table-row>
        <table:table-row table:style-name="ro7" table:number-rows-repeated="1048551">
          <table:table-cell table:number-columns-repeated="1024"/>
        </table:table-row>
        <table:table-row table:style-name="ro7">
          <table:table-cell table:number-columns-repeated="1024"/>
        </table:table-row>
      </table:table>
      <table:table table:name="Boundary" table:style-name="ta1">
        <table:shapes>
          <draw:frame draw:z-index="0" draw:name="https://wikimedia.org/api/rest_v1/media/math/render/svg/33ee699558d09cf9d653f6351f9fda0b2f4aaa3e" draw:style-name="gr1" draw:text-style-name="P1" svg:width="0.0098in" svg:height="0.0098in" svg:x="7.7638in" svg:y="1.0028in">
            <draw:image xlink:href="https://wikimedia.org/api/rest_v1/media/math/render/svg/33ee699558d09cf9d653f6351f9fda0b2f4aaa3e" xlink:type="simple" xlink:show="embed" xlink:actuate="onLoad" loext:mime-type="image/svg+xml">
              <text:p/>
            </draw:image>
            <draw:image xlink:href="Pictures/10000201000000010000000108093F3507420144.png" xlink:type="simple" xlink:show="embed" xlink:actuate="onLoad" loext:mime-type="image/png"/>
          </draw:frame>
          <draw:frame draw:z-index="1" draw:name="https://wikimedia.org/api/rest_v1/media/math/render/svg/33ee699558d09cf9d653f6351f9fda0b2f4aaa3e" draw:style-name="gr1" draw:text-style-name="P1" svg:width="0.0098in" svg:height="0.0098in" svg:x="7.7638in" svg:y="1.0028in">
            <draw:image xlink:href="https://wikimedia.org/api/rest_v1/media/math/render/svg/33ee699558d09cf9d653f6351f9fda0b2f4aaa3e" xlink:type="simple" xlink:show="embed" xlink:actuate="onLoad" loext:mime-type="image/svg+xml">
              <text:p/>
            </draw:image>
            <draw:image xlink:href="Pictures/10000201000000010000000108093F3507420144.png" xlink:type="simple" xlink:show="embed" xlink:actuate="onLoad" loext:mime-type="image/png"/>
          </draw:frame>
        </table:shapes>
        <table:table-column table:style-name="co14" table:default-cell-style-name="ce167"/>
        <table:table-column table:style-name="co14" table:number-columns-repeated="5" table:default-cell-style-name="ce179"/>
        <table:table-column table:style-name="co14" table:default-cell-style-name="ce167"/>
        <table:table-column table:style-name="co14" table:number-columns-repeated="5" table:default-cell-style-name="ce179"/>
        <table:table-column table:style-name="co14" table:default-cell-style-name="ce167"/>
        <table:table-column table:style-name="co14" table:number-columns-repeated="5" table:default-cell-style-name="ce179"/>
        <table:table-column table:style-name="co14" table:default-cell-style-name="ce167"/>
        <table:table-column table:style-name="co14" table:number-columns-repeated="1005" table:default-cell-style-name="ce179"/>
        <table:table-row table:style-name="ro7" table:number-rows-repeated="2">
          <table:table-cell/>
          <table:table-cell table:style-name="ce167" table:number-columns-repeated="5"/>
          <table:table-cell/>
          <table:table-cell table:style-name="ce167" table:number-columns-repeated="5"/>
          <table:table-cell/>
          <table:table-cell table:style-name="ce167" table:number-columns-repeated="5"/>
          <table:table-cell/>
          <table:table-cell table:style-name="ce167" table:number-columns-repeated="7"/>
          <table:table-cell table:number-columns-repeated="998"/>
        </table:table-row>
        <table:table-row table:style-name="ro8">
          <table:table-cell/>
          <table:table-cell table:style-name="ce168" office:value-type="string" calcext:value-type="string" table:number-columns-spanned="5" table:number-rows-spanned="1">
            <text:p>Ground truth y</text:p>
          </table:table-cell>
          <table:covered-table-cell table:number-columns-repeated="4" table:style-name="ce180"/>
          <table:table-cell/>
          <table:table-cell table:style-name="ce168" office:value-type="string" calcext:value-type="string" table:number-columns-spanned="5" table:number-rows-spanned="1">
            <text:p><text:span text:style-name="T18">D</text:span><text:span text:style-name="T19">y</text:span><text:span text:style-name="T20">(q)</text:span></text:p>
          </table:table-cell>
          <table:covered-table-cell table:number-columns-repeated="4" table:style-name="ce180"/>
          <table:table-cell/>
          <table:table-cell table:style-name="ce168" office:value-type="string" calcext:value-type="string" table:number-columns-spanned="5" table:number-rows-spanned="1">
            <text:p>φ<text:span text:style-name="T53">y</text:span>(q)</text:p>
          </table:table-cell>
          <table:covered-table-cell table:number-columns-repeated="4" table:style-name="ce150"/>
          <table:table-cell/>
          <table:table-cell table:style-name="Default" table:number-columns-repeated="5"/>
          <table:table-cell table:style-name="ce167" table:number-columns-repeated="2"/>
          <table:table-cell table:number-columns-repeated="998"/>
        </table:table-row>
        <table:table-row table:style-name="ro7">
          <table:table-cell/>
          <table:table-cell table:style-name="ce169" office:value-type="float" office:value="0" calcext:value-type="float">
            <text:p>0</text:p>
          </table:table-cell>
          <table:table-cell table:style-name="ce181" office:value-type="float" office:value="1" calcext:value-type="float">
            <text:p>1</text:p>
          </table:table-cell>
          <table:table-cell table:number-columns-repeated="3" table:style-name="ce169" office:value-type="float" office:value="0" calcext:value-type="float">
            <text:p>0</text:p>
          </table:table-cell>
          <table:table-cell/>
          <table:table-cell table:number-columns-repeated="3" table:style-name="ce196" office:value-type="float" office:value="1" calcext:value-type="float">
            <text:p>1</text:p>
          </table:table-cell>
          <table:table-cell table:style-name="ce196" office:value-type="float" office:value="1.41" calcext:value-type="float">
            <text:p>1.41</text:p>
          </table:table-cell>
          <table:table-cell table:style-name="ce196" office:value-type="float" office:value="2.23" calcext:value-type="float">
            <text:p>2.23</text:p>
          </table:table-cell>
          <table:table-cell/>
          <table:table-cell table:style-name="ce196" office:value-type="float" office:value="1" calcext:value-type="float">
            <text:p>1</text:p>
          </table:table-cell>
          <table:table-cell table:style-name="ce181" office:value-type="float" office:value="-1" calcext:value-type="float">
            <text:p>-1</text:p>
          </table:table-cell>
          <table:table-cell table:style-name="ce196" office:value-type="float" office:value="1" calcext:value-type="float">
            <text:p>1</text:p>
          </table:table-cell>
          <table:table-cell table:style-name="ce196" office:value-type="float" office:value="1.41" calcext:value-type="float">
            <text:p>1.41</text:p>
          </table:table-cell>
          <table:table-cell table:style-name="ce196" office:value-type="float" office:value="2.23" calcext:value-type="float">
            <text:p>2.23</text:p>
          </table:table-cell>
          <table:table-cell/>
          <table:table-cell table:style-name="Default" table:number-columns-repeated="5"/>
          <table:table-cell table:style-name="ce167" table:number-columns-repeated="2"/>
          <table:table-cell table:number-columns-repeated="998"/>
        </table:table-row>
        <table:table-row table:style-name="ro7">
          <table:table-cell/>
          <table:table-cell table:style-name="ce169" office:value-type="float" office:value="0" calcext:value-type="float">
            <text:p>0</text:p>
          </table:table-cell>
          <table:table-cell table:number-columns-repeated="2" table:style-name="ce181" office:value-type="float" office:value="1" calcext:value-type="float">
            <text:p>1</text:p>
          </table:table-cell>
          <table:table-cell table:number-columns-repeated="2" table:style-name="ce169" office:value-type="float" office:value="0" calcext:value-type="float">
            <text:p>0</text:p>
          </table:table-cell>
          <table:table-cell/>
          <table:table-cell table:number-columns-repeated="4" table:style-name="ce196" office:value-type="float" office:value="1" calcext:value-type="float">
            <text:p>1</text:p>
          </table:table-cell>
          <table:table-cell table:style-name="ce196" office:value-type="float" office:value="2" calcext:value-type="float">
            <text:p>2</text:p>
          </table:table-cell>
          <table:table-cell/>
          <table:table-cell table:style-name="ce196" office:value-type="float" office:value="1" calcext:value-type="float">
            <text:p>1</text:p>
          </table:table-cell>
          <table:table-cell table:number-columns-repeated="2" table:style-name="ce181" office:value-type="float" office:value="-1" calcext:value-type="float">
            <text:p>-1</text:p>
          </table:table-cell>
          <table:table-cell table:style-name="ce196" office:value-type="float" office:value="1" calcext:value-type="float">
            <text:p>1</text:p>
          </table:table-cell>
          <table:table-cell table:style-name="ce196" office:value-type="float" office:value="2" calcext:value-type="float">
            <text:p>2</text:p>
          </table:table-cell>
          <table:table-cell/>
          <table:table-cell table:style-name="Default" table:number-columns-repeated="5"/>
          <table:table-cell table:style-name="ce167" table:number-columns-repeated="2"/>
          <table:table-cell table:number-columns-repeated="998"/>
        </table:table-row>
        <table:table-row table:style-name="ro7">
          <table:table-cell/>
          <table:table-cell table:style-name="ce169" office:value-type="float" office:value="0" calcext:value-type="float">
            <text:p>0</text:p>
          </table:table-cell>
          <table:table-cell table:number-columns-repeated="2" table:style-name="ce181" office:value-type="float" office:value="1" calcext:value-type="float">
            <text:p>1</text:p>
          </table:table-cell>
          <table:table-cell table:number-columns-repeated="2" table:style-name="ce169" office:value-type="float" office:value="0" calcext:value-type="float">
            <text:p>0</text:p>
          </table:table-cell>
          <table:table-cell/>
          <table:table-cell table:number-columns-repeated="4" table:style-name="ce196" office:value-type="float" office:value="1" calcext:value-type="float">
            <text:p>1</text:p>
          </table:table-cell>
          <table:table-cell table:style-name="ce196" office:value-type="float" office:value="1.41" calcext:value-type="float">
            <text:p>1.41</text:p>
          </table:table-cell>
          <table:table-cell/>
          <table:table-cell table:style-name="ce196" office:value-type="float" office:value="1" calcext:value-type="float">
            <text:p>1</text:p>
          </table:table-cell>
          <table:table-cell table:number-columns-repeated="2" table:style-name="ce181" office:value-type="float" office:value="-1" calcext:value-type="float">
            <text:p>-1</text:p>
          </table:table-cell>
          <table:table-cell table:style-name="ce196" office:value-type="float" office:value="1" calcext:value-type="float">
            <text:p>1</text:p>
          </table:table-cell>
          <table:table-cell table:style-name="ce196" office:value-type="float" office:value="1.41" calcext:value-type="float">
            <text:p>1.41</text:p>
          </table:table-cell>
          <table:table-cell/>
          <table:table-cell table:style-name="Default" table:number-columns-repeated="5"/>
          <table:table-cell table:style-name="ce167" table:number-columns-repeated="2"/>
          <table:table-cell table:number-columns-repeated="998"/>
        </table:table-row>
        <table:table-row table:style-name="ro7">
          <table:table-cell/>
          <table:table-cell table:style-name="ce169" office:value-type="float" office:value="0" calcext:value-type="float">
            <text:p>0</text:p>
          </table:table-cell>
          <table:table-cell table:number-columns-repeated="3" table:style-name="ce181" office:value-type="float" office:value="1" calcext:value-type="float">
            <text:p>1</text:p>
          </table:table-cell>
          <table:table-cell table:style-name="ce169" office:value-type="float" office:value="0" calcext:value-type="float">
            <text:p>0</text:p>
          </table:table-cell>
          <table:table-cell/>
          <table:table-cell table:number-columns-repeated="5" table:style-name="ce196" office:value-type="float" office:value="1" calcext:value-type="float">
            <text:p>1</text:p>
          </table:table-cell>
          <table:table-cell/>
          <table:table-cell table:style-name="ce196" office:value-type="float" office:value="1" calcext:value-type="float">
            <text:p>1</text:p>
          </table:table-cell>
          <table:table-cell table:number-columns-repeated="3" table:style-name="ce181" office:value-type="float" office:value="-1" calcext:value-type="float">
            <text:p>-1</text:p>
          </table:table-cell>
          <table:table-cell table:style-name="ce196" office:value-type="float" office:value="1" calcext:value-type="float">
            <text:p>1</text:p>
          </table:table-cell>
          <table:table-cell/>
          <table:table-cell table:style-name="Default" table:number-columns-repeated="5"/>
          <table:table-cell table:style-name="ce167" table:number-columns-repeated="2"/>
          <table:table-cell table:number-columns-repeated="998"/>
        </table:table-row>
        <table:table-row table:style-name="ro7">
          <table:table-cell/>
          <table:table-cell table:number-columns-repeated="4" table:style-name="ce169" office:value-type="float" office:value="0" calcext:value-type="float">
            <text:p>0</text:p>
          </table:table-cell>
          <table:table-cell table:style-name="ce181" office:value-type="float" office:value="1" calcext:value-type="float">
            <text:p>1</text:p>
          </table:table-cell>
          <table:table-cell/>
          <table:table-cell table:style-name="ce196" office:value-type="float" office:value="1.41" calcext:value-type="float">
            <text:p>1.41</text:p>
          </table:table-cell>
          <table:table-cell table:number-columns-repeated="4" table:style-name="ce196" office:value-type="float" office:value="1" calcext:value-type="float">
            <text:p>1</text:p>
          </table:table-cell>
          <table:table-cell/>
          <table:table-cell table:style-name="ce196" office:value-type="float" office:value="1.41" calcext:value-type="float">
            <text:p>1.41</text:p>
          </table:table-cell>
          <table:table-cell table:number-columns-repeated="3" table:style-name="ce196" office:value-type="float" office:value="1" calcext:value-type="float">
            <text:p>1</text:p>
          </table:table-cell>
          <table:table-cell table:style-name="ce181" office:value-type="float" office:value="-1" calcext:value-type="float">
            <text:p>-1</text:p>
          </table:table-cell>
          <table:table-cell/>
          <table:table-cell table:style-name="Default" table:number-columns-repeated="5"/>
          <table:table-cell table:style-name="ce167" table:number-columns-repeated="2"/>
          <table:table-cell table:number-columns-repeated="998"/>
        </table:table-row>
        <table:table-row table:style-name="ro7">
          <table:table-cell/>
          <table:table-cell table:style-name="ce167" table:number-columns-repeated="5"/>
          <table:table-cell/>
          <table:table-cell table:style-name="ce167" table:number-columns-repeated="5"/>
          <table:table-cell/>
          <table:table-cell table:style-name="ce167" table:number-columns-repeated="5"/>
          <table:table-cell/>
          <table:table-cell table:style-name="ce167" table:number-columns-repeated="7"/>
          <table:table-cell table:number-columns-repeated="998"/>
        </table:table-row>
        <table:table-row table:style-name="ro8">
          <table:table-cell/>
          <table:table-cell table:style-name="ce168" office:value-type="string" calcext:value-type="string" table:number-columns-spanned="5" table:number-rows-spanned="1">
            <text:p>Prediction ŷ</text:p>
          </table:table-cell>
          <table:covered-table-cell table:number-columns-repeated="4" table:style-name="ce180"/>
          <table:table-cell/>
          <table:table-cell table:style-name="ce168" office:value-type="string" calcext:value-type="string" table:number-columns-spanned="5" table:number-rows-spanned="1">
            <text:p><text:span text:style-name="T50">φ</text:span><text:span text:style-name="T51">y</text:span><text:span text:style-name="T52">(q) ŷ</text:span></text:p>
          </table:table-cell>
          <table:covered-table-cell table:number-columns-repeated="4" table:style-name="ce180"/>
          <table:table-cell/>
          <table:table-cell table:style-name="ce168" office:value-type="string" calcext:value-type="string" table:number-columns-spanned="5" table:number-rows-spanned="1">
            <text:p>φ<text:span text:style-name="T53">y</text:span>(q) y</text:p>
          </table:table-cell>
          <table:covered-table-cell table:number-columns-repeated="4" table:style-name="ce180"/>
          <table:table-cell/>
          <table:table-cell table:style-name="ce168" office:value-type="string" calcext:value-type="string" table:number-columns-spanned="5" table:number-rows-spanned="1">
            <text:p><text:span text:style-name="T54">φ</text:span><text:span text:style-name="T55">y</text:span><text:span text:style-name="T56">(q) ŷ-φ</text:span><text:span text:style-name="T57">y</text:span><text:span text:style-name="T56">(q) y</text:span></text:p>
          </table:table-cell>
          <table:covered-table-cell table:number-columns-repeated="4" table:style-name="ce180"/>
          <table:table-cell table:style-name="ce167" table:number-columns-repeated="2"/>
          <table:table-cell table:number-columns-repeated="998"/>
        </table:table-row>
        <table:table-row table:style-name="ro7">
          <table:table-cell/>
          <table:table-cell table:number-columns-repeated="5" table:style-name="ce169" office:value-type="float" office:value="0" calcext:value-type="float">
            <text:p>0</text:p>
          </table:table-cell>
          <table:table-cell/>
          <table:table-cell table:style-name="ce196" table:formula="of:=[.B11]*[.N4]" office:value-type="float" office:value="0" calcext:value-type="float">
            <text:p>0</text:p>
          </table:table-cell>
          <table:table-cell table:style-name="ce196" table:formula="of:=[.C11]*[.O4]" office:value-type="float" office:value="-0" calcext:value-type="float">
            <text:p>0</text:p>
          </table:table-cell>
          <table:table-cell table:style-name="ce196" table:formula="of:=[.D11]*[.P4]" office:value-type="float" office:value="0" calcext:value-type="float">
            <text:p>0</text:p>
          </table:table-cell>
          <table:table-cell table:style-name="ce196" table:formula="of:=[.E11]*[.Q4]" office:value-type="float" office:value="0" calcext:value-type="float">
            <text:p>0</text:p>
          </table:table-cell>
          <table:table-cell table:style-name="ce196" table:formula="of:=[.F11]*[.R4]" office:value-type="float" office:value="0" calcext:value-type="float">
            <text:p>0</text:p>
          </table:table-cell>
          <table:table-cell/>
          <table:table-cell table:style-name="ce196" table:formula="of:=[.B4]*[.N4]" office:value-type="float" office:value="0" calcext:value-type="float">
            <text:p>0</text:p>
          </table:table-cell>
          <table:table-cell table:style-name="ce153" table:formula="of:=[.C4]*[.O4]" office:value-type="float" office:value="-1" calcext:value-type="float">
            <text:p>-1</text:p>
          </table:table-cell>
          <table:table-cell table:style-name="ce196" table:formula="of:=[.D4]*[.P4]" office:value-type="float" office:value="0" calcext:value-type="float">
            <text:p>0</text:p>
          </table:table-cell>
          <table:table-cell table:style-name="ce196" table:formula="of:=[.E4]*[.Q4]" office:value-type="float" office:value="0" calcext:value-type="float">
            <text:p>0</text:p>
          </table:table-cell>
          <table:table-cell table:style-name="ce196" table:formula="of:=[.F4]*[.R4]" office:value-type="float" office:value="0" calcext:value-type="float">
            <text:p>0</text:p>
          </table:table-cell>
          <table:table-cell/>
          <table:table-cell table:style-name="ce196" table:formula="of:=[.H11]-[.N11]" office:value-type="float" office:value="0" calcext:value-type="float">
            <text:p>0</text:p>
          </table:table-cell>
          <table:table-cell table:style-name="ce153" table:formula="of:=[.I11]-[.O11]" office:value-type="float" office:value="1" calcext:value-type="float">
            <text:p>1</text:p>
          </table:table-cell>
          <table:table-cell table:style-name="ce196" table:formula="of:=[.J11]-[.P11]" office:value-type="float" office:value="0" calcext:value-type="float">
            <text:p>0</text:p>
          </table:table-cell>
          <table:table-cell table:style-name="ce196" table:formula="of:=[.K11]-[.Q11]" office:value-type="float" office:value="0" calcext:value-type="float">
            <text:p>0</text:p>
          </table:table-cell>
          <table:table-cell table:style-name="ce196" table:formula="of:=[.L11]-[.R11]" office:value-type="float" office:value="0" calcext:value-type="float">
            <text:p>0</text:p>
          </table:table-cell>
          <table:table-cell table:number-columns-repeated="1000"/>
        </table:table-row>
        <table:table-row table:style-name="ro7">
          <table:table-cell/>
          <table:table-cell table:number-columns-repeated="3" table:style-name="ce169" office:value-type="float" office:value="0" calcext:value-type="float">
            <text:p>0</text:p>
          </table:table-cell>
          <table:table-cell table:number-columns-repeated="2" table:style-name="ce194" office:value-type="float" office:value="1" calcext:value-type="float">
            <text:p>1</text:p>
          </table:table-cell>
          <table:table-cell/>
          <table:table-cell table:style-name="ce196" table:formula="of:=[.B12]*[.N5]" office:value-type="float" office:value="0" calcext:value-type="float">
            <text:p>0</text:p>
          </table:table-cell>
          <table:table-cell table:style-name="ce196" table:formula="of:=[.C12]*[.O5]" office:value-type="float" office:value="-0" calcext:value-type="float">
            <text:p>0</text:p>
          </table:table-cell>
          <table:table-cell table:style-name="ce196" table:formula="of:=[.D12]*[.P5]" office:value-type="float" office:value="-0" calcext:value-type="float">
            <text:p>0</text:p>
          </table:table-cell>
          <table:table-cell table:style-name="ce153" table:formula="of:=[.E12]*[.Q5]" office:value-type="float" office:value="1" calcext:value-type="float">
            <text:p>1</text:p>
          </table:table-cell>
          <table:table-cell table:style-name="ce153" table:formula="of:=[.F12]*[.R5]" office:value-type="float" office:value="2" calcext:value-type="float">
            <text:p>2</text:p>
          </table:table-cell>
          <table:table-cell/>
          <table:table-cell table:style-name="ce196" table:formula="of:=[.B5]*[.N5]" office:value-type="float" office:value="0" calcext:value-type="float">
            <text:p>0</text:p>
          </table:table-cell>
          <table:table-cell table:style-name="ce153" table:formula="of:=[.C5]*[.O5]" office:value-type="float" office:value="-1" calcext:value-type="float">
            <text:p>-1</text:p>
          </table:table-cell>
          <table:table-cell table:style-name="ce153" table:formula="of:=[.D5]*[.P5]" office:value-type="float" office:value="-1" calcext:value-type="float">
            <text:p>-1</text:p>
          </table:table-cell>
          <table:table-cell table:style-name="ce196" table:formula="of:=[.E5]*[.Q5]" office:value-type="float" office:value="0" calcext:value-type="float">
            <text:p>0</text:p>
          </table:table-cell>
          <table:table-cell table:style-name="ce196" table:formula="of:=[.F5]*[.R5]" office:value-type="float" office:value="0" calcext:value-type="float">
            <text:p>0</text:p>
          </table:table-cell>
          <table:table-cell/>
          <table:table-cell table:style-name="ce196" table:formula="of:=[.H12]-[.N12]" office:value-type="float" office:value="0" calcext:value-type="float">
            <text:p>0</text:p>
          </table:table-cell>
          <table:table-cell table:style-name="ce153" table:formula="of:=[.I12]-[.O12]" office:value-type="float" office:value="1" calcext:value-type="float">
            <text:p>1</text:p>
          </table:table-cell>
          <table:table-cell table:style-name="ce153" table:formula="of:=[.J12]-[.P12]" office:value-type="float" office:value="1" calcext:value-type="float">
            <text:p>1</text:p>
          </table:table-cell>
          <table:table-cell table:style-name="ce152" table:formula="of:=[.K12]-[.Q12]" office:value-type="float" office:value="1" calcext:value-type="float">
            <text:p>1</text:p>
          </table:table-cell>
          <table:table-cell table:style-name="ce152" table:formula="of:=[.L12]-[.R12]" office:value-type="float" office:value="2" calcext:value-type="float">
            <text:p>2</text:p>
          </table:table-cell>
          <table:table-cell table:number-columns-repeated="1000"/>
        </table:table-row>
        <table:table-row table:style-name="ro7">
          <table:table-cell/>
          <table:table-cell table:style-name="ce169" office:value-type="float" office:value="0" calcext:value-type="float">
            <text:p>0</text:p>
          </table:table-cell>
          <table:table-cell table:number-columns-repeated="3" table:style-name="ce194" office:value-type="float" office:value="1" calcext:value-type="float">
            <text:p>1</text:p>
          </table:table-cell>
          <table:table-cell table:style-name="ce169" office:value-type="float" office:value="0" calcext:value-type="float">
            <text:p>0</text:p>
          </table:table-cell>
          <table:table-cell/>
          <table:table-cell table:style-name="ce196" table:formula="of:=[.B13]*[.N6]" office:value-type="float" office:value="0" calcext:value-type="float">
            <text:p>0</text:p>
          </table:table-cell>
          <table:table-cell table:style-name="ce152" table:formula="of:=[.C13]*[.O6]" office:value-type="float" office:value="-1" calcext:value-type="float">
            <text:p>-1</text:p>
          </table:table-cell>
          <table:table-cell table:style-name="ce152" table:formula="of:=[.D13]*[.P6]" office:value-type="float" office:value="-1" calcext:value-type="float">
            <text:p>-1</text:p>
          </table:table-cell>
          <table:table-cell table:style-name="ce153" table:formula="of:=[.E13]*[.Q6]" office:value-type="float" office:value="1" calcext:value-type="float">
            <text:p>1</text:p>
          </table:table-cell>
          <table:table-cell table:style-name="ce196" table:formula="of:=[.F13]*[.R6]" office:value-type="float" office:value="0" calcext:value-type="float">
            <text:p>0</text:p>
          </table:table-cell>
          <table:table-cell/>
          <table:table-cell table:style-name="ce196" table:formula="of:=[.B6]*[.N6]" office:value-type="float" office:value="0" calcext:value-type="float">
            <text:p>0</text:p>
          </table:table-cell>
          <table:table-cell table:style-name="ce153" table:formula="of:=[.C6]*[.O6]" office:value-type="float" office:value="-1" calcext:value-type="float">
            <text:p>-1</text:p>
          </table:table-cell>
          <table:table-cell table:style-name="ce153" table:formula="of:=[.D6]*[.P6]" office:value-type="float" office:value="-1" calcext:value-type="float">
            <text:p>-1</text:p>
          </table:table-cell>
          <table:table-cell table:style-name="ce196" table:formula="of:=[.E6]*[.Q6]" office:value-type="float" office:value="0" calcext:value-type="float">
            <text:p>0</text:p>
          </table:table-cell>
          <table:table-cell table:style-name="ce196" table:formula="of:=[.F6]*[.R6]" office:value-type="float" office:value="0" calcext:value-type="float">
            <text:p>0</text:p>
          </table:table-cell>
          <table:table-cell/>
          <table:table-cell table:style-name="ce196" table:formula="of:=[.H13]-[.N13]" office:value-type="float" office:value="0" calcext:value-type="float">
            <text:p>0</text:p>
          </table:table-cell>
          <table:table-cell table:style-name="ce196" table:formula="of:=[.I13]-[.O13]" office:value-type="float" office:value="0" calcext:value-type="float">
            <text:p>0</text:p>
          </table:table-cell>
          <table:table-cell table:style-name="ce196" table:formula="of:=[.J13]-[.P13]" office:value-type="float" office:value="0" calcext:value-type="float">
            <text:p>0</text:p>
          </table:table-cell>
          <table:table-cell table:style-name="ce152" table:formula="of:=[.K13]-[.Q13]" office:value-type="float" office:value="1" calcext:value-type="float">
            <text:p>1</text:p>
          </table:table-cell>
          <table:table-cell table:style-name="ce196" table:formula="of:=[.L13]-[.R13]" office:value-type="float" office:value="0" calcext:value-type="float">
            <text:p>0</text:p>
          </table:table-cell>
          <table:table-cell table:number-columns-repeated="1000"/>
        </table:table-row>
        <table:table-row table:style-name="ro7">
          <table:table-cell/>
          <table:table-cell table:style-name="ce169" office:value-type="float" office:value="0" calcext:value-type="float">
            <text:p>0</text:p>
          </table:table-cell>
          <table:table-cell table:style-name="ce194" office:value-type="float" office:value="1" calcext:value-type="float">
            <text:p>1</text:p>
          </table:table-cell>
          <table:table-cell table:number-columns-repeated="3" table:style-name="ce169" office:value-type="float" office:value="0" calcext:value-type="float">
            <text:p>0</text:p>
          </table:table-cell>
          <table:table-cell/>
          <table:table-cell table:style-name="ce196" table:formula="of:=[.B14]*[.N7]" office:value-type="float" office:value="0" calcext:value-type="float">
            <text:p>0</text:p>
          </table:table-cell>
          <table:table-cell table:style-name="ce152" table:formula="of:=[.C14]*[.O7]" office:value-type="float" office:value="-1" calcext:value-type="float">
            <text:p>-1</text:p>
          </table:table-cell>
          <table:table-cell table:style-name="ce196" table:formula="of:=[.D14]*[.P7]" office:value-type="float" office:value="-0" calcext:value-type="float">
            <text:p>0</text:p>
          </table:table-cell>
          <table:table-cell table:style-name="ce196" table:formula="of:=[.E14]*[.Q7]" office:value-type="float" office:value="-0" calcext:value-type="float">
            <text:p>0</text:p>
          </table:table-cell>
          <table:table-cell table:style-name="ce196" table:formula="of:=[.F14]*[.R7]" office:value-type="float" office:value="0" calcext:value-type="float">
            <text:p>0</text:p>
          </table:table-cell>
          <table:table-cell/>
          <table:table-cell table:style-name="ce196" table:formula="of:=[.B7]*[.N7]" office:value-type="float" office:value="0" calcext:value-type="float">
            <text:p>0</text:p>
          </table:table-cell>
          <table:table-cell table:style-name="ce153" table:formula="of:=[.C7]*[.O7]" office:value-type="float" office:value="-1" calcext:value-type="float">
            <text:p>-1</text:p>
          </table:table-cell>
          <table:table-cell table:style-name="ce153" table:formula="of:=[.D7]*[.P7]" office:value-type="float" office:value="-1" calcext:value-type="float">
            <text:p>-1</text:p>
          </table:table-cell>
          <table:table-cell table:style-name="ce153" table:formula="of:=[.E7]*[.Q7]" office:value-type="float" office:value="-1" calcext:value-type="float">
            <text:p>-1</text:p>
          </table:table-cell>
          <table:table-cell table:style-name="ce196" table:formula="of:=[.F7]*[.R7]" office:value-type="float" office:value="0" calcext:value-type="float">
            <text:p>0</text:p>
          </table:table-cell>
          <table:table-cell/>
          <table:table-cell table:style-name="ce196" table:formula="of:=[.H14]-[.N14]" office:value-type="float" office:value="0" calcext:value-type="float">
            <text:p>0</text:p>
          </table:table-cell>
          <table:table-cell table:style-name="ce196" table:formula="of:=[.I14]-[.O14]" office:value-type="float" office:value="0" calcext:value-type="float">
            <text:p>0</text:p>
          </table:table-cell>
          <table:table-cell table:style-name="ce153" table:formula="of:=[.J14]-[.P14]" office:value-type="float" office:value="1" calcext:value-type="float">
            <text:p>1</text:p>
          </table:table-cell>
          <table:table-cell table:style-name="ce153" table:formula="of:=[.K14]-[.Q14]" office:value-type="float" office:value="1" calcext:value-type="float">
            <text:p>1</text:p>
          </table:table-cell>
          <table:table-cell table:style-name="ce196" table:formula="of:=[.L14]-[.R14]" office:value-type="float" office:value="0" calcext:value-type="float">
            <text:p>0</text:p>
          </table:table-cell>
          <table:table-cell table:number-columns-repeated="1000"/>
        </table:table-row>
        <table:table-row table:style-name="ro7">
          <table:table-cell/>
          <table:table-cell table:number-columns-repeated="5" table:style-name="ce169" office:value-type="float" office:value="0" calcext:value-type="float">
            <text:p>0</text:p>
          </table:table-cell>
          <table:table-cell/>
          <table:table-cell table:style-name="ce196" table:formula="of:=[.B15]*[.N8]" office:value-type="float" office:value="0" calcext:value-type="float">
            <text:p>0</text:p>
          </table:table-cell>
          <table:table-cell table:style-name="ce196" table:formula="of:=[.C15]*[.O8]" office:value-type="float" office:value="0" calcext:value-type="float">
            <text:p>0</text:p>
          </table:table-cell>
          <table:table-cell table:style-name="ce196" table:formula="of:=[.D15]*[.P8]" office:value-type="float" office:value="0" calcext:value-type="float">
            <text:p>0</text:p>
          </table:table-cell>
          <table:table-cell table:style-name="ce196" table:formula="of:=[.E15]*[.Q8]" office:value-type="float" office:value="0" calcext:value-type="float">
            <text:p>0</text:p>
          </table:table-cell>
          <table:table-cell table:style-name="ce196" table:formula="of:=[.F15]*[.R8]" office:value-type="float" office:value="-0" calcext:value-type="float">
            <text:p>0</text:p>
          </table:table-cell>
          <table:table-cell/>
          <table:table-cell table:style-name="ce196" table:formula="of:=[.B8]*[.N8]" office:value-type="float" office:value="0" calcext:value-type="float">
            <text:p>0</text:p>
          </table:table-cell>
          <table:table-cell table:style-name="ce196" table:formula="of:=[.C8]*[.O8]" office:value-type="float" office:value="0" calcext:value-type="float">
            <text:p>0</text:p>
          </table:table-cell>
          <table:table-cell table:style-name="ce196" table:formula="of:=[.D8]*[.P8]" office:value-type="float" office:value="0" calcext:value-type="float">
            <text:p>0</text:p>
          </table:table-cell>
          <table:table-cell table:style-name="ce196" table:formula="of:=[.E8]*[.Q8]" office:value-type="float" office:value="0" calcext:value-type="float">
            <text:p>0</text:p>
          </table:table-cell>
          <table:table-cell table:style-name="ce153" table:formula="of:=[.F8]*[.R8]" office:value-type="float" office:value="-1" calcext:value-type="float">
            <text:p>-1</text:p>
          </table:table-cell>
          <table:table-cell/>
          <table:table-cell table:style-name="ce196" table:formula="of:=[.H15]-[.N15]" office:value-type="float" office:value="0" calcext:value-type="float">
            <text:p>0</text:p>
          </table:table-cell>
          <table:table-cell table:style-name="ce196" table:formula="of:=[.I15]-[.O15]" office:value-type="float" office:value="0" calcext:value-type="float">
            <text:p>0</text:p>
          </table:table-cell>
          <table:table-cell table:style-name="ce196" table:formula="of:=[.J15]-[.P15]" office:value-type="float" office:value="0" calcext:value-type="float">
            <text:p>0</text:p>
          </table:table-cell>
          <table:table-cell table:style-name="ce196" table:formula="of:=[.K15]-[.Q15]" office:value-type="float" office:value="0" calcext:value-type="float">
            <text:p>0</text:p>
          </table:table-cell>
          <table:table-cell table:style-name="ce153" table:formula="of:=[.L15]-[.R15]" office:value-type="float" office:value="1" calcext:value-type="float">
            <text:p>1</text:p>
          </table:table-cell>
          <table:table-cell table:number-columns-repeated="1000"/>
        </table:table-row>
        <table:table-row table:style-name="ro7">
          <table:table-cell/>
          <table:table-cell table:style-name="ce167" table:number-columns-repeated="5"/>
          <table:table-cell/>
          <table:table-cell table:style-name="ce167" table:number-columns-repeated="5"/>
          <table:table-cell/>
          <table:table-cell table:style-name="ce167" table:number-columns-repeated="5"/>
          <table:table-cell/>
          <table:table-cell table:style-name="ce167" table:number-columns-repeated="1005"/>
        </table:table-row>
        <table:table-row table:style-name="ro8">
          <table:table-cell/>
          <table:table-cell table:style-name="ce168" office:value-type="string" calcext:value-type="string" table:number-columns-spanned="5" table:number-rows-spanned="1">
            <text:p>|y – ŷ|</text:p>
          </table:table-cell>
          <table:covered-table-cell table:number-columns-repeated="4" table:style-name="ce180"/>
          <table:table-cell/>
          <table:table-cell table:style-name="ce167" table:number-columns-repeated="5"/>
          <table:table-cell/>
          <table:table-cell table:style-name="ce167" table:number-columns-repeated="5"/>
          <table:table-cell/>
          <table:table-cell table:style-name="ce167"/>
          <table:table-cell table:number-columns-repeated="1004"/>
        </table:table-row>
        <table:table-row table:style-name="ro7">
          <table:table-cell/>
          <table:table-cell table:style-name="ce169" table:formula="of:=ABS([.B4]-[.B11])" office:value-type="float" office:value="0" calcext:value-type="float">
            <text:p>0</text:p>
          </table:table-cell>
          <table:table-cell table:style-name="ce181" office:value-type="float" office:value="1" calcext:value-type="float">
            <text:p>1</text:p>
          </table:table-cell>
          <table:table-cell table:style-name="ce169" table:formula="of:=ABS([.D4]-[.D11])" office:value-type="float" office:value="0" calcext:value-type="float">
            <text:p>0</text:p>
          </table:table-cell>
          <table:table-cell table:style-name="ce169" table:formula="of:=ABS([.E4]-[.E11])" office:value-type="float" office:value="0" calcext:value-type="float">
            <text:p>0</text:p>
          </table:table-cell>
          <table:table-cell table:style-name="ce169" table:formula="of:=ABS([.F4]-[.F11])" office:value-type="float" office:value="0" calcext:value-type="float">
            <text:p>0</text:p>
          </table:table-cell>
          <table:table-cell/>
          <table:table-cell table:style-name="ce167" table:number-columns-repeated="5"/>
          <table:table-cell/>
          <table:table-cell table:style-name="ce167" table:number-columns-repeated="5"/>
          <table:table-cell table:number-columns-repeated="1006"/>
        </table:table-row>
        <table:table-row table:style-name="ro7">
          <table:table-cell/>
          <table:table-cell table:style-name="ce169" table:formula="of:=ABS([.B5]-[.B12])" office:value-type="float" office:value="0" calcext:value-type="float">
            <text:p>0</text:p>
          </table:table-cell>
          <table:table-cell table:number-columns-repeated="2" table:style-name="ce181" office:value-type="float" office:value="1" calcext:value-type="float">
            <text:p>1</text:p>
          </table:table-cell>
          <table:table-cell table:number-columns-repeated="2" table:style-name="ce194" office:value-type="float" office:value="1" calcext:value-type="float">
            <text:p>1</text:p>
          </table:table-cell>
          <table:table-cell/>
          <table:table-cell table:style-name="ce167" table:number-columns-repeated="5"/>
          <table:table-cell/>
          <table:table-cell table:style-name="ce167" table:number-columns-repeated="5"/>
          <table:table-cell table:number-columns-repeated="1006"/>
        </table:table-row>
        <table:table-row table:style-name="ro7">
          <table:table-cell/>
          <table:table-cell table:style-name="ce169" table:formula="of:=ABS([.B6]-[.B13])" office:value-type="float" office:value="0" calcext:value-type="float">
            <text:p>0</text:p>
          </table:table-cell>
          <table:table-cell table:style-name="ce195" table:formula="of:=ABS([.C6]-[.C13])" office:value-type="float" office:value="0" calcext:value-type="float">
            <text:p>0</text:p>
          </table:table-cell>
          <table:table-cell table:style-name="ce195" table:formula="of:=ABS([.D6]-[.D13])" office:value-type="float" office:value="0" calcext:value-type="float">
            <text:p>0</text:p>
          </table:table-cell>
          <table:table-cell table:style-name="ce194" office:value-type="float" office:value="1" calcext:value-type="float">
            <text:p>1</text:p>
          </table:table-cell>
          <table:table-cell table:style-name="ce169" table:formula="of:=ABS([.F6]-[.F13])" office:value-type="float" office:value="0" calcext:value-type="float">
            <text:p>0</text:p>
          </table:table-cell>
          <table:table-cell/>
          <table:table-cell table:style-name="ce167" table:number-columns-repeated="5"/>
          <table:table-cell/>
          <table:table-cell table:style-name="ce167" table:number-columns-repeated="5"/>
          <table:table-cell table:number-columns-repeated="1006"/>
        </table:table-row>
        <table:table-row table:style-name="ro7">
          <table:table-cell/>
          <table:table-cell table:style-name="ce169" table:formula="of:=ABS([.B7]-[.B14])" office:value-type="float" office:value="0" calcext:value-type="float">
            <text:p>0</text:p>
          </table:table-cell>
          <table:table-cell table:style-name="ce195" table:formula="of:=ABS([.C7]-[.C14])" office:value-type="float" office:value="0" calcext:value-type="float">
            <text:p>0</text:p>
          </table:table-cell>
          <table:table-cell table:number-columns-repeated="2" table:style-name="ce181" office:value-type="float" office:value="1" calcext:value-type="float">
            <text:p>1</text:p>
          </table:table-cell>
          <table:table-cell table:style-name="ce169" table:formula="of:=ABS([.F7]-[.F14])" office:value-type="float" office:value="0" calcext:value-type="float">
            <text:p>0</text:p>
          </table:table-cell>
          <table:table-cell/>
          <table:table-cell table:style-name="ce167" table:number-columns-repeated="5"/>
          <table:table-cell/>
          <table:table-cell table:style-name="ce167" table:number-columns-repeated="5"/>
          <table:table-cell table:number-columns-repeated="1006"/>
        </table:table-row>
        <table:table-row table:style-name="ro7">
          <table:table-cell/>
          <table:table-cell table:style-name="ce169" table:formula="of:=ABS([.B8]-[.B15])" office:value-type="float" office:value="0" calcext:value-type="float">
            <text:p>0</text:p>
          </table:table-cell>
          <table:table-cell table:style-name="ce169" table:formula="of:=ABS([.C8]-[.C15])" office:value-type="float" office:value="0" calcext:value-type="float">
            <text:p>0</text:p>
          </table:table-cell>
          <table:table-cell table:style-name="ce169" table:formula="of:=ABS([.D8]-[.D15])" office:value-type="float" office:value="0" calcext:value-type="float">
            <text:p>0</text:p>
          </table:table-cell>
          <table:table-cell table:style-name="ce169" table:formula="of:=ABS([.E8]-[.E15])" office:value-type="float" office:value="0" calcext:value-type="float">
            <text:p>0</text:p>
          </table:table-cell>
          <table:table-cell table:style-name="ce181" office:value-type="float" office:value="1" calcext:value-type="float">
            <text:p>1</text:p>
          </table:table-cell>
          <table:table-cell/>
          <table:table-cell table:style-name="ce167" table:number-columns-repeated="5"/>
          <table:table-cell/>
          <table:table-cell table:style-name="ce167" table:number-columns-repeated="5"/>
          <table:table-cell table:number-columns-repeated="1006"/>
        </table:table-row>
        <table:table-row table:style-name="ro7" table:number-rows-repeated="2">
          <table:table-cell/>
          <table:table-cell table:style-name="ce167" table:number-columns-repeated="5"/>
          <table:table-cell/>
          <table:table-cell table:style-name="ce167" table:number-columns-repeated="5"/>
          <table:table-cell/>
          <table:table-cell table:style-name="ce167" table:number-columns-repeated="5"/>
          <table:table-cell table:number-columns-repeated="1006"/>
        </table:table-row>
        <table:table-row table:style-name="ro7" table:number-rows-repeated="1048551">
          <table:table-cell table:number-columns-repeated="1024"/>
        </table:table-row>
        <table:table-row table:style-name="ro7">
          <table:table-cell table:number-columns-repeated="1024"/>
        </table:table-row>
      </table:table>
      <table:table table:name="MetricComparison" table:style-name="ta1">
        <table:table-column table:style-name="co15" table:default-cell-style-name="ce204"/>
        <table:table-column table:style-name="co16" table:default-cell-style-name="ce204"/>
        <table:table-column table:style-name="co17" table:default-cell-style-name="ce204"/>
        <table:table-column table:style-name="co16" table:default-cell-style-name="ce204"/>
        <table:table-column table:style-name="co18" table:default-cell-style-name="ce204"/>
        <table:table-column table:style-name="co17" table:default-cell-style-name="ce204"/>
        <table:table-column table:style-name="co19" table:default-cell-style-name="ce204"/>
        <table:table-column table:style-name="co16" table:default-cell-style-name="ce204"/>
        <table:table-column table:style-name="co20" table:default-cell-style-name="ce204"/>
        <table:table-column table:style-name="co21" table:number-columns-repeated="2" table:default-cell-style-name="ce204"/>
        <table:table-column table:style-name="co22" table:default-cell-style-name="ce204"/>
        <table:table-column table:style-name="co8" table:number-columns-repeated="1008" table:default-cell-style-name="ce204"/>
        <table:table-row table:style-name="ro3">
          <table:table-cell table:style-name="ce200" office:value-type="string" calcext:value-type="string">
            <text:p>Balanced</text:p>
          </table:table-cell>
          <table:table-cell table:style-name="ce200" office:value-type="string" calcext:value-type="string">
            <text:p>PPV</text:p>
          </table:table-cell>
          <table:table-cell table:style-name="ce200" office:value-type="string" calcext:value-type="string">
            <text:p>TPR</text:p>
          </table:table-cell>
          <table:table-cell table:style-name="ce200" office:value-type="string" calcext:value-type="string">
            <text:p>TNR</text:p>
          </table:table-cell>
          <table:table-cell table:style-name="ce200" office:value-type="string" calcext:value-type="string">
            <text:p>NPV</text:p>
          </table:table-cell>
          <table:table-cell table:style-name="ce200" office:value-type="string" calcext:value-type="string">
            <text:p>IoU</text:p>
          </table:table-cell>
          <table:table-cell table:style-name="ce200" office:value-type="string" calcext:value-type="string">
            <text:p>Dice</text:p>
          </table:table-cell>
          <table:table-cell table:style-name="ce200" office:value-type="string" calcext:value-type="string">
            <text:p>ACC</text:p>
          </table:table-cell>
          <table:table-cell table:style-name="ce200" office:value-type="string" calcext:value-type="string">
            <text:p>TP</text:p>
          </table:table-cell>
          <table:table-cell table:style-name="ce200" office:value-type="string" calcext:value-type="string">
            <text:p>FP</text:p>
          </table:table-cell>
          <table:table-cell table:style-name="ce200" office:value-type="string" calcext:value-type="string">
            <text:p>FN</text:p>
          </table:table-cell>
          <table:table-cell table:style-name="ce200" office:value-type="string" calcext:value-type="string">
            <text:p>TN</text:p>
          </table:table-cell>
          <table:table-cell table:number-columns-repeated="1008"/>
        </table:table-row>
        <table:table-row table:style-name="ro3">
          <table:table-cell table:style-name="ce201" office:value-type="string" calcext:value-type="string">
            <text:p>TP(11) : TN(13)</text:p>
          </table:table-cell>
          <table:table-cell table:style-name="ce205" office:value-type="float" office:value="0.999999887318515" calcext:value-type="float">
            <text:p>1.000</text:p>
          </table:table-cell>
          <table:table-cell table:style-name="ce205" office:value-type="float" office:value="0.916666641174387" calcext:value-type="float">
            <text:p>0.917</text:p>
          </table:table-cell>
          <table:table-cell table:style-name="ce205" office:value-type="float" office:value="0.999999904654121" calcext:value-type="float">
            <text:p>1.000</text:p>
          </table:table-cell>
          <table:table-cell table:style-name="ce205" office:value-type="float" office:value="0.928571395835243" calcext:value-type="float">
            <text:p>0.929</text:p>
          </table:table-cell>
          <table:table-cell table:style-name="ce205" office:value-type="float" office:value="0.916666554129531" calcext:value-type="float">
            <text:p>0.917</text:p>
          </table:table-cell>
          <table:table-cell table:style-name="ce205" office:value-type="float" office:value="0.956521677862577" calcext:value-type="float">
            <text:p>0.957</text:p>
          </table:table-cell>
          <table:table-cell table:style-name="ce205" office:value-type="float" office:value="0.959999942183848" calcext:value-type="float">
            <text:p>0.960</text:p>
          </table:table-cell>
          <table:table-cell table:style-name="ce208" office:value-type="float" office:value="10.9999996940927" calcext:value-type="float">
            <text:p>11</text:p>
          </table:table-cell>
          <table:table-cell table:style-name="ce208" office:value-type="float" office:value="0.00000113949643796478" calcext:value-type="float">
            <text:p>0</text:p>
          </table:table-cell>
          <table:table-cell table:style-name="ce208" office:value-type="float" office:value="1.00000030590735" calcext:value-type="float">
            <text:p>1</text:p>
          </table:table-cell>
          <table:table-cell table:style-name="ce208" office:value-type="float" office:value="12.9999988605036" calcext:value-type="float">
            <text:p>13</text:p>
          </table:table-cell>
          <table:table-cell table:number-columns-repeated="1008"/>
        </table:table-row>
        <table:table-row table:style-name="ro3">
          <table:table-cell table:style-name="ce201" office:value-type="string" calcext:value-type="string">
            <text:p>TP(12) : TN(13)</text:p>
          </table:table-cell>
          <table:table-cell table:style-name="ce205" office:value-type="float" office:value="0.999999896708638" calcext:value-type="float">
            <text:p>1.000</text:p>
          </table:table-cell>
          <table:table-cell table:style-name="ce205" office:value-type="float" office:value="0.999999974507721" calcext:value-type="float">
            <text:p>1.000</text:p>
          </table:table-cell>
          <table:table-cell table:style-name="ce205" office:value-type="float" office:value="0.999999904654121" calcext:value-type="float">
            <text:p>1.000</text:p>
          </table:table-cell>
          <table:table-cell table:style-name="ce205" office:value-type="float" office:value="0.999999968776356" calcext:value-type="float">
            <text:p>1.000</text:p>
          </table:table-cell>
          <table:table-cell table:style-name="ce205" office:value-type="float" office:value="0.999999879549696" calcext:value-type="float">
            <text:p>1.000</text:p>
          </table:table-cell>
          <table:table-cell table:style-name="ce205" office:value-type="float" office:value="0.999999939774844" calcext:value-type="float">
            <text:p>1.000</text:p>
          </table:table-cell>
          <table:table-cell table:style-name="ce205" office:value-type="float" office:value="0.999999942183849" calcext:value-type="float">
            <text:p>1.000</text:p>
          </table:table-cell>
          <table:table-cell table:style-name="ce208" office:value-type="float" office:value="11.9999996940927" calcext:value-type="float">
            <text:p>12</text:p>
          </table:table-cell>
          <table:table-cell table:style-name="ce208" office:value-type="float" office:value="0.00000113949643796478" calcext:value-type="float">
            <text:p>0</text:p>
          </table:table-cell>
          <table:table-cell table:style-name="ce208" office:value-type="float" office:value="0.000000305907350339751" calcext:value-type="float">
            <text:p>0</text:p>
          </table:table-cell>
          <table:table-cell table:style-name="ce208" office:value-type="float" office:value="12.9999988605036" calcext:value-type="float">
            <text:p>13</text:p>
          </table:table-cell>
          <table:table-cell table:number-columns-repeated="1008"/>
        </table:table-row>
        <table:table-row table:style-name="ro3">
          <table:table-cell table:style-name="ce200" office:value-type="string" calcext:value-type="string">
            <text:p>Difference</text:p>
          </table:table-cell>
          <table:table-cell table:style-name="ce86" office:value-type="percentage" office:value="0.0000000093901230124871" calcext:value-type="percentage">
            <text:p>0.00%</text:p>
          </table:table-cell>
          <table:table-cell table:style-name="ce86" office:value-type="percentage" office:value="0.0833333333333333" calcext:value-type="percentage">
            <text:p>8.33%</text:p>
          </table:table-cell>
          <table:table-cell table:style-name="ce86" office:value-type="percentage" office:value="0" calcext:value-type="percentage">
            <text:p>0.00%</text:p>
          </table:table-cell>
          <table:table-cell table:style-name="ce86" office:value-type="percentage" office:value="0.0714285729411127" calcext:value-type="percentage">
            <text:p>7.14%</text:p>
          </table:table-cell>
          <table:table-cell table:style-name="ce86" office:value-type="percentage" office:value="0.0833333254201644" calcext:value-type="percentage">
            <text:p>8.33%</text:p>
          </table:table-cell>
          <table:table-cell table:style-name="ce86" office:value-type="percentage" office:value="0.0434782619122674" calcext:value-type="percentage">
            <text:p>4.35%</text:p>
          </table:table-cell>
          <table:table-cell table:style-name="ce86" office:value-type="percentage" office:value="0.04" calcext:value-type="percentage">
            <text:p>4.00%</text:p>
          </table:table-cell>
          <table:table-cell table:style-name="ce200" table:number-columns-repeated="4"/>
          <table:table-cell table:number-columns-repeated="1008"/>
        </table:table-row>
        <table:table-row table:style-name="ro3">
          <table:table-cell table:style-name="ce202" table:number-columns-repeated="12"/>
          <table:table-cell table:number-columns-repeated="1008"/>
        </table:table-row>
        <table:table-row table:style-name="ro3">
          <table:table-cell table:style-name="ce203" office:value-type="string" calcext:value-type="string">
            <text:p>Imbalanced</text:p>
          </table:table-cell>
          <table:table-cell table:style-name="ce200" office:value-type="string" calcext:value-type="string">
            <text:p>PPV</text:p>
          </table:table-cell>
          <table:table-cell table:style-name="ce200" office:value-type="string" calcext:value-type="string">
            <text:p>TPR</text:p>
          </table:table-cell>
          <table:table-cell table:style-name="ce200" office:value-type="string" calcext:value-type="string">
            <text:p>TNR</text:p>
          </table:table-cell>
          <table:table-cell table:style-name="ce203" office:value-type="string" calcext:value-type="string">
            <text:p>NPV</text:p>
          </table:table-cell>
          <table:table-cell table:style-name="ce200" office:value-type="string" calcext:value-type="string">
            <text:p>IoU</text:p>
          </table:table-cell>
          <table:table-cell table:style-name="ce203" office:value-type="string" calcext:value-type="string">
            <text:p>Dice</text:p>
          </table:table-cell>
          <table:table-cell table:style-name="ce200" office:value-type="string" calcext:value-type="string">
            <text:p>ACC</text:p>
          </table:table-cell>
          <table:table-cell table:style-name="ce203" office:value-type="string" calcext:value-type="string">
            <text:p>TP</text:p>
          </table:table-cell>
          <table:table-cell table:style-name="ce203" office:value-type="string" calcext:value-type="string">
            <text:p>FP</text:p>
          </table:table-cell>
          <table:table-cell table:style-name="ce203" office:value-type="string" calcext:value-type="string">
            <text:p>FN</text:p>
          </table:table-cell>
          <table:table-cell table:style-name="ce203" office:value-type="string" calcext:value-type="string">
            <text:p>TN</text:p>
          </table:table-cell>
          <table:table-cell table:number-columns-repeated="1008"/>
        </table:table-row>
        <table:table-row table:style-name="ro3">
          <table:table-cell table:style-name="ce201" office:value-type="string" calcext:value-type="string">
            <text:p>TP(2) : TN(22)</text:p>
          </table:table-cell>
          <table:table-cell table:style-name="ce206" office:value-type="float" office:value="0.999999380254626" calcext:value-type="float">
            <text:p>1.000</text:p>
          </table:table-cell>
          <table:table-cell table:style-name="ce206" office:value-type="float" office:value="0.666666564699253" calcext:value-type="float">
            <text:p>0.667</text:p>
          </table:table-cell>
          <table:table-cell table:style-name="ce206" office:value-type="float" office:value="0.999999943659485" calcext:value-type="float">
            <text:p>1.000</text:p>
          </table:table-cell>
          <table:table-cell table:style-name="ce207" office:value-type="float" office:value="0.956521720095764" calcext:value-type="float">
            <text:p>0.957</text:p>
          </table:table-cell>
          <table:table-cell table:style-name="ce206" office:value-type="float" office:value="0.666666311479094" calcext:value-type="float">
            <text:p>0.667</text:p>
          </table:table-cell>
          <table:table-cell table:style-name="ce206" office:value-type="float" office:value="0.799999744264893" calcext:value-type="float">
            <text:p>0.800</text:p>
          </table:table-cell>
          <table:table-cell table:style-name="ce206" office:value-type="float" office:value="0.959999942184257" calcext:value-type="float">
            <text:p>0.960</text:p>
          </table:table-cell>
          <table:table-cell table:style-name="ce209" office:value-type="float" office:value="1.99999969409776" calcext:value-type="float">
            <text:p>2</text:p>
          </table:table-cell>
          <table:table-cell table:style-name="ce209" office:value-type="float" office:value="0.00000113949132716414" calcext:value-type="float">
            <text:p>0</text:p>
          </table:table-cell>
          <table:table-cell table:style-name="ce209" office:value-type="float" office:value="1.00000030590224" calcext:value-type="float">
            <text:p>1</text:p>
          </table:table-cell>
          <table:table-cell table:style-name="ce209" office:value-type="float" office:value="21.9999988605087" calcext:value-type="float">
            <text:p>22</text:p>
          </table:table-cell>
          <table:table-cell table:number-columns-repeated="1008"/>
        </table:table-row>
        <table:table-row table:style-name="ro3">
          <table:table-cell table:style-name="ce201" office:value-type="string" calcext:value-type="string">
            <text:p>TP(3) : TN(22)</text:p>
          </table:table-cell>
          <table:table-cell table:style-name="ce206" office:value-type="float" office:value="0.999999586836353" calcext:value-type="float">
            <text:p>1.000</text:p>
          </table:table-cell>
          <table:table-cell table:style-name="ce206" office:value-type="float" office:value="0.999999898032587" calcext:value-type="float">
            <text:p>1.000</text:p>
          </table:table-cell>
          <table:table-cell table:style-name="ce206" office:value-type="float" office:value="0.999999943659485" calcext:value-type="float">
            <text:p>1.000</text:p>
          </table:table-cell>
          <table:table-cell table:style-name="ce206" office:value-type="float" office:value="0.999999981549897" calcext:value-type="float">
            <text:p>1.000</text:p>
          </table:table-cell>
          <table:table-cell table:style-name="ce206" office:value-type="float" office:value="0.999999518202328" calcext:value-type="float">
            <text:p>1.000</text:p>
          </table:table-cell>
          <table:table-cell table:style-name="ce206" office:value-type="float" office:value="0.999999759101106" calcext:value-type="float">
            <text:p>1.000</text:p>
          </table:table-cell>
          <table:table-cell table:style-name="ce206" office:value-type="float" office:value="0.999999942184257" calcext:value-type="float">
            <text:p>1.000</text:p>
          </table:table-cell>
          <table:table-cell table:style-name="ce209" office:value-type="float" office:value="2.99999969409776" calcext:value-type="float">
            <text:p>3</text:p>
          </table:table-cell>
          <table:table-cell table:style-name="ce209" office:value-type="float" office:value="0.00000113949132716414" calcext:value-type="float">
            <text:p>0</text:p>
          </table:table-cell>
          <table:table-cell table:style-name="ce209" office:value-type="float" office:value="0.00000030590223953908" calcext:value-type="float">
            <text:p>0</text:p>
          </table:table-cell>
          <table:table-cell table:style-name="ce209" office:value-type="float" office:value="21.9999988605087" calcext:value-type="float">
            <text:p>22</text:p>
          </table:table-cell>
          <table:table-cell table:number-columns-repeated="1008"/>
        </table:table-row>
        <table:table-row table:style-name="ro3">
          <table:table-cell table:style-name="ce203" office:value-type="string" calcext:value-type="string">
            <text:p>Difference</text:p>
          </table:table-cell>
          <table:table-cell table:style-name="ce87" office:value-type="percentage" office:value="0.000000206581727058008" calcext:value-type="percentage">
            <text:p>0.00%</text:p>
          </table:table-cell>
          <table:table-cell table:style-name="ce87" office:value-type="percentage" office:value="0.333333333333333" calcext:value-type="percentage">
            <text:p>33.33%</text:p>
          </table:table-cell>
          <table:table-cell table:style-name="ce87" office:value-type="percentage" office:value="0" calcext:value-type="percentage">
            <text:p>0.00%</text:p>
          </table:table-cell>
          <table:table-cell table:style-name="ce87" office:value-type="percentage" office:value="0.0434782614541337" calcext:value-type="percentage">
            <text:p>4.35%</text:p>
          </table:table-cell>
          <table:table-cell table:style-name="ce87" office:value-type="percentage" office:value="0.333333206723234" calcext:value-type="percentage">
            <text:p>33.33%</text:p>
          </table:table-cell>
          <table:table-cell table:style-name="ce87" office:value-type="percentage" office:value="0.200000014836213" calcext:value-type="percentage">
            <text:p>20.00%</text:p>
          </table:table-cell>
          <table:table-cell table:style-name="ce87" office:value-type="percentage" office:value="0.04" calcext:value-type="percentage">
            <text:p>4.00%</text:p>
          </table:table-cell>
          <table:table-cell table:style-name="ce203" table:number-columns-repeated="4"/>
          <table:table-cell table:number-columns-repeated="1008"/>
        </table:table-row>
        <table:table-row table:style-name="ro3">
          <table:table-cell table:style-name="ce202" table:number-columns-repeated="12"/>
          <table:table-cell table:number-columns-repeated="1008"/>
        </table:table-row>
        <table:table-row table:style-name="ro3">
          <table:table-cell table:style-name="ce200" office:value-type="string" calcext:value-type="string">
            <text:p>Balanced</text:p>
          </table:table-cell>
          <table:table-cell table:style-name="ce200" office:value-type="string" calcext:value-type="string">
            <text:p>PPV</text:p>
          </table:table-cell>
          <table:table-cell table:style-name="ce200" office:value-type="string" calcext:value-type="string">
            <text:p>TPR</text:p>
          </table:table-cell>
          <table:table-cell table:style-name="ce200" office:value-type="string" calcext:value-type="string">
            <text:p>TNR</text:p>
          </table:table-cell>
          <table:table-cell table:style-name="ce200" office:value-type="string" calcext:value-type="string">
            <text:p>NPV</text:p>
          </table:table-cell>
          <table:table-cell table:style-name="ce200" office:value-type="string" calcext:value-type="string">
            <text:p>IoU</text:p>
          </table:table-cell>
          <table:table-cell table:style-name="ce200" office:value-type="string" calcext:value-type="string">
            <text:p>Dice</text:p>
          </table:table-cell>
          <table:table-cell table:style-name="ce200" office:value-type="string" calcext:value-type="string">
            <text:p>ACC</text:p>
          </table:table-cell>
          <table:table-cell table:style-name="ce200" office:value-type="string" calcext:value-type="string">
            <text:p>TP</text:p>
          </table:table-cell>
          <table:table-cell table:style-name="ce200" office:value-type="string" calcext:value-type="string">
            <text:p>FP</text:p>
          </table:table-cell>
          <table:table-cell table:style-name="ce200" office:value-type="string" calcext:value-type="string">
            <text:p>FN</text:p>
          </table:table-cell>
          <table:table-cell table:style-name="ce200" office:value-type="string" calcext:value-type="string">
            <text:p>TN</text:p>
          </table:table-cell>
          <table:table-cell table:number-columns-repeated="1008"/>
        </table:table-row>
        <table:table-row table:style-name="ro3">
          <table:table-cell table:style-name="ce201" office:value-type="string" calcext:value-type="string">
            <text:p>TP(12) : TN(12)</text:p>
          </table:table-cell>
          <table:table-cell table:style-name="ce205" office:value-type="float" office:value="0.923076833255245" calcext:value-type="float">
            <text:p>0.923</text:p>
          </table:table-cell>
          <table:table-cell table:style-name="ce205" office:value-type="float" office:value="0.999999974507721" calcext:value-type="float">
            <text:p>1.000</text:p>
          </table:table-cell>
          <table:table-cell table:style-name="ce205" office:value-type="float" office:value="0.92307682832276" calcext:value-type="float">
            <text:p>0.923</text:p>
          </table:table-cell>
          <table:table-cell table:style-name="ce205" office:value-type="float" office:value="0.999999966174385" calcext:value-type="float">
            <text:p>1.000</text:p>
          </table:table-cell>
          <table:table-cell table:style-name="ce205" office:value-type="float" office:value="0.923076818634608" calcext:value-type="float">
            <text:p>0.923</text:p>
          </table:table-cell>
          <table:table-cell table:style-name="ce205" office:value-type="float" office:value="0.959999943517593" calcext:value-type="float">
            <text:p>0.960</text:p>
          </table:table-cell>
          <table:table-cell table:style-name="ce205" office:value-type="float" office:value="0.959999942183848" calcext:value-type="float">
            <text:p>0.960</text:p>
          </table:table-cell>
          <table:table-cell table:style-name="ce208" office:value-type="float" office:value="11.9999996940927" calcext:value-type="float">
            <text:p>12</text:p>
          </table:table-cell>
          <table:table-cell table:style-name="ce208" office:value-type="float" office:value="1.00000113949644" calcext:value-type="float">
            <text:p>1</text:p>
          </table:table-cell>
          <table:table-cell table:style-name="ce208" office:value-type="float" office:value="0.000000305907350339751" calcext:value-type="float">
            <text:p>0</text:p>
          </table:table-cell>
          <table:table-cell table:style-name="ce208" office:value-type="float" office:value="11.9999988605036" calcext:value-type="float">
            <text:p>12</text:p>
          </table:table-cell>
          <table:table-cell table:number-columns-repeated="1008"/>
        </table:table-row>
        <table:table-row table:style-name="ro3">
          <table:table-cell table:style-name="ce201" office:value-type="string" calcext:value-type="string">
            <text:p>TP(12) : TN(13)</text:p>
          </table:table-cell>
          <table:table-cell table:style-name="ce205" office:value-type="float" office:value="0.999999896708638" calcext:value-type="float">
            <text:p>1.000</text:p>
          </table:table-cell>
          <table:table-cell table:style-name="ce205" office:value-type="float" office:value="0.999999974507721" calcext:value-type="float">
            <text:p>1.000</text:p>
          </table:table-cell>
          <table:table-cell table:style-name="ce205" office:value-type="float" office:value="0.999999904654121" calcext:value-type="float">
            <text:p>1.000</text:p>
          </table:table-cell>
          <table:table-cell table:style-name="ce205" office:value-type="float" office:value="0.999999968776356" calcext:value-type="float">
            <text:p>1.000</text:p>
          </table:table-cell>
          <table:table-cell table:style-name="ce205" office:value-type="float" office:value="0.999999879549696" calcext:value-type="float">
            <text:p>1.000</text:p>
          </table:table-cell>
          <table:table-cell table:style-name="ce205" office:value-type="float" office:value="0.999999939774844" calcext:value-type="float">
            <text:p>1.000</text:p>
          </table:table-cell>
          <table:table-cell table:style-name="ce205" office:value-type="float" office:value="0.999999942183849" calcext:value-type="float">
            <text:p>1.000</text:p>
          </table:table-cell>
          <table:table-cell table:style-name="ce208" office:value-type="float" office:value="11.9999996940927" calcext:value-type="float">
            <text:p>12</text:p>
          </table:table-cell>
          <table:table-cell table:style-name="ce208" office:value-type="float" office:value="0.00000113949643796478" calcext:value-type="float">
            <text:p>0</text:p>
          </table:table-cell>
          <table:table-cell table:style-name="ce208" office:value-type="float" office:value="0.000000305907350339751" calcext:value-type="float">
            <text:p>0</text:p>
          </table:table-cell>
          <table:table-cell table:style-name="ce208" office:value-type="float" office:value="12.9999988605036" calcext:value-type="float">
            <text:p>13</text:p>
          </table:table-cell>
          <table:table-cell table:number-columns-repeated="1008"/>
        </table:table-row>
        <table:table-row table:style-name="ro3">
          <table:table-cell table:style-name="ce200" office:value-type="string" calcext:value-type="string">
            <text:p>Difference</text:p>
          </table:table-cell>
          <table:table-cell table:style-name="ce86" office:value-type="percentage" office:value="0.0769230634533927" calcext:value-type="percentage">
            <text:p>7.69%</text:p>
          </table:table-cell>
          <table:table-cell table:style-name="ce86" office:value-type="percentage" office:value="0" calcext:value-type="percentage">
            <text:p>0.00%</text:p>
          </table:table-cell>
          <table:table-cell table:style-name="ce86" office:value-type="percentage" office:value="0.076923076331361" calcext:value-type="percentage">
            <text:p>7.69%</text:p>
          </table:table-cell>
          <table:table-cell table:style-name="ce86" office:value-type="percentage" office:value="0.00000000260197052792677" calcext:value-type="percentage">
            <text:p>0.00%</text:p>
          </table:table-cell>
          <table:table-cell table:style-name="ce86" office:value-type="percentage" office:value="0.0769230609150878" calcext:value-type="percentage">
            <text:p>7.69%</text:p>
          </table:table-cell>
          <table:table-cell table:style-name="ce86" office:value-type="percentage" office:value="0.0399999962572514" calcext:value-type="percentage">
            <text:p>4.00%</text:p>
          </table:table-cell>
          <table:table-cell table:style-name="ce86" office:value-type="percentage" office:value="0.04" calcext:value-type="percentage">
            <text:p>4.00%</text:p>
          </table:table-cell>
          <table:table-cell table:style-name="ce200" table:number-columns-repeated="4"/>
          <table:table-cell table:number-columns-repeated="1008"/>
        </table:table-row>
        <table:table-row table:style-name="ro3">
          <table:table-cell table:number-columns-repeated="1020"/>
        </table:table-row>
        <table:table-row table:style-name="ro3">
          <table:table-cell table:style-name="ce203" office:value-type="string" calcext:value-type="string">
            <text:p>Imbalanced</text:p>
          </table:table-cell>
          <table:table-cell table:style-name="ce200" office:value-type="string" calcext:value-type="string">
            <text:p>PPV</text:p>
          </table:table-cell>
          <table:table-cell table:style-name="ce200" office:value-type="string" calcext:value-type="string">
            <text:p>TPR</text:p>
          </table:table-cell>
          <table:table-cell table:style-name="ce200" office:value-type="string" calcext:value-type="string">
            <text:p>TNR</text:p>
          </table:table-cell>
          <table:table-cell table:style-name="ce203" office:value-type="string" calcext:value-type="string">
            <text:p>NPV</text:p>
          </table:table-cell>
          <table:table-cell table:style-name="ce200" office:value-type="string" calcext:value-type="string">
            <text:p>IoU</text:p>
          </table:table-cell>
          <table:table-cell table:style-name="ce203" office:value-type="string" calcext:value-type="string">
            <text:p>Dice</text:p>
          </table:table-cell>
          <table:table-cell table:style-name="ce200" office:value-type="string" calcext:value-type="string">
            <text:p>ACC</text:p>
          </table:table-cell>
          <table:table-cell table:style-name="ce203" office:value-type="string" calcext:value-type="string">
            <text:p>TP</text:p>
          </table:table-cell>
          <table:table-cell table:style-name="ce203" office:value-type="string" calcext:value-type="string">
            <text:p>FP</text:p>
          </table:table-cell>
          <table:table-cell table:style-name="ce203" office:value-type="string" calcext:value-type="string">
            <text:p>FN</text:p>
          </table:table-cell>
          <table:table-cell table:style-name="ce203" office:value-type="string" calcext:value-type="string">
            <text:p>TN</text:p>
          </table:table-cell>
          <table:table-cell table:number-columns-repeated="1008"/>
        </table:table-row>
        <table:table-row table:style-name="ro3">
          <table:table-cell table:style-name="ce201" office:value-type="string" calcext:value-type="string">
            <text:p>TP(3) : TN(21)</text:p>
          </table:table-cell>
          <table:table-cell table:style-name="ce206" office:value-type="float" office:value="0.749999748476545" calcext:value-type="float">
            <text:p>0.750</text:p>
          </table:table-cell>
          <table:table-cell table:style-name="ce206" office:value-type="float" office:value="0.999999898032587" calcext:value-type="float">
            <text:p>1.000</text:p>
          </table:table-cell>
          <table:table-cell table:style-name="ce206" office:value-type="float" office:value="0.954545398411551" calcext:value-type="float">
            <text:p>0.955</text:p>
          </table:table-cell>
          <table:table-cell table:style-name="ce207" office:value-type="float" office:value="0.999999980671321" calcext:value-type="float">
            <text:p>1.000</text:p>
          </table:table-cell>
          <table:table-cell table:style-name="ce206" office:value-type="float" office:value="0.749999709869899" calcext:value-type="float">
            <text:p>0.750</text:p>
          </table:table-cell>
          <table:table-cell table:style-name="ce206" office:value-type="float" office:value="0.857142667670107" calcext:value-type="float">
            <text:p>0.857</text:p>
          </table:table-cell>
          <table:table-cell table:style-name="ce206" office:value-type="float" office:value="0.959999942184257" calcext:value-type="float">
            <text:p>0.960</text:p>
          </table:table-cell>
          <table:table-cell table:style-name="ce209" office:value-type="float" office:value="2.99999969409776" calcext:value-type="float">
            <text:p>3</text:p>
          </table:table-cell>
          <table:table-cell table:style-name="ce209" office:value-type="float" office:value="1.00000113949133" calcext:value-type="float">
            <text:p>1</text:p>
          </table:table-cell>
          <table:table-cell table:style-name="ce209" office:value-type="float" office:value="0.00000030590223953908" calcext:value-type="float">
            <text:p>0</text:p>
          </table:table-cell>
          <table:table-cell table:style-name="ce209" office:value-type="float" office:value="20.9999988605087" calcext:value-type="float">
            <text:p>21</text:p>
          </table:table-cell>
          <table:table-cell table:number-columns-repeated="1008"/>
        </table:table-row>
        <table:table-row table:style-name="ro3">
          <table:table-cell table:style-name="ce201" office:value-type="string" calcext:value-type="string">
            <text:p>TP(3) : TN(22)</text:p>
          </table:table-cell>
          <table:table-cell table:style-name="ce206" office:value-type="float" office:value="0.999999586836353" calcext:value-type="float">
            <text:p>1.000</text:p>
          </table:table-cell>
          <table:table-cell table:style-name="ce206" office:value-type="float" office:value="0.999999898032587" calcext:value-type="float">
            <text:p>1.000</text:p>
          </table:table-cell>
          <table:table-cell table:style-name="ce206" office:value-type="float" office:value="0.999999943659485" calcext:value-type="float">
            <text:p>1.000</text:p>
          </table:table-cell>
          <table:table-cell table:style-name="ce206" office:value-type="float" office:value="0.999999981549897" calcext:value-type="float">
            <text:p>1.000</text:p>
          </table:table-cell>
          <table:table-cell table:style-name="ce206" office:value-type="float" office:value="0.999999518202328" calcext:value-type="float">
            <text:p>1.000</text:p>
          </table:table-cell>
          <table:table-cell table:style-name="ce206" office:value-type="float" office:value="0.999999759101106" calcext:value-type="float">
            <text:p>1.000</text:p>
          </table:table-cell>
          <table:table-cell table:style-name="ce206" office:value-type="float" office:value="0.999999942184257" calcext:value-type="float">
            <text:p>1.000</text:p>
          </table:table-cell>
          <table:table-cell table:style-name="ce209" office:value-type="float" office:value="2.99999969409776" calcext:value-type="float">
            <text:p>3</text:p>
          </table:table-cell>
          <table:table-cell table:style-name="ce209" office:value-type="float" office:value="0.00000113949132716414" calcext:value-type="float">
            <text:p>0</text:p>
          </table:table-cell>
          <table:table-cell table:style-name="ce209" office:value-type="float" office:value="0.00000030590223953908" calcext:value-type="float">
            <text:p>0</text:p>
          </table:table-cell>
          <table:table-cell table:style-name="ce209" office:value-type="float" office:value="21.9999988605087" calcext:value-type="float">
            <text:p>22</text:p>
          </table:table-cell>
          <table:table-cell table:number-columns-repeated="1008"/>
        </table:table-row>
        <table:table-row table:style-name="ro3">
          <table:table-cell table:style-name="ce203" office:value-type="string" calcext:value-type="string">
            <text:p>Difference</text:p>
          </table:table-cell>
          <table:table-cell table:style-name="ce87" office:value-type="percentage" office:value="0.249999838359808" calcext:value-type="percentage">
            <text:p>25.00%</text:p>
          </table:table-cell>
          <table:table-cell table:style-name="ce87" office:value-type="percentage" office:value="0" calcext:value-type="percentage">
            <text:p>0.00%</text:p>
          </table:table-cell>
          <table:table-cell table:style-name="ce87" office:value-type="percentage" office:value="0.0454545452479339" calcext:value-type="percentage">
            <text:p>4.55%</text:p>
          </table:table-cell>
          <table:table-cell table:style-name="ce87" office:value-type="percentage" office:value="0.000000000878576322804747" calcext:value-type="percentage">
            <text:p>0.00%</text:p>
          </table:table-cell>
          <table:table-cell table:style-name="ce87" office:value-type="percentage" office:value="0.249999808332428" calcext:value-type="percentage">
            <text:p>25.00%</text:p>
          </table:table-cell>
          <table:table-cell table:style-name="ce87" office:value-type="percentage" office:value="0.142857091430999" calcext:value-type="percentage">
            <text:p>14.29%</text:p>
          </table:table-cell>
          <table:table-cell table:style-name="ce87" office:value-type="percentage" office:value="0.04" calcext:value-type="percentage">
            <text:p>4.00%</text:p>
          </table:table-cell>
          <table:table-cell table:style-name="ce203" table:number-columns-repeated="4"/>
          <table:table-cell table:number-columns-repeated="1008"/>
        </table:table-row>
        <table:table-row table:style-name="ro3" table:number-rows-repeated="5">
          <table:table-cell table:number-columns-repeated="1020"/>
        </table:table-row>
        <table:table-row table:style-name="ro3">
          <table:table-cell table:number-columns-repeated="11"/>
          <table:table-cell table:style-name="ce210" table:formula="of:=[.C3]-[.C2]" office:value-type="float" office:value="0.0833333333333339" calcext:value-type="float">
            <text:p>0.0833</text:p>
          </table:table-cell>
          <table:table-cell table:number-columns-repeated="1008"/>
        </table:table-row>
        <table:table-row table:style-name="ro3">
          <table:table-cell table:number-columns-repeated="11"/>
          <table:table-cell table:style-name="ce211" table:formula="of:=[.L25]/100" office:value-type="float" office:value="0.000833333333333339" calcext:value-type="float">
            <text:p>0.00083</text:p>
          </table:table-cell>
          <table:table-cell table:number-columns-repeated="1008"/>
        </table:table-row>
        <table:table-row table:style-name="ro3" table:number-rows-repeated="1048549">
          <table:table-cell table:number-columns-repeated="1020"/>
        </table:table-row>
        <table:table-row table:style-name="ro3">
          <table:table-cell table:number-columns-repeated="1020"/>
        </table:table-row>
      </table:table>
      <table:table table:name="Metric table" table:style-name="ta1">
        <table:table-column table:style-name="co23" table:default-cell-style-name="Default"/>
        <table:table-column table:style-name="co8" table:default-cell-style-name="Default"/>
        <table:table-column table:style-name="co24" table:default-cell-style-name="Default"/>
        <table:table-row table:style-name="ro3">
          <table:table-cell office:value-type="string" calcext:value-type="string">
            <text:p>Metric name</text:p>
          </table:table-cell>
          <table:table-cell office:value-type="string" calcext:value-type="string">
            <text:p>Averaging</text:p>
          </table:table-cell>
          <table:table-cell office:value-type="string" calcext:value-type="string">
            <text:p>Reference</text:p>
          </table:table-cell>
        </table:table-row>
        <table:table-row table:style-name="ro3">
          <table:table-cell office:value-type="string" calcext:value-type="string">
            <text:p>Dice similarity coefficient (DSC)</text:p>
          </table:table-cell>
          <table:table-cell office:value-type="string" calcext:value-type="string">
            <text:p>macro</text:p>
          </table:table-cell>
          <table:table-cell office:value-type="string" calcext:value-type="string">
            <text:p>Described in \secref{subsubsec:dice_similarity_coefficient}</text:p>
          </table:table-cell>
        </table:table-row>
        <table:table-row table:style-name="ro3">
          <table:table-cell office:value-type="string" calcext:value-type="string">
            <text:p>Intersection over union (IoU)</text:p>
          </table:table-cell>
          <table:table-cell office:value-type="string" calcext:value-type="string">
            <text:p>macro</text:p>
          </table:table-cell>
          <table:table-cell office:value-type="string" calcext:value-type="string">
            <text:p>Described in \secref{subsubsec:jaccard_index}</text:p>
          </table:table-cell>
        </table:table-row>
        <table:table-row table:style-name="ro3">
          <table:table-cell office:value-type="string" calcext:value-type="string">
            <text:p>Intersection over union (IoU)</text:p>
          </table:table-cell>
          <table:table-cell office:value-type="string" calcext:value-type="string">
            <text:p>none</text:p>
          </table:table-cell>
          <table:table-cell office:value-type="string" calcext:value-type="string">
            <text:p>Separate calculation of each class</text:p>
          </table:table-cell>
        </table:table-row>
        <table:table-row table:style-name="ro3">
          <table:table-cell office:value-type="string" calcext:value-type="string">
            <text:p>Positive predictive value (PPV)</text:p>
          </table:table-cell>
          <table:table-cell office:value-type="string" calcext:value-type="string">
            <text:p>macro</text:p>
          </table:table-cell>
          <table:table-cell office:value-type="string" calcext:value-type="string">
            <text:p>Described in \secref{subsubsec:specificity_and_negative_predictive_value}</text:p>
          </table:table-cell>
        </table:table-row>
        <table:table-row table:style-name="ro3">
          <table:table-cell office:value-type="string" calcext:value-type="string">
            <text:p>True positive rate (TPR)</text:p>
          </table:table-cell>
          <table:table-cell office:value-type="string" calcext:value-type="string">
            <text:p>macro</text:p>
          </table:table-cell>
          <table:table-cell office:value-type="string" calcext:value-type="string">
            <text:p>Described in \secref{subsubsec:specificity_and_negative_predictive_value}</text:p>
          </table:table-cell>
        </table:table-row>
        <table:table-row table:style-name="ro3">
          <table:table-cell office:value-type="string" calcext:value-type="string">
            <text:p>Accuracy (Acc)</text:p>
          </table:table-cell>
          <table:table-cell office:value-type="string" calcext:value-type="string">
            <text:p>macro</text:p>
          </table:table-cell>
          <table:table-cell office:value-type="string" calcext:value-type="string">
            <text:p>Described in \secref{subsubsec:accuracy}</text:p>
          </table:table-cell>
        </table:table-row>
      </table:table>
      <table:table table:name="Limitation Overview" table:style-name="ta1">
        <table:table-column table:style-name="co25" table:default-cell-style-name="Default"/>
        <table:table-column table:style-name="co26" table:number-columns-repeated="12" table:default-cell-style-name="ce204"/>
        <table:table-row table:style-name="ro3">
          <table:table-cell/>
          <table:table-cell table:style-name="Default" office:value-type="string" calcext:value-type="string">
            <text:p>DB</text:p>
          </table:table-cell>
          <table:table-cell table:style-name="Default" table:number-columns-repeated="3"/>
          <table:table-cell table:style-name="Default" office:value-type="string" calcext:value-type="string">
            <text:p>RB</text:p>
          </table:table-cell>
          <table:table-cell table:style-name="Default" table:number-columns-repeated="3"/>
          <table:table-cell table:style-name="Default" office:value-type="string" calcext:value-type="string">
            <text:p>BB</text:p>
          </table:table-cell>
          <table:table-cell table:style-name="Default" table:number-columns-repeated="3"/>
        </table:table-row>
        <table:table-row table:style-name="ro3">
          <table:table-cell/>
          <table:table-cell table:style-name="Default" office:value-type="string" calcext:value-type="string">
            <text:p>CE</text:p>
          </table:table-cell>
          <table:table-cell table:style-name="Default"/>
          <table:table-cell table:style-name="Default" office:value-type="string" calcext:value-type="string">
            <text:p>FL</text:p>
          </table:table-cell>
          <table:table-cell table:style-name="Default"/>
          <table:table-cell table:style-name="Default" office:value-type="string" calcext:value-type="string">
            <text:p>DL</text:p>
          </table:table-cell>
          <table:table-cell table:style-name="Default"/>
          <table:table-cell table:style-name="Default" office:value-type="string" calcext:value-type="string">
            <text:p>TL</text:p>
          </table:table-cell>
          <table:table-cell table:style-name="Default"/>
          <table:table-cell table:style-name="Default" office:value-type="string" calcext:value-type="string">
            <text:p>BL</text:p>
          </table:table-cell>
          <table:table-cell table:style-name="Default"/>
          <table:table-cell table:style-name="Default" office:value-type="string" calcext:value-type="string">
            <text:p>HL</text:p>
          </table:table-cell>
          <table:table-cell table:style-name="Default"/>
        </table:table-row>
        <table:table-row table:style-name="ro3">
          <table:table-cell office:value-type="string" calcext:value-type="string">
            <text:p>Reference</text:p>
          </table:table-cell>
          <table:table-cell table:style-name="Default" table:number-columns-repeated="12"/>
        </table:table-row>
        <table:table-row table:style-name="ro3">
          <table:table-cell office:value-type="string" calcext:value-type="string">
            <text:p>Distance Insensitivity</text:p>
          </table:table-cell>
          <table:table-cell office:value-type="float" office:value="8.16" calcext:value-type="float">
            <text:p>8.16</text:p>
          </table:table-cell>
          <table:table-cell office:value-type="float" office:value="6.68" calcext:value-type="float">
            <text:p>6.68</text:p>
          </table:table-cell>
          <table:table-cell office:value-type="float" office:value="8.15" calcext:value-type="float">
            <text:p>8.15</text:p>
          </table:table-cell>
          <table:table-cell office:value-type="float" office:value="6.67" calcext:value-type="float">
            <text:p>6.67</text:p>
          </table:table-cell>
          <table:table-cell table:number-columns-repeated="2" office:value-type="float" office:value="1" calcext:value-type="float">
            <text:p>1.00</text:p>
          </table:table-cell>
          <table:table-cell table:number-columns-repeated="2" office:value-type="float" office:value="0.67" calcext:value-type="float">
            <text:p>0.67</text:p>
          </table:table-cell>
          <table:table-cell office:value-type="float" office:value="0.04" calcext:value-type="float">
            <text:p>0.04</text:p>
          </table:table-cell>
          <table:table-cell office:value-type="float" office:value="0.08" calcext:value-type="float">
            <text:p>0.08</text:p>
          </table:table-cell>
          <table:table-cell office:value-type="float" office:value="0.15" calcext:value-type="float">
            <text:p>0.15</text:p>
          </table:table-cell>
          <table:table-cell office:value-type="float" office:value="0.39" calcext:value-type="float">
            <text:p>0.39</text:p>
          </table:table-cell>
        </table:table-row>
        <table:table-row table:style-name="ro3">
          <table:table-cell office:value-type="string" calcext:value-type="string">
            <text:p>Boundary Insensitivity</text:p>
          </table:table-cell>
          <table:table-cell office:value-type="float" office:value="6.36" calcext:value-type="float">
            <text:p>6.36</text:p>
          </table:table-cell>
          <table:table-cell office:value-type="float" office:value="8.28" calcext:value-type="float">
            <text:p>8.28</text:p>
          </table:table-cell>
          <table:table-cell office:value-type="float" office:value="6.35" calcext:value-type="float">
            <text:p>6.35</text:p>
          </table:table-cell>
          <table:table-cell office:value-type="float" office:value="8.27" calcext:value-type="float">
            <text:p>8.27</text:p>
          </table:table-cell>
          <table:table-cell table:number-columns-repeated="2" office:value-type="float" office:value="0.4" calcext:value-type="float">
            <text:p>0.40</text:p>
          </table:table-cell>
          <table:table-cell table:number-columns-repeated="2" office:value-type="float" office:value="0.33" calcext:value-type="float">
            <text:p>0.33</text:p>
          </table:table-cell>
          <table:table-cell table:number-columns-repeated="2" office:value-type="float" office:value="0.04" calcext:value-type="float">
            <text:p>0.04</text:p>
          </table:table-cell>
          <table:table-cell office:value-type="float" office:value="0.15" calcext:value-type="float">
            <text:p>0.15</text:p>
          </table:table-cell>
          <table:table-cell office:value-type="float" office:value="0.18" calcext:value-type="float">
            <text:p>0.18</text:p>
          </table:table-cell>
        </table:table-row>
        <table:table-row table:style-name="ro3">
          <table:table-cell office:value-type="string" calcext:value-type="string">
            <text:p>Region-size insensitivity</text:p>
          </table:table-cell>
          <table:table-cell office:value-type="float" office:value="0.32" calcext:value-type="float">
            <text:p>0.32</text:p>
          </table:table-cell>
          <table:table-cell office:value-type="float" office:value="1.68" calcext:value-type="float">
            <text:p>1.68</text:p>
          </table:table-cell>
          <table:table-cell office:value-type="float" office:value="0.32" calcext:value-type="float">
            <text:p>0.32</text:p>
          </table:table-cell>
          <table:table-cell office:value-type="float" office:value="1.68" calcext:value-type="float">
            <text:p>1.68</text:p>
          </table:table-cell>
          <table:table-cell office:value-type="float" office:value="0.03" calcext:value-type="float">
            <text:p>0.03</text:p>
          </table:table-cell>
          <table:table-cell office:value-type="float" office:value="0.14" calcext:value-type="float">
            <text:p>0.14</text:p>
          </table:table-cell>
          <table:table-cell office:value-type="float" office:value="0.04" calcext:value-type="float">
            <text:p>0.04</text:p>
          </table:table-cell>
          <table:table-cell office:value-type="float" office:value="0.15" calcext:value-type="float">
            <text:p>0.15</text:p>
          </table:table-cell>
          <table:table-cell table:number-columns-repeated="2" office:value-type="float" office:value="0.01" calcext:value-type="float">
            <text:p>0.01</text:p>
          </table:table-cell>
          <table:table-cell table:number-columns-repeated="2" office:value-type="float" office:value="0.04" calcext:value-type="float">
            <text:p>0.04</text:p>
          </table:table-cell>
        </table:table-row>
        <table:table-row table:style-name="ro3">
          <table:table-cell office:value-type="string" calcext:value-type="string">
            <text:p>FP / FN weight insensitivity</text:p>
          </table:table-cell>
          <table:table-cell table:number-columns-repeated="4" office:value-type="float" office:value="1.68" calcext:value-type="float">
            <text:p>1.68</text:p>
          </table:table-cell>
          <table:table-cell table:number-columns-repeated="2" office:value-type="float" office:value="0.14" calcext:value-type="float">
            <text:p>0.14</text:p>
          </table:table-cell>
          <table:table-cell office:value-type="float" office:value="0.07" calcext:value-type="float">
            <text:p>0.07</text:p>
          </table:table-cell>
          <table:table-cell office:value-type="float" office:value="0.14" calcext:value-type="float">
            <text:p>0.14</text:p>
          </table:table-cell>
          <table:table-cell table:number-columns-repeated="2" office:value-type="float" office:value="0.01" calcext:value-type="float">
            <text:p>0.01</text:p>
          </table:table-cell>
          <table:table-cell table:number-columns-repeated="2" office:value-type="float" office:value="0.04" calcext:value-type="float">
            <text:p>0.04</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arlow Condensed" svg:font-family="'Barlow Condensed'" style:font-pitch="variable"/>
    <style:font-face style:name="Barlow Semi Condensed" svg:font-family="'Barlow Semi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21">
      <number:number number:decimal-places="0" loext:min-decimal-places="0" number:min-integer-digits="5"/>
    </number:number-style>
    <number:number-style style:name="N122">
      <number:number number:decimal-places="5" loext:min-decimal-places="5" number:min-integer-digits="1"/>
    </number:number-style>
    <number:number-style style:name="N123" number:title="User-defined">
      <number:number number:decimal-places="4" loext:min-decimal-places="4" number:min-integer-digits="1"/>
    </number:number-style>
    <number:number-style style:name="N124" number:title="User-defined">
      <number:number number:decimal-places="3" loext:min-decimal-places="3" number:min-integer-digits="1"/>
    </number:number-style>
    <number:number-style style:name="N125">
      <number:number number:decimal-places="6" loext:min-decimal-places="6" number:min-integer-digits="1"/>
    </number:number-style>
    <number:percentage-style style:name="N126">
      <number:number number:decimal-places="3" loext:min-decimal-places="3"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Untitled1" style:family="table-cell" style:parent-style-name="Default">
      <style:table-cell-properties fo:background-color="#729fcf"/>
    </style:style>
    <style:style style:name="Untitled2" style:family="table-cell" style:parent-style-name="Default">
      <style:table-cell-properties fo:background-color="#ffff00"/>
    </style:style>
    <style:style style:name="Untitled3" style:family="table-cell" style:parent-style-name="Default">
      <style:table-cell-properties fo:background-color="#81d41a"/>
    </style:style>
    <style:style style:name="Untitled4" style:family="table-cell" style:parent-style-name="Default">
      <style:table-cell-properties fo:background-color="#ff0000"/>
    </style:style>
    <style:style style:name="Untitled5" style:family="table-cell" style:parent-style-name="Default">
      <style:table-cell-properties fo:background-color="#729fcf"/>
    </style:style>
    <style:style style:name="Untitled6" style:family="table-cell" style:parent-style-name="Default">
      <style:table-cell-properties fo:background-color="#ff972f"/>
    </style:style>
    <style:style style:name="Untitled7" style:family="table-cell" style:parent-style-name="Default">
      <style:table-cell-properties fo:background-color="#729fcf"/>
    </style:style>
    <style:style style:name="Untitled8" style:family="table-cell" style:parent-style-name="Default">
      <style:table-cell-properties fo:background-color="#729fcf"/>
    </style:style>
    <style:style style:name="Untitled9" style:family="table-cell" style:parent-style-name="Default">
      <style:table-cell-properties fo:background-color="#ff0000"/>
    </style:style>
    <style:style style:name="Untitled10" style:family="table-cell" style:parent-style-name="Default">
      <style:table-cell-properties fo:background-color="#ff0000" style:diagonal-bl-tr="none" style:diagonal-tl-br="none"/>
    </style:style>
    <style:style style:name="Untitled11" style:family="table-cell" style:parent-style-name="Default">
      <style:table-cell-properties fo:background-color="#ff0000"/>
    </style:style>
    <style:style style:name="Untitled12" style:family="table-cell" style:parent-style-name="Default">
      <style:table-cell-properties fo:background-color="#81d41a"/>
    </style:style>
    <style:style style:name="Untitled13" style:family="table-cell" style:parent-style-name="Default">
      <style:table-cell-properties fo:background-color="#800080"/>
    </style:style>
    <style:style style:name="Untitled14" style:family="table-cell" style:parent-style-name="Default">
      <style:table-cell-properties fo:background-color="#99ddfd"/>
    </style:style>
    <style:style style:name="Untitled15" style:family="table-cell" style:parent-style-name="Default">
      <style:table-cell-properties fo:background-color="#99ddfd"/>
    </style:style>
    <style:style style:name="Untitled16" style:family="table-cell" style:parent-style-name="Default">
      <style:table-cell-properties fo:background-color="#00a9ce"/>
    </style:style>
    <style:style style:name="Untitled17" style:family="table-cell" style:parent-style-name="Default">
      <style:table-cell-properties fo:background-color="#9b7dd4"/>
    </style:style>
    <style:style style:name="Untitled18" style:family="table-cell" style:parent-style-name="Default">
      <style:table-cell-properties fo:background-color="#99ddfd"/>
    </style:style>
    <style:style style:name="Untitled19" style:family="table-cell" style:parent-style-name="Default">
      <style:table-cell-properties fo:background-color="#00a9ce"/>
    </style:style>
    <style:style style:name="Untitled20" style:family="table-cell" style:parent-style-name="Default">
      <style:table-cell-properties fo:background-color="#32c3de"/>
    </style:style>
    <style:style style:name="Untitled21" style:family="table-cell" style:parent-style-name="Default">
      <style:table-cell-properties fo:background-color="#6638b6"/>
    </style:style>
    <style:style style:name="Untitled22" style:family="table-cell" style:parent-style-name="Default">
      <style:table-cell-properties fo:background-color="#000000"/>
      <style:text-properties fo:color="#ffffff"/>
    </style:style>
    <style:style style:name="Untitled23" style:family="table-cell" style:parent-style-name="Default">
      <style:table-cell-properties fo:background-color="#9b7dd4"/>
    </style:style>
    <style:style style:name="Untitled24" style:family="table-cell" style:parent-style-name="Default">
      <style:table-cell-properties fo:background-color="#000000"/>
      <style:text-properties fo:color="#ffffff"/>
    </style:style>
    <style:style style:name="Untitled25" style:family="table-cell" style:parent-style-name="Default">
      <style:table-cell-properties fo:background-color="#32c3de"/>
    </style:style>
    <style:style style:name="Untitled26" style:family="table-cell" style:parent-style-name="Default">
      <style:table-cell-properties fo:background-color="#00a9ce"/>
    </style:style>
    <style:style style:name="Untitled27" style:family="table-cell" style:parent-style-name="Default">
      <style:table-cell-properties fo:background-color="#cccccc"/>
    </style:style>
    <style:style style:name="Untitled28" style:family="table-cell" style:parent-style-name="Default">
      <style:table-cell-properties fo:background-color="#729fcf"/>
      <style:text-properties fo:color="#000000"/>
    </style:style>
    <style:style style:name="Untitled29" style:family="table-cell" style:parent-style-name="Default">
      <style:table-cell-properties fo:background-color="#dddddd"/>
    </style:style>
    <style:style style:name="Untitled30" style:family="table-cell" style:parent-style-name="Default">
      <style:table-cell-properties fo:background-color="#dddddd"/>
      <style:text-properties fo:color="#000000"/>
    </style:style>
    <style:style style:name="Untitled31" style:family="table-cell" style:parent-style-name="Default">
      <style:table-cell-properties fo:background-color="#dddddd"/>
      <style:text-properties fo:color="#000000"/>
    </style:style>
    <style:style style:name="Untitled32" style:family="table-cell" style:parent-style-name="Default">
      <style:table-cell-properties fo:background-color="#99ddfd"/>
    </style:style>
    <style:style style:name="Untitled33" style:family="table-cell" style:parent-style-name="Default">
      <style:table-cell-properties fo:background-color="#99ddfd"/>
      <style:text-properties fo:color="#ffffff"/>
    </style:style>
    <style:style style:name="Untitled34" style:family="table-cell" style:parent-style-name="Default">
      <style:table-cell-properties fo:background-color="#dddddd"/>
      <style:text-properties fo:color="#000000"/>
    </style:style>
    <style:style style:name="Untitled35" style:family="table-cell" style:parent-style-name="Default">
      <style:table-cell-properties fo:background-color="#9b7dd4"/>
      <style:text-properties fo:color="#ffffff"/>
    </style:style>
    <style:style style:name="Untitled36" style:family="table-cell" style:parent-style-name="Default">
      <style:table-cell-properties fo:background-color="#dddddd"/>
      <style:text-properties fo:color="#000000"/>
    </style:style>
    <style:style style:name="Untitled37" style:family="table-cell" style:parent-style-name="Default">
      <style:table-cell-properties fo:background-color="#000000"/>
      <style:text-properties fo:color="#ffffff"/>
    </style:style>
    <style:style style:name="Untitled38" style:family="table-cell" style:parent-style-name="Default">
      <style:table-cell-properties fo:background-color="#00a9ce"/>
    </style:style>
    <style:style style:name="Untitled39" style:family="table-cell" style:parent-style-name="Default">
      <style:table-cell-properties fo:background-color="#dddddd"/>
      <style:text-properties fo:color="#000000"/>
    </style:style>
    <style:style style:name="Untitled40" style:family="table-cell" style:parent-style-name="Default">
      <style:table-cell-properties fo:background-color="#99ddfd"/>
      <style:text-properties fo:color="#ffffff"/>
    </style:style>
    <style:style style:name="Untitled41" style:family="table-cell" style:parent-style-name="Default">
      <style:table-cell-properties fo:background-color="#dddddd"/>
      <style:text-properties fo:color="#000000"/>
    </style:style>
    <style:style style:name="Untitled42" style:family="table-cell" style:parent-style-name="Default">
      <style:table-cell-properties fo:background-color="#9b7dd4"/>
      <style:text-properties fo:color="#ffffff"/>
    </style:style>
    <style:style style:name="Untitled43" style:family="table-cell" style:parent-style-name="Default">
      <style:table-cell-properties fo:background-color="#dddddd"/>
      <style:text-properties fo:color="#000000"/>
    </style:style>
    <style:style style:name="Untitled44" style:family="table-cell" style:parent-style-name="Default">
      <style:table-cell-properties fo:background-color="#000000"/>
      <style:text-properties fo:color="#ffffff"/>
    </style:style>
    <style:style style:name="Untitled45" style:family="table-cell" style:parent-style-name="Default">
      <style:table-cell-properties fo:background-color="#dddddd"/>
      <style:text-properties fo:color="#000000"/>
    </style:style>
    <style:style style:name="Untitled46" style:family="table-cell" style:parent-style-name="Default">
      <style:table-cell-properties fo:background-color="#00a9ce"/>
    </style:style>
    <style:style style:name="Untitled47" style:family="table-cell" style:parent-style-name="Default">
      <style:table-cell-properties fo:background-color="#dddddd"/>
      <style:text-properties fo:color="#000000"/>
    </style:style>
    <style:style style:name="Untitled48" style:family="table-cell" style:parent-style-name="Default">
      <style:table-cell-properties fo:background-color="#dddddd"/>
      <style:text-properties fo:color="#000000"/>
    </style:style>
    <style:style style:name="Untitled49" style:family="table-cell" style:parent-style-name="Default">
      <style:table-cell-properties fo:background-color="#99ddfd"/>
    </style:style>
    <style:style style:name="Untitled50" style:family="table-cell" style:parent-style-name="Default">
      <style:table-cell-properties fo:background-color="#dddddd"/>
      <style:text-properties fo:color="#000000"/>
    </style:style>
    <style:style style:name="Untitled51" style:family="table-cell" style:parent-style-name="Default">
      <style:table-cell-properties fo:background-color="#9b7dd4"/>
    </style:style>
    <style:style style:name="Untitled52" style:family="table-cell" style:parent-style-name="Default">
      <style:table-cell-properties fo:background-color="#dddddd"/>
      <style:text-properties fo:color="#000000"/>
    </style:style>
    <style:style style:name="Untitled53" style:family="table-cell" style:parent-style-name="Default">
      <style:table-cell-properties fo:background-color="#000000"/>
      <style:text-properties fo:color="#ffffff"/>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06">00/00/0000</text:date>, <text:time style:data-style-name="N2" text:time-value="16:21:54.1986534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4T16:22:25.408562188</meta:creation-date>
    <dc:date>2023-07-06T16:33:23.045542839</dc:date>
    <meta:editing-duration>P3DT22H24M21S</meta:editing-duration>
    <meta:editing-cycles>211</meta:editing-cycles>
    <meta:generator>LibreOffice/6.4.7.2$Linux_X86_64 LibreOffice_project/40$Build-2</meta:generator>
    <meta:document-statistic meta:table-count="8" meta:cell-count="2627" meta:object-count="2"/>
  </office:meta>
</office:document-meta>
</file>

<file path=Basic/Standard/SaveAsPythonFile.xml><?xml version="1.0" encoding="utf-8"?>
<!DOCTYPE module  PUBLIC '-//OpenOffice.org//DTD OfficeDocument 1.0//EN'  'module.dtd'>
<script:module xmlns:script="http://openoffice.org/2000/script" script:name="SaveAsPythonFile" script:language="StarBasic" script:moduleType="normal">Sub SaveAsPythonFile
    Dim oSheet As Object
    Dim oCell As Object
    Dim sCellContent As String
    Dim sFilePath As String
    Dim startRow As Long
    Dim startCol As Long
    Dim endRow As Long
    Dim endCol As Long
    Dim row As Long
    Dim col As Long

    ' Get the active sheet
    oSheet = ThisComponent.CurrentController.ActiveSheet
    
    ' Set the range of cells you want to copy (startRow, startCol, endRow, endCol)
    startRow = 26
    startCol = 2
    endRow = 34
    endCol = 2
    
    ' Define the path for the Python file (change this to your desired path and filename)
    sFilePath = "&lt;path to project folder&gt;/loss-merging-segmentation-framework/src/scripts/inputClass.py"

    ' Loop through the specified range of cells, and concatenate their contents
    sCellContent = ""
    For row = startRow To endRow
        For col = startCol To endCol
            oCell = oSheet.getCellByPosition(col, row)
            sCellContent = sCellContent &amp; oCell.getString() &amp; Chr(10)
        Next col
    Next row

    ' Save the cell contents as a Python file
    SaveStringAsFile sCellContent, sFilePath
End Sub

Sub SaveStringAsFile(sContent As String, sPath As String)
    Dim iFileNum As Integer
    iFileNum = FreeFile
    
    ' Open the file for writing and write the content
    Open sPath For Output As #iFileNum
    Print #iFileNum, sContent
    
    ' Close the file
    Close #iFile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aveAsPythonFi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